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4.1375in" style:rel-column-width="38295*"/>
    </style:style>
    <style:style style:name="Table77.B" style:family="table-column">
      <style:table-column-properties style:column-width="2.9431in" style:rel-column-width="27240*"/>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4.1403in" style:rel-column-width="38320*"/>
    </style:style>
    <style:style style:name="Table411.B" style:family="table-column">
      <style:table-column-properties style:column-width="2.9403in" style:rel-column-width="27215*"/>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true"/>
    </style:style>
    <style:style style:name="Table412.A" style:family="table-column">
      <style:table-column-properties style:column-width="7.0806in" style:rel-column-width="65535*"/>
    </style:style>
    <style:style style:name="Table412.1" style:family="table-row">
      <style:table-row-properties style:keep-together="false" fo:keep-together="always"/>
    </style:style>
    <style:style style:name="Table412.A1" style:family="table-cell">
      <style:table-cell-properties fo:background-color="transparent" fo:padding="0.0382in" fo:border="0.0007in solid #000000">
        <style:background-image/>
      </style:table-cell-properties>
    </style:style>
    <style:style style:name="Table413" style:family="table">
      <style:table-properties style:width="7.0806in" table:align="margins"/>
    </style:style>
    <style:style style:name="Table413.A" style:family="table-column">
      <style:table-column-properties style:column-width="4.1535in" style:rel-column-width="38443*"/>
    </style:style>
    <style:style style:name="Table413.B" style:family="table-column">
      <style:table-column-properties style:column-width="2.9271in" style:rel-column-width="27092*"/>
    </style:style>
    <style:style style:name="Table413.A1" style:family="table-cell">
      <style:table-cell-properties fo:padding="0.0382in" fo:border="0.0007in solid #000000"/>
    </style:style>
    <style:style style:name="Table413.2" style:family="table-row">
      <style:table-row-properties style:keep-together="false" fo:keep-together="always"/>
    </style:style>
    <style:style style:name="Table413.A2" style:family="table-cell">
      <style:table-cell-properties fo:padding="0.0382in" fo:border-left="0.0007in solid #000000" fo:border-right="none" fo:border-top="none" fo:border-bottom="0.0007in solid #000000"/>
    </style:style>
    <style:style style:name="Table413.B2" style:family="table-cell">
      <style:table-cell-properties fo:padding="0.0382in" fo:border-left="0.0007in solid #000000" fo:border-right="0.0007in solid #000000" fo:border-top="none" fo:border-bottom="0.0007in solid #000000"/>
    </style:style>
    <style:style style:name="Table414" style:family="table">
      <style:table-properties style:width="7.0806in" table:align="margins"/>
    </style:style>
    <style:style style:name="Table414.A" style:family="table-column">
      <style:table-column-properties style:column-width="4.1535in" style:rel-column-width="38443*"/>
    </style:style>
    <style:style style:name="Table414.B" style:family="table-column">
      <style:table-column-properties style:column-width="2.9271in" style:rel-column-width="27092*"/>
    </style:style>
    <style:style style:name="Table414.A1" style:family="table-cell">
      <style:table-cell-properties fo:padding="0.0382in" fo:border="0.0007in solid #000000"/>
    </style:style>
    <style:style style:name="Table414.2" style:family="table-row">
      <style:table-row-properties style:keep-together="false" fo:keep-together="always"/>
    </style:style>
    <style:style style:name="Table414.A2" style:family="table-cell">
      <style:table-cell-properties fo:padding="0.0382in" fo:border-left="0.0007in solid #000000" fo:border-right="none" fo:border-top="none" fo:border-bottom="0.0007in solid #000000"/>
    </style:style>
    <style:style style:name="Table414.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style>
    <style:style style:name="Table415.A" style:family="table-column">
      <style:table-column-properties style:column-width="7.0806in" style:rel-column-width="65535*"/>
    </style:style>
    <style:style style:name="Table415.A1" style:family="table-cell">
      <style:table-cell-properties fo:padding="0.0382in" fo:border="0.0007in solid #000000"/>
    </style:style>
    <style:style style:name="Table78" style:family="table">
      <style:table-properties style:width="7.0806in" table:align="margins" style:may-break-between-rows="false"/>
    </style:style>
    <style:style style:name="Table78.A" style:family="table-column">
      <style:table-column-properties style:column-width="4.1736in" style:rel-column-width="38629*"/>
    </style:style>
    <style:style style:name="Table78.B" style:family="table-column">
      <style:table-column-properties style:column-width="2.9069in" style:rel-column-width="26906*"/>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4.1521in" style:rel-column-width="38430*"/>
    </style:style>
    <style:style style:name="Table79.B" style:family="table-column">
      <style:table-column-properties style:column-width="2.9285in" style:rel-column-width="27105*"/>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4.1479in" style:rel-column-width="38391*"/>
    </style:style>
    <style:style style:name="Table416.B" style:family="table-column">
      <style:table-column-properties style:column-width="2.9326in" style:rel-column-width="27144*"/>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4.1014in" style:rel-column-width="37960*"/>
    </style:style>
    <style:style style:name="Table417.B" style:family="table-column">
      <style:table-column-properties style:column-width="2.9792in" style:rel-column-width="27575*"/>
    </style:style>
    <style:style style:name="Table417.1" style:family="table-row">
      <style:table-row-properties style:keep-together="false" fo:keep-together="always"/>
    </style:style>
    <style:style style:name="Table417.A1" style:family="table-cell">
      <style:table-cell-properties fo:background-color="transparent" fo:padding="0.0382in" fo:border="0.0007in solid #000000">
        <style:background-image/>
      </style:table-cell-properties>
    </style:style>
    <style:style style:name="Table417.A2" style:family="table-cell">
      <style:table-cell-properties fo:padding="0.0382in" fo:border-left="0.0007in solid #000000" fo:border-right="0.0007in solid #000000" fo:border-top="none" fo:border-bottom="0.0007in solid #000000"/>
    </style:style>
    <style:style style:name="Table417.A3" style:family="table-cell">
      <style:table-cell-properties fo:padding="0.0382in" fo:border-left="0.0007in solid #000000" fo:border-right="none" fo:border-top="none" fo:border-bottom="0.0007in solid #000000"/>
    </style:style>
    <style:style style:name="Table419" style:family="table">
      <style:table-properties style:width="7.0806in" table:align="margins" style:may-break-between-rows="false"/>
    </style:style>
    <style:style style:name="Table419.A" style:family="table-column">
      <style:table-column-properties style:column-width="4.0944in" style:rel-column-width="37896*"/>
    </style:style>
    <style:style style:name="Table419.B" style:family="table-column">
      <style:table-column-properties style:column-width="2.9861in" style:rel-column-width="27639*"/>
    </style:style>
    <style:style style:name="Table419.1" style:family="table-row">
      <style:table-row-properties style:keep-together="false" fo:keep-together="always"/>
    </style:style>
    <style:style style:name="Table419.A1" style:family="table-cell">
      <style:table-cell-properties fo:padding="0.0382in" fo:border="0.0007in solid #000000"/>
    </style:style>
    <style:style style:name="Table419.A2" style:family="table-cell">
      <style:table-cell-properties fo:padding="0.0382in" fo:border-left="0.0007in solid #000000" fo:border-right="none" fo:border-top="none" fo:border-bottom="0.0007in solid #000000"/>
    </style:style>
    <style:style style:name="Table419.B2" style:family="table-cell">
      <style:table-cell-properties fo:padding="0.0382in" fo:border-left="0.0007in solid #000000"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7.0806in" style:rel-column-width="65535*"/>
    </style:style>
    <style:style style:name="Table420.1" style:family="table-row">
      <style:table-row-properties style:keep-together="false" fo:keep-together="always"/>
    </style:style>
    <style:style style:name="Table420.A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3.2729in"/>
    </style:style>
    <style:style style:name="Table400.B" style:family="table-column">
      <style:table-column-properties style:column-width="3.8063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00.A2" style:family="table-cell">
      <style:table-cell-properties fo:padding="0.0382in" fo:border-left="0.0007in solid #000000" fo:border-right="none" fo:border-top="none" fo:border-bottom="0.0007in solid #000000"/>
    </style:style>
    <style:style style:name="Table400.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4632in" style:rel-column-width="32053*"/>
    </style:style>
    <style:style style:name="Table386.B" style:family="table-column">
      <style:table-column-properties style:column-width="3.6174in" style:rel-column-width="33482*"/>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4632in" style:rel-column-width="32053*"/>
    </style:style>
    <style:style style:name="Table387.B" style:family="table-column">
      <style:table-column-properties style:column-width="3.6174in" style:rel-column-width="33482*"/>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4632in" style:rel-column-width="32053*"/>
    </style:style>
    <style:style style:name="Table388.B" style:family="table-column">
      <style:table-column-properties style:column-width="3.6174in" style:rel-column-width="33482*"/>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1.7646in" style:rel-column-width="16332*"/>
    </style:style>
    <style:style style:name="Table389.B" style:family="table-column">
      <style:table-column-properties style:column-width="5.316in" style:rel-column-width="49203*"/>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1.7646in" style:rel-column-width="16332*"/>
    </style:style>
    <style:style style:name="Table390.B" style:family="table-column">
      <style:table-column-properties style:column-width="5.316in" style:rel-column-width="49203*"/>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1.766in" style:rel-column-width="16345*"/>
    </style:style>
    <style:style style:name="Table371.B" style:family="table-column">
      <style:table-column-properties style:column-width="5.3146in" style:rel-column-width="49190*"/>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1.766in" style:rel-column-width="16345*"/>
    </style:style>
    <style:style style:name="Table200.B" style:family="table-column">
      <style:table-column-properties style:column-width="5.3146in" style:rel-column-width="49190*"/>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1.766in" style:rel-column-width="16345*"/>
    </style:style>
    <style:style style:name="Table201.B" style:family="table-column">
      <style:table-column-properties style:column-width="5.3146in" style:rel-column-width="49190*"/>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1.766in" style:rel-column-width="16345*"/>
    </style:style>
    <style:style style:name="Table373.B" style:family="table-column">
      <style:table-column-properties style:column-width="5.3146in" style:rel-column-width="49190*"/>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1.766in" style:rel-column-width="16345*"/>
    </style:style>
    <style:style style:name="Table372.B" style:family="table-column">
      <style:table-column-properties style:column-width="5.3146in" style:rel-column-width="49190*"/>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1.766in" style:rel-column-width="16345*"/>
    </style:style>
    <style:style style:name="Table368.B" style:family="table-column">
      <style:table-column-properties style:column-width="5.3146in" style:rel-column-width="49190*"/>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1.766in" style:rel-column-width="16345*"/>
    </style:style>
    <style:style style:name="Table369.B" style:family="table-column">
      <style:table-column-properties style:column-width="5.3146in" style:rel-column-width="49190*"/>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1.766in" style:rel-column-width="16345*"/>
    </style:style>
    <style:style style:name="Table370.B" style:family="table-column">
      <style:table-column-properties style:column-width="5.3146in" style:rel-column-width="49190*"/>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1.766in" style:rel-column-width="16345*"/>
    </style:style>
    <style:style style:name="Table202.B" style:family="table-column">
      <style:table-column-properties style:column-width="5.3146in" style:rel-column-width="49190*"/>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1.766in" style:rel-column-width="16345*"/>
    </style:style>
    <style:style style:name="Table132.B" style:family="table-column">
      <style:table-column-properties style:column-width="5.3146in" style:rel-column-width="49190*"/>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1.766in" style:rel-column-width="16345*"/>
    </style:style>
    <style:style style:name="Table133.B" style:family="table-column">
      <style:table-column-properties style:column-width="5.3146in" style:rel-column-width="49190*"/>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1.766in" style:rel-column-width="16345*"/>
    </style:style>
    <style:style style:name="Table134.B" style:family="table-column">
      <style:table-column-properties style:column-width="5.3146in" style:rel-column-width="49190*"/>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1.766in" style:rel-column-width="16345*"/>
    </style:style>
    <style:style style:name="Table135.B" style:family="table-column">
      <style:table-column-properties style:column-width="5.3146in" style:rel-column-width="49190*"/>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1.766in" style:rel-column-width="16345*"/>
    </style:style>
    <style:style style:name="Table136.B" style:family="table-column">
      <style:table-column-properties style:column-width="5.3146in" style:rel-column-width="49190*"/>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1.766in" style:rel-column-width="16345*"/>
    </style:style>
    <style:style style:name="Table137.B" style:family="table-column">
      <style:table-column-properties style:column-width="5.3146in" style:rel-column-width="49190*"/>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1.766in" style:rel-column-width="16345*"/>
    </style:style>
    <style:style style:name="Table138.B" style:family="table-column">
      <style:table-column-properties style:column-width="5.3146in" style:rel-column-width="49190*"/>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1.766in" style:rel-column-width="16345*"/>
    </style:style>
    <style:style style:name="Table139.B" style:family="table-column">
      <style:table-column-properties style:column-width="5.3146in" style:rel-column-width="49190*"/>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1.766in" style:rel-column-width="16345*"/>
    </style:style>
    <style:style style:name="Table140.B" style:family="table-column">
      <style:table-column-properties style:column-width="5.3146in" style:rel-column-width="49190*"/>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1.766in" style:rel-column-width="16345*"/>
    </style:style>
    <style:style style:name="Table141.B" style:family="table-column">
      <style:table-column-properties style:column-width="5.3146in" style:rel-column-width="49190*"/>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1.766in" style:rel-column-width="16345*"/>
    </style:style>
    <style:style style:name="Table142.B" style:family="table-column">
      <style:table-column-properties style:column-width="5.3146in" style:rel-column-width="49190*"/>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1.766in" style:rel-column-width="16345*"/>
    </style:style>
    <style:style style:name="Table143.B" style:family="table-column">
      <style:table-column-properties style:column-width="5.3146in" style:rel-column-width="49190*"/>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1.766in" style:rel-column-width="16345*"/>
    </style:style>
    <style:style style:name="Table144.B" style:family="table-column">
      <style:table-column-properties style:column-width="5.3146in" style:rel-column-width="49190*"/>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1.766in" style:rel-column-width="16345*"/>
    </style:style>
    <style:style style:name="Table145.B" style:family="table-column">
      <style:table-column-properties style:column-width="5.3146in" style:rel-column-width="49190*"/>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1.766in" style:rel-column-width="16345*"/>
    </style:style>
    <style:style style:name="Table146.B" style:family="table-column">
      <style:table-column-properties style:column-width="5.3146in" style:rel-column-width="49190*"/>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1.766in" style:rel-column-width="16345*"/>
    </style:style>
    <style:style style:name="Table147.B" style:family="table-column">
      <style:table-column-properties style:column-width="5.3146in" style:rel-column-width="49190*"/>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1.766in" style:rel-column-width="16345*"/>
    </style:style>
    <style:style style:name="Table148.B" style:family="table-column">
      <style:table-column-properties style:column-width="5.3146in" style:rel-column-width="49190*"/>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1.766in" style:rel-column-width="16345*"/>
    </style:style>
    <style:style style:name="Table149.B" style:family="table-column">
      <style:table-column-properties style:column-width="5.3146in" style:rel-column-width="49190*"/>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1.766in" style:rel-column-width="16345*"/>
    </style:style>
    <style:style style:name="Table150.B" style:family="table-column">
      <style:table-column-properties style:column-width="5.3146in" style:rel-column-width="49190*"/>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1.766in" style:rel-column-width="16345*"/>
    </style:style>
    <style:style style:name="Table151.B" style:family="table-column">
      <style:table-column-properties style:column-width="5.3146in" style:rel-column-width="49190*"/>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1.766in" style:rel-column-width="16345*"/>
    </style:style>
    <style:style style:name="Table152.B" style:family="table-column">
      <style:table-column-properties style:column-width="5.3146in" style:rel-column-width="49190*"/>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1.766in" style:rel-column-width="16345*"/>
    </style:style>
    <style:style style:name="Table153.B" style:family="table-column">
      <style:table-column-properties style:column-width="5.3146in" style:rel-column-width="49190*"/>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1.766in" style:rel-column-width="16345*"/>
    </style:style>
    <style:style style:name="Table154.B" style:family="table-column">
      <style:table-column-properties style:column-width="5.3146in" style:rel-column-width="49190*"/>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1.766in" style:rel-column-width="16345*"/>
    </style:style>
    <style:style style:name="Table155.B" style:family="table-column">
      <style:table-column-properties style:column-width="5.3146in" style:rel-column-width="49190*"/>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2.1764in"/>
    </style:style>
    <style:style style:name="Table156.B" style:family="table-column">
      <style:table-column-properties style:column-width="4.9014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1.766in" style:rel-column-width="16345*"/>
    </style:style>
    <style:style style:name="Table157.B" style:family="table-column">
      <style:table-column-properties style:column-width="5.3146in" style:rel-column-width="49190*"/>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1.766in" style:rel-column-width="16345*"/>
    </style:style>
    <style:style style:name="Table158.B" style:family="table-column">
      <style:table-column-properties style:column-width="5.3146in" style:rel-column-width="49190*"/>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1.766in" style:rel-column-width="16345*"/>
    </style:style>
    <style:style style:name="Table159.B" style:family="table-column">
      <style:table-column-properties style:column-width="5.3146in" style:rel-column-width="49190*"/>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1.766in" style:rel-column-width="16345*"/>
    </style:style>
    <style:style style:name="Table160.B" style:family="table-column">
      <style:table-column-properties style:column-width="5.3146in" style:rel-column-width="49190*"/>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1.766in" style:rel-column-width="16345*"/>
    </style:style>
    <style:style style:name="Table161.B" style:family="table-column">
      <style:table-column-properties style:column-width="5.3146in" style:rel-column-width="49190*"/>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1.766in" style:rel-column-width="16345*"/>
    </style:style>
    <style:style style:name="Table162.B" style:family="table-column">
      <style:table-column-properties style:column-width="5.3146in" style:rel-column-width="49190*"/>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1.766in" style:rel-column-width="16345*"/>
    </style:style>
    <style:style style:name="Table163.B" style:family="table-column">
      <style:table-column-properties style:column-width="5.3146in" style:rel-column-width="49190*"/>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1.766in" style:rel-column-width="16345*"/>
    </style:style>
    <style:style style:name="Table164.B" style:family="table-column">
      <style:table-column-properties style:column-width="5.3146in" style:rel-column-width="49190*"/>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1.766in" style:rel-column-width="16345*"/>
    </style:style>
    <style:style style:name="Table165.B" style:family="table-column">
      <style:table-column-properties style:column-width="5.3146in" style:rel-column-width="49190*"/>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2.1972in"/>
    </style:style>
    <style:style style:name="Table166.B" style:family="table-column">
      <style:table-column-properties style:column-width="4.8806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1.766in" style:rel-column-width="16345*"/>
    </style:style>
    <style:style style:name="Table167.B" style:family="table-column">
      <style:table-column-properties style:column-width="5.3146in" style:rel-column-width="49190*"/>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1.766in" style:rel-column-width="16345*"/>
    </style:style>
    <style:style style:name="Table168.B" style:family="table-column">
      <style:table-column-properties style:column-width="5.3146in" style:rel-column-width="49190*"/>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1.766in" style:rel-column-width="16345*"/>
    </style:style>
    <style:style style:name="Table169.B" style:family="table-column">
      <style:table-column-properties style:column-width="5.3146in" style:rel-column-width="49190*"/>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1.766in" style:rel-column-width="16345*"/>
    </style:style>
    <style:style style:name="Table170.B" style:family="table-column">
      <style:table-column-properties style:column-width="5.3146in" style:rel-column-width="49190*"/>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1.766in" style:rel-column-width="16345*"/>
    </style:style>
    <style:style style:name="Table171.B" style:family="table-column">
      <style:table-column-properties style:column-width="5.3146in" style:rel-column-width="49190*"/>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1.766in" style:rel-column-width="16345*"/>
    </style:style>
    <style:style style:name="Table172.B" style:family="table-column">
      <style:table-column-properties style:column-width="5.3146in" style:rel-column-width="49190*"/>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1.766in" style:rel-column-width="16345*"/>
    </style:style>
    <style:style style:name="Table173.B" style:family="table-column">
      <style:table-column-properties style:column-width="5.3146in" style:rel-column-width="49190*"/>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1.766in" style:rel-column-width="16345*"/>
    </style:style>
    <style:style style:name="Table174.B" style:family="table-column">
      <style:table-column-properties style:column-width="5.3146in" style:rel-column-width="49190*"/>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4.A2" style:family="table-cell">
      <style:table-cell-properties fo:padding="0.0382in" fo:border-left="0.0007in solid #000000" fo:border-right="none" fo:border-top="none" fo:border-bottom="0.0007in solid #000000"/>
    </style:style>
    <style:style style:name="Table174.B2" style:family="table-cell">
      <style:table-cell-properties fo:padding="0.0382in" fo:border-left="0.0007in solid #000000" fo:border-right="0.0007in solid #000000" fo:border-top="none" fo:border-bottom="0.0007in solid #000000"/>
    </style:style>
    <style:style style:name="Table175" style:family="table">
      <style:table-properties style:width="7.0806in" table:align="margins" style:may-break-between-rows="false"/>
    </style:style>
    <style:style style:name="Table175.A" style:family="table-column">
      <style:table-column-properties style:column-width="1.766in" style:rel-column-width="16345*"/>
    </style:style>
    <style:style style:name="Table175.B" style:family="table-column">
      <style:table-column-properties style:column-width="5.3146in" style:rel-column-width="49190*"/>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1.766in" style:rel-column-width="16345*"/>
    </style:style>
    <style:style style:name="Table176.B" style:family="table-column">
      <style:table-column-properties style:column-width="5.3146in" style:rel-column-width="49190*"/>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1.766in" style:rel-column-width="16345*"/>
    </style:style>
    <style:style style:name="Table177.B" style:family="table-column">
      <style:table-column-properties style:column-width="5.3146in" style:rel-column-width="49190*"/>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1.766in" style:rel-column-width="16345*"/>
    </style:style>
    <style:style style:name="Table178.B" style:family="table-column">
      <style:table-column-properties style:column-width="5.3146in" style:rel-column-width="49190*"/>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1.766in" style:rel-column-width="16345*"/>
    </style:style>
    <style:style style:name="Table179.B" style:family="table-column">
      <style:table-column-properties style:column-width="5.3146in" style:rel-column-width="49190*"/>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1.766in" style:rel-column-width="16345*"/>
    </style:style>
    <style:style style:name="Table180.B" style:family="table-column">
      <style:table-column-properties style:column-width="5.3146in" style:rel-column-width="49190*"/>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1.766in" style:rel-column-width="16345*"/>
    </style:style>
    <style:style style:name="Table181.B" style:family="table-column">
      <style:table-column-properties style:column-width="5.3146in" style:rel-column-width="49190*"/>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1.766in" style:rel-column-width="16345*"/>
    </style:style>
    <style:style style:name="Table182.B" style:family="table-column">
      <style:table-column-properties style:column-width="5.3146in" style:rel-column-width="49190*"/>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1.766in" style:rel-column-width="16345*"/>
    </style:style>
    <style:style style:name="Table183.B" style:family="table-column">
      <style:table-column-properties style:column-width="5.3146in" style:rel-column-width="49190*"/>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1.766in" style:rel-column-width="16345*"/>
    </style:style>
    <style:style style:name="Table184.B" style:family="table-column">
      <style:table-column-properties style:column-width="5.3146in" style:rel-column-width="49190*"/>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1.766in" style:rel-column-width="16345*"/>
    </style:style>
    <style:style style:name="Table185.B" style:family="table-column">
      <style:table-column-properties style:column-width="5.3146in" style:rel-column-width="49190*"/>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1.766in" style:rel-column-width="16345*"/>
    </style:style>
    <style:style style:name="Table186.B" style:family="table-column">
      <style:table-column-properties style:column-width="5.3146in" style:rel-column-width="49190*"/>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1.766in" style:rel-column-width="16345*"/>
    </style:style>
    <style:style style:name="Table187.B" style:family="table-column">
      <style:table-column-properties style:column-width="5.3146in" style:rel-column-width="49190*"/>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1.766in" style:rel-column-width="16345*"/>
    </style:style>
    <style:style style:name="Table188.B" style:family="table-column">
      <style:table-column-properties style:column-width="5.3146in" style:rel-column-width="49190*"/>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1.766in" style:rel-column-width="16345*"/>
    </style:style>
    <style:style style:name="Table189.B" style:family="table-column">
      <style:table-column-properties style:column-width="5.3146in" style:rel-column-width="49190*"/>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1.766in" style:rel-column-width="16345*"/>
    </style:style>
    <style:style style:name="Table190.B" style:family="table-column">
      <style:table-column-properties style:column-width="5.3146in" style:rel-column-width="49190*"/>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1.766in" style:rel-column-width="16345*"/>
    </style:style>
    <style:style style:name="Table191.B" style:family="table-column">
      <style:table-column-properties style:column-width="5.3146in" style:rel-column-width="49190*"/>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1.766in" style:rel-column-width="16345*"/>
    </style:style>
    <style:style style:name="Table192.B" style:family="table-column">
      <style:table-column-properties style:column-width="5.3146in" style:rel-column-width="49190*"/>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1.766in" style:rel-column-width="16345*"/>
    </style:style>
    <style:style style:name="Table193.B" style:family="table-column">
      <style:table-column-properties style:column-width="5.3146in" style:rel-column-width="49190*"/>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1.766in" style:rel-column-width="16345*"/>
    </style:style>
    <style:style style:name="Table194.B" style:family="table-column">
      <style:table-column-properties style:column-width="5.3146in" style:rel-column-width="49190*"/>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1.766in" style:rel-column-width="16345*"/>
    </style:style>
    <style:style style:name="Table195.B" style:family="table-column">
      <style:table-column-properties style:column-width="5.3146in" style:rel-column-width="49190*"/>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1.766in" style:rel-column-width="16345*"/>
    </style:style>
    <style:style style:name="Table196.B" style:family="table-column">
      <style:table-column-properties style:column-width="5.3146in" style:rel-column-width="49190*"/>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1.766in" style:rel-column-width="16345*"/>
    </style:style>
    <style:style style:name="Table197.B" style:family="table-column">
      <style:table-column-properties style:column-width="5.3146in" style:rel-column-width="49190*"/>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1.766in" style:rel-column-width="16345*"/>
    </style:style>
    <style:style style:name="Table198.B" style:family="table-column">
      <style:table-column-properties style:column-width="5.3146in" style:rel-column-width="49190*"/>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1.766in" style:rel-column-width="16345*"/>
    </style:style>
    <style:style style:name="Table199.B" style:family="table-column">
      <style:table-column-properties style:column-width="5.3146in" style:rel-column-width="49190*"/>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792in" table:align="left" style:may-break-between-rows="false"/>
    </style:style>
    <style:style style:name="Table385.A" style:family="table-column">
      <style:table-column-properties style:column-width="3.7035in"/>
    </style:style>
    <style:style style:name="Table385.B" style:family="table-column">
      <style:table-column-properties style:column-width="3.3757in"/>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4632in" style:rel-column-width="32053*"/>
    </style:style>
    <style:style style:name="Table291.B" style:family="table-column">
      <style:table-column-properties style:column-width="3.6174in" style:rel-column-width="33482*"/>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4632in" style:rel-column-width="32053*"/>
    </style:style>
    <style:style style:name="Table380.B" style:family="table-column">
      <style:table-column-properties style:column-width="3.6174in" style:rel-column-width="33482*"/>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1.7646in" style:rel-column-width="16332*"/>
    </style:style>
    <style:style style:name="Table381.B" style:family="table-column">
      <style:table-column-properties style:column-width="5.316in" style:rel-column-width="49203*"/>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1.7646in" style:rel-column-width="16332*"/>
    </style:style>
    <style:style style:name="Table382.B" style:family="table-column">
      <style:table-column-properties style:column-width="5.316in" style:rel-column-width="49203*"/>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2.7042in"/>
    </style:style>
    <style:style style:name="Table14.B" style:family="table-column">
      <style:table-column-properties style:column-width="4.3736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3319in"/>
    </style:style>
    <style:style style:name="Table203.B" style:family="table-column">
      <style:table-column-properties style:column-width="3.7458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2.8396in"/>
    </style:style>
    <style:style style:name="Table15.B" style:family="table-column">
      <style:table-column-properties style:column-width="4.2382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2.8465in"/>
    </style:style>
    <style:style style:name="Table16.B" style:family="table-column">
      <style:table-column-properties style:column-width="4.2313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may-break-between-rows="false"/>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may-break-between-rows="false"/>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may-break-between-rows="false"/>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2.1549in"/>
    </style:style>
    <style:style style:name="Table10.B" style:family="table-column">
      <style:table-column-properties style:column-width="4.9229in"/>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04" style:family="table">
      <style:table-properties style:width="7.0778in" table:align="left" style:may-break-between-rows="false"/>
    </style:style>
    <style:style style:name="Table204.A" style:family="table-column">
      <style:table-column-properties style:column-width="3.125in"/>
    </style:style>
    <style:style style:name="Table204.B" style:family="table-column">
      <style:table-column-properties style:column-width="3.9528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9743in"/>
    </style:style>
    <style:style style:name="Table218.B" style:family="table-column">
      <style:table-column-properties style:column-width="3.1035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9in" table:align="left" style:may-break-between-rows="false"/>
    </style:style>
    <style:style style:name="Table205.A" style:family="table-column">
      <style:table-column-properties style:column-width="3.125in"/>
    </style:style>
    <style:style style:name="Table205.B" style:family="table-column">
      <style:table-column-properties style:column-width="3.9479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8632in" style:rel-column-width="35756*"/>
    </style:style>
    <style:style style:name="Table219.B" style:family="table-column">
      <style:table-column-properties style:column-width="3.2174in" style:rel-column-width="29779*"/>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1.7569in" style:rel-column-width="16261*"/>
    </style:style>
    <style:style style:name="Table206.B" style:family="table-column">
      <style:table-column-properties style:column-width="5.3236in" style:rel-column-width="49274*"/>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1.766in" style:rel-column-width="16345*"/>
    </style:style>
    <style:style style:name="Table207.B" style:family="table-column">
      <style:table-column-properties style:column-width="5.3146in" style:rel-column-width="49190*"/>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1.766in" style:rel-column-width="16345*"/>
    </style:style>
    <style:style style:name="Table208.B" style:family="table-column">
      <style:table-column-properties style:column-width="5.3146in" style:rel-column-width="49190*"/>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1.766in" style:rel-column-width="16345*"/>
    </style:style>
    <style:style style:name="Table209.B" style:family="table-column">
      <style:table-column-properties style:column-width="5.3146in" style:rel-column-width="49190*"/>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1.766in" style:rel-column-width="16345*"/>
    </style:style>
    <style:style style:name="Table210.B" style:family="table-column">
      <style:table-column-properties style:column-width="5.3146in" style:rel-column-width="49190*"/>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1.766in" style:rel-column-width="16345*"/>
    </style:style>
    <style:style style:name="Table211.B" style:family="table-column">
      <style:table-column-properties style:column-width="5.3146in" style:rel-column-width="49190*"/>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1.766in" style:rel-column-width="16345*"/>
    </style:style>
    <style:style style:name="Table212.B" style:family="table-column">
      <style:table-column-properties style:column-width="5.3146in" style:rel-column-width="49190*"/>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1.766in" style:rel-column-width="16345*"/>
    </style:style>
    <style:style style:name="Table213.B" style:family="table-column">
      <style:table-column-properties style:column-width="5.3146in" style:rel-column-width="49190*"/>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1.766in" style:rel-column-width="16345*"/>
    </style:style>
    <style:style style:name="Table214.B" style:family="table-column">
      <style:table-column-properties style:column-width="5.3146in" style:rel-column-width="49190*"/>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1.766in" style:rel-column-width="16345*"/>
    </style:style>
    <style:style style:name="Table215.B" style:family="table-column">
      <style:table-column-properties style:column-width="5.3146in" style:rel-column-width="49190*"/>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1.766in" style:rel-column-width="16345*"/>
    </style:style>
    <style:style style:name="Table216.B" style:family="table-column">
      <style:table-column-properties style:column-width="5.3146in" style:rel-column-width="49190*"/>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1.766in" style:rel-column-width="16345*"/>
    </style:style>
    <style:style style:name="Table217.B" style:family="table-column">
      <style:table-column-properties style:column-width="5.3146in" style:rel-column-width="49190*"/>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2007in" style:rel-column-width="29624*"/>
    </style:style>
    <style:style style:name="Table220.B" style:family="table-column">
      <style:table-column-properties style:column-width="3.8799in" style:rel-column-width="35911*"/>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1979in" style:rel-column-width="29598*"/>
    </style:style>
    <style:style style:name="Table221.B" style:family="table-column">
      <style:table-column-properties style:column-width="3.8826in" style:rel-column-width="35937*"/>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1.766in" style:rel-column-width="16345*"/>
    </style:style>
    <style:style style:name="Table222.B" style:family="table-column">
      <style:table-column-properties style:column-width="5.3146in" style:rel-column-width="49190*"/>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1.766in" style:rel-column-width="16345*"/>
    </style:style>
    <style:style style:name="Table223.B" style:family="table-column">
      <style:table-column-properties style:column-width="5.3146in" style:rel-column-width="49190*"/>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1.766in" style:rel-column-width="16345*"/>
    </style:style>
    <style:style style:name="Table224.B" style:family="table-column">
      <style:table-column-properties style:column-width="5.3146in" style:rel-column-width="49190*"/>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1.766in" style:rel-column-width="16345*"/>
    </style:style>
    <style:style style:name="Table225.B" style:family="table-column">
      <style:table-column-properties style:column-width="5.3146in" style:rel-column-width="49190*"/>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1.766in" style:rel-column-width="16345*"/>
    </style:style>
    <style:style style:name="Table226.B" style:family="table-column">
      <style:table-column-properties style:column-width="5.3146in" style:rel-column-width="49190*"/>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1.766in" style:rel-column-width="16345*"/>
    </style:style>
    <style:style style:name="Table227.B" style:family="table-column">
      <style:table-column-properties style:column-width="5.3146in" style:rel-column-width="49190*"/>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1.766in" style:rel-column-width="16345*"/>
    </style:style>
    <style:style style:name="Table229.B" style:family="table-column">
      <style:table-column-properties style:column-width="5.3146in" style:rel-column-width="49190*"/>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1.766in" style:rel-column-width="16345*"/>
    </style:style>
    <style:style style:name="Table228.B" style:family="table-column">
      <style:table-column-properties style:column-width="5.3146in" style:rel-column-width="49190*"/>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1.766in" style:rel-column-width="16345*"/>
    </style:style>
    <style:style style:name="Table230.B" style:family="table-column">
      <style:table-column-properties style:column-width="5.3146in" style:rel-column-width="49190*"/>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1.766in" style:rel-column-width="16345*"/>
    </style:style>
    <style:style style:name="Table231.B" style:family="table-column">
      <style:table-column-properties style:column-width="5.3146in" style:rel-column-width="49190*"/>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1.766in" style:rel-column-width="16345*"/>
    </style:style>
    <style:style style:name="Table232.B" style:family="table-column">
      <style:table-column-properties style:column-width="5.3146in" style:rel-column-width="49190*"/>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1.766in" style:rel-column-width="16345*"/>
    </style:style>
    <style:style style:name="Table233.B" style:family="table-column">
      <style:table-column-properties style:column-width="5.3146in" style:rel-column-width="49190*"/>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1.766in" style:rel-column-width="16345*"/>
    </style:style>
    <style:style style:name="Table235.B" style:family="table-column">
      <style:table-column-properties style:column-width="5.3146in" style:rel-column-width="49190*"/>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1.766in" style:rel-column-width="16345*"/>
    </style:style>
    <style:style style:name="Table236.B" style:family="table-column">
      <style:table-column-properties style:column-width="5.3146in" style:rel-column-width="49190*"/>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2.8819in" style:rel-column-width="26674*"/>
    </style:style>
    <style:style style:name="Table237.B" style:family="table-column">
      <style:table-column-properties style:column-width="4.1986in" style:rel-column-width="38861*"/>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2.9306in" style:rel-column-width="27124*"/>
    </style:style>
    <style:style style:name="Table238.B" style:family="table-column">
      <style:table-column-properties style:column-width="4.15in" style:rel-column-width="38411*"/>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2.9375in" style:rel-column-width="27188*"/>
    </style:style>
    <style:style style:name="Table239.B" style:family="table-column">
      <style:table-column-properties style:column-width="4.1431in" style:rel-column-width="38347*"/>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2.7917in" style:rel-column-width="25838*"/>
    </style:style>
    <style:style style:name="Table240.B" style:family="table-column">
      <style:table-column-properties style:column-width="4.2889in" style:rel-column-width="39697*"/>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2.7917in" style:rel-column-width="25838*"/>
    </style:style>
    <style:style style:name="Table241.B" style:family="table-column">
      <style:table-column-properties style:column-width="4.2889in" style:rel-column-width="39697*"/>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2.7917in" style:rel-column-width="25838*"/>
    </style:style>
    <style:style style:name="Table242.B" style:family="table-column">
      <style:table-column-properties style:column-width="4.2889in" style:rel-column-width="39697*"/>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2.7917in" style:rel-column-width="25838*"/>
    </style:style>
    <style:style style:name="Table243.B" style:family="table-column">
      <style:table-column-properties style:column-width="4.2889in" style:rel-column-width="39697*"/>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1.7653in" style:rel-column-width="16338*"/>
    </style:style>
    <style:style style:name="Table244.B" style:family="table-column">
      <style:table-column-properties style:column-width="5.3153in" style:rel-column-width="49197*"/>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1.7708in" style:rel-column-width="16390*"/>
    </style:style>
    <style:style style:name="Table245.B" style:family="table-column">
      <style:table-column-properties style:column-width="5.3097in" style:rel-column-width="49145*"/>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1.766in" style:rel-column-width="16345*"/>
    </style:style>
    <style:style style:name="Table246.B" style:family="table-column">
      <style:table-column-properties style:column-width="5.3146in" style:rel-column-width="49190*"/>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2.4722in" style:rel-column-width="22881*"/>
    </style:style>
    <style:style style:name="Table280.B" style:family="table-column">
      <style:table-column-properties style:column-width="4.6083in" style:rel-column-width="42654*"/>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247" style:family="table">
      <style:table-properties style:width="7.0806in" table:align="margins" style:may-break-between-rows="false"/>
    </style:style>
    <style:style style:name="Table247.A" style:family="table-column">
      <style:table-column-properties style:column-width="1.766in" style:rel-column-width="16345*"/>
    </style:style>
    <style:style style:name="Table247.B" style:family="table-column">
      <style:table-column-properties style:column-width="5.3146in" style:rel-column-width="49190*"/>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1.766in" style:rel-column-width="16345*"/>
    </style:style>
    <style:style style:name="Table248.B" style:family="table-column">
      <style:table-column-properties style:column-width="5.3146in" style:rel-column-width="49190*"/>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1.7708in" style:rel-column-width="16390*"/>
    </style:style>
    <style:style style:name="Table249.B" style:family="table-column">
      <style:table-column-properties style:column-width="5.3097in" style:rel-column-width="49145*"/>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1.766in" style:rel-column-width="16345*"/>
    </style:style>
    <style:style style:name="Table250.B" style:family="table-column">
      <style:table-column-properties style:column-width="5.3146in" style:rel-column-width="49190*"/>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1.766in" style:rel-column-width="16345*"/>
    </style:style>
    <style:style style:name="Table251.B" style:family="table-column">
      <style:table-column-properties style:column-width="5.3146in" style:rel-column-width="49190*"/>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2.7222in" style:rel-column-width="25195*"/>
    </style:style>
    <style:style style:name="Table252.B" style:family="table-column">
      <style:table-column-properties style:column-width="4.3583in" style:rel-column-width="40340*"/>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2.7153in" style:rel-column-width="25131*"/>
    </style:style>
    <style:style style:name="Table253.B" style:family="table-column">
      <style:table-column-properties style:column-width="4.3653in" style:rel-column-width="40404*"/>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2.7014in" style:rel-column-width="25003*"/>
    </style:style>
    <style:style style:name="Table254.B" style:family="table-column">
      <style:table-column-properties style:column-width="4.3792in" style:rel-column-width="40532*"/>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1.766in" style:rel-column-width="16345*"/>
    </style:style>
    <style:style style:name="Table255.B" style:family="table-column">
      <style:table-column-properties style:column-width="5.3146in" style:rel-column-width="49190*"/>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2.7292in" style:rel-column-width="25260*"/>
    </style:style>
    <style:style style:name="Table256.B" style:family="table-column">
      <style:table-column-properties style:column-width="4.3514in" style:rel-column-width="40275*"/>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1.766in" style:rel-column-width="16345*"/>
    </style:style>
    <style:style style:name="Table257.B" style:family="table-column">
      <style:table-column-properties style:column-width="5.3146in" style:rel-column-width="49190*"/>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2.4097in" style:rel-column-width="22303*"/>
    </style:style>
    <style:style style:name="Table258.B" style:family="table-column">
      <style:table-column-properties style:column-width="4.6708in" style:rel-column-width="43232*"/>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2.3889in" style:rel-column-width="22110*"/>
    </style:style>
    <style:style style:name="Table259.B" style:family="table-column">
      <style:table-column-properties style:column-width="4.6917in" style:rel-column-width="43425*"/>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2.3889in" style:rel-column-width="22110*"/>
    </style:style>
    <style:style style:name="Table260.B" style:family="table-column">
      <style:table-column-properties style:column-width="4.6917in" style:rel-column-width="43425*"/>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2.3819in" style:rel-column-width="22046*"/>
    </style:style>
    <style:style style:name="Table261.B" style:family="table-column">
      <style:table-column-properties style:column-width="4.6986in" style:rel-column-width="43489*"/>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1458in" style:rel-column-width="29116*"/>
    </style:style>
    <style:style style:name="Table262.B" style:family="table-column">
      <style:table-column-properties style:column-width="3.9347in" style:rel-column-width="36419*"/>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2.7465in" style:rel-column-width="25420*"/>
    </style:style>
    <style:style style:name="Table263.B" style:family="table-column">
      <style:table-column-properties style:column-width="4.334in" style:rel-column-width="40115*"/>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2.7465in" style:rel-column-width="25420*"/>
    </style:style>
    <style:style style:name="Table264.B" style:family="table-column">
      <style:table-column-properties style:column-width="4.334in" style:rel-column-width="40115*"/>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2.7528in" style:rel-column-width="25478*"/>
    </style:style>
    <style:style style:name="Table265.B" style:family="table-column">
      <style:table-column-properties style:column-width="4.3278in" style:rel-column-width="40057*"/>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2.7396in" style:rel-column-width="25356*"/>
    </style:style>
    <style:style style:name="Table266.B" style:family="table-column">
      <style:table-column-properties style:column-width="4.341in" style:rel-column-width="40179*"/>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2.7271in" style:rel-column-width="25240*"/>
    </style:style>
    <style:style style:name="Table267.B" style:family="table-column">
      <style:table-column-properties style:column-width="4.3535in" style:rel-column-width="40295*"/>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2.7271in" style:rel-column-width="25240*"/>
    </style:style>
    <style:style style:name="Table268.B" style:family="table-column">
      <style:table-column-properties style:column-width="4.3535in" style:rel-column-width="40295*"/>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2.7208in" style:rel-column-width="25183*"/>
    </style:style>
    <style:style style:name="Table279.B" style:family="table-column">
      <style:table-column-properties style:column-width="4.3597in" style:rel-column-width="40352*"/>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1.766in" style:rel-column-width="16345*"/>
    </style:style>
    <style:style style:name="Table269.B" style:family="table-column">
      <style:table-column-properties style:column-width="5.3146in" style:rel-column-width="49190*"/>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1.766in" style:rel-column-width="16345*"/>
    </style:style>
    <style:style style:name="Table270.B" style:family="table-column">
      <style:table-column-properties style:column-width="5.3146in" style:rel-column-width="49190*"/>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1.766in" style:rel-column-width="16345*"/>
    </style:style>
    <style:style style:name="Table271.B" style:family="table-column">
      <style:table-column-properties style:column-width="5.3146in" style:rel-column-width="49190*"/>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1.766in" style:rel-column-width="16345*"/>
    </style:style>
    <style:style style:name="Table272.B" style:family="table-column">
      <style:table-column-properties style:column-width="5.3146in" style:rel-column-width="49190*"/>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1.766in" style:rel-column-width="16345*"/>
    </style:style>
    <style:style style:name="Table273.B" style:family="table-column">
      <style:table-column-properties style:column-width="5.3146in" style:rel-column-width="49190*"/>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1.766in" style:rel-column-width="16345*"/>
    </style:style>
    <style:style style:name="Table274.B" style:family="table-column">
      <style:table-column-properties style:column-width="5.3146in" style:rel-column-width="49190*"/>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1.766in" style:rel-column-width="16345*"/>
    </style:style>
    <style:style style:name="Table275.B" style:family="table-column">
      <style:table-column-properties style:column-width="5.3146in" style:rel-column-width="49190*"/>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1.766in" style:rel-column-width="16345*"/>
    </style:style>
    <style:style style:name="Table276.B" style:family="table-column">
      <style:table-column-properties style:column-width="5.3146in" style:rel-column-width="49190*"/>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1.7174in" style:rel-column-width="15895*"/>
    </style:style>
    <style:style style:name="Table286.B" style:family="table-column">
      <style:table-column-properties style:column-width="5.3632in" style:rel-column-width="49640*"/>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1.766in" style:rel-column-width="16345*"/>
    </style:style>
    <style:style style:name="Table287.B" style:family="table-column">
      <style:table-column-properties style:column-width="5.3146in" style:rel-column-width="49190*"/>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1.766in" style:rel-column-width="16345*"/>
    </style:style>
    <style:style style:name="Table288.B" style:family="table-column">
      <style:table-column-properties style:column-width="5.3146in" style:rel-column-width="49190*"/>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1563in" style:rel-column-width="29213*"/>
    </style:style>
    <style:style style:name="Table289.B" style:family="table-column">
      <style:table-column-properties style:column-width="3.9243in" style:rel-column-width="36322*"/>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428" style:family="table">
      <style:table-properties style:width="7.0806in" table:align="margins" style:may-break-between-rows="false"/>
    </style:style>
    <style:style style:name="Table428.A" style:family="table-column">
      <style:table-column-properties style:column-width="3.5403in" style:rel-column-width="32767*"/>
    </style:style>
    <style:style style:name="Table428.B" style:family="table-column">
      <style:table-column-properties style:column-width="3.5403in" style:rel-column-width="32768*"/>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428.A2" style:family="table-cell">
      <style:table-cell-properties fo:padding="0.0382in" fo:border-left="0.0007in solid #000000" fo:border-right="none" fo:border-top="none" fo:border-bottom="0.0007in solid #000000"/>
    </style:style>
    <style:style style:name="Table428.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4632in" style:rel-column-width="32053*"/>
    </style:style>
    <style:style style:name="Table376.B" style:family="table-column">
      <style:table-column-properties style:column-width="3.6174in" style:rel-column-width="33482*"/>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1.7646in" style:rel-column-width="16332*"/>
    </style:style>
    <style:style style:name="Table377.B" style:family="table-column">
      <style:table-column-properties style:column-width="5.316in" style:rel-column-width="49203*"/>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1.7646in" style:rel-column-width="16332*"/>
    </style:style>
    <style:style style:name="Table378.B" style:family="table-column">
      <style:table-column-properties style:column-width="5.316in" style:rel-column-width="49203*"/>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418" style:family="table">
      <style:table-properties style:width="7.0806in" table:align="margins" style:may-break-between-rows="false"/>
    </style:style>
    <style:style style:name="Table418.A" style:family="table-column">
      <style:table-column-properties style:column-width="2.5639in" style:rel-column-width="23730*"/>
    </style:style>
    <style:style style:name="Table418.B" style:family="table-column">
      <style:table-column-properties style:column-width="4.5167in" style:rel-column-width="41805*"/>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421" style:family="table">
      <style:table-properties style:width="7.0806in" table:align="margins" style:may-break-between-rows="false"/>
    </style:style>
    <style:style style:name="Table421.A" style:family="table-column">
      <style:table-column-properties style:column-width="2.5639in" style:rel-column-width="23730*"/>
    </style:style>
    <style:style style:name="Table421.B" style:family="table-column">
      <style:table-column-properties style:column-width="4.5167in" style:rel-column-width="41805*"/>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2.5542in"/>
    </style:style>
    <style:style style:name="Table301.B" style:family="table-column">
      <style:table-column-properties style:column-width="4.525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2.5639in" style:rel-column-width="23730*"/>
    </style:style>
    <style:style style:name="Table302.B" style:family="table-column">
      <style:table-column-properties style:column-width="4.5167in" style:rel-column-width="41805*"/>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2.5778in" style:rel-column-width="23858*"/>
    </style:style>
    <style:style style:name="Table319.B" style:family="table-column">
      <style:table-column-properties style:column-width="4.5028in" style:rel-column-width="41677*"/>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2.5778in" style:rel-column-width="23858*"/>
    </style:style>
    <style:style style:name="Table402.B" style:family="table-column">
      <style:table-column-properties style:column-width="4.5028in" style:rel-column-width="41677*"/>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2.5778in" style:rel-column-width="23858*"/>
    </style:style>
    <style:style style:name="Table403.B" style:family="table-column">
      <style:table-column-properties style:column-width="4.5028in" style:rel-column-width="41677*"/>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2.5778in" style:rel-column-width="23858*"/>
    </style:style>
    <style:style style:name="Table404.B" style:family="table-column">
      <style:table-column-properties style:column-width="4.5028in" style:rel-column-width="41677*"/>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7.0806in" style:rel-column-width="65535*"/>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2.5854in" style:rel-column-width="23929*"/>
    </style:style>
    <style:style style:name="Table303.B" style:family="table-column">
      <style:table-column-properties style:column-width="4.4951in" style:rel-column-width="41606*"/>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2.5931in" style:rel-column-width="24000*"/>
    </style:style>
    <style:style style:name="Table305.B" style:family="table-column">
      <style:table-column-properties style:column-width="4.4875in" style:rel-column-width="41535*"/>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2.6007in" style:rel-column-width="24071*"/>
    </style:style>
    <style:style style:name="Table306.B" style:family="table-column">
      <style:table-column-properties style:column-width="4.4799in" style:rel-column-width="41464*"/>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3.5403in" style:rel-column-width="32767*"/>
    </style:style>
    <style:style style:name="Table308.B" style:family="table-column">
      <style:table-column-properties style:column-width="3.5403in" style:rel-column-width="32768*"/>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8.A2" style:family="table-cell">
      <style:table-cell-properties fo:padding="0.0382in" fo:border-left="0.0007in solid #000000" fo:border-right="none" fo:border-top="none" fo:border-bottom="0.0007in solid #000000"/>
    </style:style>
    <style:style style:name="Table308.B2" style:family="table-cell">
      <style:table-cell-properties fo:padding="0.0382in" fo:border-left="0.0007in solid #000000" fo:border-right="0.0007in solid #000000" fo:border-top="none" fo:border-bottom="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3.5403in" style:rel-column-width="32767*"/>
    </style:style>
    <style:style style:name="Table310.B" style:family="table-column">
      <style:table-column-properties style:column-width="3.5403in" style:rel-column-width="32768*"/>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0.A2" style:family="table-cell">
      <style:table-cell-properties fo:padding="0.0382in" fo:border-left="0.0007in solid #000000" fo:border-right="none" fo:border-top="none" fo:border-bottom="0.0007in solid #000000"/>
    </style:style>
    <style:style style:name="Table310.B2" style:family="table-cell">
      <style:table-cell-properties fo:padding="0.0382in" fo:border-left="0.0007in solid #000000" fo:border-right="0.0007in solid #000000" fo:border-top="none" fo:border-bottom="0.0007in solid #000000"/>
    </style:style>
    <style:style style:name="Table310.3" style:family="table-row">
      <style:table-row-properties style:min-row-height="0.234in" style:keep-together="false" fo:keep-together="always"/>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tru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1" style:family="table">
      <style:table-properties style:width="7.0806in" table:align="margins" style:may-break-between-rows="false"/>
    </style:style>
    <style:style style:name="Table431.A" style:family="table-column">
      <style:table-column-properties style:column-width="7.0806in" style:rel-column-width="65535*"/>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3.5403in" style:rel-column-width="32767*"/>
    </style:style>
    <style:style style:name="Table314.B" style:family="table-column">
      <style:table-column-properties style:column-width="3.5403in" style:rel-column-width="32768*"/>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4.A2" style:family="table-cell">
      <style:table-cell-properties fo:padding="0.0382in" fo:border-left="0.0007in solid #000000" fo:border-right="none" fo:border-top="none" fo:border-bottom="0.0007in solid #000000"/>
    </style:style>
    <style:style style:name="Table314.B2" style:family="table-cell">
      <style:table-cell-properties fo:padding="0.0382in" fo:border-left="0.0007in solid #000000" fo:border-right="0.0007in solid #000000" fo:border-top="none" fo:border-bottom="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3.5403in" style:rel-column-width="32767*"/>
    </style:style>
    <style:style style:name="Table317.B" style:family="table-column">
      <style:table-column-properties style:column-width="3.5403in" style:rel-column-width="32768*"/>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7.A2" style:family="table-cell">
      <style:table-cell-properties fo:padding="0.0382in" fo:border-left="0.0007in solid #000000" fo:border-right="none" fo:border-top="none" fo:border-bottom="0.0007in solid #000000"/>
    </style:style>
    <style:style style:name="Table317.B2" style:family="table-cell">
      <style:table-cell-properties fo:padding="0.0382in" fo:border-left="0.0007in solid #000000" fo:border-right="0.0007in solid #000000" fo:border-top="none" fo:border-bottom="0.0007in solid #000000"/>
    </style:style>
    <style:style style:name="Table318" style:family="table">
      <style:table-properties style:width="7.0806in" table:align="margins" style:may-break-between-rows="false"/>
    </style:style>
    <style:style style:name="Table318.A" style:family="table-column">
      <style:table-column-properties style:column-width="3.5403in" style:rel-column-width="32767*"/>
    </style:style>
    <style:style style:name="Table318.B" style:family="table-column">
      <style:table-column-properties style:column-width="3.5403in" style:rel-column-width="32768*"/>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18.A2" style:family="table-cell">
      <style:table-cell-properties fo:padding="0.0382in" fo:border-left="0.0007in solid #000000" fo:border-right="none" fo:border-top="none" fo:border-bottom="0.0007in solid #000000"/>
    </style:style>
    <style:style style:name="Table318.B2" style:family="table-cell">
      <style:table-cell-properties fo:padding="0.0382in" fo:border-left="0.0007in solid #000000" fo:border-right="0.0007in solid #000000" fo:border-top="none" fo:border-bottom="0.0007in solid #000000"/>
    </style:style>
    <style:style style:name="Table320" style:family="table">
      <style:table-properties style:width="7.0806in" table:align="margins" style:may-break-between-rows="false"/>
    </style:style>
    <style:style style:name="Table320.A" style:family="table-column">
      <style:table-column-properties style:column-width="3.5403in" style:rel-column-width="32767*"/>
    </style:style>
    <style:style style:name="Table320.B" style:family="table-column">
      <style:table-column-properties style:column-width="3.5403in" style:rel-column-width="32768*"/>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0.A2" style:family="table-cell">
      <style:table-cell-properties fo:padding="0.0382in" fo:border-left="0.0007in solid #000000" fo:border-right="none" fo:border-top="none" fo:border-bottom="0.0007in solid #000000"/>
    </style:style>
    <style:style style:name="Table320.B2" style:family="table-cell">
      <style:table-cell-properties fo:padding="0.0382in" fo:border-left="0.0007in solid #000000" fo:border-right="0.0007in solid #000000" fo:border-top="none" fo:border-bottom="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322" style:family="table">
      <style:table-properties style:width="7.0806in" table:align="margins" style:may-break-between-rows="false"/>
    </style:style>
    <style:style style:name="Table322.A" style:family="table-column">
      <style:table-column-properties style:column-width="3.5403in" style:rel-column-width="32767*"/>
    </style:style>
    <style:style style:name="Table322.B" style:family="table-column">
      <style:table-column-properties style:column-width="3.5403in" style:rel-column-width="32768*"/>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2.A2" style:family="table-cell">
      <style:table-cell-properties fo:padding="0.0382in" fo:border-left="0.0007in solid #000000" fo:border-right="none" fo:border-top="none" fo:border-bottom="0.0007in solid #000000"/>
    </style:style>
    <style:style style:name="Table322.B2" style:family="table-cell">
      <style:table-cell-properties fo:padding="0.0382in" fo:border-left="0.0007in solid #000000" fo:border-right="0.0007in solid #000000" fo:border-top="none" fo:border-bottom="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3.5403in" style:rel-column-width="32767*"/>
    </style:style>
    <style:style style:name="Table324.B" style:family="table-column">
      <style:table-column-properties style:column-width="3.5403in" style:rel-column-width="32768*"/>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4.A2" style:family="table-cell">
      <style:table-cell-properties fo:padding="0.0382in" fo:border-left="0.0007in solid #000000" fo:border-right="none" fo:border-top="none" fo:border-bottom="0.0007in solid #000000"/>
    </style:style>
    <style:style style:name="Table324.B2" style:family="table-cell">
      <style:table-cell-properties fo:padding="0.0382in" fo:border-left="0.0007in solid #000000" fo:border-right="0.0007in solid #000000" fo:border-top="none" fo:border-bottom="0.0007in solid #000000"/>
    </style:style>
    <style:style style:name="Table325" style:family="table">
      <style:table-properties style:width="7.0806in" table:align="margins" style:may-break-between-rows="false"/>
    </style:style>
    <style:style style:name="Table325.A" style:family="table-column">
      <style:table-column-properties style:column-width="3.5403in" style:rel-column-width="32767*"/>
    </style:style>
    <style:style style:name="Table325.B" style:family="table-column">
      <style:table-column-properties style:column-width="3.5403in" style:rel-column-width="32768*"/>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5.A2" style:family="table-cell">
      <style:table-cell-properties fo:padding="0.0382in" fo:border-left="0.0007in solid #000000" fo:border-right="none" fo:border-top="none" fo:border-bottom="0.0007in solid #000000"/>
    </style:style>
    <style:style style:name="Table325.B2" style:family="table-cell">
      <style:table-cell-properties fo:padding="0.0382in" fo:border-left="0.0007in solid #000000" fo:border-right="0.0007in solid #000000" fo:border-top="none" fo:border-bottom="0.0007in solid #000000"/>
    </style:style>
    <style:style style:name="Table326" style:family="table">
      <style:table-properties style:width="7.0806in" table:align="margins" style:may-break-between-rows="false"/>
    </style:style>
    <style:style style:name="Table326.A" style:family="table-column">
      <style:table-column-properties style:column-width="3.5403in" style:rel-column-width="32767*"/>
    </style:style>
    <style:style style:name="Table326.B" style:family="table-column">
      <style:table-column-properties style:column-width="3.5403in" style:rel-column-width="32768*"/>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6.A2" style:family="table-cell">
      <style:table-cell-properties fo:padding="0.0382in" fo:border-left="0.0007in solid #000000" fo:border-right="none" fo:border-top="none" fo:border-bottom="0.0007in solid #000000"/>
    </style:style>
    <style:style style:name="Table326.B2" style:family="table-cell">
      <style:table-cell-properties fo:padding="0.0382in" fo:border-left="0.0007in solid #000000" fo:border-right="0.0007in solid #000000" fo:border-top="none" fo:border-bottom="0.0007in solid #000000"/>
    </style:style>
    <style:style style:name="Table327" style:family="table">
      <style:table-properties style:width="7.0806in" table:align="margins" style:may-break-between-rows="false"/>
    </style:style>
    <style:style style:name="Table327.A" style:family="table-column">
      <style:table-column-properties style:column-width="3.5403in" style:rel-column-width="32767*"/>
    </style:style>
    <style:style style:name="Table327.B" style:family="table-column">
      <style:table-column-properties style:column-width="3.5403in" style:rel-column-width="32768*"/>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7.A2" style:family="table-cell">
      <style:table-cell-properties fo:padding="0.0382in" fo:border-left="0.0007in solid #000000" fo:border-right="none" fo:border-top="none" fo:border-bottom="0.0007in solid #000000"/>
    </style:style>
    <style:style style:name="Table327.B2" style:family="table-cell">
      <style:table-cell-properties fo:padding="0.0382in" fo:border-left="0.0007in solid #000000" fo:border-right="0.0007in solid #000000" fo:border-top="none" fo:border-bottom="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3.5403in" style:rel-column-width="32767*"/>
    </style:style>
    <style:style style:name="Table330.B" style:family="table-column">
      <style:table-column-properties style:column-width="3.5403in" style:rel-column-width="32768*"/>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0.A2" style:family="table-cell">
      <style:table-cell-properties fo:padding="0.0382in" fo:border-left="0.0007in solid #000000" fo:border-right="none" fo:border-top="none" fo:border-bottom="0.0007in solid #000000"/>
    </style:style>
    <style:style style:name="Table330.B2" style:family="table-cell">
      <style:table-cell-properties fo:padding="0.0382in" fo:border-left="0.0007in solid #000000" fo:border-right="0.0007in solid #000000" fo:border-top="none" fo:border-bottom="0.0007in solid #000000"/>
    </style:style>
    <style:style style:name="Table331" style:family="table">
      <style:table-properties style:width="7.0806in" table:align="margins" style:may-break-between-rows="false"/>
    </style:style>
    <style:style style:name="Table331.A" style:family="table-column">
      <style:table-column-properties style:column-width="3.5403in" style:rel-column-width="32767*"/>
    </style:style>
    <style:style style:name="Table331.B" style:family="table-column">
      <style:table-column-properties style:column-width="3.5403in" style:rel-column-width="32768*"/>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1.A2" style:family="table-cell">
      <style:table-cell-properties fo:padding="0.0382in" fo:border-left="0.0007in solid #000000" fo:border-right="none" fo:border-top="none" fo:border-bottom="0.0007in solid #000000"/>
    </style:style>
    <style:style style:name="Table331.B2" style:family="table-cell">
      <style:table-cell-properties fo:padding="0.0382in" fo:border-left="0.0007in solid #000000" fo:border-right="0.0007in solid #000000" fo:border-top="none" fo:border-bottom="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3.5403in" style:rel-column-width="32767*"/>
    </style:style>
    <style:style style:name="Table333.B" style:family="table-column">
      <style:table-column-properties style:column-width="3.5403in" style:rel-column-width="32768*"/>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333.A2" style:family="table-cell">
      <style:table-cell-properties fo:padding="0.0382in" fo:border-left="0.0007in solid #000000" fo:border-right="none" fo:border-top="none" fo:border-bottom="0.0007in solid #000000"/>
    </style:style>
    <style:style style:name="Table333.B2" style:family="table-cell">
      <style:table-cell-properties fo:padding="0.0382in" fo:border-left="0.0007in solid #000000" fo:border-right="0.0007in solid #000000" fo:border-top="none" fo:border-bottom="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3.5403in" style:rel-column-width="32767*"/>
    </style:style>
    <style:style style:name="Table339.B" style:family="table-column">
      <style:table-column-properties style:column-width="3.5403in" style:rel-column-width="32768*"/>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339.A2" style:family="table-cell">
      <style:table-cell-properties fo:padding="0.0382in" fo:border-left="0.0007in solid #000000" fo:border-right="none" fo:border-top="none" fo:border-bottom="0.0007in solid #000000"/>
    </style:style>
    <style:style style:name="Table339.B2" style:family="table-cell">
      <style:table-cell-properties fo:padding="0.0382in" fo:border-left="0.0007in solid #000000" fo:border-right="0.0007in solid #000000" fo:border-top="none" fo:border-bottom="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false"/>
    </style:style>
    <style:style style:name="Table392.A" style:family="table-column">
      <style:table-column-properties style:column-width="3.5403in" style:rel-column-width="32767*"/>
    </style:style>
    <style:style style:name="Table392.B" style:family="table-column">
      <style:table-column-properties style:column-width="3.5403in" style:rel-column-width="32768*"/>
    </style:style>
    <style:style style:name="Table392.1" style:family="table-row">
      <style:table-row-properties style:keep-together="false" fo:keep-together="always"/>
    </style:style>
    <style:style style:name="Table392.A1" style:family="table-cell">
      <style:table-cell-properties fo:padding="0.0382in" fo:border="0.0007in solid #000000"/>
    </style:style>
    <style:style style:name="Table392.A2" style:family="table-cell">
      <style:table-cell-properties fo:padding="0.0382in" fo:border-left="0.0007in solid #000000" fo:border-right="none" fo:border-top="none" fo:border-bottom="0.0007in solid #000000"/>
    </style:style>
    <style:style style:name="Table392.B2" style:family="table-cell">
      <style:table-cell-properties fo:padding="0.0382in" fo:border-left="0.0007in solid #000000" fo:border-right="0.0007in solid #000000" fo:border-top="none" fo:border-bottom="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3.5403in" style:rel-column-width="32767*"/>
    </style:style>
    <style:style style:name="Table343.B" style:family="table-column">
      <style:table-column-properties style:column-width="3.5403in" style:rel-column-width="32768*"/>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3.A2" style:family="table-cell">
      <style:table-cell-properties fo:padding="0.0382in" fo:border-left="0.0007in solid #000000" fo:border-right="none" fo:border-top="none" fo:border-bottom="0.0007in solid #000000"/>
    </style:style>
    <style:style style:name="Table343.B2" style:family="table-cell">
      <style:table-cell-properties fo:padding="0.0382in" fo:border-left="0.0007in solid #000000" fo:border-right="0.0007in solid #000000" fo:border-top="none" fo:border-bottom="0.0007in solid #000000"/>
    </style:style>
    <style:style style:name="Table344" style:family="table">
      <style:table-properties style:width="7.0806in" table:align="margins" style:may-break-between-rows="false"/>
    </style:style>
    <style:style style:name="Table344.A" style:family="table-column">
      <style:table-column-properties style:column-width="3.5403in" style:rel-column-width="32767*"/>
    </style:style>
    <style:style style:name="Table344.B" style:family="table-column">
      <style:table-column-properties style:column-width="3.5403in" style:rel-column-width="32768*"/>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4.A2" style:family="table-cell">
      <style:table-cell-properties fo:padding="0.0382in" fo:border-left="0.0007in solid #000000" fo:border-right="none" fo:border-top="none" fo:border-bottom="0.0007in solid #000000"/>
    </style:style>
    <style:style style:name="Table344.B2" style:family="table-cell">
      <style:table-cell-properties fo:padding="0.0382in" fo:border-left="0.0007in solid #000000" fo:border-right="0.0007in solid #000000" fo:border-top="none" fo:border-bottom="0.0007in solid #000000"/>
    </style:style>
    <style:style style:name="Table345" style:family="table">
      <style:table-properties style:width="7.0806in" table:align="margins" style:may-break-between-rows="false"/>
    </style:style>
    <style:style style:name="Table345.A" style:family="table-column">
      <style:table-column-properties style:column-width="1.766in" style:rel-column-width="16345*"/>
    </style:style>
    <style:style style:name="Table345.B" style:family="table-column">
      <style:table-column-properties style:column-width="5.3146in" style:rel-column-width="49190*"/>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5.A2" style:family="table-cell">
      <style:table-cell-properties fo:padding="0.0382in" fo:border-left="0.0007in solid #000000" fo:border-right="none" fo:border-top="none" fo:border-bottom="0.0007in solid #000000"/>
    </style:style>
    <style:style style:name="Table345.B2" style:family="table-cell">
      <style:table-cell-properties fo:padding="0.0382in" fo:border-left="0.0007in solid #000000" fo:border-right="0.0007in solid #000000" fo:border-top="none" fo:border-bottom="0.0007in solid #000000"/>
    </style:style>
    <style:style style:name="Table346" style:family="table">
      <style:table-properties style:width="7.0806in" table:align="margins" style:may-break-between-rows="false"/>
    </style:style>
    <style:style style:name="Table346.A" style:family="table-column">
      <style:table-column-properties style:column-width="1.766in" style:rel-column-width="16345*"/>
    </style:style>
    <style:style style:name="Table346.B" style:family="table-column">
      <style:table-column-properties style:column-width="5.3146in" style:rel-column-width="49190*"/>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6.A2" style:family="table-cell">
      <style:table-cell-properties fo:padding="0.0382in" fo:border-left="0.0007in solid #000000" fo:border-right="none" fo:border-top="none" fo:border-bottom="0.0007in solid #000000"/>
    </style:style>
    <style:style style:name="Table346.B2" style:family="table-cell">
      <style:table-cell-properties fo:padding="0.0382in" fo:border-left="0.0007in solid #000000" fo:border-right="0.0007in solid #000000" fo:border-top="none" fo:border-bottom="0.0007in solid #000000"/>
    </style:style>
    <style:style style:name="Table347" style:family="table">
      <style:table-properties style:width="7.0806in" table:align="margins" style:may-break-between-rows="false"/>
    </style:style>
    <style:style style:name="Table347.A" style:family="table-column">
      <style:table-column-properties style:column-width="1.766in" style:rel-column-width="16345*"/>
    </style:style>
    <style:style style:name="Table347.B" style:family="table-column">
      <style:table-column-properties style:column-width="5.3146in" style:rel-column-width="49190*"/>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7.A2" style:family="table-cell">
      <style:table-cell-properties fo:padding="0.0382in" fo:border-left="0.0007in solid #000000" fo:border-right="none" fo:border-top="none" fo:border-bottom="0.0007in solid #000000"/>
    </style:style>
    <style:style style:name="Table347.B2" style:family="table-cell">
      <style:table-cell-properties fo:padding="0.0382in" fo:border-left="0.0007in solid #000000" fo:border-right="0.0007in solid #000000" fo:border-top="none" fo:border-bottom="0.0007in solid #000000"/>
    </style:style>
    <style:style style:name="Table348" style:family="table">
      <style:table-properties style:width="7.0806in" table:align="margins" style:may-break-between-rows="false"/>
    </style:style>
    <style:style style:name="Table348.A" style:family="table-column">
      <style:table-column-properties style:column-width="1.766in" style:rel-column-width="16345*"/>
    </style:style>
    <style:style style:name="Table348.B" style:family="table-column">
      <style:table-column-properties style:column-width="5.3146in" style:rel-column-width="49190*"/>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8.A2" style:family="table-cell">
      <style:table-cell-properties fo:padding="0.0382in" fo:border-left="0.0007in solid #000000" fo:border-right="none" fo:border-top="none" fo:border-bottom="0.0007in solid #000000"/>
    </style:style>
    <style:style style:name="Table348.B2" style:family="table-cell">
      <style:table-cell-properties fo:padding="0.0382in" fo:border-left="0.0007in solid #000000" fo:border-right="0.0007in solid #000000" fo:border-top="none" fo:border-bottom="0.0007in solid #000000"/>
    </style:style>
    <style:style style:name="Table349" style:family="table">
      <style:table-properties style:width="7.0806in" table:align="margins" style:may-break-between-rows="false"/>
    </style:style>
    <style:style style:name="Table349.A" style:family="table-column">
      <style:table-column-properties style:column-width="1.766in" style:rel-column-width="16345*"/>
    </style:style>
    <style:style style:name="Table349.B" style:family="table-column">
      <style:table-column-properties style:column-width="5.3146in" style:rel-column-width="49190*"/>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49.A2" style:family="table-cell">
      <style:table-cell-properties fo:padding="0.0382in" fo:border-left="0.0007in solid #000000" fo:border-right="none" fo:border-top="none" fo:border-bottom="0.0007in solid #000000"/>
    </style:style>
    <style:style style:name="Table349.B2" style:family="table-cell">
      <style:table-cell-properties fo:padding="0.0382in" fo:border-left="0.0007in solid #000000" fo:border-right="0.0007in solid #000000" fo:border-top="none" fo:border-bottom="0.0007in solid #000000"/>
    </style:style>
    <style:style style:name="Table350" style:family="table">
      <style:table-properties style:width="7.0806in" table:align="margins" style:may-break-between-rows="false"/>
    </style:style>
    <style:style style:name="Table350.A" style:family="table-column">
      <style:table-column-properties style:column-width="1.766in" style:rel-column-width="16345*"/>
    </style:style>
    <style:style style:name="Table350.B" style:family="table-column">
      <style:table-column-properties style:column-width="5.3146in" style:rel-column-width="49190*"/>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0.A2" style:family="table-cell">
      <style:table-cell-properties fo:padding="0.0382in" fo:border-left="0.0007in solid #000000" fo:border-right="none" fo:border-top="none" fo:border-bottom="0.0007in solid #000000"/>
    </style:style>
    <style:style style:name="Table350.B2" style:family="table-cell">
      <style:table-cell-properties fo:padding="0.0382in" fo:border-left="0.0007in solid #000000" fo:border-right="0.0007in solid #000000" fo:border-top="none" fo:border-bottom="0.0007in solid #000000"/>
    </style:style>
    <style:style style:name="Table351" style:family="table">
      <style:table-properties style:width="7.0806in" table:align="margins" style:may-break-between-rows="false"/>
    </style:style>
    <style:style style:name="Table351.A" style:family="table-column">
      <style:table-column-properties style:column-width="1.766in" style:rel-column-width="16345*"/>
    </style:style>
    <style:style style:name="Table351.B" style:family="table-column">
      <style:table-column-properties style:column-width="5.3146in" style:rel-column-width="49190*"/>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1.A2" style:family="table-cell">
      <style:table-cell-properties fo:padding="0.0382in" fo:border-left="0.0007in solid #000000" fo:border-right="none" fo:border-top="none" fo:border-bottom="0.0007in solid #000000"/>
    </style:style>
    <style:style style:name="Table351.B2" style:family="table-cell">
      <style:table-cell-properties fo:padding="0.0382in" fo:border-left="0.0007in solid #000000" fo:border-right="0.0007in solid #000000" fo:border-top="none" fo:border-bottom="0.0007in solid #000000"/>
    </style:style>
    <style:style style:name="Table352" style:family="table">
      <style:table-properties style:width="7.0806in" table:align="margins" style:may-break-between-rows="false"/>
    </style:style>
    <style:style style:name="Table352.A" style:family="table-column">
      <style:table-column-properties style:column-width="1.766in" style:rel-column-width="16345*"/>
    </style:style>
    <style:style style:name="Table352.B" style:family="table-column">
      <style:table-column-properties style:column-width="5.3146in" style:rel-column-width="49190*"/>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2.A2" style:family="table-cell">
      <style:table-cell-properties fo:padding="0.0382in" fo:border-left="0.0007in solid #000000" fo:border-right="none" fo:border-top="none" fo:border-bottom="0.0007in solid #000000"/>
    </style:style>
    <style:style style:name="Table352.B2" style:family="table-cell">
      <style:table-cell-properties fo:padding="0.0382in" fo:border-left="0.0007in solid #000000" fo:border-right="0.0007in solid #000000" fo:border-top="none" fo:border-bottom="0.0007in solid #000000"/>
    </style:style>
    <style:style style:name="Table353" style:family="table">
      <style:table-properties style:width="7.0806in" table:align="margins" style:may-break-between-rows="false"/>
    </style:style>
    <style:style style:name="Table353.A" style:family="table-column">
      <style:table-column-properties style:column-width="1.766in" style:rel-column-width="16345*"/>
    </style:style>
    <style:style style:name="Table353.B" style:family="table-column">
      <style:table-column-properties style:column-width="5.3146in" style:rel-column-width="49190*"/>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3.A2" style:family="table-cell">
      <style:table-cell-properties fo:padding="0.0382in" fo:border-left="0.0007in solid #000000" fo:border-right="none" fo:border-top="none" fo:border-bottom="0.0007in solid #000000"/>
    </style:style>
    <style:style style:name="Table353.B2" style:family="table-cell">
      <style:table-cell-properties fo:padding="0.0382in" fo:border-left="0.0007in solid #000000" fo:border-right="0.0007in solid #000000" fo:border-top="none" fo:border-bottom="0.0007in solid #000000"/>
    </style:style>
    <style:style style:name="Table354" style:family="table">
      <style:table-properties style:width="7.0806in" table:align="margins" style:may-break-between-rows="false"/>
    </style:style>
    <style:style style:name="Table354.A" style:family="table-column">
      <style:table-column-properties style:column-width="1.766in" style:rel-column-width="16345*"/>
    </style:style>
    <style:style style:name="Table354.B" style:family="table-column">
      <style:table-column-properties style:column-width="5.3146in" style:rel-column-width="49190*"/>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4.A2" style:family="table-cell">
      <style:table-cell-properties fo:padding="0.0382in" fo:border-left="0.0007in solid #000000" fo:border-right="none" fo:border-top="none" fo:border-bottom="0.0007in solid #000000"/>
    </style:style>
    <style:style style:name="Table354.B2" style:family="table-cell">
      <style:table-cell-properties fo:padding="0.0382in" fo:border-left="0.0007in solid #000000" fo:border-right="0.0007in solid #000000" fo:border-top="none" fo:border-bottom="0.0007in solid #000000"/>
    </style:style>
    <style:style style:name="Table355" style:family="table">
      <style:table-properties style:width="7.0806in" table:align="margins" style:may-break-between-rows="false"/>
    </style:style>
    <style:style style:name="Table355.A" style:family="table-column">
      <style:table-column-properties style:column-width="1.766in" style:rel-column-width="16345*"/>
    </style:style>
    <style:style style:name="Table355.B" style:family="table-column">
      <style:table-column-properties style:column-width="5.3146in" style:rel-column-width="49190*"/>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5.A2" style:family="table-cell">
      <style:table-cell-properties fo:padding="0.0382in" fo:border-left="0.0007in solid #000000" fo:border-right="none" fo:border-top="none" fo:border-bottom="0.0007in solid #000000"/>
    </style:style>
    <style:style style:name="Table355.B2" style:family="table-cell">
      <style:table-cell-properties fo:padding="0.0382in" fo:border-left="0.0007in solid #000000" fo:border-right="0.0007in solid #000000" fo:border-top="none" fo:border-bottom="0.0007in solid #000000"/>
    </style:style>
    <style:style style:name="Table356" style:family="table">
      <style:table-properties style:width="7.0806in" table:align="margins" style:may-break-between-rows="false"/>
    </style:style>
    <style:style style:name="Table356.A" style:family="table-column">
      <style:table-column-properties style:column-width="1.766in" style:rel-column-width="16345*"/>
    </style:style>
    <style:style style:name="Table356.B" style:family="table-column">
      <style:table-column-properties style:column-width="5.3146in" style:rel-column-width="49190*"/>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6.A2" style:family="table-cell">
      <style:table-cell-properties fo:padding="0.0382in" fo:border-left="0.0007in solid #000000" fo:border-right="none" fo:border-top="none" fo:border-bottom="0.0007in solid #000000"/>
    </style:style>
    <style:style style:name="Table356.B2" style:family="table-cell">
      <style:table-cell-properties fo:padding="0.0382in" fo:border-left="0.0007in solid #000000" fo:border-right="0.0007in solid #000000" fo:border-top="none" fo:border-bottom="0.0007in solid #000000"/>
    </style:style>
    <style:style style:name="Table357" style:family="table">
      <style:table-properties style:width="7.0806in" table:align="margins" style:may-break-between-rows="false"/>
    </style:style>
    <style:style style:name="Table357.A" style:family="table-column">
      <style:table-column-properties style:column-width="1.766in" style:rel-column-width="16345*"/>
    </style:style>
    <style:style style:name="Table357.B" style:family="table-column">
      <style:table-column-properties style:column-width="5.3146in" style:rel-column-width="49190*"/>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7.A2" style:family="table-cell">
      <style:table-cell-properties fo:padding="0.0382in" fo:border-left="0.0007in solid #000000" fo:border-right="none" fo:border-top="none" fo:border-bottom="0.0007in solid #000000"/>
    </style:style>
    <style:style style:name="Table357.B2" style:family="table-cell">
      <style:table-cell-properties fo:padding="0.0382in" fo:border-left="0.0007in solid #000000" fo:border-right="0.0007in solid #000000" fo:border-top="none" fo:border-bottom="0.0007in solid #000000"/>
    </style:style>
    <style:style style:name="Table358" style:family="table">
      <style:table-properties style:width="7.0806in" table:align="margins" style:may-break-between-rows="false"/>
    </style:style>
    <style:style style:name="Table358.A" style:family="table-column">
      <style:table-column-properties style:column-width="1.766in" style:rel-column-width="16345*"/>
    </style:style>
    <style:style style:name="Table358.B" style:family="table-column">
      <style:table-column-properties style:column-width="5.3146in" style:rel-column-width="49190*"/>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8.A2" style:family="table-cell">
      <style:table-cell-properties fo:padding="0.0382in" fo:border-left="0.0007in solid #000000" fo:border-right="none" fo:border-top="none" fo:border-bottom="0.0007in solid #000000"/>
    </style:style>
    <style:style style:name="Table358.B2" style:family="table-cell">
      <style:table-cell-properties fo:padding="0.0382in" fo:border-left="0.0007in solid #000000" fo:border-right="0.0007in solid #000000" fo:border-top="none" fo:border-bottom="0.0007in solid #000000"/>
    </style:style>
    <style:style style:name="Table359" style:family="table">
      <style:table-properties style:width="7.0806in" table:align="margins" style:may-break-between-rows="false"/>
    </style:style>
    <style:style style:name="Table359.A" style:family="table-column">
      <style:table-column-properties style:column-width="1.766in" style:rel-column-width="16345*"/>
    </style:style>
    <style:style style:name="Table359.B" style:family="table-column">
      <style:table-column-properties style:column-width="5.3146in" style:rel-column-width="49190*"/>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59.A2" style:family="table-cell">
      <style:table-cell-properties fo:padding="0.0382in" fo:border-left="0.0007in solid #000000" fo:border-right="none" fo:border-top="none" fo:border-bottom="0.0007in solid #000000"/>
    </style:style>
    <style:style style:name="Table359.B2" style:family="table-cell">
      <style:table-cell-properties fo:padding="0.0382in" fo:border-left="0.0007in solid #000000" fo:border-right="0.0007in solid #000000" fo:border-top="none" fo:border-bottom="0.0007in solid #000000"/>
    </style:style>
    <style:style style:name="Table360" style:family="table">
      <style:table-properties style:width="7.0806in" table:align="margins" style:may-break-between-rows="false"/>
    </style:style>
    <style:style style:name="Table360.A" style:family="table-column">
      <style:table-column-properties style:column-width="1.766in" style:rel-column-width="16345*"/>
    </style:style>
    <style:style style:name="Table360.B" style:family="table-column">
      <style:table-column-properties style:column-width="5.3146in" style:rel-column-width="49190*"/>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0.A2" style:family="table-cell">
      <style:table-cell-properties fo:padding="0.0382in" fo:border-left="0.0007in solid #000000" fo:border-right="none" fo:border-top="none" fo:border-bottom="0.0007in solid #000000"/>
    </style:style>
    <style:style style:name="Table360.B2" style:family="table-cell">
      <style:table-cell-properties fo:padding="0.0382in" fo:border-left="0.0007in solid #000000" fo:border-right="0.0007in solid #000000" fo:border-top="none" fo:border-bottom="0.0007in solid #000000"/>
    </style:style>
    <style:style style:name="Table361" style:family="table">
      <style:table-properties style:width="7.0806in" table:align="margins" style:may-break-between-rows="false"/>
    </style:style>
    <style:style style:name="Table361.A" style:family="table-column">
      <style:table-column-properties style:column-width="1.766in" style:rel-column-width="16345*"/>
    </style:style>
    <style:style style:name="Table361.B" style:family="table-column">
      <style:table-column-properties style:column-width="5.3146in" style:rel-column-width="49190*"/>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1.A2" style:family="table-cell">
      <style:table-cell-properties fo:padding="0.0382in" fo:border-left="0.0007in solid #000000" fo:border-right="none" fo:border-top="none" fo:border-bottom="0.0007in solid #000000"/>
    </style:style>
    <style:style style:name="Table361.B2" style:family="table-cell">
      <style:table-cell-properties fo:padding="0.0382in" fo:border-left="0.0007in solid #000000" fo:border-right="0.0007in solid #000000" fo:border-top="none" fo:border-bottom="0.0007in solid #000000"/>
    </style:style>
    <style:style style:name="Table362" style:family="table">
      <style:table-properties style:width="7.0806in" table:align="margins" style:may-break-between-rows="false"/>
    </style:style>
    <style:style style:name="Table362.A" style:family="table-column">
      <style:table-column-properties style:column-width="1.766in" style:rel-column-width="16345*"/>
    </style:style>
    <style:style style:name="Table362.B" style:family="table-column">
      <style:table-column-properties style:column-width="5.3146in" style:rel-column-width="49190*"/>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362.A2" style:family="table-cell">
      <style:table-cell-properties fo:padding="0.0382in" fo:border-left="0.0007in solid #000000" fo:border-right="none" fo:border-top="none" fo:border-bottom="0.0007in solid #000000"/>
    </style:style>
    <style:style style:name="Table362.B2" style:family="table-cell">
      <style:table-cell-properties fo:padding="0.0382in" fo:border-left="0.0007in solid #000000" fo:border-right="0.0007in solid #000000" fo:border-top="none" fo:border-bottom="0.0007in solid #000000"/>
    </style:style>
    <style:style style:name="Table363" style:family="table">
      <style:table-properties style:width="7.0806in" table:align="margins" style:may-break-between-rows="false"/>
    </style:style>
    <style:style style:name="Table363.A" style:family="table-column">
      <style:table-column-properties style:column-width="1.766in" style:rel-column-width="16345*"/>
    </style:style>
    <style:style style:name="Table363.B" style:family="table-column">
      <style:table-column-properties style:column-width="5.3146in" style:rel-column-width="49190*"/>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3.A2" style:family="table-cell">
      <style:table-cell-properties fo:padding="0.0382in" fo:border-left="0.0007in solid #000000" fo:border-right="none" fo:border-top="none" fo:border-bottom="0.0007in solid #000000"/>
    </style:style>
    <style:style style:name="Table363.B2" style:family="table-cell">
      <style:table-cell-properties fo:padding="0.0382in" fo:border-left="0.0007in solid #000000" fo:border-right="0.0007in solid #000000" fo:border-top="none" fo:border-bottom="0.0007in solid #000000"/>
    </style:style>
    <style:style style:name="Table364" style:family="table">
      <style:table-properties style:width="7.0806in" table:align="margins" style:may-break-between-rows="false"/>
    </style:style>
    <style:style style:name="Table364.A" style:family="table-column">
      <style:table-column-properties style:column-width="1.766in" style:rel-column-width="16345*"/>
    </style:style>
    <style:style style:name="Table364.B" style:family="table-column">
      <style:table-column-properties style:column-width="5.3146in" style:rel-column-width="49190*"/>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4.A2" style:family="table-cell">
      <style:table-cell-properties fo:padding="0.0382in" fo:border-left="0.0007in solid #000000" fo:border-right="none" fo:border-top="none" fo:border-bottom="0.0007in solid #000000"/>
    </style:style>
    <style:style style:name="Table364.B2" style:family="table-cell">
      <style:table-cell-properties fo:padding="0.0382in" fo:border-left="0.0007in solid #000000" fo:border-right="0.0007in solid #000000" fo:border-top="none" fo:border-bottom="0.0007in solid #000000"/>
    </style:style>
    <style:style style:name="Table365" style:family="table">
      <style:table-properties style:width="7.0806in" table:align="margins" style:may-break-between-rows="false"/>
    </style:style>
    <style:style style:name="Table365.A" style:family="table-column">
      <style:table-column-properties style:column-width="1.766in" style:rel-column-width="16345*"/>
    </style:style>
    <style:style style:name="Table365.B" style:family="table-column">
      <style:table-column-properties style:column-width="5.3146in" style:rel-column-width="49190*"/>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5.A2" style:family="table-cell">
      <style:table-cell-properties fo:padding="0.0382in" fo:border-left="0.0007in solid #000000" fo:border-right="none" fo:border-top="none" fo:border-bottom="0.0007in solid #000000"/>
    </style:style>
    <style:style style:name="Table365.B2" style:family="table-cell">
      <style:table-cell-properties fo:padding="0.0382in" fo:border-left="0.0007in solid #000000" fo:border-right="0.0007in solid #000000" fo:border-top="none" fo:border-bottom="0.0007in solid #000000"/>
    </style:style>
    <style:style style:name="Table366" style:family="table">
      <style:table-properties style:width="7.0806in" table:align="margins" style:may-break-between-rows="false"/>
    </style:style>
    <style:style style:name="Table366.A" style:family="table-column">
      <style:table-column-properties style:column-width="1.766in" style:rel-column-width="16345*"/>
    </style:style>
    <style:style style:name="Table366.B" style:family="table-column">
      <style:table-column-properties style:column-width="5.3146in" style:rel-column-width="49190*"/>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6.A2" style:family="table-cell">
      <style:table-cell-properties fo:padding="0.0382in" fo:border-left="0.0007in solid #000000" fo:border-right="none" fo:border-top="none" fo:border-bottom="0.0007in solid #000000"/>
    </style:style>
    <style:style style:name="Table366.B2" style:family="table-cell">
      <style:table-cell-properties fo:padding="0.0382in" fo:border-left="0.0007in solid #000000" fo:border-right="0.0007in solid #000000" fo:border-top="none" fo:border-bottom="0.0007in solid #000000"/>
    </style:style>
    <style:style style:name="Table367" style:family="table">
      <style:table-properties style:width="7.0806in" table:align="margins" style:may-break-between-rows="false"/>
    </style:style>
    <style:style style:name="Table367.A" style:family="table-column">
      <style:table-column-properties style:column-width="1.766in" style:rel-column-width="16345*"/>
    </style:style>
    <style:style style:name="Table367.B" style:family="table-column">
      <style:table-column-properties style:column-width="5.3146in" style:rel-column-width="49190*"/>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367.A2" style:family="table-cell">
      <style:table-cell-properties fo:padding="0.0382in" fo:border-left="0.0007in solid #000000" fo:border-right="none" fo:border-top="none" fo:border-bottom="0.0007in solid #000000"/>
    </style:style>
    <style:style style:name="Table367.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Table_20_Contents">
      <style:paragraph-properties fo:text-align="start"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normal" style:font-weight-asian="normal" style:font-weight-complex="normal"/>
    </style:style>
    <style:style style:name="P20" style:family="paragraph" style:parent-style-name="Table_20_Contents">
      <style:paragraph-properties fo:text-align="justify" style:justify-single-word="false"/>
      <style:text-properties fo:font-weight="normal" style:font-weight-asian="normal" style:font-weight-complex="normal"/>
    </style:style>
    <style:style style:name="P21" style:family="paragraph" style:parent-style-name="Table_20_Contents">
      <style:paragraph-properties fo:text-align="center" style:justify-single-word="false"/>
      <style:text-properties style:font-name="Courier New" fo:font-weight="bold" style:font-weight-asian="bold" style:font-weight-complex="bold"/>
    </style:style>
    <style:style style:name="P22" style:family="paragraph" style:parent-style-name="Table_20_Contents">
      <style:paragraph-properties fo:text-align="center" style:justify-single-word="false"/>
      <style:text-properties style:font-name="Courier New" fo:font-size="12pt" style:font-size-asian="12pt" style:font-size-complex="12pt"/>
    </style:style>
    <style:style style:name="P23" style:family="paragraph" style:parent-style-name="Table_20_Contents">
      <style:text-properties style:font-name="Courier New" fo:font-size="10pt" style:font-size-asian="10pt" style:font-size-complex="10pt"/>
    </style:style>
    <style:style style:name="P24" style:family="paragraph" style:parent-style-name="Table_20_Contents">
      <style:paragraph-properties fo:text-align="justify" style:justify-single-word="false"/>
      <style:text-properties style:font-name="Courier New" fo:font-size="10pt" style:font-size-asian="10pt" style:font-size-complex="10pt"/>
    </style:style>
    <style:style style:name="P25" style:family="paragraph" style:parent-style-name="Table_20_Contents">
      <style:paragraph-properties fo:text-align="center" style:justify-single-word="false"/>
      <style:text-properties style:font-name="Courier New"/>
    </style:style>
    <style:style style:name="P26" style:family="paragraph" style:parent-style-name="Table_20_Contents">
      <style:paragraph-properties fo:text-align="start" style:justify-single-word="false"/>
    </style:style>
    <style:style style:name="P27" style:family="paragraph" style:parent-style-name="Table_20_Contents">
      <style:text-properties fo:font-size="10pt" style:font-size-asian="10pt" style:font-size-complex="10pt"/>
    </style:style>
    <style:style style:name="P28" style:family="paragraph" style:parent-style-name="Table_20_Contents">
      <style:paragraph-properties fo:text-align="start" style:justify-single-word="false"/>
      <style:text-properties fo:font-size="10pt" style:font-size-asian="10pt" style:font-size-complex="10pt"/>
    </style:style>
    <style:style style:name="P29" style:family="paragraph" style:parent-style-name="Table_20_Contents">
      <style:paragraph-properties fo:text-align="center" style:justify-single-word="false"/>
      <style:text-properties fo:font-style="italic" style:font-style-asian="italic" style:font-style-complex="italic"/>
    </style:style>
    <style:style style:name="P30" style:family="paragraph" style:parent-style-name="Table_20_Contents">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3"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4"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5"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6" style:family="paragraph" style:parent-style-name="Table_20_Contents">
      <style:text-properties fo:color="#808080" fo:font-size="10pt" style:font-size-asian="10pt" style:font-size-complex="10pt"/>
    </style:style>
    <style:style style:name="P37" style:family="paragraph" style:parent-style-name="Table_20_Contents">
      <style:text-properties fo:color="#808080" fo:font-size="6pt" style:font-size-asian="6pt" style:font-size-complex="6pt"/>
    </style:style>
    <style:style style:name="P38"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9"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0"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1"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2" style:family="paragraph" style:parent-style-name="Table_20_Contents">
      <style:paragraph-properties fo:text-align="center" style:justify-single-word="false"/>
      <style:text-properties style:use-window-font-color="true" style:font-name="Arial Black" fo:font-size="9pt" style:font-size-asian="9pt" style:font-size-complex="9pt"/>
    </style:style>
    <style:style style:name="P43"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4" style:family="paragraph" style:parent-style-name="Table_20_Contents">
      <style:text-properties style:use-window-font-color="true" fo:font-size="10pt" style:font-size-asian="10pt" style:font-size-complex="10pt"/>
    </style:style>
    <style:style style:name="P45" style:family="paragraph" style:parent-style-name="Table_20_Contents">
      <style:text-properties style:use-window-font-color="true" fo:font-size="10pt" fo:font-weight="normal" style:font-size-asian="10pt" style:font-weight-asian="normal" style:font-size-complex="10pt" style:font-weight-complex="normal"/>
    </style:style>
    <style:style style:name="P46" style:family="paragraph" style:parent-style-name="Table_20_Contents">
      <style:text-properties style:use-window-font-color="true" fo:font-size="6pt" style:font-size-asian="6pt" style:font-size-complex="6pt"/>
    </style:style>
    <style:style style:name="P47" style:family="paragraph" style:parent-style-name="Table_20_Contents">
      <style:text-properties style:use-window-font-color="true" fo:font-size="9pt" style:font-size-asian="9pt" style:font-size-complex="9pt"/>
    </style:style>
    <style:style style:name="P48" style:family="paragraph" style:parent-style-name="Table_20_Contents">
      <style:paragraph-properties fo:text-align="center" style:justify-single-word="false"/>
      <style:text-properties style:font-name="Arial Black" fo:font-size="10pt" style:font-size-asian="10pt" style:font-size-complex="10pt"/>
    </style:style>
    <style:style style:name="P49" style:family="paragraph" style:parent-style-name="Table_20_Contents">
      <style:paragraph-properties fo:text-align="center" style:justify-single-word="false"/>
      <style:text-properties style:font-name="Arial Black" fo:font-size="6pt" style:font-size-asian="6pt" style:font-size-complex="6pt"/>
    </style:style>
    <style:style style:name="P50" style:family="paragraph" style:parent-style-name="Table_20_Contents">
      <style:text-properties fo:font-size="6pt" style:font-size-asian="6pt" style:font-size-complex="6pt"/>
    </style:style>
    <style:style style:name="P51" style:family="paragraph" style:parent-style-name="Title">
      <style:text-properties fo:font-size="60pt" style:font-size-asian="60pt" style:font-size-complex="60pt"/>
    </style:style>
    <style:style style:name="P52" style:family="paragraph" style:parent-style-name="Footnote">
      <style:paragraph-properties fo:text-align="start" style:justify-single-word="false"/>
    </style:style>
    <style:style style:name="P53" style:family="paragraph" style:parent-style-name="Footnote">
      <style:paragraph-properties fo:text-align="justify" style:justify-single-word="false"/>
    </style:style>
    <style:style style:name="P54" style:family="paragraph" style:parent-style-name="Standard">
      <style:paragraph-properties fo:text-align="justify" style:justify-single-word="false"/>
    </style:style>
    <style:style style:name="P55" style:family="paragraph" style:parent-style-name="Standard">
      <style:paragraph-properties fo:text-align="center" style:justify-single-word="false"/>
    </style:style>
    <style:style style:name="P56" style:family="paragraph" style:parent-style-name="Code">
      <style:text-properties fo:font-size="12pt" fo:font-weight="bold" style:font-size-asian="12pt" style:font-weight-asian="bold" style:font-size-complex="12pt" style:font-weight-complex="bold"/>
    </style:style>
    <style:style style:name="P57" style:family="paragraph" style:parent-style-name="Code">
      <style:paragraph-properties fo:text-align="justify" style:justify-single-word="false"/>
    </style:style>
    <style:style style:name="P58" style:family="paragraph" style:parent-style-name="Code">
      <style:text-properties style:text-underline-style="solid" style:text-underline-width="auto" style:text-underline-color="font-color" fo:font-weight="bold" style:font-weight-asian="bold" style:font-weight-complex="bold"/>
    </style:style>
    <style:style style:name="P59" style:family="paragraph" style:parent-style-name="Code">
      <style:text-properties style:text-underline-style="none" fo:font-weight="normal" style:font-weight-asian="normal" style:font-weight-complex="normal"/>
    </style:style>
    <style:style style:name="P60" style:family="paragraph" style:parent-style-name="Code">
      <style:text-properties style:font-name="Times New Roman" fo:font-size="14pt" style:font-name-asian="SimSun" style:font-size-asian="14pt" style:font-name-complex="Mangal" style:font-size-complex="14pt"/>
    </style:style>
    <style:style style:name="P61" style:family="paragraph" style:parent-style-name="Code">
      <style:text-properties fo:font-weight="bold" style:font-weight-asian="bold" style:font-weight-complex="bold"/>
    </style:style>
    <style:style style:name="P62" style:family="paragraph" style:parent-style-name="Code">
      <style:text-properties fo:font-weight="normal" style:font-weight-asian="normal" style:font-weight-complex="normal"/>
    </style:style>
    <style:style style:name="P63" style:family="paragraph" style:parent-style-name="Text_20_body">
      <style:paragraph-properties fo:break-before="page"/>
      <style:text-properties style:use-window-font-color="true"/>
    </style:style>
    <style:style style:name="P64" style:family="paragraph" style:parent-style-name="Snippet">
      <style:text-properties style:font-name="Courier New1"/>
    </style:style>
    <style:style style:name="P65" style:family="paragraph" style:parent-style-name="Snippet">
      <style:text-properties fo:font-weight="normal" style:font-weight-asian="normal" style:font-weight-complex="normal"/>
    </style:style>
    <style:style style:name="P66" style:family="paragraph" style:parent-style-name="Snippet">
      <style:paragraph-properties fo:text-align="justify" style:justify-single-word="false"/>
    </style:style>
    <style:style style:name="P67" style:family="paragraph" style:parent-style-name="Snippet">
      <style:text-properties fo:font-size="6pt" style:font-size-asian="6pt" style:font-size-complex="6pt"/>
    </style:style>
    <style:style style:name="P68" style:family="paragraph" style:parent-style-name="Heading_20_3">
      <style:text-properties fo:font-weight="bold" style:font-weight-asian="bold" style:font-weight-complex="bold"/>
    </style:style>
    <style:style style:name="P69" style:family="paragraph" style:parent-style-name="Code">
      <style:paragraph-properties fo:margin-left="0in" fo:margin-right="0in" fo:text-indent="0in" style:auto-text-indent="false"/>
    </style:style>
    <style:style style:name="P70" style:family="paragraph" style:parent-style-name="Heading_20_1">
      <style:paragraph-properties fo:text-align="justify" style:justify-single-word="false"/>
    </style:style>
    <style:style style:name="P71" style:family="paragraph" style:parent-style-name="Heading_20_1">
      <style:paragraph-properties fo:break-before="page"/>
    </style:style>
    <style:style style:name="P72" style:family="paragraph" style:parent-style-name="Contents_20_Heading">
      <style:paragraph-properties fo:break-before="page"/>
    </style:style>
    <style:style style:name="P73" style:family="paragraph" style:parent-style-name="Contents_20_1">
      <style:paragraph-properties>
        <style:tab-stops>
          <style:tab-stop style:position="7.0602in" style:type="right" style:leader-style="dotted" style:leader-text="."/>
        </style:tab-stops>
      </style:paragraph-properties>
    </style:style>
    <style:style style:name="P74" style:family="paragraph" style:parent-style-name="Contents_20_2">
      <style:paragraph-properties>
        <style:tab-stops>
          <style:tab-stop style:position="6.8839in" style:type="right"/>
        </style:tab-stops>
      </style:paragraph-properties>
    </style:style>
    <style:style style:name="P75" style:family="paragraph" style:parent-style-name="Table_20_Contents">
      <style:paragraph-properties fo:text-align="justify" style:justify-single-word="false"/>
    </style:style>
    <style:style style:name="P76" style:family="paragraph" style:parent-style-name="Table_20_Contents">
      <style:paragraph-properties fo:text-align="center" style:justify-single-word="false"/>
      <style:text-properties style:font-name="Arial Black" fo:font-size="10pt" style:font-size-asian="10pt" style:font-size-complex="10pt"/>
    </style:style>
    <style:style style:name="P77" style:family="paragraph" style:parent-style-name="Table_20_Contents">
      <style:paragraph-properties fo:text-align="justify" style:justify-single-word="false"/>
      <style:text-properties fo:font-size="10pt" style:font-size-asian="10pt" style:font-size-complex="10pt"/>
    </style:style>
    <style:style style:name="P78" style:family="paragraph" style:parent-style-name="Table_20_Contents">
      <style:text-properties style:use-window-font-color="true" fo:font-size="10pt" style:font-size-asian="10pt" style:font-size-complex="10pt"/>
    </style:style>
    <style:style style:name="P79" style:family="paragraph" style:parent-style-name="Index_20_1">
      <style:paragraph-properties>
        <style:tab-stops>
          <style:tab-stop style:position="7.0807in" style:type="right"/>
        </style:tab-stops>
      </style:paragraph-properties>
    </style:style>
    <style:style style:name="P80" style:family="paragraph" style:parent-style-name="Index_20_Separator">
      <style:paragraph-properties>
        <style:tab-stops/>
      </style:paragraph-properties>
    </style:style>
    <style:style style:name="P81" style:family="paragraph" style:parent-style-name="Text_20_body" style:master-page-name="Standard">
      <style:paragraph-properties style:page-number="auto"/>
    </style:style>
    <style:style style:name="P82" style:family="paragraph" style:parent-style-name="Text_20_body" style:list-style-name="L1"/>
    <style:style style:name="P83" style:family="paragraph" style:parent-style-name="Text_20_body" style:list-style-name="L2"/>
    <style:style style:name="P84" style:family="paragraph" style:parent-style-name="Text_20_body">
      <style:paragraph-properties fo:text-align="justify" style:justify-single-word="false"/>
    </style:style>
    <style:style style:name="P85" style:family="paragraph" style:parent-style-name="Text_20_body" style:list-style-name="L3">
      <style:paragraph-properties fo:text-align="justify" style:justify-single-word="false"/>
    </style:style>
    <style:style style:name="P86" style:family="paragraph" style:parent-style-name="Text_20_body" style:list-style-name="L5">
      <style:paragraph-properties fo:text-align="justify" style:justify-single-word="false"/>
    </style:style>
    <style:style style:name="P87" style:family="paragraph" style:parent-style-name="Text_20_body" style:list-style-name="L1">
      <style:paragraph-properties fo:text-align="justify" style:justify-single-word="false"/>
    </style:style>
    <style:style style:name="P88" style:family="paragraph" style:parent-style-name="Text_20_body" style:list-style-name="L8">
      <style:paragraph-properties fo:text-align="justify" style:justify-single-word="false"/>
    </style:style>
    <style:style style:name="P89" style:family="paragraph" style:parent-style-name="Text_20_body" style:list-style-name="L10">
      <style:paragraph-properties fo:text-align="justify" style:justify-single-word="false"/>
    </style:style>
    <style:style style:name="P90" style:family="paragraph" style:parent-style-name="Text_20_body" style:list-style-name="L11">
      <style:paragraph-properties fo:text-align="justify" style:justify-single-word="false"/>
    </style:style>
    <style:style style:name="P91" style:family="paragraph" style:parent-style-name="Text_20_body" style:list-style-name="L13">
      <style:paragraph-properties fo:text-align="justify" style:justify-single-word="false"/>
    </style:style>
    <style:style style:name="P92" style:family="paragraph" style:parent-style-name="Text_20_body" style:list-style-name="L14">
      <style:paragraph-properties fo:text-align="justify" style:justify-single-word="false"/>
    </style:style>
    <style:style style:name="P93" style:family="paragraph" style:parent-style-name="Text_20_body" style:list-style-name="L15">
      <style:paragraph-properties fo:text-align="justify" style:justify-single-word="false"/>
    </style:style>
    <style:style style:name="P94" style:family="paragraph" style:parent-style-name="Text_20_body" style:list-style-name="L16">
      <style:paragraph-properties fo:text-align="justify" style:justify-single-word="false"/>
    </style:style>
    <style:style style:name="P95" style:family="paragraph" style:parent-style-name="Text_20_body" style:list-style-name="L17">
      <style:paragraph-properties fo:text-align="justify" style:justify-single-word="false"/>
    </style:style>
    <style:style style:name="P96" style:family="paragraph" style:parent-style-name="Text_20_body" style:list-style-name="L18">
      <style:paragraph-properties fo:text-align="justify" style:justify-single-word="false"/>
    </style:style>
    <style:style style:name="P97" style:family="paragraph" style:parent-style-name="Text_20_body" style:list-style-name="L19">
      <style:paragraph-properties fo:text-align="justify" style:justify-single-word="false"/>
    </style:style>
    <style:style style:name="P98" style:family="paragraph" style:parent-style-name="Text_20_body" style:list-style-name="L20">
      <style:paragraph-properties fo:text-align="justify" style:justify-single-word="false"/>
    </style:style>
    <style:style style:name="P99" style:family="paragraph" style:parent-style-name="Text_20_body" style:list-style-name="L21">
      <style:paragraph-properties fo:text-align="justify" style:justify-single-word="false"/>
    </style:style>
    <style:style style:name="P100" style:family="paragraph" style:parent-style-name="Text_20_body" style:list-style-name="L22">
      <style:paragraph-properties fo:text-align="justify" style:justify-single-word="false"/>
    </style:style>
    <style:style style:name="P101" style:family="paragraph" style:parent-style-name="Text_20_body" style:list-style-name="L23">
      <style:paragraph-properties fo:text-align="justify" style:justify-single-word="false"/>
    </style:style>
    <style:style style:name="P102" style:family="paragraph" style:parent-style-name="Text_20_body" style:list-style-name="L24">
      <style:paragraph-properties fo:text-align="justify" style:justify-single-word="false"/>
    </style:style>
    <style:style style:name="P103" style:family="paragraph" style:parent-style-name="Text_20_body" style:list-style-name="L4"/>
    <style:style style:name="P104" style:family="paragraph" style:parent-style-name="Text_20_body" style:list-style-name="L5"/>
    <style:style style:name="P105" style:family="paragraph" style:parent-style-name="Text_20_body" style:list-style-name="L6"/>
    <style:style style:name="P106" style:family="paragraph" style:parent-style-name="Text_20_body" style:list-style-name="L7"/>
    <style:style style:name="P107" style:family="paragraph" style:parent-style-name="Text_20_body" style:list-style-name="L9"/>
    <style:style style:name="P108" style:family="paragraph" style:parent-style-name="Text_20_body" style:list-style-name="L12"/>
    <style:style style:name="P109" style:family="paragraph" style:parent-style-name="Text_20_body" style:list-style-name="L24">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style>
    <style:style style:name="T10" style:family="text">
      <style:text-properties style:font-name="Arial" style:font-name-asian="Arial" style:font-name-complex="Arial"/>
    </style:style>
    <style:style style:name="T11" style:family="text">
      <style:text-properties style:text-position="super 58%"/>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font-name="Courier New1"/>
    </style:style>
    <style:style style:name="T15" style:family="text">
      <style:text-properties fo:font-style="normal" style:font-style-asian="normal" style:font-style-complex="normal"/>
    </style:style>
    <style:style style:name="T16" style:family="text">
      <style:text-properties style:font-name="Courier New1"/>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50159032" text:id="ct250159032">
          <text:insertion>
            <office:change-info>
              <dc:creator>Peter Camilleri</dc:creator>
              <dc:date>2015-04-25T23:41:00</dc:date>
            </office:change-info>
          </text:insertion>
        </text:changed-region>
        <text:changed-region xml:id="ct250159136" text:id="ct250159136">
          <text:insertion>
            <office:change-info>
              <dc:creator>Peter Camilleri</dc:creator>
              <dc:date>2015-04-25T23:41:00</dc:date>
            </office:change-info>
          </text:insertion>
        </text:changed-region>
        <text:changed-region xml:id="ct250159240" text:id="ct250159240">
          <text:insertion>
            <office:change-info>
              <dc:creator>Peter Camilleri</dc:creator>
              <dc:date>2015-04-25T23:41:00</dc:date>
            </office:change-info>
          </text:insertion>
        </text:changed-region>
        <text:changed-region xml:id="ct250159344" text:id="ct250159344">
          <text:insertion>
            <office:change-info>
              <dc:creator>Peter Camilleri</dc:creator>
              <dc:date>2015-04-25T23:41:00</dc:date>
            </office:change-info>
          </text:insertion>
        </text:changed-region>
        <text:changed-region xml:id="ct250159448" text:id="ct250159448">
          <text:insertion>
            <office:change-info>
              <dc:creator>Peter Camilleri</dc:creator>
              <dc:date>2015-04-25T23:42:00</dc:date>
            </office:change-info>
          </text:insertion>
        </text:changed-region>
        <text:changed-region xml:id="ct250159552" text:id="ct250159552">
          <text:insertion>
            <office:change-info>
              <dc:creator>Peter Camilleri</dc:creator>
              <dc:date>2015-04-25T23:42:00</dc:date>
            </office:change-info>
          </text:insertion>
        </text:changed-region>
        <text:changed-region xml:id="ct250159656" text:id="ct250159656">
          <text:insertion>
            <office:change-info>
              <dc:creator>Peter Camilleri</dc:creator>
              <dc:date>2015-04-25T23:42:00</dc:date>
            </office:change-info>
          </text:insertion>
        </text:changed-region>
        <text:changed-region xml:id="ct250159760" text:id="ct250159760">
          <text:insertion>
            <office:change-info>
              <dc:creator>Peter Camilleri</dc:creator>
              <dc:date>2015-04-25T23:42:00</dc:date>
            </office:change-info>
          </text:insertion>
        </text:changed-region>
        <text:changed-region xml:id="ct250159864" text:id="ct250159864">
          <text:insertion>
            <office:change-info>
              <dc:creator>Peter Camilleri</dc:creator>
              <dc:date>2015-04-25T23:42:00</dc:date>
            </office:change-info>
          </text:insertion>
        </text:changed-region>
        <text:changed-region xml:id="ct250159968" text:id="ct250159968">
          <text:insertion>
            <office:change-info>
              <dc:creator>Peter Camilleri</dc:creator>
              <dc:date>2015-04-25T23:42:00</dc:date>
            </office:change-info>
          </text:insertion>
        </text:changed-region>
        <text:changed-region xml:id="ct250164688" text:id="ct250164688">
          <text:insertion>
            <office:change-info>
              <dc:creator>Peter Camilleri</dc:creator>
              <dc:date>2015-04-26T13:40:00</dc:date>
            </office:change-info>
          </text:insertion>
        </text:changed-region>
        <text:changed-region xml:id="ct250164792" text:id="ct250164792">
          <text:insertion>
            <office:change-info>
              <dc:creator>Peter Camilleri</dc:creator>
              <dc:date>2015-04-26T13:39:00</dc:date>
            </office:change-info>
          </text:insertion>
        </text:changed-region>
        <text:changed-region xml:id="ct250164896" text:id="ct250164896">
          <text:insertion>
            <office:change-info>
              <dc:creator>Peter Camilleri</dc:creator>
              <dc:date>2015-04-26T13:40:00</dc:date>
            </office:change-info>
          </text:insertion>
        </text:changed-region>
        <text:changed-region xml:id="ct250165936" text:id="ct250165936">
          <text:insertion>
            <office:change-info>
              <dc:creator>Peter Camilleri</dc:creator>
              <dc:date>2015-04-26T13:46:00</dc:date>
            </office:change-info>
          </text:insertion>
        </text:changed-region>
        <text:changed-region xml:id="ct250166040" text:id="ct250166040">
          <text:insertion>
            <office:change-info>
              <dc:creator>Peter Camilleri</dc:creator>
              <dc:date>2015-04-26T13:47:00</dc:date>
            </office:change-info>
          </text:insertion>
        </text:changed-region>
        <text:changed-region xml:id="ct247629296" text:id="ct247629296">
          <text:insertion>
            <office:change-info>
              <dc:creator>Peter Camilleri</dc:creator>
              <dc:date>2015-04-25T13:09:00</dc:date>
            </office:change-info>
          </text:insertion>
        </text:changed-region>
        <text:changed-region xml:id="ct247629400" text:id="ct247629400">
          <text:insertion>
            <office:change-info>
              <dc:creator>Peter Camilleri</dc:creator>
              <dc:date>2015-04-25T13:10:00</dc:date>
            </office:change-info>
          </text:insertion>
        </text:changed-region>
        <text:changed-region xml:id="ct247629608" text:id="ct247629608">
          <text:insertion>
            <office:change-info>
              <dc:creator>Peter Camilleri</dc:creator>
              <dc:date>2015-04-25T13:11:00</dc:date>
            </office:change-info>
          </text:insertion>
        </text:changed-region>
        <text:changed-region xml:id="ct247629712" text:id="ct247629712">
          <text:deletion>
            <office:change-info>
              <dc:creator>Peter Camilleri</dc:creator>
              <dc:date>2015-04-25T13:26:00</dc:date>
            </office:change-info>
            <text:p text:style-name="Text_20_body">.even?</text:p>
          </text:deletion>
        </text:changed-region>
        <text:changed-region xml:id="ct247629816" text:id="ct247629816">
          <text:insertion>
            <office:change-info>
              <dc:creator>Peter Camilleri</dc:creator>
              <dc:date>2015-04-25T13:25:00</dc:date>
            </office:change-info>
          </text:insertion>
        </text:changed-region>
        <text:changed-region xml:id="ct247629920" text:id="ct247629920">
          <text:insertion>
            <office:change-info>
              <dc:creator>Peter Camilleri</dc:creator>
              <dc:date>2015-04-25T13:25:00</dc:date>
            </office:change-info>
          </text:insertion>
        </text:changed-region>
        <text:changed-region xml:id="ct247630024" text:id="ct247630024">
          <text:insertion>
            <office:change-info>
              <dc:creator>Peter Camilleri</dc:creator>
              <dc:date>2015-04-25T13:25:00</dc:date>
            </office:change-info>
          </text:insertion>
        </text:changed-region>
        <text:changed-region xml:id="ct247630128" text:id="ct247630128">
          <text:insertion>
            <office:change-info>
              <dc:creator>Peter Camilleri</dc:creator>
              <dc:date>2015-04-25T13:25:00</dc:date>
            </office:change-info>
          </text:insertion>
        </text:changed-region>
        <text:changed-region xml:id="ct247630232" text:id="ct247630232">
          <text:insertion>
            <office:change-info>
              <dc:creator>Peter Camilleri</dc:creator>
              <dc:date>2015-04-25T13:25:00</dc:date>
            </office:change-info>
          </text:insertion>
        </text:changed-region>
        <text:changed-region xml:id="ct247630336" text:id="ct247630336">
          <text:insertion>
            <office:change-info>
              <dc:creator>Peter Camilleri</dc:creator>
              <dc:date>2015-04-25T13:27:00</dc:date>
            </office:change-info>
          </text:insertion>
        </text:changed-region>
        <text:changed-region xml:id="ct247630440" text:id="ct247630440">
          <text:insertion>
            <office:change-info>
              <dc:creator>Peter Camilleri</dc:creator>
              <dc:date>2015-04-25T13:27:00</dc:date>
            </office:change-info>
          </text:insertion>
        </text:changed-region>
        <text:changed-region xml:id="ct247630544" text:id="ct247630544">
          <text:deletion>
            <office:change-info>
              <dc:creator>Peter Camilleri</dc:creator>
              <dc:date>2015-04-25T13:29:00</dc:date>
            </office:change-info>
            <text:p text:style-name="Text_20_body">.gcd</text:p>
          </text:deletion>
        </text:changed-region>
        <text:changed-region xml:id="ct247630648" text:id="ct247630648">
          <text:insertion>
            <office:change-info>
              <dc:creator>Peter Camilleri</dc:creator>
              <dc:date>2015-04-25T13:25:00</dc:date>
            </office:change-info>
          </text:insertion>
        </text:changed-region>
        <text:changed-region xml:id="ct247630752" text:id="ct247630752">
          <text:deletion>
            <office:change-info>
              <dc:creator>Peter Camilleri</dc:creator>
              <dc:date>2015-04-25T13:31:00</dc:date>
            </office:change-info>
            <text:p text:style-name="Text_20_body">.lcm</text:p>
          </text:deletion>
        </text:changed-region>
        <text:changed-region xml:id="ct247630856" text:id="ct247630856">
          <text:insertion>
            <office:change-info>
              <dc:creator>Peter Camilleri</dc:creator>
              <dc:date>2015-04-25T13:25:00</dc:date>
            </office:change-info>
          </text:insertion>
        </text:changed-region>
        <text:changed-region xml:id="ct247631064" text:id="ct247631064">
          <text:deletion>
            <office:change-info>
              <dc:creator>Peter Camilleri</dc:creator>
              <dc:date>2015-04-25T13:39:00</dc:date>
            </office:change-info>
            <text:p text:style-name="Text_20_body"/>
            <text:p text:style-name="Text_20_body"/>
          </text:deletion>
        </text:changed-region>
        <text:changed-region xml:id="ct247630960" text:id="ct247630960">
          <text:deletion>
            <office:change-info>
              <dc:creator>Peter Camilleri</dc:creator>
              <dc:date>2015-04-25T13:37:00</dc:date>
            </office:change-info>
            <text:p text:style-name="Text_20_body">.odd?</text:p>
          </text:deletion>
        </text:changed-region>
        <text:changed-region xml:id="ct247631168" text:id="ct247631168">
          <text:insertion>
            <office:change-info>
              <dc:creator>Peter Camilleri</dc:creator>
              <dc:date>2015-04-25T13:25:00</dc:date>
            </office:change-info>
          </text:insertion>
        </text:changed-region>
        <text:changed-region xml:id="ct247631272" text:id="ct247631272">
          <text:deletion>
            <office:change-info>
              <dc:creator>Peter Camilleri</dc:creator>
              <dc:date>2015-04-25T13:41:00</dc:date>
            </office:change-info>
            <text:p text:style-name="Text_20_body">2*</text:p>
          </text:deletion>
        </text:changed-region>
        <text:changed-region xml:id="ct247631376" text:id="ct247631376">
          <text:insertion>
            <office:change-info>
              <dc:creator>Peter Camilleri</dc:creator>
              <dc:date>2015-04-25T13:24:00</dc:date>
            </office:change-info>
          </text:insertion>
        </text:changed-region>
        <text:changed-region xml:id="ct247631480" text:id="ct247631480">
          <text:insertion>
            <office:change-info>
              <dc:creator>Peter Camilleri</dc:creator>
              <dc:date>2015-04-25T13:25:00</dc:date>
            </office:change-info>
          </text:insertion>
        </text:changed-region>
        <text:changed-region xml:id="ct247631584" text:id="ct247631584">
          <text:insertion>
            <office:change-info>
              <dc:creator>Peter Camilleri</dc:creator>
              <dc:date>2015-04-25T13:42:00</dc:date>
            </office:change-info>
          </text:insertion>
        </text:changed-region>
        <text:changed-region xml:id="ct247631688" text:id="ct247631688">
          <text:insertion>
            <office:change-info>
              <dc:creator>Peter Camilleri</dc:creator>
              <dc:date>2015-04-25T13:25:00</dc:date>
            </office:change-info>
          </text:insertion>
        </text:changed-region>
        <text:changed-region xml:id="ct247631792" text:id="ct247631792">
          <text:insertion>
            <office:change-info>
              <dc:creator>Peter Camilleri</dc:creator>
              <dc:date>2015-04-25T13:25:00</dc:date>
            </office:change-info>
          </text:insertion>
        </text:changed-region>
        <text:changed-region xml:id="ct247631896" text:id="ct247631896">
          <text:insertion>
            <office:change-info>
              <dc:creator>Peter Camilleri</dc:creator>
              <dc:date>2015-04-25T13:42:00</dc:date>
            </office:change-info>
          </text:insertion>
        </text:changed-region>
        <text:changed-region xml:id="ct250118056" text:id="ct250118056">
          <text:insertion>
            <office:change-info>
              <dc:creator>Peter Camilleri</dc:creator>
              <dc:date>2015-04-25T13:42:00</dc:date>
            </office:change-info>
          </text:insertion>
        </text:changed-region>
        <text:changed-region xml:id="ct250118160" text:id="ct250118160">
          <text:deletion>
            <office:change-info>
              <dc:creator>Peter Camilleri</dc:creator>
              <dc:date>2015-04-25T13:42:00</dc:date>
            </office:change-info>
            <text:p text:style-name="Text_20_body">2/</text:p>
          </text:deletion>
        </text:changed-region>
        <text:changed-region xml:id="ct250118264" text:id="ct250118264">
          <text:insertion>
            <office:change-info>
              <dc:creator>Peter Camilleri</dc:creator>
              <dc:date>2015-04-25T13:25:00</dc:date>
            </office:change-info>
          </text:insertion>
        </text:changed-region>
        <text:changed-region xml:id="ct250118368" text:id="ct250118368">
          <text:deletion>
            <office:change-info>
              <dc:creator>Peter Camilleri</dc:creator>
              <dc:date>2015-04-25T13:46:00</dc:date>
            </office:change-info>
            <text:p text:style-name="Standard"/>
            <text:p text:style-name="Text_20_body">&lt;&lt;</text:p>
          </text:deletion>
        </text:changed-region>
        <text:changed-region xml:id="ct250118472" text:id="ct250118472">
          <text:insertion>
            <office:change-info>
              <dc:creator>Peter Camilleri</dc:creator>
              <dc:date>2015-04-25T13:25:00</dc:date>
            </office:change-info>
          </text:insertion>
        </text:changed-region>
        <text:changed-region xml:id="ct250118576" text:id="ct250118576">
          <text:deletion>
            <office:change-info>
              <dc:creator>Peter Camilleri</dc:creator>
              <dc:date>2015-04-25T13:55:00</dc:date>
            </office:change-info>
            <text:p text:style-name="Standard"/>
            <text:p text:style-name="Text_20_body">&gt;&gt;</text:p>
          </text:deletion>
        </text:changed-region>
        <text:changed-region xml:id="ct250118680" text:id="ct250118680">
          <text:insertion>
            <office:change-info>
              <dc:creator>Peter Camilleri</dc:creator>
              <dc:date>2015-04-25T13:25:00</dc:date>
            </office:change-info>
          </text:insertion>
        </text:changed-region>
        <text:changed-region xml:id="ct250118784" text:id="ct250118784">
          <text:deletion>
            <office:change-info>
              <dc:creator>Peter Camilleri</dc:creator>
              <dc:date>2015-04-25T14:29:00</dc:date>
            </office:change-info>
            <text:p text:style-name="Standard"/>
            <text:p text:style-name="Text_20_body">and</text:p>
          </text:deletion>
        </text:changed-region>
        <text:changed-region xml:id="ct250118888" text:id="ct250118888">
          <text:insertion>
            <office:change-info>
              <dc:creator>Peter Camilleri</dc:creator>
              <dc:date>2015-04-25T13:25:00</dc:date>
            </office:change-info>
          </text:insertion>
        </text:changed-region>
        <text:changed-region xml:id="ct250118992" text:id="ct250118992">
          <text:deletion>
            <office:change-info>
              <dc:creator>Peter Camilleri</dc:creator>
              <dc:date>2015-04-25T14:31:00</dc:date>
            </office:change-info>
            <text:p text:style-name="Text_20_body"/>
            <text:p text:style-name="Text_20_body">com</text:p>
          </text:deletion>
        </text:changed-region>
        <text:changed-region xml:id="ct250119096" text:id="ct250119096">
          <text:insertion>
            <office:change-info>
              <dc:creator>Peter Camilleri</dc:creator>
              <dc:date>2015-04-25T13:25:00</dc:date>
            </office:change-info>
          </text:insertion>
        </text:changed-region>
        <text:changed-region xml:id="ct250119200" text:id="ct250119200">
          <text:deletion>
            <office:change-info>
              <dc:creator>Peter Camilleri</dc:creator>
              <dc:date>2015-04-25T14:33:00</dc:date>
            </office:change-info>
            <text:p text:style-name="Text_20_body"/>
            <text:p text:style-name="Text_20_body">or</text:p>
          </text:deletion>
        </text:changed-region>
        <text:changed-region xml:id="ct250119304" text:id="ct250119304">
          <text:insertion>
            <office:change-info>
              <dc:creator>Peter Camilleri</dc:creator>
              <dc:date>2015-04-25T13:25:00</dc:date>
            </office:change-info>
          </text:insertion>
        </text:changed-region>
        <text:changed-region xml:id="ct250119408" text:id="ct250119408">
          <text:insertion>
            <office:change-info>
              <dc:creator>Peter Camilleri</dc:creator>
              <dc:date>2015-04-25T14:34:00</dc:date>
            </office:change-info>
          </text:insertion>
        </text:changed-region>
        <text:changed-region xml:id="ct250119512" text:id="ct250119512">
          <text:insertion>
            <office:change-info>
              <dc:creator>Peter Camilleri</dc:creator>
              <dc:date>2015-04-25T13:25:00</dc:date>
            </office:change-info>
          </text:insertion>
        </text:changed-region>
        <text:changed-region xml:id="ct250119616" text:id="ct250119616">
          <text:insertion>
            <office:change-info>
              <dc:creator>Peter Camilleri</dc:creator>
              <dc:date>2015-04-25T13:25:00</dc:date>
            </office:change-info>
          </text:insertion>
        </text:changed-region>
        <text:changed-region xml:id="ct250119720" text:id="ct250119720">
          <text:insertion>
            <office:change-info>
              <dc:creator>Peter Camilleri</dc:creator>
              <dc:date>2015-04-25T14:35:00</dc:date>
            </office:change-info>
          </text:insertion>
        </text:changed-region>
        <text:changed-region xml:id="ct250119824" text:id="ct250119824">
          <text:insertion>
            <office:change-info>
              <dc:creator>Peter Camilleri</dc:creator>
              <dc:date>2015-04-25T14:35:00</dc:date>
            </office:change-info>
          </text:insertion>
        </text:changed-region>
        <text:changed-region xml:id="ct250119928" text:id="ct250119928">
          <text:deletion>
            <office:change-info>
              <dc:creator>Peter Camilleri</dc:creator>
              <dc:date>2015-04-25T14:35:00</dc:date>
            </office:change-info>
            <text:p text:style-name="Standard"/>
            <text:p text:style-name="Text_20_body">xor</text:p>
          </text:deletion>
        </text:changed-region>
        <text:changed-region xml:id="ct250120032" text:id="ct250120032">
          <text:insertion>
            <office:change-info>
              <dc:creator>Peter Camilleri</dc:creator>
              <dc:date>2015-04-25T13:25:00</dc:date>
            </office:change-info>
          </text:insertion>
        </text:changed-region>
        <text:changed-region xml:id="ct250120136" text:id="ct250120136">
          <text:insertion>
            <office:change-info>
              <dc:creator>Peter Camilleri</dc:creator>
              <dc:date>2015-04-25T15:11:00</dc:date>
            </office:change-info>
          </text:insertion>
        </text:changed-region>
        <text:changed-region xml:id="ct250120240" text:id="ct250120240">
          <text:insertion>
            <office:change-info>
              <dc:creator>Peter Camilleri</dc:creator>
              <dc:date>2015-04-25T15:09:00</dc:date>
            </office:change-info>
          </text:insertion>
        </text:changed-region>
        <text:changed-region xml:id="ct250120344" text:id="ct250120344">
          <text:insertion>
            <office:change-info>
              <dc:creator>Peter Camilleri</dc:creator>
              <dc:date>2015-04-25T15:09:00</dc:date>
            </office:change-info>
          </text:insertion>
        </text:changed-region>
        <text:changed-region xml:id="ct250120448" text:id="ct250120448">
          <text:insertion>
            <office:change-info>
              <dc:creator>Peter Camilleri</dc:creator>
              <dc:date>2015-04-25T15:09:00</dc:date>
            </office:change-info>
          </text:insertion>
        </text:changed-region>
        <text:changed-region xml:id="ct250120552" text:id="ct250120552">
          <text:insertion>
            <office:change-info>
              <dc:creator>Peter Camilleri</dc:creator>
              <dc:date>2015-04-25T15:10:00</dc:date>
            </office:change-info>
          </text:insertion>
        </text:changed-region>
        <text:changed-region xml:id="ct250120656" text:id="ct250120656">
          <text:insertion>
            <office:change-info>
              <dc:creator>Peter Camilleri</dc:creator>
              <dc:date>2015-04-25T15:10:00</dc:date>
            </office:change-info>
          </text:insertion>
        </text:changed-region>
        <text:changed-region xml:id="ct250120760" text:id="ct250120760">
          <text:insertion>
            <office:change-info>
              <dc:creator>Peter Camilleri</dc:creator>
              <dc:date>2015-04-25T15:10:00</dc:date>
            </office:change-info>
          </text:insertion>
        </text:changed-region>
        <text:changed-region xml:id="ct250120864" text:id="ct250120864">
          <text:insertion>
            <office:change-info>
              <dc:creator>Peter Camilleri</dc:creator>
              <dc:date>2015-04-25T15:10:00</dc:date>
            </office:change-info>
          </text:insertion>
        </text:changed-region>
        <text:changed-region xml:id="ct250120968" text:id="ct250120968">
          <text:insertion>
            <office:change-info>
              <dc:creator>Peter Camilleri</dc:creator>
              <dc:date>2015-04-25T15:10:00</dc:date>
            </office:change-info>
          </text:insertion>
        </text:changed-region>
        <text:changed-region xml:id="ct250121072" text:id="ct250121072">
          <text:insertion>
            <office:change-info>
              <dc:creator>Peter Camilleri</dc:creator>
              <dc:date>2015-04-25T15:10:00</dc:date>
            </office:change-info>
          </text:insertion>
        </text:changed-region>
        <text:changed-region xml:id="ct250121176" text:id="ct250121176">
          <text:insertion>
            <office:change-info>
              <dc:creator>Peter Camilleri</dc:creator>
              <dc:date>2015-04-25T15:10:00</dc:date>
            </office:change-info>
          </text:insertion>
        </text:changed-region>
        <text:changed-region xml:id="ct250121280" text:id="ct250121280">
          <text:insertion>
            <office:change-info>
              <dc:creator>Peter Camilleri</dc:creator>
              <dc:date>2015-04-25T15:10:00</dc:date>
            </office:change-info>
          </text:insertion>
        </text:changed-region>
        <text:changed-region xml:id="ct250121384" text:id="ct250121384">
          <text:deletion>
            <office:change-info>
              <dc:creator>Peter Camilleri</dc:creator>
              <dc:date>2015-04-25T17:35:00</dc:date>
            </office:change-info>
            <text:p text:style-name="P1">Ipsum lorem</text:p>
          </text:deletion>
        </text:changed-region>
        <text:changed-region xml:id="ct250121488" text:id="ct250121488">
          <text:insertion>
            <office:change-info>
              <dc:creator>Peter Camilleri</dc:creator>
              <dc:date>2015-04-25T17:35:00</dc:date>
            </office:change-info>
          </text:insertion>
        </text:changed-region>
        <text:changed-region xml:id="ct250121592" text:id="ct250121592">
          <text:insertion>
            <office:change-info>
              <dc:creator>Peter Camilleri</dc:creator>
              <dc:date>2015-04-25T17:36:00</dc:date>
            </office:change-info>
          </text:insertion>
        </text:changed-region>
        <text:changed-region xml:id="ct250121696" text:id="ct250121696">
          <text:insertion>
            <office:change-info>
              <dc:creator>Peter Camilleri</dc:creator>
              <dc:date>2015-04-25T17:37:00</dc:date>
            </office:change-info>
          </text:insertion>
        </text:changed-region>
        <text:changed-region xml:id="ct250121800" text:id="ct250121800">
          <text:insertion>
            <office:change-info>
              <dc:creator>Peter Camilleri</dc:creator>
              <dc:date>2015-04-25T18:11:00</dc:date>
            </office:change-info>
          </text:insertion>
        </text:changed-region>
        <text:changed-region xml:id="ct250121904" text:id="ct250121904">
          <text:insertion>
            <office:change-info>
              <dc:creator>Peter Camilleri</dc:creator>
              <dc:date>2015-04-25T18:12:00</dc:date>
            </office:change-info>
          </text:insertion>
        </text:changed-region>
        <text:changed-region xml:id="ct250122008" text:id="ct250122008">
          <text:insertion>
            <office:change-info>
              <dc:creator>Peter Camilleri</dc:creator>
              <dc:date>2015-04-25T18:14:00</dc:date>
            </office:change-info>
          </text:insertion>
        </text:changed-region>
        <text:changed-region xml:id="ct250158928" text:id="ct250158928">
          <text:insertion>
            <office:change-info>
              <dc:creator>Peter Camilleri</dc:creator>
              <dc:date>2015-04-25T18:13:00</dc:date>
            </office:change-info>
          </text:insertion>
        </text:changed-region>
        <text:changed-region xml:id="ct250160072" text:id="ct250160072">
          <text:insertion>
            <office:change-info>
              <dc:creator>Peter Camilleri</dc:creator>
              <dc:date>2015-04-25T18:13:00</dc:date>
            </office:change-info>
          </text:insertion>
        </text:changed-region>
        <text:changed-region xml:id="ct250160176" text:id="ct250160176">
          <text:deletion>
            <office:change-info>
              <dc:creator>Peter Camilleri</dc:creator>
              <dc:date>2015-04-25T17:45:00</dc:date>
            </office:change-info>
            <text:p text:style-name="Text_20_body"/>
            <text:p text:style-name="Text_20_body">*</text:p>
          </text:deletion>
        </text:changed-region>
        <text:changed-region xml:id="ct250160280" text:id="ct250160280">
          <text:insertion>
            <office:change-info>
              <dc:creator>Peter Camilleri</dc:creator>
              <dc:date>2015-04-25T17:38:00</dc:date>
            </office:change-info>
          </text:insertion>
        </text:changed-region>
        <text:changed-region xml:id="ct250160384" text:id="ct250160384">
          <text:deletion>
            <office:change-info>
              <dc:creator>Peter Camilleri</dc:creator>
              <dc:date>2015-04-25T18:16:00</dc:date>
            </office:change-info>
            <text:p text:style-name="Standard"/>
            <text:p text:style-name="Text_20_body">**</text:p>
          </text:deletion>
        </text:changed-region>
        <text:changed-region xml:id="ct250160488" text:id="ct250160488">
          <text:insertion>
            <office:change-info>
              <dc:creator>Peter Camilleri</dc:creator>
              <dc:date>2015-04-25T17:38:00</dc:date>
            </office:change-info>
          </text:insertion>
        </text:changed-region>
        <text:changed-region xml:id="ct250160592" text:id="ct250160592">
          <text:insertion>
            <office:change-info>
              <dc:creator>Peter Camilleri</dc:creator>
              <dc:date>2015-04-25T22:45:00</dc:date>
            </office:change-info>
          </text:insertion>
        </text:changed-region>
        <text:changed-region xml:id="ct250160696" text:id="ct250160696">
          <text:insertion>
            <office:change-info>
              <dc:creator>Peter Camilleri</dc:creator>
              <dc:date>2015-04-25T22:46:00</dc:date>
            </office:change-info>
          </text:insertion>
        </text:changed-region>
        <text:changed-region xml:id="ct250160800" text:id="ct250160800">
          <text:insertion>
            <office:change-info>
              <dc:creator>Peter Camilleri</dc:creator>
              <dc:date>2015-04-25T17:38:00</dc:date>
            </office:change-info>
          </text:insertion>
        </text:changed-region>
        <text:changed-region xml:id="ct250160904" text:id="ct250160904">
          <text:insertion>
            <office:change-info>
              <dc:creator>Peter Camilleri</dc:creator>
              <dc:date>2015-04-25T17:38:00</dc:date>
            </office:change-info>
          </text:insertion>
        </text:changed-region>
        <text:changed-region xml:id="ct250161008" text:id="ct250161008">
          <text:insertion>
            <office:change-info>
              <dc:creator>Peter Camilleri</dc:creator>
              <dc:date>2015-04-25T17:38:00</dc:date>
            </office:change-info>
          </text:insertion>
        </text:changed-region>
        <text:changed-region xml:id="ct250161112" text:id="ct250161112">
          <text:insertion>
            <office:change-info>
              <dc:creator>Peter Camilleri</dc:creator>
              <dc:date>2015-04-25T17:38:00</dc:date>
            </office:change-info>
          </text:insertion>
        </text:changed-region>
        <text:changed-region xml:id="ct250161216" text:id="ct250161216">
          <text:insertion>
            <office:change-info>
              <dc:creator>Peter Camilleri</dc:creator>
              <dc:date>2015-04-25T17:38:00</dc:date>
            </office:change-info>
          </text:insertion>
        </text:changed-region>
        <text:changed-region xml:id="ct250161320" text:id="ct250161320">
          <text:insertion>
            <office:change-info>
              <dc:creator>Peter Camilleri</dc:creator>
              <dc:date>2015-04-25T17:38:00</dc:date>
            </office:change-info>
          </text:insertion>
        </text:changed-region>
        <text:changed-region xml:id="ct250161424" text:id="ct250161424">
          <text:insertion>
            <office:change-info>
              <dc:creator>Peter Camilleri</dc:creator>
              <dc:date>2015-04-25T17:38:00</dc:date>
            </office:change-info>
          </text:insertion>
        </text:changed-region>
        <text:changed-region xml:id="ct250161528" text:id="ct250161528">
          <text:insertion>
            <office:change-info>
              <dc:creator>Peter Camilleri</dc:creator>
              <dc:date>2015-04-25T22:38:00</dc:date>
            </office:change-info>
          </text:insertion>
        </text:changed-region>
        <text:changed-region xml:id="ct250161632" text:id="ct250161632">
          <text:insertion>
            <office:change-info>
              <dc:creator>Peter Camilleri</dc:creator>
              <dc:date>2015-04-25T22:38:00</dc:date>
            </office:change-info>
          </text:insertion>
        </text:changed-region>
        <text:changed-region xml:id="ct250161736" text:id="ct250161736">
          <text:deletion>
            <office:change-info>
              <dc:creator>Peter Camilleri</dc:creator>
              <dc:date>2015-04-25T22:48:00</dc:date>
            </office:change-info>
            <text:p text:style-name="Text_20_body">+</text:p>
          </text:deletion>
        </text:changed-region>
        <text:changed-region xml:id="ct250161840" text:id="ct250161840">
          <text:insertion>
            <office:change-info>
              <dc:creator>Peter Camilleri</dc:creator>
              <dc:date>2015-04-25T17:38:00</dc:date>
            </office:change-info>
          </text:insertion>
        </text:changed-region>
        <text:changed-region xml:id="ct250161944" text:id="ct250161944">
          <text:insertion>
            <office:change-info>
              <dc:creator>Peter Camilleri</dc:creator>
              <dc:date>2015-04-25T17:38:00</dc:date>
            </office:change-info>
          </text:insertion>
        </text:changed-region>
        <text:changed-region xml:id="ct250162048" text:id="ct250162048">
          <text:insertion>
            <office:change-info>
              <dc:creator>Peter Camilleri</dc:creator>
              <dc:date>2015-04-25T17:38:00</dc:date>
            </office:change-info>
          </text:insertion>
        </text:changed-region>
        <text:changed-region xml:id="ct250162152" text:id="ct250162152">
          <text:insertion>
            <office:change-info>
              <dc:creator>Peter Camilleri</dc:creator>
              <dc:date>2015-04-25T17:38:00</dc:date>
            </office:change-info>
          </text:insertion>
        </text:changed-region>
        <text:changed-region xml:id="ct250162256" text:id="ct250162256">
          <text:insertion>
            <office:change-info>
              <dc:creator>Peter Camilleri</dc:creator>
              <dc:date>2015-04-25T17:38:00</dc:date>
            </office:change-info>
          </text:insertion>
        </text:changed-region>
        <text:changed-region xml:id="ct250162360" text:id="ct250162360">
          <text:insertion>
            <office:change-info>
              <dc:creator>Peter Camilleri</dc:creator>
              <dc:date>2015-04-26T10:10:00</dc:date>
            </office:change-info>
          </text:insertion>
        </text:changed-region>
        <text:changed-region xml:id="ct250162464" text:id="ct250162464">
          <text:insertion>
            <office:change-info>
              <dc:creator>Peter Camilleri</dc:creator>
              <dc:date>2015-04-26T10:10:00</dc:date>
            </office:change-info>
          </text:insertion>
        </text:changed-region>
        <text:changed-region xml:id="ct250162568" text:id="ct250162568">
          <text:insertion>
            <office:change-info>
              <dc:creator>Peter Camilleri</dc:creator>
              <dc:date>2015-04-25T17:38:00</dc:date>
            </office:change-info>
          </text:insertion>
        </text:changed-region>
        <text:changed-region xml:id="ct250162672" text:id="ct250162672">
          <text:insertion>
            <office:change-info>
              <dc:creator>Peter Camilleri</dc:creator>
              <dc:date>2015-04-26T10:09:00</dc:date>
            </office:change-info>
          </text:insertion>
        </text:changed-region>
        <text:changed-region xml:id="ct250162776" text:id="ct250162776">
          <text:insertion>
            <office:change-info>
              <dc:creator>Peter Camilleri</dc:creator>
              <dc:date>2015-04-26T10:09:00</dc:date>
            </office:change-info>
          </text:insertion>
        </text:changed-region>
        <text:changed-region xml:id="ct250162880" text:id="ct250162880">
          <text:insertion>
            <office:change-info>
              <dc:creator>Peter Camilleri</dc:creator>
              <dc:date>2015-04-26T10:09:00</dc:date>
            </office:change-info>
          </text:insertion>
        </text:changed-region>
        <text:changed-region xml:id="ct250163024" text:id="ct250163024">
          <text:insertion>
            <office:change-info>
              <dc:creator>Peter Camilleri</dc:creator>
              <dc:date>2015-04-26T10:11:00</dc:date>
            </office:change-info>
          </text:insertion>
        </text:changed-region>
        <text:changed-region xml:id="ct250163128" text:id="ct250163128">
          <text:insertion>
            <office:change-info>
              <dc:creator>Peter Camilleri</dc:creator>
              <dc:date>2015-04-26T10:10:00</dc:date>
            </office:change-info>
          </text:insertion>
        </text:changed-region>
        <text:changed-region xml:id="ct250163232" text:id="ct250163232">
          <text:deletion>
            <office:change-info>
              <dc:creator>Peter Camilleri</dc:creator>
              <dc:date>2015-04-25T22:49:00</dc:date>
            </office:change-info>
            <text:p text:style-name="Text_20_body"/>
            <text:p text:style-name="Text_20_body">-</text:p>
          </text:deletion>
        </text:changed-region>
        <text:changed-region xml:id="ct250163336" text:id="ct250163336">
          <text:insertion>
            <office:change-info>
              <dc:creator>Peter Camilleri</dc:creator>
              <dc:date>2015-04-25T17:38:00</dc:date>
            </office:change-info>
          </text:insertion>
        </text:changed-region>
        <text:changed-region xml:id="ct250163544" text:id="ct250163544">
          <text:deletion>
            <office:change-info>
              <dc:creator>Peter Camilleri</dc:creator>
              <dc:date>2015-04-25T22:49:00</dc:date>
            </office:change-info>
            <text:p text:style-name="Text_20_body">.1/x</text:p>
          </text:deletion>
        </text:changed-region>
        <text:changed-region xml:id="ct250163440" text:id="ct250163440">
          <text:deletion>
            <office:change-info>
              <dc:creator>Peter Camilleri</dc:creator>
              <dc:date>2015-04-25T22:50:00</dc:date>
            </office:change-info>
            <text:p text:style-name="Text_20_body"/>
            <text:p text:style-name="Text_20_body"/>
          </text:deletion>
        </text:changed-region>
        <text:changed-region xml:id="ct250163648" text:id="ct250163648">
          <text:insertion>
            <office:change-info>
              <dc:creator>Peter Camilleri</dc:creator>
              <dc:date>2015-04-25T17:38:00</dc:date>
            </office:change-info>
          </text:insertion>
        </text:changed-region>
        <text:changed-region xml:id="ct250163752" text:id="ct250163752">
          <text:deletion>
            <office:change-info>
              <dc:creator>Peter Camilleri</dc:creator>
              <dc:date>2015-04-25T22:52:00</dc:date>
            </office:change-info>
            <text:p text:style-name="Text_20_body"/>
            <text:p text:style-name="Text_20_body">.10**</text:p>
          </text:deletion>
        </text:changed-region>
        <text:changed-region xml:id="ct250163856" text:id="ct250163856">
          <text:insertion>
            <office:change-info>
              <dc:creator>Peter Camilleri</dc:creator>
              <dc:date>2015-04-25T17:38:00</dc:date>
            </office:change-info>
          </text:insertion>
        </text:changed-region>
        <text:changed-region xml:id="ct250163960" text:id="ct250163960">
          <text:deletion>
            <office:change-info>
              <dc:creator>Peter Camilleri</dc:creator>
              <dc:date>2015-04-25T23:06:00</dc:date>
            </office:change-info>
            <text:p text:style-name="Text_20_body"/>
            <text:p text:style-name="Text_20_body">.2**</text:p>
          </text:deletion>
        </text:changed-region>
        <text:changed-region xml:id="ct250164064" text:id="ct250164064">
          <text:insertion>
            <office:change-info>
              <dc:creator>Peter Camilleri</dc:creator>
              <dc:date>2015-04-25T17:38:00</dc:date>
            </office:change-info>
          </text:insertion>
        </text:changed-region>
        <text:changed-region xml:id="ct250164272" text:id="ct250164272">
          <text:deletion>
            <office:change-info>
              <dc:creator>Peter Camilleri</dc:creator>
              <dc:date>2015-04-25T23:06:00</dc:date>
            </office:change-info>
            <text:p text:style-name="Text_20_body">.abs</text:p>
          </text:deletion>
        </text:changed-region>
        <text:changed-region xml:id="ct250164168" text:id="ct250164168">
          <text:deletion>
            <office:change-info>
              <dc:creator>Peter Camilleri</dc:creator>
              <dc:date>2015-04-25T23:07:00</dc:date>
            </office:change-info>
            <text:p text:style-name="Text_20_body"/>
            <text:p text:style-name="Text_20_body"/>
          </text:deletion>
        </text:changed-region>
        <text:changed-region xml:id="ct250164376" text:id="ct250164376">
          <text:insertion>
            <office:change-info>
              <dc:creator>Peter Camilleri</dc:creator>
              <dc:date>2015-04-25T17:38:00</dc:date>
            </office:change-info>
          </text:insertion>
        </text:changed-region>
        <text:changed-region xml:id="ct250164480" text:id="ct250164480">
          <text:deletion>
            <office:change-info>
              <dc:creator>Peter Camilleri</dc:creator>
              <dc:date>2015-04-25T23:07:00</dc:date>
            </office:change-info>
            <text:p text:style-name="Text_20_body"/>
            <text:p text:style-name="Text_20_body">.acos</text:p>
          </text:deletion>
        </text:changed-region>
        <text:changed-region xml:id="ct250164584" text:id="ct250164584">
          <text:insertion>
            <office:change-info>
              <dc:creator>Peter Camilleri</dc:creator>
              <dc:date>2015-04-25T17:38:00</dc:date>
            </office:change-info>
          </text:insertion>
        </text:changed-region>
        <text:changed-region xml:id="ct250165000" text:id="ct250165000">
          <text:insertion>
            <office:change-info>
              <dc:creator>Peter Camilleri</dc:creator>
              <dc:date>2015-04-26T13:39:00</dc:date>
            </office:change-info>
          </text:insertion>
        </text:changed-region>
        <text:changed-region xml:id="ct250165104" text:id="ct250165104">
          <text:insertion>
            <office:change-info>
              <dc:creator>Peter Camilleri</dc:creator>
              <dc:date>2015-04-26T13:38:00</dc:date>
            </office:change-info>
          </text:insertion>
        </text:changed-region>
        <text:changed-region xml:id="ct250165208" text:id="ct250165208">
          <text:insertion>
            <office:change-info>
              <dc:creator>Peter Camilleri</dc:creator>
              <dc:date>2015-04-25T17:38:00</dc:date>
            </office:change-info>
          </text:insertion>
        </text:changed-region>
        <text:changed-region xml:id="ct250165312" text:id="ct250165312">
          <text:insertion>
            <office:change-info>
              <dc:creator>Peter Camilleri</dc:creator>
              <dc:date>2015-04-25T17:38:00</dc:date>
            </office:change-info>
          </text:insertion>
        </text:changed-region>
        <text:changed-region xml:id="ct250165416" text:id="ct250165416">
          <text:insertion>
            <office:change-info>
              <dc:creator>Peter Camilleri</dc:creator>
              <dc:date>2015-04-26T13:45:00</dc:date>
            </office:change-info>
          </text:insertion>
        </text:changed-region>
        <text:changed-region xml:id="ct250165520" text:id="ct250165520">
          <text:insertion>
            <office:change-info>
              <dc:creator>Peter Camilleri</dc:creator>
              <dc:date>2015-04-26T13:45:00</dc:date>
            </office:change-info>
          </text:insertion>
        </text:changed-region>
        <text:changed-region xml:id="ct250165624" text:id="ct250165624">
          <text:insertion>
            <office:change-info>
              <dc:creator>Peter Camilleri</dc:creator>
              <dc:date>2015-04-26T13:45:00</dc:date>
            </office:change-info>
          </text:insertion>
        </text:changed-region>
        <text:changed-region xml:id="ct250165728" text:id="ct250165728">
          <text:insertion>
            <office:change-info>
              <dc:creator>Peter Camilleri</dc:creator>
              <dc:date>2015-04-26T13:45:00</dc:date>
            </office:change-info>
          </text:insertion>
        </text:changed-region>
        <text:changed-region xml:id="ct250165832" text:id="ct250165832">
          <text:deletion>
            <office:change-info>
              <dc:creator>Peter Camilleri</dc:creator>
              <dc:date>2015-04-25T23:09:00</dc:date>
            </office:change-info>
            <text:p text:style-name="Text_20_body"/>
            <text:p text:style-name="Text_20_body">.acosh</text:p>
          </text:deletion>
        </text:changed-region>
        <text:changed-region xml:id="ct250166144" text:id="ct250166144">
          <text:insertion>
            <office:change-info>
              <dc:creator>Peter Camilleri</dc:creator>
              <dc:date>2015-04-25T17:38:00</dc:date>
            </office:change-info>
          </text:insertion>
        </text:changed-region>
        <text:changed-region xml:id="ct250166248" text:id="ct250166248">
          <text:insertion>
            <office:change-info>
              <dc:creator>Peter Camilleri</dc:creator>
              <dc:date>2015-04-25T17:38:00</dc:date>
            </office:change-info>
          </text:insertion>
        </text:changed-region>
        <text:changed-region xml:id="ct250166352" text:id="ct250166352">
          <text:insertion>
            <office:change-info>
              <dc:creator>Peter Camilleri</dc:creator>
              <dc:date>2015-04-25T17:38:00</dc:date>
            </office:change-info>
          </text:insertion>
        </text:changed-region>
        <text:changed-region xml:id="ct250166456" text:id="ct250166456">
          <text:deletion>
            <office:change-info>
              <dc:creator>Peter Camilleri</dc:creator>
              <dc:date>2015-04-25T23:09:00</dc:date>
            </office:change-info>
            <text:p text:style-name="Text_20_body"/>
            <text:p text:style-name="Text_20_body">.angle</text:p>
          </text:deletion>
        </text:changed-region>
        <text:changed-region xml:id="ct250166560" text:id="ct250166560">
          <text:insertion>
            <office:change-info>
              <dc:creator>Peter Camilleri</dc:creator>
              <dc:date>2015-04-25T17:38:00</dc:date>
            </office:change-info>
          </text:insertion>
        </text:changed-region>
        <text:changed-region xml:id="ct250166664" text:id="ct250166664">
          <text:insertion>
            <office:change-info>
              <dc:creator>Peter Camilleri</dc:creator>
              <dc:date>2015-04-25T17:38:00</dc:date>
            </office:change-info>
          </text:insertion>
        </text:changed-region>
        <text:changed-region xml:id="ct250166768" text:id="ct250166768">
          <text:insertion>
            <office:change-info>
              <dc:creator>Peter Camilleri</dc:creator>
              <dc:date>2015-04-25T17:38:00</dc:date>
            </office:change-info>
          </text:insertion>
        </text:changed-region>
        <text:changed-region xml:id="ct250166872" text:id="ct250166872">
          <text:insertion>
            <office:change-info>
              <dc:creator>Peter Camilleri</dc:creator>
              <dc:date>2015-04-25T17:38:00</dc:date>
            </office:change-info>
          </text:insertion>
        </text:changed-region>
        <text:changed-region xml:id="ct250166976" text:id="ct250166976">
          <text:deletion>
            <office:change-info>
              <dc:creator>Peter Camilleri</dc:creator>
              <dc:date>2015-04-25T23:09:00</dc:date>
            </office:change-info>
            <text:p text:style-name="Text_20_body"/>
            <text:p text:style-name="Text_20_body">.asin</text:p>
          </text:deletion>
        </text:changed-region>
        <text:changed-region xml:id="ct250167120" text:id="ct250167120">
          <text:insertion>
            <office:change-info>
              <dc:creator>Peter Camilleri</dc:creator>
              <dc:date>2015-04-25T17:38:00</dc:date>
            </office:change-info>
          </text:insertion>
        </text:changed-region>
        <text:changed-region xml:id="ct250167224" text:id="ct250167224">
          <text:insertion>
            <office:change-info>
              <dc:creator>Peter Camilleri</dc:creator>
              <dc:date>2015-04-25T17:38:00</dc:date>
            </office:change-info>
          </text:insertion>
        </text:changed-region>
        <text:changed-region xml:id="ct250167328" text:id="ct250167328">
          <text:insertion>
            <office:change-info>
              <dc:creator>Peter Camilleri</dc:creator>
              <dc:date>2015-04-25T17:38:00</dc:date>
            </office:change-info>
          </text:insertion>
        </text:changed-region>
        <text:changed-region xml:id="ct250167432" text:id="ct250167432">
          <text:insertion>
            <office:change-info>
              <dc:creator>Peter Camilleri</dc:creator>
              <dc:date>2015-04-25T17:38:00</dc:date>
            </office:change-info>
          </text:insertion>
        </text:changed-region>
        <text:changed-region xml:id="ct250167536" text:id="ct250167536">
          <text:insertion>
            <office:change-info>
              <dc:creator>Peter Camilleri</dc:creator>
              <dc:date>2015-04-25T17:38:00</dc:date>
            </office:change-info>
          </text:insertion>
        </text:changed-region>
        <text:changed-region xml:id="ct250167640" text:id="ct250167640">
          <text:deletion>
            <office:change-info>
              <dc:creator>Peter Camilleri</dc:creator>
              <dc:date>2015-04-25T23:09:00</dc:date>
            </office:change-info>
            <text:p text:style-name="Text_20_body"/>
            <text:p text:style-name="Text_20_body">.asinh</text:p>
          </text:deletion>
        </text:changed-region>
        <text:changed-region xml:id="ct250167744" text:id="ct250167744">
          <text:insertion>
            <office:change-info>
              <dc:creator>Peter Camilleri</dc:creator>
              <dc:date>2015-04-25T17:38:00</dc:date>
            </office:change-info>
          </text:insertion>
        </text:changed-region>
        <text:changed-region xml:id="ct250167848" text:id="ct250167848">
          <text:insertion>
            <office:change-info>
              <dc:creator>Peter Camilleri</dc:creator>
              <dc:date>2015-04-25T17:38:00</dc:date>
            </office:change-info>
          </text:insertion>
        </text:changed-region>
        <text:changed-region xml:id="ct250167952" text:id="ct250167952">
          <text:insertion>
            <office:change-info>
              <dc:creator>Peter Camilleri</dc:creator>
              <dc:date>2015-04-25T17:38:00</dc:date>
            </office:change-info>
          </text:insertion>
        </text:changed-region>
        <text:changed-region xml:id="ct250168056" text:id="ct250168056">
          <text:insertion>
            <office:change-info>
              <dc:creator>Peter Camilleri</dc:creator>
              <dc:date>2015-04-25T17:38:00</dc:date>
            </office:change-info>
          </text:insertion>
        </text:changed-region>
        <text:changed-region xml:id="ct250168160" text:id="ct250168160">
          <text:insertion>
            <office:change-info>
              <dc:creator>Peter Camilleri</dc:creator>
              <dc:date>2015-04-25T17:38:00</dc:date>
            </office:change-info>
          </text:insertion>
        </text:changed-region>
        <text:changed-region xml:id="ct250168264" text:id="ct250168264">
          <text:deletion>
            <office:change-info>
              <dc:creator>Peter Camilleri</dc:creator>
              <dc:date>2015-04-25T23:10:00</dc:date>
            </office:change-info>
            <text:p text:style-name="Text_20_body"/>
            <text:p text:style-name="Text_20_body">.atan</text:p>
          </text:deletion>
        </text:changed-region>
        <text:changed-region xml:id="ct250168368" text:id="ct250168368">
          <text:insertion>
            <office:change-info>
              <dc:creator>Peter Camilleri</dc:creator>
              <dc:date>2015-04-25T17:38:00</dc:date>
            </office:change-info>
          </text:insertion>
        </text:changed-region>
        <text:changed-region xml:id="ct250168472" text:id="ct250168472">
          <text:insertion>
            <office:change-info>
              <dc:creator>Peter Camilleri</dc:creator>
              <dc:date>2015-04-25T17:38:00</dc:date>
            </office:change-info>
          </text:insertion>
        </text:changed-region>
        <text:changed-region xml:id="ct250168576" text:id="ct250168576">
          <text:insertion>
            <office:change-info>
              <dc:creator>Peter Camilleri</dc:creator>
              <dc:date>2015-04-25T17:38:00</dc:date>
            </office:change-info>
          </text:insertion>
        </text:changed-region>
        <text:changed-region xml:id="ct250168680" text:id="ct250168680">
          <text:insertion>
            <office:change-info>
              <dc:creator>Peter Camilleri</dc:creator>
              <dc:date>2015-04-25T17:38:00</dc:date>
            </office:change-info>
          </text:insertion>
        </text:changed-region>
        <text:changed-region xml:id="ct250168784" text:id="ct250168784">
          <text:insertion>
            <office:change-info>
              <dc:creator>Peter Camilleri</dc:creator>
              <dc:date>2015-04-25T17:38:00</dc:date>
            </office:change-info>
          </text:insertion>
        </text:changed-region>
        <text:changed-region xml:id="ct250168888" text:id="ct250168888">
          <text:deletion>
            <office:change-info>
              <dc:creator>Peter Camilleri</dc:creator>
              <dc:date>2015-04-25T23:10:00</dc:date>
            </office:change-info>
            <text:p text:style-name="Text_20_body"/>
            <text:p text:style-name="Text_20_body">.atan2</text:p>
          </text:deletion>
        </text:changed-region>
        <text:changed-region xml:id="ct250168992" text:id="ct250168992">
          <text:insertion>
            <office:change-info>
              <dc:creator>Peter Camilleri</dc:creator>
              <dc:date>2015-04-25T17:38:00</dc:date>
            </office:change-info>
          </text:insertion>
        </text:changed-region>
        <text:changed-region xml:id="ct250169096" text:id="ct250169096">
          <text:insertion>
            <office:change-info>
              <dc:creator>Peter Camilleri</dc:creator>
              <dc:date>2015-04-25T17:38:00</dc:date>
            </office:change-info>
          </text:insertion>
        </text:changed-region>
        <text:changed-region xml:id="ct250169200" text:id="ct250169200">
          <text:insertion>
            <office:change-info>
              <dc:creator>Peter Camilleri</dc:creator>
              <dc:date>2015-04-25T17:38:00</dc:date>
            </office:change-info>
          </text:insertion>
        </text:changed-region>
        <text:changed-region xml:id="ct250169304" text:id="ct250169304">
          <text:insertion>
            <office:change-info>
              <dc:creator>Peter Camilleri</dc:creator>
              <dc:date>2015-04-25T17:38:00</dc:date>
            </office:change-info>
          </text:insertion>
        </text:changed-region>
        <text:changed-region xml:id="ct250169408" text:id="ct250169408">
          <text:insertion>
            <office:change-info>
              <dc:creator>Peter Camilleri</dc:creator>
              <dc:date>2015-04-25T17:38:00</dc:date>
            </office:change-info>
          </text:insertion>
        </text:changed-region>
        <text:changed-region xml:id="ct250169616" text:id="ct250169616">
          <text:deletion>
            <office:change-info>
              <dc:creator>Peter Camilleri</dc:creator>
              <dc:date>2015-04-25T23:11:00</dc:date>
            </office:change-info>
            <text:p text:style-name="Text_20_body">.atanh</text:p>
          </text:deletion>
        </text:changed-region>
        <text:changed-region xml:id="ct250169512" text:id="ct250169512">
          <text:deletion>
            <office:change-info>
              <dc:creator>Peter Camilleri</dc:creator>
              <dc:date>2015-04-25T23:12:00</dc:date>
            </office:change-info>
            <text:p text:style-name="Text_20_body"/>
            <text:p text:style-name="Text_20_body"/>
          </text:deletion>
        </text:changed-region>
        <text:changed-region xml:id="ct250169720" text:id="ct250169720">
          <text:insertion>
            <office:change-info>
              <dc:creator>Peter Camilleri</dc:creator>
              <dc:date>2015-04-25T17:38:00</dc:date>
            </office:change-info>
          </text:insertion>
        </text:changed-region>
        <text:changed-region xml:id="ct250169824" text:id="ct250169824">
          <text:insertion>
            <office:change-info>
              <dc:creator>Peter Camilleri</dc:creator>
              <dc:date>2015-04-25T17:38:00</dc:date>
            </office:change-info>
          </text:insertion>
        </text:changed-region>
        <text:changed-region xml:id="ct250169928" text:id="ct250169928">
          <text:insertion>
            <office:change-info>
              <dc:creator>Peter Camilleri</dc:creator>
              <dc:date>2015-04-25T17:38:00</dc:date>
            </office:change-info>
          </text:insertion>
        </text:changed-region>
        <text:changed-region xml:id="ct250170032" text:id="ct250170032">
          <text:insertion>
            <office:change-info>
              <dc:creator>Peter Camilleri</dc:creator>
              <dc:date>2015-04-25T17:38:00</dc:date>
            </office:change-info>
          </text:insertion>
        </text:changed-region>
        <text:changed-region xml:id="ct250170136" text:id="ct250170136">
          <text:insertion>
            <office:change-info>
              <dc:creator>Peter Camilleri</dc:creator>
              <dc:date>2015-04-25T17:38:00</dc:date>
            </office:change-info>
          </text:insertion>
        </text:changed-region>
        <text:changed-region xml:id="ct250170240" text:id="ct250170240">
          <text:deletion>
            <office:change-info>
              <dc:creator>Peter Camilleri</dc:creator>
              <dc:date>2015-04-25T23:12:00</dc:date>
            </office:change-info>
            <text:p text:style-name="Text_20_body"/>
            <text:p text:style-name="Text_20_body">.c2p</text:p>
          </text:deletion>
        </text:changed-region>
        <text:changed-region xml:id="ct250170344" text:id="ct250170344">
          <text:insertion>
            <office:change-info>
              <dc:creator>Peter Camilleri</dc:creator>
              <dc:date>2015-04-25T17:38:00</dc:date>
            </office:change-info>
          </text:insertion>
        </text:changed-region>
        <text:changed-region xml:id="ct250170448" text:id="ct250170448">
          <text:insertion>
            <office:change-info>
              <dc:creator>Peter Camilleri</dc:creator>
              <dc:date>2015-04-25T17:38:00</dc:date>
            </office:change-info>
          </text:insertion>
        </text:changed-region>
        <text:changed-region xml:id="ct250170552" text:id="ct250170552">
          <text:insertion>
            <office:change-info>
              <dc:creator>Peter Camilleri</dc:creator>
              <dc:date>2015-04-25T17:38:00</dc:date>
            </office:change-info>
          </text:insertion>
        </text:changed-region>
        <text:changed-region xml:id="ct250170656" text:id="ct250170656">
          <text:insertion>
            <office:change-info>
              <dc:creator>Peter Camilleri</dc:creator>
              <dc:date>2015-04-25T17:38:00</dc:date>
            </office:change-info>
          </text:insertion>
        </text:changed-region>
        <text:changed-region xml:id="ct250170760" text:id="ct250170760">
          <text:insertion>
            <office:change-info>
              <dc:creator>Peter Camilleri</dc:creator>
              <dc:date>2015-04-25T17:38:00</dc:date>
            </office:change-info>
          </text:insertion>
        </text:changed-region>
        <text:changed-region xml:id="ct250170968" text:id="ct250170968">
          <text:deletion>
            <office:change-info>
              <dc:creator>Peter Camilleri</dc:creator>
              <dc:date>2015-04-25T23:12:00</dc:date>
            </office:change-info>
            <text:p text:style-name="Text_20_body">.cbrt</text:p>
          </text:deletion>
        </text:changed-region>
        <text:changed-region xml:id="ct250170864" text:id="ct250170864">
          <text:deletion>
            <office:change-info>
              <dc:creator>Peter Camilleri</dc:creator>
              <dc:date>2015-04-25T23:13:00</dc:date>
            </office:change-info>
            <text:p text:style-name="Text_20_body"/>
            <text:p text:style-name="Text_20_body"/>
          </text:deletion>
        </text:changed-region>
        <text:changed-region xml:id="ct250171072" text:id="ct250171072">
          <text:insertion>
            <office:change-info>
              <dc:creator>Peter Camilleri</dc:creator>
              <dc:date>2015-04-25T17:38:00</dc:date>
            </office:change-info>
          </text:insertion>
        </text:changed-region>
        <text:changed-region xml:id="ct250171216" text:id="ct250171216">
          <text:insertion>
            <office:change-info>
              <dc:creator>Peter Camilleri</dc:creator>
              <dc:date>2015-04-25T17:38:00</dc:date>
            </office:change-info>
          </text:insertion>
        </text:changed-region>
        <text:changed-region xml:id="ct250171320" text:id="ct250171320">
          <text:insertion>
            <office:change-info>
              <dc:creator>Peter Camilleri</dc:creator>
              <dc:date>2015-04-25T17:38:00</dc:date>
            </office:change-info>
          </text:insertion>
        </text:changed-region>
        <text:changed-region xml:id="ct250171424" text:id="ct250171424">
          <text:insertion>
            <office:change-info>
              <dc:creator>Peter Camilleri</dc:creator>
              <dc:date>2015-04-25T17:38:00</dc:date>
            </office:change-info>
          </text:insertion>
        </text:changed-region>
        <text:changed-region xml:id="ct250171528" text:id="ct250171528">
          <text:insertion>
            <office:change-info>
              <dc:creator>Peter Camilleri</dc:creator>
              <dc:date>2015-04-25T17:38:00</dc:date>
            </office:change-info>
          </text:insertion>
        </text:changed-region>
        <text:changed-region xml:id="ct250171632" text:id="ct250171632">
          <text:deletion>
            <office:change-info>
              <dc:creator>Peter Camilleri</dc:creator>
              <dc:date>2015-04-25T23:13:00</dc:date>
            </office:change-info>
            <text:p text:style-name="Text_20_body"/>
            <text:p text:style-name="Text_20_body">.ceil</text:p>
          </text:deletion>
        </text:changed-region>
        <text:changed-region xml:id="ct250171736" text:id="ct250171736">
          <text:insertion>
            <office:change-info>
              <dc:creator>Peter Camilleri</dc:creator>
              <dc:date>2015-04-25T17:38:00</dc:date>
            </office:change-info>
          </text:insertion>
        </text:changed-region>
        <text:changed-region xml:id="ct250171840" text:id="ct250171840">
          <text:insertion>
            <office:change-info>
              <dc:creator>Peter Camilleri</dc:creator>
              <dc:date>2015-04-25T17:38:00</dc:date>
            </office:change-info>
          </text:insertion>
        </text:changed-region>
        <text:changed-region xml:id="ct250171944" text:id="ct250171944">
          <text:insertion>
            <office:change-info>
              <dc:creator>Peter Camilleri</dc:creator>
              <dc:date>2015-04-25T17:38:00</dc:date>
            </office:change-info>
          </text:insertion>
        </text:changed-region>
        <text:changed-region xml:id="ct250172048" text:id="ct250172048">
          <text:insertion>
            <office:change-info>
              <dc:creator>Peter Camilleri</dc:creator>
              <dc:date>2015-04-25T17:38:00</dc:date>
            </office:change-info>
          </text:insertion>
        </text:changed-region>
        <text:changed-region xml:id="ct250172152" text:id="ct250172152">
          <text:insertion>
            <office:change-info>
              <dc:creator>Peter Camilleri</dc:creator>
              <dc:date>2015-04-25T17:38:00</dc:date>
            </office:change-info>
          </text:insertion>
        </text:changed-region>
        <text:changed-region xml:id="ct250172256" text:id="ct250172256">
          <text:insertion>
            <office:change-info>
              <dc:creator>Peter Camilleri</dc:creator>
              <dc:date>2015-04-25T17:38:00</dc:date>
            </office:change-info>
          </text:insertion>
        </text:changed-region>
        <text:changed-region xml:id="ct250172360" text:id="ct250172360">
          <text:deletion>
            <office:change-info>
              <dc:creator>Peter Camilleri</dc:creator>
              <dc:date>2015-04-25T23:13:00</dc:date>
            </office:change-info>
            <text:p text:style-name="Text_20_body"/>
            <text:p text:style-name="Text_20_body">.conjugate</text:p>
          </text:deletion>
        </text:changed-region>
        <text:changed-region xml:id="ct250172464" text:id="ct250172464">
          <text:insertion>
            <office:change-info>
              <dc:creator>Peter Camilleri</dc:creator>
              <dc:date>2015-04-25T17:38:00</dc:date>
            </office:change-info>
          </text:insertion>
        </text:changed-region>
        <text:changed-region xml:id="ct250172568" text:id="ct250172568">
          <text:insertion>
            <office:change-info>
              <dc:creator>Peter Camilleri</dc:creator>
              <dc:date>2015-04-25T17:38:00</dc:date>
            </office:change-info>
          </text:insertion>
        </text:changed-region>
        <text:changed-region xml:id="ct250172672" text:id="ct250172672">
          <text:insertion>
            <office:change-info>
              <dc:creator>Peter Camilleri</dc:creator>
              <dc:date>2015-04-25T17:38:00</dc:date>
            </office:change-info>
          </text:insertion>
        </text:changed-region>
        <text:changed-region xml:id="ct250172776" text:id="ct250172776">
          <text:insertion>
            <office:change-info>
              <dc:creator>Peter Camilleri</dc:creator>
              <dc:date>2015-04-25T17:38:00</dc:date>
            </office:change-info>
          </text:insertion>
        </text:changed-region>
        <text:changed-region xml:id="ct250172880" text:id="ct250172880">
          <text:deletion>
            <office:change-info>
              <dc:creator>Peter Camilleri</dc:creator>
              <dc:date>2015-04-25T23:13:00</dc:date>
            </office:change-info>
            <text:p text:style-name="Text_20_body"/>
            <text:p text:style-name="Text_20_body">.cos</text:p>
          </text:deletion>
        </text:changed-region>
        <text:changed-region xml:id="ct250172984" text:id="ct250172984">
          <text:insertion>
            <office:change-info>
              <dc:creator>Peter Camilleri</dc:creator>
              <dc:date>2015-04-25T17:38:00</dc:date>
            </office:change-info>
          </text:insertion>
        </text:changed-region>
        <text:changed-region xml:id="ct250173088" text:id="ct250173088">
          <text:insertion>
            <office:change-info>
              <dc:creator>Peter Camilleri</dc:creator>
              <dc:date>2015-04-25T17:38:00</dc:date>
            </office:change-info>
          </text:insertion>
        </text:changed-region>
        <text:changed-region xml:id="ct250173192" text:id="ct250173192">
          <text:insertion>
            <office:change-info>
              <dc:creator>Peter Camilleri</dc:creator>
              <dc:date>2015-04-25T17:38:00</dc:date>
            </office:change-info>
          </text:insertion>
        </text:changed-region>
        <text:changed-region xml:id="ct250173296" text:id="ct250173296">
          <text:insertion>
            <office:change-info>
              <dc:creator>Peter Camilleri</dc:creator>
              <dc:date>2015-04-25T17:38:00</dc:date>
            </office:change-info>
          </text:insertion>
        </text:changed-region>
        <text:changed-region xml:id="ct250173400" text:id="ct250173400">
          <text:insertion>
            <office:change-info>
              <dc:creator>Peter Camilleri</dc:creator>
              <dc:date>2015-04-25T17:38:00</dc:date>
            </office:change-info>
          </text:insertion>
        </text:changed-region>
        <text:changed-region xml:id="ct250173608" text:id="ct250173608">
          <text:deletion>
            <office:change-info>
              <dc:creator>Peter Camilleri</dc:creator>
              <dc:date>2015-04-25T23:13:00</dc:date>
            </office:change-info>
            <text:p text:style-name="Text_20_body">.cosh</text:p>
          </text:deletion>
        </text:changed-region>
        <text:changed-region xml:id="ct250173504" text:id="ct250173504">
          <text:deletion>
            <office:change-info>
              <dc:creator>Peter Camilleri</dc:creator>
              <dc:date>2015-04-25T23:14:00</dc:date>
            </office:change-info>
            <text:p text:style-name="Text_20_body"/>
            <text:p text:style-name="Text_20_body"/>
          </text:deletion>
        </text:changed-region>
        <text:changed-region xml:id="ct250173712" text:id="ct250173712">
          <text:insertion>
            <office:change-info>
              <dc:creator>Peter Camilleri</dc:creator>
              <dc:date>2015-04-25T17:38:00</dc:date>
            </office:change-info>
          </text:insertion>
        </text:changed-region>
        <text:changed-region xml:id="ct250173816" text:id="ct250173816">
          <text:insertion>
            <office:change-info>
              <dc:creator>Peter Camilleri</dc:creator>
              <dc:date>2015-04-25T17:38:00</dc:date>
            </office:change-info>
          </text:insertion>
        </text:changed-region>
        <text:changed-region xml:id="ct250173920" text:id="ct250173920">
          <text:insertion>
            <office:change-info>
              <dc:creator>Peter Camilleri</dc:creator>
              <dc:date>2015-04-25T17:38:00</dc:date>
            </office:change-info>
          </text:insertion>
        </text:changed-region>
        <text:changed-region xml:id="ct250174024" text:id="ct250174024">
          <text:insertion>
            <office:change-info>
              <dc:creator>Peter Camilleri</dc:creator>
              <dc:date>2015-04-25T17:38:00</dc:date>
            </office:change-info>
          </text:insertion>
        </text:changed-region>
        <text:changed-region xml:id="ct250174128" text:id="ct250174128">
          <text:insertion>
            <office:change-info>
              <dc:creator>Peter Camilleri</dc:creator>
              <dc:date>2015-04-25T17:38:00</dc:date>
            </office:change-info>
          </text:insertion>
        </text:changed-region>
        <text:changed-region xml:id="ct250174232" text:id="ct250174232">
          <text:deletion>
            <office:change-info>
              <dc:creator>Peter Camilleri</dc:creator>
              <dc:date>2015-04-25T23:14:00</dc:date>
            </office:change-info>
            <text:p text:style-name="Text_20_body"/>
            <text:p text:style-name="Text_20_body">.cube</text:p>
          </text:deletion>
        </text:changed-region>
        <text:changed-region xml:id="ct250174336" text:id="ct250174336">
          <text:insertion>
            <office:change-info>
              <dc:creator>Peter Camilleri</dc:creator>
              <dc:date>2015-04-25T17:38:00</dc:date>
            </office:change-info>
          </text:insertion>
        </text:changed-region>
        <text:changed-region xml:id="ct250174440" text:id="ct250174440">
          <text:insertion>
            <office:change-info>
              <dc:creator>Peter Camilleri</dc:creator>
              <dc:date>2015-04-25T17:38:00</dc:date>
            </office:change-info>
          </text:insertion>
        </text:changed-region>
        <text:changed-region xml:id="ct250174544" text:id="ct250174544">
          <text:insertion>
            <office:change-info>
              <dc:creator>Peter Camilleri</dc:creator>
              <dc:date>2015-04-25T17:38:00</dc:date>
            </office:change-info>
          </text:insertion>
        </text:changed-region>
        <text:changed-region xml:id="ct250174648" text:id="ct250174648">
          <text:insertion>
            <office:change-info>
              <dc:creator>Peter Camilleri</dc:creator>
              <dc:date>2015-04-25T17:38:00</dc:date>
            </office:change-info>
          </text:insertion>
        </text:changed-region>
        <text:changed-region xml:id="ct250174752" text:id="ct250174752">
          <text:deletion>
            <office:change-info>
              <dc:creator>Peter Camilleri</dc:creator>
              <dc:date>2015-04-25T23:15:00</dc:date>
            </office:change-info>
            <text:p text:style-name="Text_20_body"/>
            <text:p text:style-name="Text_20_body">.d2r</text:p>
          </text:deletion>
        </text:changed-region>
        <text:changed-region xml:id="ct250174856" text:id="ct250174856">
          <text:insertion>
            <office:change-info>
              <dc:creator>Peter Camilleri</dc:creator>
              <dc:date>2015-04-25T17:38:00</dc:date>
            </office:change-info>
          </text:insertion>
        </text:changed-region>
        <text:changed-region xml:id="ct250174960" text:id="ct250174960">
          <text:insertion>
            <office:change-info>
              <dc:creator>Peter Camilleri</dc:creator>
              <dc:date>2015-04-25T17:38:00</dc:date>
            </office:change-info>
          </text:insertion>
        </text:changed-region>
        <text:changed-region xml:id="ct250175064" text:id="ct250175064">
          <text:insertion>
            <office:change-info>
              <dc:creator>Peter Camilleri</dc:creator>
              <dc:date>2015-04-25T17:38:00</dc:date>
            </office:change-info>
          </text:insertion>
        </text:changed-region>
        <text:changed-region xml:id="ct250175168" text:id="ct250175168">
          <text:insertion>
            <office:change-info>
              <dc:creator>Peter Camilleri</dc:creator>
              <dc:date>2015-04-25T17:38:00</dc:date>
            </office:change-info>
          </text:insertion>
        </text:changed-region>
        <text:changed-region xml:id="ct250179320" text:id="ct250179320">
          <text:insertion>
            <office:change-info>
              <dc:creator>Peter Camilleri</dc:creator>
              <dc:date>2015-04-25T17:38:00</dc:date>
            </office:change-info>
          </text:insertion>
        </text:changed-region>
        <text:changed-region xml:id="ct250179424" text:id="ct250179424">
          <text:deletion>
            <office:change-info>
              <dc:creator>Peter Camilleri</dc:creator>
              <dc:date>2015-04-25T23:15:00</dc:date>
            </office:change-info>
            <text:p text:style-name="Text_20_body"/>
            <text:p text:style-name="Text_20_body">.denominator</text:p>
          </text:deletion>
        </text:changed-region>
        <text:changed-region xml:id="ct250179528" text:id="ct250179528">
          <text:insertion>
            <office:change-info>
              <dc:creator>Peter Camilleri</dc:creator>
              <dc:date>2015-04-25T17:38:00</dc:date>
            </office:change-info>
          </text:insertion>
        </text:changed-region>
        <text:changed-region xml:id="ct250179632" text:id="ct250179632">
          <text:insertion>
            <office:change-info>
              <dc:creator>Peter Camilleri</dc:creator>
              <dc:date>2015-04-25T17:38:00</dc:date>
            </office:change-info>
          </text:insertion>
        </text:changed-region>
        <text:changed-region xml:id="ct250179736" text:id="ct250179736">
          <text:insertion>
            <office:change-info>
              <dc:creator>Peter Camilleri</dc:creator>
              <dc:date>2015-04-25T17:38:00</dc:date>
            </office:change-info>
          </text:insertion>
        </text:changed-region>
        <text:changed-region xml:id="ct250179840" text:id="ct250179840">
          <text:insertion>
            <office:change-info>
              <dc:creator>Peter Camilleri</dc:creator>
              <dc:date>2015-04-25T17:38:00</dc:date>
            </office:change-info>
          </text:insertion>
        </text:changed-region>
        <text:changed-region xml:id="ct250179944" text:id="ct250179944">
          <text:insertion>
            <office:change-info>
              <dc:creator>Peter Camilleri</dc:creator>
              <dc:date>2015-04-25T17:38:00</dc:date>
            </office:change-info>
          </text:insertion>
        </text:changed-region>
        <text:changed-region xml:id="ct250180048" text:id="ct250180048">
          <text:insertion>
            <office:change-info>
              <dc:creator>Peter Camilleri</dc:creator>
              <dc:date>2015-04-25T17:38:00</dc:date>
            </office:change-info>
          </text:insertion>
        </text:changed-region>
        <text:changed-region xml:id="ct250180152" text:id="ct250180152">
          <text:deletion>
            <office:change-info>
              <dc:creator>Peter Camilleri</dc:creator>
              <dc:date>2015-04-25T23:15:00</dc:date>
            </office:change-info>
            <text:p text:style-name="Text_20_body"/>
            <text:p text:style-name="Text_20_body">.e**</text:p>
          </text:deletion>
        </text:changed-region>
        <text:changed-region xml:id="ct250180256" text:id="ct250180256">
          <text:insertion>
            <office:change-info>
              <dc:creator>Peter Camilleri</dc:creator>
              <dc:date>2015-04-25T17:38:00</dc:date>
            </office:change-info>
          </text:insertion>
        </text:changed-region>
        <text:changed-region xml:id="ct250180360" text:id="ct250180360">
          <text:insertion>
            <office:change-info>
              <dc:creator>Peter Camilleri</dc:creator>
              <dc:date>2015-04-25T17:38:00</dc:date>
            </office:change-info>
          </text:insertion>
        </text:changed-region>
        <text:changed-region xml:id="ct250180464" text:id="ct250180464">
          <text:insertion>
            <office:change-info>
              <dc:creator>Peter Camilleri</dc:creator>
              <dc:date>2015-04-25T17:38:00</dc:date>
            </office:change-info>
          </text:insertion>
        </text:changed-region>
        <text:changed-region xml:id="ct250180568" text:id="ct250180568">
          <text:insertion>
            <office:change-info>
              <dc:creator>Peter Camilleri</dc:creator>
              <dc:date>2015-04-25T17:38:00</dc:date>
            </office:change-info>
          </text:insertion>
        </text:changed-region>
        <text:changed-region xml:id="ct250180672" text:id="ct250180672">
          <text:insertion>
            <office:change-info>
              <dc:creator>Peter Camilleri</dc:creator>
              <dc:date>2015-04-25T17:38:00</dc:date>
            </office:change-info>
          </text:insertion>
        </text:changed-region>
        <text:changed-region xml:id="ct250180776" text:id="ct250180776">
          <text:deletion>
            <office:change-info>
              <dc:creator>Peter Camilleri</dc:creator>
              <dc:date>2015-04-25T23:15:00</dc:date>
            </office:change-info>
            <text:p text:style-name="Text_20_body"/>
            <text:p text:style-name="Text_20_body">.emit</text:p>
          </text:deletion>
        </text:changed-region>
        <text:changed-region xml:id="ct250180880" text:id="ct250180880">
          <text:insertion>
            <office:change-info>
              <dc:creator>Peter Camilleri</dc:creator>
              <dc:date>2015-04-25T17:38:00</dc:date>
            </office:change-info>
          </text:insertion>
        </text:changed-region>
        <text:changed-region xml:id="ct250180984" text:id="ct250180984">
          <text:insertion>
            <office:change-info>
              <dc:creator>Peter Camilleri</dc:creator>
              <dc:date>2015-04-25T17:38:00</dc:date>
            </office:change-info>
          </text:insertion>
        </text:changed-region>
        <text:changed-region xml:id="ct250181088" text:id="ct250181088">
          <text:insertion>
            <office:change-info>
              <dc:creator>Peter Camilleri</dc:creator>
              <dc:date>2015-04-25T17:38:00</dc:date>
            </office:change-info>
          </text:insertion>
        </text:changed-region>
        <text:changed-region xml:id="ct250181192" text:id="ct250181192">
          <text:insertion>
            <office:change-info>
              <dc:creator>Peter Camilleri</dc:creator>
              <dc:date>2015-04-25T17:38:00</dc:date>
            </office:change-info>
          </text:insertion>
        </text:changed-region>
        <text:changed-region xml:id="ct250181400" text:id="ct250181400">
          <text:deletion>
            <office:change-info>
              <dc:creator>Peter Camilleri</dc:creator>
              <dc:date>2015-04-25T23:15:00</dc:date>
            </office:change-info>
            <text:p text:style-name="Text_20_body">.floor</text:p>
          </text:deletion>
        </text:changed-region>
        <text:changed-region xml:id="ct250181296" text:id="ct250181296">
          <text:deletion>
            <office:change-info>
              <dc:creator>Peter Camilleri</dc:creator>
              <dc:date>2015-04-25T23:16:00</dc:date>
            </office:change-info>
            <text:p text:style-name="Text_20_body"/>
            <text:p text:style-name="Text_20_body"/>
          </text:deletion>
        </text:changed-region>
        <text:changed-region xml:id="ct250181504" text:id="ct250181504">
          <text:insertion>
            <office:change-info>
              <dc:creator>Peter Camilleri</dc:creator>
              <dc:date>2015-04-25T17:38:00</dc:date>
            </office:change-info>
          </text:insertion>
        </text:changed-region>
        <text:changed-region xml:id="ct250181608" text:id="ct250181608">
          <text:insertion>
            <office:change-info>
              <dc:creator>Peter Camilleri</dc:creator>
              <dc:date>2015-04-25T17:38:00</dc:date>
            </office:change-info>
          </text:insertion>
        </text:changed-region>
        <text:changed-region xml:id="ct250181712" text:id="ct250181712">
          <text:insertion>
            <office:change-info>
              <dc:creator>Peter Camilleri</dc:creator>
              <dc:date>2015-04-25T17:38:00</dc:date>
            </office:change-info>
          </text:insertion>
        </text:changed-region>
        <text:changed-region xml:id="ct250181816" text:id="ct250181816">
          <text:insertion>
            <office:change-info>
              <dc:creator>Peter Camilleri</dc:creator>
              <dc:date>2015-04-25T17:38:00</dc:date>
            </office:change-info>
          </text:insertion>
        </text:changed-region>
        <text:changed-region xml:id="ct250181920" text:id="ct250181920">
          <text:insertion>
            <office:change-info>
              <dc:creator>Peter Camilleri</dc:creator>
              <dc:date>2015-04-25T17:38:00</dc:date>
            </office:change-info>
          </text:insertion>
        </text:changed-region>
        <text:changed-region xml:id="ct250182024" text:id="ct250182024">
          <text:insertion>
            <office:change-info>
              <dc:creator>Peter Camilleri</dc:creator>
              <dc:date>2015-04-25T17:38:00</dc:date>
            </office:change-info>
          </text:insertion>
        </text:changed-region>
        <text:changed-region xml:id="ct250182128" text:id="ct250182128">
          <text:deletion>
            <office:change-info>
              <dc:creator>Peter Camilleri</dc:creator>
              <dc:date>2015-04-25T23:16:00</dc:date>
            </office:change-info>
            <text:p text:style-name="Text_20_body"/>
            <text:p text:style-name="Text_20_body">.hypot</text:p>
          </text:deletion>
        </text:changed-region>
        <text:changed-region xml:id="ct250182232" text:id="ct250182232">
          <text:insertion>
            <office:change-info>
              <dc:creator>Peter Camilleri</dc:creator>
              <dc:date>2015-04-25T17:38:00</dc:date>
            </office:change-info>
          </text:insertion>
        </text:changed-region>
        <text:changed-region xml:id="ct250182336" text:id="ct250182336">
          <text:insertion>
            <office:change-info>
              <dc:creator>Peter Camilleri</dc:creator>
              <dc:date>2015-04-25T17:38:00</dc:date>
            </office:change-info>
          </text:insertion>
        </text:changed-region>
        <text:changed-region xml:id="ct250182440" text:id="ct250182440">
          <text:insertion>
            <office:change-info>
              <dc:creator>Peter Camilleri</dc:creator>
              <dc:date>2015-04-25T17:38:00</dc:date>
            </office:change-info>
          </text:insertion>
        </text:changed-region>
        <text:changed-region xml:id="ct250182544" text:id="ct250182544">
          <text:insertion>
            <office:change-info>
              <dc:creator>Peter Camilleri</dc:creator>
              <dc:date>2015-04-25T17:38:00</dc:date>
            </office:change-info>
          </text:insertion>
        </text:changed-region>
        <text:changed-region xml:id="ct250182648" text:id="ct250182648">
          <text:insertion>
            <office:change-info>
              <dc:creator>Peter Camilleri</dc:creator>
              <dc:date>2015-04-25T17:38:00</dc:date>
            </office:change-info>
          </text:insertion>
        </text:changed-region>
        <text:changed-region xml:id="ct250182752" text:id="ct250182752">
          <text:deletion>
            <office:change-info>
              <dc:creator>Peter Camilleri</dc:creator>
              <dc:date>2015-04-25T23:16:00</dc:date>
            </office:change-info>
            <text:p text:style-name="Text_20_body"/>
            <text:p text:style-name="Text_20_body">.imaginary</text:p>
          </text:deletion>
        </text:changed-region>
        <text:changed-region xml:id="ct250182856" text:id="ct250182856">
          <text:insertion>
            <office:change-info>
              <dc:creator>Peter Camilleri</dc:creator>
              <dc:date>2015-04-25T17:38:00</dc:date>
            </office:change-info>
          </text:insertion>
        </text:changed-region>
        <text:changed-region xml:id="ct250182960" text:id="ct250182960">
          <text:insertion>
            <office:change-info>
              <dc:creator>Peter Camilleri</dc:creator>
              <dc:date>2015-04-25T17:38:00</dc:date>
            </office:change-info>
          </text:insertion>
        </text:changed-region>
        <text:changed-region xml:id="ct250183064" text:id="ct250183064">
          <text:insertion>
            <office:change-info>
              <dc:creator>Peter Camilleri</dc:creator>
              <dc:date>2015-04-25T17:38:00</dc:date>
            </office:change-info>
          </text:insertion>
        </text:changed-region>
        <text:changed-region xml:id="ct250183168" text:id="ct250183168">
          <text:insertion>
            <office:change-info>
              <dc:creator>Peter Camilleri</dc:creator>
              <dc:date>2015-04-25T17:38:00</dc:date>
            </office:change-info>
          </text:insertion>
        </text:changed-region>
        <text:changed-region xml:id="ct250183272" text:id="ct250183272">
          <text:deletion>
            <office:change-info>
              <dc:creator>Peter Camilleri</dc:creator>
              <dc:date>2015-04-25T23:16:00</dc:date>
            </office:change-info>
            <text:p text:style-name="Text_20_body"/>
            <text:p text:style-name="Text_20_body">.ln</text:p>
          </text:deletion>
        </text:changed-region>
        <text:changed-region xml:id="ct250183416" text:id="ct250183416">
          <text:insertion>
            <office:change-info>
              <dc:creator>Peter Camilleri</dc:creator>
              <dc:date>2015-04-25T17:38:00</dc:date>
            </office:change-info>
          </text:insertion>
        </text:changed-region>
        <text:changed-region xml:id="ct250183520" text:id="ct250183520">
          <text:insertion>
            <office:change-info>
              <dc:creator>Peter Camilleri</dc:creator>
              <dc:date>2015-04-25T17:38:00</dc:date>
            </office:change-info>
          </text:insertion>
        </text:changed-region>
        <text:changed-region xml:id="ct250183624" text:id="ct250183624">
          <text:insertion>
            <office:change-info>
              <dc:creator>Peter Camilleri</dc:creator>
              <dc:date>2015-04-25T17:38:00</dc:date>
            </office:change-info>
          </text:insertion>
        </text:changed-region>
        <text:changed-region xml:id="ct250183728" text:id="ct250183728">
          <text:insertion>
            <office:change-info>
              <dc:creator>Peter Camilleri</dc:creator>
              <dc:date>2015-04-25T17:38:00</dc:date>
            </office:change-info>
          </text:insertion>
        </text:changed-region>
        <text:changed-region xml:id="ct250183832" text:id="ct250183832">
          <text:insertion>
            <office:change-info>
              <dc:creator>Peter Camilleri</dc:creator>
              <dc:date>2015-04-25T17:38:00</dc:date>
            </office:change-info>
          </text:insertion>
        </text:changed-region>
        <text:changed-region xml:id="ct250183936" text:id="ct250183936">
          <text:deletion>
            <office:change-info>
              <dc:creator>Peter Camilleri</dc:creator>
              <dc:date>2015-04-25T23:16:00</dc:date>
            </office:change-info>
            <text:p text:style-name="Text_20_body"/>
            <text:p text:style-name="Text_20_body">.log10</text:p>
          </text:deletion>
        </text:changed-region>
        <text:changed-region xml:id="ct250184040" text:id="ct250184040">
          <text:insertion>
            <office:change-info>
              <dc:creator>Peter Camilleri</dc:creator>
              <dc:date>2015-04-25T17:38:00</dc:date>
            </office:change-info>
          </text:insertion>
        </text:changed-region>
        <text:changed-region xml:id="ct250184144" text:id="ct250184144">
          <text:insertion>
            <office:change-info>
              <dc:creator>Peter Camilleri</dc:creator>
              <dc:date>2015-04-25T17:38:00</dc:date>
            </office:change-info>
          </text:insertion>
        </text:changed-region>
        <text:changed-region xml:id="ct250184248" text:id="ct250184248">
          <text:insertion>
            <office:change-info>
              <dc:creator>Peter Camilleri</dc:creator>
              <dc:date>2015-04-25T17:38:00</dc:date>
            </office:change-info>
          </text:insertion>
        </text:changed-region>
        <text:changed-region xml:id="ct250184352" text:id="ct250184352">
          <text:insertion>
            <office:change-info>
              <dc:creator>Peter Camilleri</dc:creator>
              <dc:date>2015-04-25T17:38:00</dc:date>
            </office:change-info>
          </text:insertion>
        </text:changed-region>
        <text:changed-region xml:id="ct250184456" text:id="ct250184456">
          <text:insertion>
            <office:change-info>
              <dc:creator>Peter Camilleri</dc:creator>
              <dc:date>2015-04-25T17:38:00</dc:date>
            </office:change-info>
          </text:insertion>
        </text:changed-region>
        <text:changed-region xml:id="ct250184560" text:id="ct250184560">
          <text:deletion>
            <office:change-info>
              <dc:creator>Peter Camilleri</dc:creator>
              <dc:date>2015-04-25T23:17:00</dc:date>
            </office:change-info>
            <text:p text:style-name="Text_20_body"/>
            <text:p text:style-name="Text_20_body">.log2</text:p>
          </text:deletion>
        </text:changed-region>
        <text:changed-region xml:id="ct250184664" text:id="ct250184664">
          <text:insertion>
            <office:change-info>
              <dc:creator>Peter Camilleri</dc:creator>
              <dc:date>2015-04-25T17:38:00</dc:date>
            </office:change-info>
          </text:insertion>
        </text:changed-region>
        <text:changed-region xml:id="ct250184768" text:id="ct250184768">
          <text:insertion>
            <office:change-info>
              <dc:creator>Peter Camilleri</dc:creator>
              <dc:date>2015-04-25T17:38:00</dc:date>
            </office:change-info>
          </text:insertion>
        </text:changed-region>
        <text:changed-region xml:id="ct250184872" text:id="ct250184872">
          <text:insertion>
            <office:change-info>
              <dc:creator>Peter Camilleri</dc:creator>
              <dc:date>2015-04-25T17:38:00</dc:date>
            </office:change-info>
          </text:insertion>
        </text:changed-region>
        <text:changed-region xml:id="ct250184976" text:id="ct250184976">
          <text:insertion>
            <office:change-info>
              <dc:creator>Peter Camilleri</dc:creator>
              <dc:date>2015-04-25T17:38:00</dc:date>
            </office:change-info>
          </text:insertion>
        </text:changed-region>
        <text:changed-region xml:id="ct250185080" text:id="ct250185080">
          <text:insertion>
            <office:change-info>
              <dc:creator>Peter Camilleri</dc:creator>
              <dc:date>2015-04-25T17:38:00</dc:date>
            </office:change-info>
          </text:insertion>
        </text:changed-region>
        <text:changed-region xml:id="ct250185184" text:id="ct250185184">
          <text:deletion>
            <office:change-info>
              <dc:creator>Peter Camilleri</dc:creator>
              <dc:date>2015-04-25T23:17:00</dc:date>
            </office:change-info>
            <text:p text:style-name="Text_20_body"/>
            <text:p text:style-name="Text_20_body">.magnitude</text:p>
          </text:deletion>
        </text:changed-region>
        <text:changed-region xml:id="ct250185288" text:id="ct250185288">
          <text:insertion>
            <office:change-info>
              <dc:creator>Peter Camilleri</dc:creator>
              <dc:date>2015-04-25T17:38:00</dc:date>
            </office:change-info>
          </text:insertion>
        </text:changed-region>
        <text:changed-region xml:id="ct250185392" text:id="ct250185392">
          <text:insertion>
            <office:change-info>
              <dc:creator>Peter Camilleri</dc:creator>
              <dc:date>2015-04-25T17:38:00</dc:date>
            </office:change-info>
          </text:insertion>
        </text:changed-region>
        <text:changed-region xml:id="ct250185496" text:id="ct250185496">
          <text:insertion>
            <office:change-info>
              <dc:creator>Peter Camilleri</dc:creator>
              <dc:date>2015-04-25T17:38:00</dc:date>
            </office:change-info>
          </text:insertion>
        </text:changed-region>
        <text:changed-region xml:id="ct250185600" text:id="ct250185600">
          <text:insertion>
            <office:change-info>
              <dc:creator>Peter Camilleri</dc:creator>
              <dc:date>2015-04-25T17:38:00</dc:date>
            </office:change-info>
          </text:insertion>
        </text:changed-region>
        <text:changed-region xml:id="ct250185704" text:id="ct250185704">
          <text:deletion>
            <office:change-info>
              <dc:creator>Peter Camilleri</dc:creator>
              <dc:date>2015-04-25T23:17:00</dc:date>
            </office:change-info>
            <text:p text:style-name="Text_20_body"/>
            <text:p text:style-name="Text_20_body">.numerator</text:p>
          </text:deletion>
        </text:changed-region>
        <text:changed-region xml:id="ct250185808" text:id="ct250185808">
          <text:insertion>
            <office:change-info>
              <dc:creator>Peter Camilleri</dc:creator>
              <dc:date>2015-04-25T17:38:00</dc:date>
            </office:change-info>
          </text:insertion>
        </text:changed-region>
        <text:changed-region xml:id="ct250185912" text:id="ct250185912">
          <text:insertion>
            <office:change-info>
              <dc:creator>Peter Camilleri</dc:creator>
              <dc:date>2015-04-25T17:38:00</dc:date>
            </office:change-info>
          </text:insertion>
        </text:changed-region>
        <text:changed-region xml:id="ct250186016" text:id="ct250186016">
          <text:insertion>
            <office:change-info>
              <dc:creator>Peter Camilleri</dc:creator>
              <dc:date>2015-04-25T17:38:00</dc:date>
            </office:change-info>
          </text:insertion>
        </text:changed-region>
        <text:changed-region xml:id="ct250186120" text:id="ct250186120">
          <text:insertion>
            <office:change-info>
              <dc:creator>Peter Camilleri</dc:creator>
              <dc:date>2015-04-25T17:38:00</dc:date>
            </office:change-info>
          </text:insertion>
        </text:changed-region>
        <text:changed-region xml:id="ct250186328" text:id="ct250186328">
          <text:deletion>
            <office:change-info>
              <dc:creator>Peter Camilleri</dc:creator>
              <dc:date>2015-04-25T23:17:00</dc:date>
            </office:change-info>
            <text:p text:style-name="Text_20_body">.p2c</text:p>
          </text:deletion>
        </text:changed-region>
        <text:changed-region xml:id="ct250186224" text:id="ct250186224">
          <text:deletion>
            <office:change-info>
              <dc:creator>Peter Camilleri</dc:creator>
              <dc:date>2015-04-25T23:18:00</dc:date>
            </office:change-info>
            <text:p text:style-name="Text_20_body"/>
            <text:p text:style-name="Text_20_body"/>
          </text:deletion>
        </text:changed-region>
        <text:changed-region xml:id="ct250186432" text:id="ct250186432">
          <text:insertion>
            <office:change-info>
              <dc:creator>Peter Camilleri</dc:creator>
              <dc:date>2015-04-25T17:38:00</dc:date>
            </office:change-info>
          </text:insertion>
        </text:changed-region>
        <text:changed-region xml:id="ct250186536" text:id="ct250186536">
          <text:insertion>
            <office:change-info>
              <dc:creator>Peter Camilleri</dc:creator>
              <dc:date>2015-04-25T17:38:00</dc:date>
            </office:change-info>
          </text:insertion>
        </text:changed-region>
        <text:changed-region xml:id="ct250186640" text:id="ct250186640">
          <text:insertion>
            <office:change-info>
              <dc:creator>Peter Camilleri</dc:creator>
              <dc:date>2015-04-25T17:38:00</dc:date>
            </office:change-info>
          </text:insertion>
        </text:changed-region>
        <text:changed-region xml:id="ct250186744" text:id="ct250186744">
          <text:insertion>
            <office:change-info>
              <dc:creator>Peter Camilleri</dc:creator>
              <dc:date>2015-04-25T17:38:00</dc:date>
            </office:change-info>
          </text:insertion>
        </text:changed-region>
        <text:changed-region xml:id="ct250186848" text:id="ct250186848">
          <text:insertion>
            <office:change-info>
              <dc:creator>Peter Camilleri</dc:creator>
              <dc:date>2015-04-25T17:38:00</dc:date>
            </office:change-info>
          </text:insertion>
        </text:changed-region>
        <text:changed-region xml:id="ct250186952" text:id="ct250186952">
          <text:insertion>
            <office:change-info>
              <dc:creator>Peter Camilleri</dc:creator>
              <dc:date>2015-04-25T17:38:00</dc:date>
            </office:change-info>
          </text:insertion>
        </text:changed-region>
        <text:changed-region xml:id="ct250187056" text:id="ct250187056">
          <text:deletion>
            <office:change-info>
              <dc:creator>Peter Camilleri</dc:creator>
              <dc:date>2015-04-25T23:18:00</dc:date>
            </office:change-info>
            <text:p text:style-name="Text_20_body"/>
            <text:p text:style-name="Text_20_body">.polar</text:p>
          </text:deletion>
        </text:changed-region>
        <text:changed-region xml:id="ct250187160" text:id="ct250187160">
          <text:insertion>
            <office:change-info>
              <dc:creator>Peter Camilleri</dc:creator>
              <dc:date>2015-04-25T17:38:00</dc:date>
            </office:change-info>
          </text:insertion>
        </text:changed-region>
        <text:changed-region xml:id="ct250187264" text:id="ct250187264">
          <text:insertion>
            <office:change-info>
              <dc:creator>Peter Camilleri</dc:creator>
              <dc:date>2015-04-25T17:38:00</dc:date>
            </office:change-info>
          </text:insertion>
        </text:changed-region>
        <text:changed-region xml:id="ct250187368" text:id="ct250187368">
          <text:insertion>
            <office:change-info>
              <dc:creator>Peter Camilleri</dc:creator>
              <dc:date>2015-04-25T17:38:00</dc:date>
            </office:change-info>
          </text:insertion>
        </text:changed-region>
        <text:changed-region xml:id="ct250187512" text:id="ct250187512">
          <text:insertion>
            <office:change-info>
              <dc:creator>Peter Camilleri</dc:creator>
              <dc:date>2015-04-25T17:38:00</dc:date>
            </office:change-info>
          </text:insertion>
        </text:changed-region>
        <text:changed-region xml:id="ct250187616" text:id="ct250187616">
          <text:insertion>
            <office:change-info>
              <dc:creator>Peter Camilleri</dc:creator>
              <dc:date>2015-04-25T17:38:00</dc:date>
            </office:change-info>
          </text:insertion>
        </text:changed-region>
        <text:changed-region xml:id="ct250187720" text:id="ct250187720">
          <text:insertion>
            <office:change-info>
              <dc:creator>Peter Camilleri</dc:creator>
              <dc:date>2015-04-25T17:38:00</dc:date>
            </office:change-info>
          </text:insertion>
        </text:changed-region>
        <text:changed-region xml:id="ct250187824" text:id="ct250187824">
          <text:deletion>
            <office:change-info>
              <dc:creator>Peter Camilleri</dc:creator>
              <dc:date>2015-04-25T23:18:00</dc:date>
            </office:change-info>
            <text:p text:style-name="Text_20_body"/>
            <text:p text:style-name="Text_20_body">.r2d</text:p>
          </text:deletion>
        </text:changed-region>
        <text:changed-region xml:id="ct250187928" text:id="ct250187928">
          <text:insertion>
            <office:change-info>
              <dc:creator>Peter Camilleri</dc:creator>
              <dc:date>2015-04-25T17:38:00</dc:date>
            </office:change-info>
          </text:insertion>
        </text:changed-region>
        <text:changed-region xml:id="ct250188032" text:id="ct250188032">
          <text:insertion>
            <office:change-info>
              <dc:creator>Peter Camilleri</dc:creator>
              <dc:date>2015-04-25T17:38:00</dc:date>
            </office:change-info>
          </text:insertion>
        </text:changed-region>
        <text:changed-region xml:id="ct250188136" text:id="ct250188136">
          <text:insertion>
            <office:change-info>
              <dc:creator>Peter Camilleri</dc:creator>
              <dc:date>2015-04-25T17:38:00</dc:date>
            </office:change-info>
          </text:insertion>
        </text:changed-region>
        <text:changed-region xml:id="ct250188240" text:id="ct250188240">
          <text:insertion>
            <office:change-info>
              <dc:creator>Peter Camilleri</dc:creator>
              <dc:date>2015-04-25T17:38:00</dc:date>
            </office:change-info>
          </text:insertion>
        </text:changed-region>
        <text:changed-region xml:id="ct250188344" text:id="ct250188344">
          <text:insertion>
            <office:change-info>
              <dc:creator>Peter Camilleri</dc:creator>
              <dc:date>2015-04-25T17:38:00</dc:date>
            </office:change-info>
          </text:insertion>
        </text:changed-region>
        <text:changed-region xml:id="ct250188448" text:id="ct250188448">
          <text:deletion>
            <office:change-info>
              <dc:creator>Peter Camilleri</dc:creator>
              <dc:date>2015-04-25T23:18:00</dc:date>
            </office:change-info>
            <text:p text:style-name="Text_20_body"/>
            <text:p text:style-name="Text_20_body">.real</text:p>
          </text:deletion>
        </text:changed-region>
        <text:changed-region xml:id="ct250188552" text:id="ct250188552">
          <text:insertion>
            <office:change-info>
              <dc:creator>Peter Camilleri</dc:creator>
              <dc:date>2015-04-25T17:39:00</dc:date>
            </office:change-info>
          </text:insertion>
        </text:changed-region>
        <text:changed-region xml:id="ct250188656" text:id="ct250188656">
          <text:insertion>
            <office:change-info>
              <dc:creator>Peter Camilleri</dc:creator>
              <dc:date>2015-04-25T17:39:00</dc:date>
            </office:change-info>
          </text:insertion>
        </text:changed-region>
        <text:changed-region xml:id="ct250188760" text:id="ct250188760">
          <text:insertion>
            <office:change-info>
              <dc:creator>Peter Camilleri</dc:creator>
              <dc:date>2015-04-25T17:39:00</dc:date>
            </office:change-info>
          </text:insertion>
        </text:changed-region>
        <text:changed-region xml:id="ct250188864" text:id="ct250188864">
          <text:insertion>
            <office:change-info>
              <dc:creator>Peter Camilleri</dc:creator>
              <dc:date>2015-04-25T17:39:00</dc:date>
            </office:change-info>
          </text:insertion>
        </text:changed-region>
        <text:changed-region xml:id="ct250188968" text:id="ct250188968">
          <text:deletion>
            <office:change-info>
              <dc:creator>Peter Camilleri</dc:creator>
              <dc:date>2015-04-25T23:19:00</dc:date>
            </office:change-info>
            <text:p text:style-name="Text_20_body"/>
            <text:p text:style-name="Text_20_body">.round</text:p>
          </text:deletion>
        </text:changed-region>
        <text:changed-region xml:id="ct250189072" text:id="ct250189072">
          <text:insertion>
            <office:change-info>
              <dc:creator>Peter Camilleri</dc:creator>
              <dc:date>2015-04-25T17:39:00</dc:date>
            </office:change-info>
          </text:insertion>
        </text:changed-region>
        <text:changed-region xml:id="ct250189176" text:id="ct250189176">
          <text:insertion>
            <office:change-info>
              <dc:creator>Peter Camilleri</dc:creator>
              <dc:date>2015-04-25T17:39:00</dc:date>
            </office:change-info>
          </text:insertion>
        </text:changed-region>
        <text:changed-region xml:id="ct250189280" text:id="ct250189280">
          <text:insertion>
            <office:change-info>
              <dc:creator>Peter Camilleri</dc:creator>
              <dc:date>2015-04-25T17:39:00</dc:date>
            </office:change-info>
          </text:insertion>
        </text:changed-region>
        <text:changed-region xml:id="ct250189384" text:id="ct250189384">
          <text:insertion>
            <office:change-info>
              <dc:creator>Peter Camilleri</dc:creator>
              <dc:date>2015-04-25T17:39:00</dc:date>
            </office:change-info>
          </text:insertion>
        </text:changed-region>
        <text:changed-region xml:id="ct250189488" text:id="ct250189488">
          <text:insertion>
            <office:change-info>
              <dc:creator>Peter Camilleri</dc:creator>
              <dc:date>2015-04-25T17:39:00</dc:date>
            </office:change-info>
          </text:insertion>
        </text:changed-region>
        <text:changed-region xml:id="ct250189592" text:id="ct250189592">
          <text:insertion>
            <office:change-info>
              <dc:creator>Peter Camilleri</dc:creator>
              <dc:date>2015-04-25T17:39:00</dc:date>
            </office:change-info>
          </text:insertion>
        </text:changed-region>
        <text:changed-region xml:id="ct250189696" text:id="ct250189696">
          <text:deletion>
            <office:change-info>
              <dc:creator>Peter Camilleri</dc:creator>
              <dc:date>2015-04-25T23:19:00</dc:date>
            </office:change-info>
            <text:p text:style-name="Text_20_body"/>
            <text:p text:style-name="Text_20_body">.sin</text:p>
          </text:deletion>
        </text:changed-region>
        <text:changed-region xml:id="ct250189800" text:id="ct250189800">
          <text:insertion>
            <office:change-info>
              <dc:creator>Peter Camilleri</dc:creator>
              <dc:date>2015-04-25T17:39:00</dc:date>
            </office:change-info>
          </text:insertion>
        </text:changed-region>
        <text:changed-region xml:id="ct250189904" text:id="ct250189904">
          <text:insertion>
            <office:change-info>
              <dc:creator>Peter Camilleri</dc:creator>
              <dc:date>2015-04-25T17:39:00</dc:date>
            </office:change-info>
          </text:insertion>
        </text:changed-region>
        <text:changed-region xml:id="ct250190008" text:id="ct250190008">
          <text:insertion>
            <office:change-info>
              <dc:creator>Peter Camilleri</dc:creator>
              <dc:date>2015-04-25T17:39:00</dc:date>
            </office:change-info>
          </text:insertion>
        </text:changed-region>
        <text:changed-region xml:id="ct250190112" text:id="ct250190112">
          <text:insertion>
            <office:change-info>
              <dc:creator>Peter Camilleri</dc:creator>
              <dc:date>2015-04-25T17:39:00</dc:date>
            </office:change-info>
          </text:insertion>
        </text:changed-region>
        <text:changed-region xml:id="ct250190216" text:id="ct250190216">
          <text:insertion>
            <office:change-info>
              <dc:creator>Peter Camilleri</dc:creator>
              <dc:date>2015-04-25T17:39:00</dc:date>
            </office:change-info>
          </text:insertion>
        </text:changed-region>
        <text:changed-region xml:id="ct250190320" text:id="ct250190320">
          <text:deletion>
            <office:change-info>
              <dc:creator>Peter Camilleri</dc:creator>
              <dc:date>2015-04-25T23:19:00</dc:date>
            </office:change-info>
            <text:p text:style-name="Text_20_body"/>
            <text:p text:style-name="Text_20_body">.sinh</text:p>
          </text:deletion>
        </text:changed-region>
        <text:changed-region xml:id="ct250190424" text:id="ct250190424">
          <text:insertion>
            <office:change-info>
              <dc:creator>Peter Camilleri</dc:creator>
              <dc:date>2015-04-25T17:39:00</dc:date>
            </office:change-info>
          </text:insertion>
        </text:changed-region>
        <text:changed-region xml:id="ct250190528" text:id="ct250190528">
          <text:insertion>
            <office:change-info>
              <dc:creator>Peter Camilleri</dc:creator>
              <dc:date>2015-04-25T17:39:00</dc:date>
            </office:change-info>
          </text:insertion>
        </text:changed-region>
        <text:changed-region xml:id="ct250190632" text:id="ct250190632">
          <text:insertion>
            <office:change-info>
              <dc:creator>Peter Camilleri</dc:creator>
              <dc:date>2015-04-25T17:39:00</dc:date>
            </office:change-info>
          </text:insertion>
        </text:changed-region>
        <text:changed-region xml:id="ct250190736" text:id="ct250190736">
          <text:insertion>
            <office:change-info>
              <dc:creator>Peter Camilleri</dc:creator>
              <dc:date>2015-04-25T17:39:00</dc:date>
            </office:change-info>
          </text:insertion>
        </text:changed-region>
        <text:changed-region xml:id="ct250190840" text:id="ct250190840">
          <text:insertion>
            <office:change-info>
              <dc:creator>Peter Camilleri</dc:creator>
              <dc:date>2015-04-25T17:39:00</dc:date>
            </office:change-info>
          </text:insertion>
        </text:changed-region>
        <text:changed-region xml:id="ct250190944" text:id="ct250190944">
          <text:deletion>
            <office:change-info>
              <dc:creator>Peter Camilleri</dc:creator>
              <dc:date>2015-04-25T23:19:00</dc:date>
            </office:change-info>
            <text:p text:style-name="Text_20_body"/>
            <text:p text:style-name="Text_20_body">.sleep</text:p>
          </text:deletion>
        </text:changed-region>
        <text:changed-region xml:id="ct250191048" text:id="ct250191048">
          <text:insertion>
            <office:change-info>
              <dc:creator>Peter Camilleri</dc:creator>
              <dc:date>2015-04-25T17:39:00</dc:date>
            </office:change-info>
          </text:insertion>
        </text:changed-region>
        <text:changed-region xml:id="ct250191152" text:id="ct250191152">
          <text:insertion>
            <office:change-info>
              <dc:creator>Peter Camilleri</dc:creator>
              <dc:date>2015-04-25T17:39:00</dc:date>
            </office:change-info>
          </text:insertion>
        </text:changed-region>
        <text:changed-region xml:id="ct250191256" text:id="ct250191256">
          <text:insertion>
            <office:change-info>
              <dc:creator>Peter Camilleri</dc:creator>
              <dc:date>2015-04-25T17:39:00</dc:date>
            </office:change-info>
          </text:insertion>
        </text:changed-region>
        <text:changed-region xml:id="ct250191360" text:id="ct250191360">
          <text:insertion>
            <office:change-info>
              <dc:creator>Peter Camilleri</dc:creator>
              <dc:date>2015-04-25T17:39:00</dc:date>
            </office:change-info>
          </text:insertion>
        </text:changed-region>
        <text:changed-region xml:id="ct250191464" text:id="ct250191464">
          <text:deletion>
            <office:change-info>
              <dc:creator>Peter Camilleri</dc:creator>
              <dc:date>2015-04-25T23:20:00</dc:date>
            </office:change-info>
            <text:p text:style-name="Text_20_body"/>
            <text:p text:style-name="Text_20_body">.sqr</text:p>
          </text:deletion>
        </text:changed-region>
        <text:changed-region xml:id="ct250191608" text:id="ct250191608">
          <text:insertion>
            <office:change-info>
              <dc:creator>Peter Camilleri</dc:creator>
              <dc:date>2015-04-25T17:39:00</dc:date>
            </office:change-info>
          </text:insertion>
        </text:changed-region>
        <text:changed-region xml:id="ct250191712" text:id="ct250191712">
          <text:insertion>
            <office:change-info>
              <dc:creator>Peter Camilleri</dc:creator>
              <dc:date>2015-04-25T17:39:00</dc:date>
            </office:change-info>
          </text:insertion>
        </text:changed-region>
        <text:changed-region xml:id="ct250191816" text:id="ct250191816">
          <text:insertion>
            <office:change-info>
              <dc:creator>Peter Camilleri</dc:creator>
              <dc:date>2015-04-25T17:39:00</dc:date>
            </office:change-info>
          </text:insertion>
        </text:changed-region>
        <text:changed-region xml:id="ct250191920" text:id="ct250191920">
          <text:insertion>
            <office:change-info>
              <dc:creator>Peter Camilleri</dc:creator>
              <dc:date>2015-04-25T17:39:00</dc:date>
            </office:change-info>
          </text:insertion>
        </text:changed-region>
        <text:changed-region xml:id="ct250192024" text:id="ct250192024">
          <text:deletion>
            <office:change-info>
              <dc:creator>Peter Camilleri</dc:creator>
              <dc:date>2015-04-25T23:20:00</dc:date>
            </office:change-info>
            <text:p text:style-name="Text_20_body"/>
            <text:p text:style-name="Text_20_body">.sqrt</text:p>
          </text:deletion>
        </text:changed-region>
        <text:changed-region xml:id="ct250192128" text:id="ct250192128">
          <text:insertion>
            <office:change-info>
              <dc:creator>Peter Camilleri</dc:creator>
              <dc:date>2015-04-25T17:39:00</dc:date>
            </office:change-info>
          </text:insertion>
        </text:changed-region>
        <text:changed-region xml:id="ct250192232" text:id="ct250192232">
          <text:insertion>
            <office:change-info>
              <dc:creator>Peter Camilleri</dc:creator>
              <dc:date>2015-04-25T17:39:00</dc:date>
            </office:change-info>
          </text:insertion>
        </text:changed-region>
        <text:changed-region xml:id="ct250192336" text:id="ct250192336">
          <text:insertion>
            <office:change-info>
              <dc:creator>Peter Camilleri</dc:creator>
              <dc:date>2015-04-25T17:39:00</dc:date>
            </office:change-info>
          </text:insertion>
        </text:changed-region>
        <text:changed-region xml:id="ct250192440" text:id="ct250192440">
          <text:insertion>
            <office:change-info>
              <dc:creator>Peter Camilleri</dc:creator>
              <dc:date>2015-04-25T17:39:00</dc:date>
            </office:change-info>
          </text:insertion>
        </text:changed-region>
        <text:changed-region xml:id="ct250192544" text:id="ct250192544">
          <text:insertion>
            <office:change-info>
              <dc:creator>Peter Camilleri</dc:creator>
              <dc:date>2015-04-25T17:39:00</dc:date>
            </office:change-info>
          </text:insertion>
        </text:changed-region>
        <text:changed-region xml:id="ct250192648" text:id="ct250192648">
          <text:deletion>
            <office:change-info>
              <dc:creator>Peter Camilleri</dc:creator>
              <dc:date>2015-04-25T23:20:00</dc:date>
            </office:change-info>
            <text:p text:style-name="Text_20_body"/>
            <text:p text:style-name="Text_20_body">.tan</text:p>
          </text:deletion>
        </text:changed-region>
        <text:changed-region xml:id="ct250192752" text:id="ct250192752">
          <text:insertion>
            <office:change-info>
              <dc:creator>Peter Camilleri</dc:creator>
              <dc:date>2015-04-25T17:39:00</dc:date>
            </office:change-info>
          </text:insertion>
        </text:changed-region>
        <text:changed-region xml:id="ct250192856" text:id="ct250192856">
          <text:insertion>
            <office:change-info>
              <dc:creator>Peter Camilleri</dc:creator>
              <dc:date>2015-04-25T17:39:00</dc:date>
            </office:change-info>
          </text:insertion>
        </text:changed-region>
        <text:changed-region xml:id="ct250192960" text:id="ct250192960">
          <text:insertion>
            <office:change-info>
              <dc:creator>Peter Camilleri</dc:creator>
              <dc:date>2015-04-25T17:39:00</dc:date>
            </office:change-info>
          </text:insertion>
        </text:changed-region>
        <text:changed-region xml:id="ct250193064" text:id="ct250193064">
          <text:insertion>
            <office:change-info>
              <dc:creator>Peter Camilleri</dc:creator>
              <dc:date>2015-04-25T17:39:00</dc:date>
            </office:change-info>
          </text:insertion>
        </text:changed-region>
        <text:changed-region xml:id="ct250193168" text:id="ct250193168">
          <text:insertion>
            <office:change-info>
              <dc:creator>Peter Camilleri</dc:creator>
              <dc:date>2015-04-25T17:39:00</dc:date>
            </office:change-info>
          </text:insertion>
        </text:changed-region>
        <text:changed-region xml:id="ct250193272" text:id="ct250193272">
          <text:deletion>
            <office:change-info>
              <dc:creator>Peter Camilleri</dc:creator>
              <dc:date>2015-04-25T23:20:00</dc:date>
            </office:change-info>
            <text:p text:style-name="Text_20_body"/>
            <text:p text:style-name="Text_20_body">.tanh</text:p>
          </text:deletion>
        </text:changed-region>
        <text:changed-region xml:id="ct250193376" text:id="ct250193376">
          <text:insertion>
            <office:change-info>
              <dc:creator>Peter Camilleri</dc:creator>
              <dc:date>2015-04-25T17:39:00</dc:date>
            </office:change-info>
          </text:insertion>
        </text:changed-region>
        <text:changed-region xml:id="ct250193480" text:id="ct250193480">
          <text:insertion>
            <office:change-info>
              <dc:creator>Peter Camilleri</dc:creator>
              <dc:date>2015-04-25T17:39:00</dc:date>
            </office:change-info>
          </text:insertion>
        </text:changed-region>
        <text:changed-region xml:id="ct250193584" text:id="ct250193584">
          <text:insertion>
            <office:change-info>
              <dc:creator>Peter Camilleri</dc:creator>
              <dc:date>2015-04-25T17:39:00</dc:date>
            </office:change-info>
          </text:insertion>
        </text:changed-region>
        <text:changed-region xml:id="ct250193688" text:id="ct250193688">
          <text:insertion>
            <office:change-info>
              <dc:creator>Peter Camilleri</dc:creator>
              <dc:date>2015-04-25T17:39:00</dc:date>
            </office:change-info>
          </text:insertion>
        </text:changed-region>
        <text:changed-region xml:id="ct250193792" text:id="ct250193792">
          <text:insertion>
            <office:change-info>
              <dc:creator>Peter Camilleri</dc:creator>
              <dc:date>2015-04-25T17:39:00</dc:date>
            </office:change-info>
          </text:insertion>
        </text:changed-region>
        <text:changed-region xml:id="ct250193896" text:id="ct250193896">
          <text:deletion>
            <office:change-info>
              <dc:creator>Peter Camilleri</dc:creator>
              <dc:date>2015-04-25T23:20:00</dc:date>
            </office:change-info>
            <text:p text:style-name="Text_20_body"/>
            <text:p text:style-name="Text_20_body">/</text:p>
          </text:deletion>
        </text:changed-region>
        <text:changed-region xml:id="ct250194000" text:id="ct250194000">
          <text:insertion>
            <office:change-info>
              <dc:creator>Peter Camilleri</dc:creator>
              <dc:date>2015-04-25T17:39:00</dc:date>
            </office:change-info>
          </text:insertion>
        </text:changed-region>
        <text:changed-region xml:id="ct250194104" text:id="ct250194104">
          <text:insertion>
            <office:change-info>
              <dc:creator>Peter Camilleri</dc:creator>
              <dc:date>2015-04-25T17:39:00</dc:date>
            </office:change-info>
          </text:insertion>
        </text:changed-region>
        <text:changed-region xml:id="ct250194208" text:id="ct250194208">
          <text:insertion>
            <office:change-info>
              <dc:creator>Peter Camilleri</dc:creator>
              <dc:date>2015-04-25T17:39:00</dc:date>
            </office:change-info>
          </text:insertion>
        </text:changed-region>
        <text:changed-region xml:id="ct250194312" text:id="ct250194312">
          <text:insertion>
            <office:change-info>
              <dc:creator>Peter Camilleri</dc:creator>
              <dc:date>2015-04-25T17:39:00</dc:date>
            </office:change-info>
          </text:insertion>
        </text:changed-region>
        <text:changed-region xml:id="ct250194416" text:id="ct250194416">
          <text:deletion>
            <office:change-info>
              <dc:creator>Peter Camilleri</dc:creator>
              <dc:date>2015-04-25T23:21:00</dc:date>
            </office:change-info>
            <text:p text:style-name="Text_20_body"/>
            <text:p text:style-name="Text_20_body">0&lt;</text:p>
          </text:deletion>
        </text:changed-region>
        <text:changed-region xml:id="ct250194520" text:id="ct250194520">
          <text:insertion>
            <office:change-info>
              <dc:creator>Peter Camilleri</dc:creator>
              <dc:date>2015-04-25T17:39:00</dc:date>
            </office:change-info>
          </text:insertion>
        </text:changed-region>
        <text:changed-region xml:id="ct250194624" text:id="ct250194624">
          <text:insertion>
            <office:change-info>
              <dc:creator>Peter Camilleri</dc:creator>
              <dc:date>2015-04-25T17:39:00</dc:date>
            </office:change-info>
          </text:insertion>
        </text:changed-region>
        <text:changed-region xml:id="ct250194728" text:id="ct250194728">
          <text:insertion>
            <office:change-info>
              <dc:creator>Peter Camilleri</dc:creator>
              <dc:date>2015-04-25T17:39:00</dc:date>
            </office:change-info>
          </text:insertion>
        </text:changed-region>
        <text:changed-region xml:id="ct250194832" text:id="ct250194832">
          <text:insertion>
            <office:change-info>
              <dc:creator>Peter Camilleri</dc:creator>
              <dc:date>2015-04-25T17:39:00</dc:date>
            </office:change-info>
          </text:insertion>
        </text:changed-region>
        <text:changed-region xml:id="ct250194936" text:id="ct250194936">
          <text:deletion>
            <office:change-info>
              <dc:creator>Peter Camilleri</dc:creator>
              <dc:date>2015-04-25T23:21:00</dc:date>
            </office:change-info>
            <text:p text:style-name="Text_20_body"/>
            <text:p text:style-name="Text_20_body">0&lt;=</text:p>
          </text:deletion>
        </text:changed-region>
        <text:changed-region xml:id="ct250195040" text:id="ct250195040">
          <text:insertion>
            <office:change-info>
              <dc:creator>Peter Camilleri</dc:creator>
              <dc:date>2015-04-25T17:39:00</dc:date>
            </office:change-info>
          </text:insertion>
        </text:changed-region>
        <text:changed-region xml:id="ct250195144" text:id="ct250195144">
          <text:insertion>
            <office:change-info>
              <dc:creator>Peter Camilleri</dc:creator>
              <dc:date>2015-04-25T17:39:00</dc:date>
            </office:change-info>
          </text:insertion>
        </text:changed-region>
        <text:changed-region xml:id="ct250195248" text:id="ct250195248">
          <text:insertion>
            <office:change-info>
              <dc:creator>Peter Camilleri</dc:creator>
              <dc:date>2015-04-25T17:39:00</dc:date>
            </office:change-info>
          </text:insertion>
        </text:changed-region>
        <text:changed-region xml:id="ct250195352" text:id="ct250195352">
          <text:insertion>
            <office:change-info>
              <dc:creator>Peter Camilleri</dc:creator>
              <dc:date>2015-04-25T17:39:00</dc:date>
            </office:change-info>
          </text:insertion>
        </text:changed-region>
        <text:changed-region xml:id="ct250195456" text:id="ct250195456">
          <text:deletion>
            <office:change-info>
              <dc:creator>Peter Camilleri</dc:creator>
              <dc:date>2015-04-25T23:21:00</dc:date>
            </office:change-info>
            <text:p text:style-name="Text_20_body"/>
            <text:p text:style-name="Text_20_body">0&lt;=&gt;</text:p>
          </text:deletion>
        </text:changed-region>
        <text:changed-region xml:id="ct250195560" text:id="ct250195560">
          <text:insertion>
            <office:change-info>
              <dc:creator>Peter Camilleri</dc:creator>
              <dc:date>2015-04-25T17:39:00</dc:date>
            </office:change-info>
          </text:insertion>
        </text:changed-region>
        <text:changed-region xml:id="ct250109864" text:id="ct250109864">
          <text:insertion>
            <office:change-info>
              <dc:creator>Peter Camilleri</dc:creator>
              <dc:date>2015-04-25T17:39:00</dc:date>
            </office:change-info>
          </text:insertion>
        </text:changed-region>
        <text:changed-region xml:id="ct250109968" text:id="ct250109968">
          <text:insertion>
            <office:change-info>
              <dc:creator>Peter Camilleri</dc:creator>
              <dc:date>2015-04-25T17:39:00</dc:date>
            </office:change-info>
          </text:insertion>
        </text:changed-region>
        <text:changed-region xml:id="ct250110072" text:id="ct250110072">
          <text:insertion>
            <office:change-info>
              <dc:creator>Peter Camilleri</dc:creator>
              <dc:date>2015-04-25T17:39:00</dc:date>
            </office:change-info>
          </text:insertion>
        </text:changed-region>
        <text:changed-region xml:id="ct250110176" text:id="ct250110176">
          <text:insertion>
            <office:change-info>
              <dc:creator>Peter Camilleri</dc:creator>
              <dc:date>2015-04-25T17:39:00</dc:date>
            </office:change-info>
          </text:insertion>
        </text:changed-region>
        <text:changed-region xml:id="ct250110384" text:id="ct250110384">
          <text:deletion>
            <office:change-info>
              <dc:creator>Peter Camilleri</dc:creator>
              <dc:date>2015-04-25T23:21:00</dc:date>
            </office:change-info>
            <text:p text:style-name="Text_20_body">0&lt;&gt;</text:p>
          </text:deletion>
        </text:changed-region>
        <text:changed-region xml:id="ct250110280" text:id="ct250110280">
          <text:deletion>
            <office:change-info>
              <dc:creator>Peter Camilleri</dc:creator>
              <dc:date>2015-04-25T23:22:00</dc:date>
            </office:change-info>
            <text:p text:style-name="Text_20_body"/>
            <text:p text:style-name="Text_20_body"/>
          </text:deletion>
        </text:changed-region>
        <text:changed-region xml:id="ct250110488" text:id="ct250110488">
          <text:insertion>
            <office:change-info>
              <dc:creator>Peter Camilleri</dc:creator>
              <dc:date>2015-04-25T17:39:00</dc:date>
            </office:change-info>
          </text:insertion>
        </text:changed-region>
        <text:changed-region xml:id="ct250110592" text:id="ct250110592">
          <text:insertion>
            <office:change-info>
              <dc:creator>Peter Camilleri</dc:creator>
              <dc:date>2015-04-25T17:39:00</dc:date>
            </office:change-info>
          </text:insertion>
        </text:changed-region>
        <text:changed-region xml:id="ct250110696" text:id="ct250110696">
          <text:insertion>
            <office:change-info>
              <dc:creator>Peter Camilleri</dc:creator>
              <dc:date>2015-04-25T17:39:00</dc:date>
            </office:change-info>
          </text:insertion>
        </text:changed-region>
        <text:changed-region xml:id="ct250110800" text:id="ct250110800">
          <text:insertion>
            <office:change-info>
              <dc:creator>Peter Camilleri</dc:creator>
              <dc:date>2015-04-25T17:39:00</dc:date>
            </office:change-info>
          </text:insertion>
        </text:changed-region>
        <text:changed-region xml:id="ct250110904" text:id="ct250110904">
          <text:deletion>
            <office:change-info>
              <dc:creator>Peter Camilleri</dc:creator>
              <dc:date>2015-04-25T23:22:00</dc:date>
            </office:change-info>
            <text:p text:style-name="Text_20_body"/>
            <text:p text:style-name="Text_20_body">0=</text:p>
          </text:deletion>
        </text:changed-region>
        <text:changed-region xml:id="ct250111008" text:id="ct250111008">
          <text:insertion>
            <office:change-info>
              <dc:creator>Peter Camilleri</dc:creator>
              <dc:date>2015-04-25T17:39:00</dc:date>
            </office:change-info>
          </text:insertion>
        </text:changed-region>
        <text:changed-region xml:id="ct250111112" text:id="ct250111112">
          <text:insertion>
            <office:change-info>
              <dc:creator>Peter Camilleri</dc:creator>
              <dc:date>2015-04-25T17:39:00</dc:date>
            </office:change-info>
          </text:insertion>
        </text:changed-region>
        <text:changed-region xml:id="ct250111216" text:id="ct250111216">
          <text:insertion>
            <office:change-info>
              <dc:creator>Peter Camilleri</dc:creator>
              <dc:date>2015-04-25T17:39:00</dc:date>
            </office:change-info>
          </text:insertion>
        </text:changed-region>
        <text:changed-region xml:id="ct250111320" text:id="ct250111320">
          <text:insertion>
            <office:change-info>
              <dc:creator>Peter Camilleri</dc:creator>
              <dc:date>2015-04-25T17:39:00</dc:date>
            </office:change-info>
          </text:insertion>
        </text:changed-region>
        <text:changed-region xml:id="ct250111424" text:id="ct250111424">
          <text:deletion>
            <office:change-info>
              <dc:creator>Peter Camilleri</dc:creator>
              <dc:date>2015-04-25T23:22:00</dc:date>
            </office:change-info>
            <text:p text:style-name="Text_20_body"/>
            <text:p text:style-name="Text_20_body">0&gt;</text:p>
          </text:deletion>
        </text:changed-region>
        <text:changed-region xml:id="ct250111528" text:id="ct250111528">
          <text:insertion>
            <office:change-info>
              <dc:creator>Peter Camilleri</dc:creator>
              <dc:date>2015-04-25T17:39:00</dc:date>
            </office:change-info>
          </text:insertion>
        </text:changed-region>
        <text:changed-region xml:id="ct250111632" text:id="ct250111632">
          <text:insertion>
            <office:change-info>
              <dc:creator>Peter Camilleri</dc:creator>
              <dc:date>2015-04-25T17:39:00</dc:date>
            </office:change-info>
          </text:insertion>
        </text:changed-region>
        <text:changed-region xml:id="ct250111736" text:id="ct250111736">
          <text:insertion>
            <office:change-info>
              <dc:creator>Peter Camilleri</dc:creator>
              <dc:date>2015-04-25T17:39:00</dc:date>
            </office:change-info>
          </text:insertion>
        </text:changed-region>
        <text:changed-region xml:id="ct250111840" text:id="ct250111840">
          <text:insertion>
            <office:change-info>
              <dc:creator>Peter Camilleri</dc:creator>
              <dc:date>2015-04-25T17:39:00</dc:date>
            </office:change-info>
          </text:insertion>
        </text:changed-region>
        <text:changed-region xml:id="ct250111944" text:id="ct250111944">
          <text:deletion>
            <office:change-info>
              <dc:creator>Peter Camilleri</dc:creator>
              <dc:date>2015-04-25T23:22:00</dc:date>
            </office:change-info>
            <text:p text:style-name="Text_20_body"/>
            <text:p text:style-name="Text_20_body">0&gt;=</text:p>
          </text:deletion>
        </text:changed-region>
        <text:changed-region xml:id="ct250112048" text:id="ct250112048">
          <text:insertion>
            <office:change-info>
              <dc:creator>Peter Camilleri</dc:creator>
              <dc:date>2015-04-25T17:39:00</dc:date>
            </office:change-info>
          </text:insertion>
        </text:changed-region>
        <text:changed-region xml:id="ct250112152" text:id="ct250112152">
          <text:insertion>
            <office:change-info>
              <dc:creator>Peter Camilleri</dc:creator>
              <dc:date>2015-04-25T17:39:00</dc:date>
            </office:change-info>
          </text:insertion>
        </text:changed-region>
        <text:changed-region xml:id="ct250112256" text:id="ct250112256">
          <text:insertion>
            <office:change-info>
              <dc:creator>Peter Camilleri</dc:creator>
              <dc:date>2015-04-25T17:39:00</dc:date>
            </office:change-info>
          </text:insertion>
        </text:changed-region>
        <text:changed-region xml:id="ct250112360" text:id="ct250112360">
          <text:insertion>
            <office:change-info>
              <dc:creator>Peter Camilleri</dc:creator>
              <dc:date>2015-04-25T17:39:00</dc:date>
            </office:change-info>
          </text:insertion>
        </text:changed-region>
        <text:changed-region xml:id="ct250112464" text:id="ct250112464">
          <text:deletion>
            <office:change-info>
              <dc:creator>Peter Camilleri</dc:creator>
              <dc:date>2015-04-25T23:22:00</dc:date>
            </office:change-info>
            <text:p text:style-name="Text_20_body"/>
            <text:p text:style-name="Text_20_body">1+</text:p>
          </text:deletion>
        </text:changed-region>
        <text:changed-region xml:id="ct250112568" text:id="ct250112568">
          <text:insertion>
            <office:change-info>
              <dc:creator>Peter Camilleri</dc:creator>
              <dc:date>2015-04-25T17:39:00</dc:date>
            </office:change-info>
          </text:insertion>
        </text:changed-region>
        <text:changed-region xml:id="ct250112672" text:id="ct250112672">
          <text:insertion>
            <office:change-info>
              <dc:creator>Peter Camilleri</dc:creator>
              <dc:date>2015-04-25T17:39:00</dc:date>
            </office:change-info>
          </text:insertion>
        </text:changed-region>
        <text:changed-region xml:id="ct250112776" text:id="ct250112776">
          <text:insertion>
            <office:change-info>
              <dc:creator>Peter Camilleri</dc:creator>
              <dc:date>2015-04-25T17:39:00</dc:date>
            </office:change-info>
          </text:insertion>
        </text:changed-region>
        <text:changed-region xml:id="ct250112880" text:id="ct250112880">
          <text:insertion>
            <office:change-info>
              <dc:creator>Peter Camilleri</dc:creator>
              <dc:date>2015-04-25T17:39:00</dc:date>
            </office:change-info>
          </text:insertion>
        </text:changed-region>
        <text:changed-region xml:id="ct250112984" text:id="ct250112984">
          <text:deletion>
            <office:change-info>
              <dc:creator>Peter Camilleri</dc:creator>
              <dc:date>2015-04-25T23:22:00</dc:date>
            </office:change-info>
            <text:p text:style-name="Text_20_body"/>
            <text:p text:style-name="Text_20_body">1-</text:p>
          </text:deletion>
        </text:changed-region>
        <text:changed-region xml:id="ct250113088" text:id="ct250113088">
          <text:insertion>
            <office:change-info>
              <dc:creator>Peter Camilleri</dc:creator>
              <dc:date>2015-04-25T17:39:00</dc:date>
            </office:change-info>
          </text:insertion>
        </text:changed-region>
        <text:changed-region xml:id="ct250113192" text:id="ct250113192">
          <text:insertion>
            <office:change-info>
              <dc:creator>Peter Camilleri</dc:creator>
              <dc:date>2015-04-25T17:39:00</dc:date>
            </office:change-info>
          </text:insertion>
        </text:changed-region>
        <text:changed-region xml:id="ct250113296" text:id="ct250113296">
          <text:insertion>
            <office:change-info>
              <dc:creator>Peter Camilleri</dc:creator>
              <dc:date>2015-04-25T17:39:00</dc:date>
            </office:change-info>
          </text:insertion>
        </text:changed-region>
        <text:changed-region xml:id="ct250113400" text:id="ct250113400">
          <text:insertion>
            <office:change-info>
              <dc:creator>Peter Camilleri</dc:creator>
              <dc:date>2015-04-25T17:39:00</dc:date>
            </office:change-info>
          </text:insertion>
        </text:changed-region>
        <text:changed-region xml:id="ct250113504" text:id="ct250113504">
          <text:deletion>
            <office:change-info>
              <dc:creator>Peter Camilleri</dc:creator>
              <dc:date>2015-04-25T23:23:00</dc:date>
            </office:change-info>
            <text:p text:style-name="Text_20_body"/>
            <text:p text:style-name="Text_20_body">2*</text:p>
          </text:deletion>
        </text:changed-region>
        <text:changed-region xml:id="ct250113608" text:id="ct250113608">
          <text:insertion>
            <office:change-info>
              <dc:creator>Peter Camilleri</dc:creator>
              <dc:date>2015-04-25T17:39:00</dc:date>
            </office:change-info>
          </text:insertion>
        </text:changed-region>
        <text:changed-region xml:id="ct250113712" text:id="ct250113712">
          <text:insertion>
            <office:change-info>
              <dc:creator>Peter Camilleri</dc:creator>
              <dc:date>2015-04-25T17:39:00</dc:date>
            </office:change-info>
          </text:insertion>
        </text:changed-region>
        <text:changed-region xml:id="ct250113816" text:id="ct250113816">
          <text:insertion>
            <office:change-info>
              <dc:creator>Peter Camilleri</dc:creator>
              <dc:date>2015-04-25T17:39:00</dc:date>
            </office:change-info>
          </text:insertion>
        </text:changed-region>
        <text:changed-region xml:id="ct250113920" text:id="ct250113920">
          <text:insertion>
            <office:change-info>
              <dc:creator>Peter Camilleri</dc:creator>
              <dc:date>2015-04-25T17:39:00</dc:date>
            </office:change-info>
          </text:insertion>
        </text:changed-region>
        <text:changed-region xml:id="ct250114024" text:id="ct250114024">
          <text:deletion>
            <office:change-info>
              <dc:creator>Peter Camilleri</dc:creator>
              <dc:date>2015-04-25T23:23:00</dc:date>
            </office:change-info>
            <text:p text:style-name="Text_20_body"/>
            <text:p text:style-name="Text_20_body">2+</text:p>
          </text:deletion>
        </text:changed-region>
        <text:changed-region xml:id="ct250114128" text:id="ct250114128">
          <text:insertion>
            <office:change-info>
              <dc:creator>Peter Camilleri</dc:creator>
              <dc:date>2015-04-25T17:39:00</dc:date>
            </office:change-info>
          </text:insertion>
        </text:changed-region>
        <text:changed-region xml:id="ct250114232" text:id="ct250114232">
          <text:insertion>
            <office:change-info>
              <dc:creator>Peter Camilleri</dc:creator>
              <dc:date>2015-04-25T17:39:00</dc:date>
            </office:change-info>
          </text:insertion>
        </text:changed-region>
        <text:changed-region xml:id="ct250114336" text:id="ct250114336">
          <text:insertion>
            <office:change-info>
              <dc:creator>Peter Camilleri</dc:creator>
              <dc:date>2015-04-25T17:39:00</dc:date>
            </office:change-info>
          </text:insertion>
        </text:changed-region>
        <text:changed-region xml:id="ct250114440" text:id="ct250114440">
          <text:insertion>
            <office:change-info>
              <dc:creator>Peter Camilleri</dc:creator>
              <dc:date>2015-04-25T17:39:00</dc:date>
            </office:change-info>
          </text:insertion>
        </text:changed-region>
        <text:changed-region xml:id="ct250114544" text:id="ct250114544">
          <text:deletion>
            <office:change-info>
              <dc:creator>Peter Camilleri</dc:creator>
              <dc:date>2015-04-25T23:23:00</dc:date>
            </office:change-info>
            <text:p text:style-name="Text_20_body"/>
            <text:p text:style-name="Text_20_body">2-</text:p>
          </text:deletion>
        </text:changed-region>
        <text:changed-region xml:id="ct250114648" text:id="ct250114648">
          <text:insertion>
            <office:change-info>
              <dc:creator>Peter Camilleri</dc:creator>
              <dc:date>2015-04-25T17:39:00</dc:date>
            </office:change-info>
          </text:insertion>
        </text:changed-region>
        <text:changed-region xml:id="ct250114752" text:id="ct250114752">
          <text:insertion>
            <office:change-info>
              <dc:creator>Peter Camilleri</dc:creator>
              <dc:date>2015-04-25T17:39:00</dc:date>
            </office:change-info>
          </text:insertion>
        </text:changed-region>
        <text:changed-region xml:id="ct250114856" text:id="ct250114856">
          <text:insertion>
            <office:change-info>
              <dc:creator>Peter Camilleri</dc:creator>
              <dc:date>2015-04-25T17:39:00</dc:date>
            </office:change-info>
          </text:insertion>
        </text:changed-region>
        <text:changed-region xml:id="ct250114960" text:id="ct250114960">
          <text:insertion>
            <office:change-info>
              <dc:creator>Peter Camilleri</dc:creator>
              <dc:date>2015-04-25T17:39:00</dc:date>
            </office:change-info>
          </text:insertion>
        </text:changed-region>
        <text:changed-region xml:id="ct250115064" text:id="ct250115064">
          <text:deletion>
            <office:change-info>
              <dc:creator>Peter Camilleri</dc:creator>
              <dc:date>2015-04-25T23:24:00</dc:date>
            </office:change-info>
            <text:p text:style-name="Text_20_body"/>
            <text:p text:style-name="Text_20_body">2/</text:p>
          </text:deletion>
        </text:changed-region>
        <text:changed-region xml:id="ct250115168" text:id="ct250115168">
          <text:insertion>
            <office:change-info>
              <dc:creator>Peter Camilleri</dc:creator>
              <dc:date>2015-04-25T17:39:00</dc:date>
            </office:change-info>
          </text:insertion>
        </text:changed-region>
        <text:changed-region xml:id="ct250115272" text:id="ct250115272">
          <text:insertion>
            <office:change-info>
              <dc:creator>Peter Camilleri</dc:creator>
              <dc:date>2015-04-25T17:39:00</dc:date>
            </office:change-info>
          </text:insertion>
        </text:changed-region>
        <text:changed-region xml:id="ct250115376" text:id="ct250115376">
          <text:insertion>
            <office:change-info>
              <dc:creator>Peter Camilleri</dc:creator>
              <dc:date>2015-04-25T17:39:00</dc:date>
            </office:change-info>
          </text:insertion>
        </text:changed-region>
        <text:changed-region xml:id="ct250115480" text:id="ct250115480">
          <text:insertion>
            <office:change-info>
              <dc:creator>Peter Camilleri</dc:creator>
              <dc:date>2015-04-25T17:39:00</dc:date>
            </office:change-info>
          </text:insertion>
        </text:changed-region>
        <text:changed-region xml:id="ct250115584" text:id="ct250115584">
          <text:deletion>
            <office:change-info>
              <dc:creator>Peter Camilleri</dc:creator>
              <dc:date>2015-04-25T23:24:00</dc:date>
            </office:change-info>
            <text:p text:style-name="Text_20_body"/>
            <text:p text:style-name="Text_20_body">&lt;</text:p>
          </text:deletion>
        </text:changed-region>
        <text:changed-region xml:id="ct250115688" text:id="ct250115688">
          <text:insertion>
            <office:change-info>
              <dc:creator>Peter Camilleri</dc:creator>
              <dc:date>2015-04-25T17:39:00</dc:date>
            </office:change-info>
          </text:insertion>
        </text:changed-region>
        <text:changed-region xml:id="ct250115792" text:id="ct250115792">
          <text:insertion>
            <office:change-info>
              <dc:creator>Peter Camilleri</dc:creator>
              <dc:date>2015-04-25T17:39:00</dc:date>
            </office:change-info>
          </text:insertion>
        </text:changed-region>
        <text:changed-region xml:id="ct250115896" text:id="ct250115896">
          <text:insertion>
            <office:change-info>
              <dc:creator>Peter Camilleri</dc:creator>
              <dc:date>2015-04-25T17:39:00</dc:date>
            </office:change-info>
          </text:insertion>
        </text:changed-region>
        <text:changed-region xml:id="ct250116000" text:id="ct250116000">
          <text:insertion>
            <office:change-info>
              <dc:creator>Peter Camilleri</dc:creator>
              <dc:date>2015-04-25T17:39:00</dc:date>
            </office:change-info>
          </text:insertion>
        </text:changed-region>
        <text:changed-region xml:id="ct250116104" text:id="ct250116104">
          <text:insertion>
            <office:change-info>
              <dc:creator>Peter Camilleri</dc:creator>
              <dc:date>2015-04-25T17:39:00</dc:date>
            </office:change-info>
          </text:insertion>
        </text:changed-region>
        <text:changed-region xml:id="ct250116208" text:id="ct250116208">
          <text:deletion>
            <office:change-info>
              <dc:creator>Peter Camilleri</dc:creator>
              <dc:date>2015-04-25T23:24:00</dc:date>
            </office:change-info>
            <text:p text:style-name="Text_20_body"/>
            <text:p text:style-name="Text_20_body">&lt;=</text:p>
          </text:deletion>
        </text:changed-region>
        <text:changed-region xml:id="ct250116312" text:id="ct250116312">
          <text:insertion>
            <office:change-info>
              <dc:creator>Peter Camilleri</dc:creator>
              <dc:date>2015-04-25T17:39:00</dc:date>
            </office:change-info>
          </text:insertion>
        </text:changed-region>
        <text:changed-region xml:id="ct250116416" text:id="ct250116416">
          <text:insertion>
            <office:change-info>
              <dc:creator>Peter Camilleri</dc:creator>
              <dc:date>2015-04-25T17:39:00</dc:date>
            </office:change-info>
          </text:insertion>
        </text:changed-region>
        <text:changed-region xml:id="ct250116520" text:id="ct250116520">
          <text:insertion>
            <office:change-info>
              <dc:creator>Peter Camilleri</dc:creator>
              <dc:date>2015-04-25T17:39:00</dc:date>
            </office:change-info>
          </text:insertion>
        </text:changed-region>
        <text:changed-region xml:id="ct250116624" text:id="ct250116624">
          <text:insertion>
            <office:change-info>
              <dc:creator>Peter Camilleri</dc:creator>
              <dc:date>2015-04-25T17:39:00</dc:date>
            </office:change-info>
          </text:insertion>
        </text:changed-region>
        <text:changed-region xml:id="ct250116728" text:id="ct250116728">
          <text:insertion>
            <office:change-info>
              <dc:creator>Peter Camilleri</dc:creator>
              <dc:date>2015-04-25T17:39:00</dc:date>
            </office:change-info>
          </text:insertion>
        </text:changed-region>
        <text:changed-region xml:id="ct250116832" text:id="ct250116832">
          <text:deletion>
            <office:change-info>
              <dc:creator>Peter Camilleri</dc:creator>
              <dc:date>2015-04-25T23:24:00</dc:date>
            </office:change-info>
            <text:p text:style-name="Text_20_body"/>
            <text:p text:style-name="Text_20_body">&lt;=&gt;</text:p>
          </text:deletion>
        </text:changed-region>
        <text:changed-region xml:id="ct250116936" text:id="ct250116936">
          <text:insertion>
            <office:change-info>
              <dc:creator>Peter Camilleri</dc:creator>
              <dc:date>2015-04-25T17:39:00</dc:date>
            </office:change-info>
          </text:insertion>
        </text:changed-region>
        <text:changed-region xml:id="ct250117040" text:id="ct250117040">
          <text:insertion>
            <office:change-info>
              <dc:creator>Peter Camilleri</dc:creator>
              <dc:date>2015-04-25T17:39:00</dc:date>
            </office:change-info>
          </text:insertion>
        </text:changed-region>
        <text:changed-region xml:id="ct250117144" text:id="ct250117144">
          <text:insertion>
            <office:change-info>
              <dc:creator>Peter Camilleri</dc:creator>
              <dc:date>2015-04-25T17:39:00</dc:date>
            </office:change-info>
          </text:insertion>
        </text:changed-region>
        <text:changed-region xml:id="ct250117248" text:id="ct250117248">
          <text:insertion>
            <office:change-info>
              <dc:creator>Peter Camilleri</dc:creator>
              <dc:date>2015-04-25T17:39:00</dc:date>
            </office:change-info>
          </text:insertion>
        </text:changed-region>
        <text:changed-region xml:id="ct250117352" text:id="ct250117352">
          <text:insertion>
            <office:change-info>
              <dc:creator>Peter Camilleri</dc:creator>
              <dc:date>2015-04-25T17:39:00</dc:date>
            </office:change-info>
          </text:insertion>
        </text:changed-region>
        <text:changed-region xml:id="ct250117560" text:id="ct250117560">
          <text:deletion>
            <office:change-info>
              <dc:creator>Peter Camilleri</dc:creator>
              <dc:date>2015-04-25T23:24:00</dc:date>
            </office:change-info>
            <text:p text:style-name="Text_20_body">&gt;</text:p>
          </text:deletion>
        </text:changed-region>
        <text:changed-region xml:id="ct250117456" text:id="ct250117456">
          <text:deletion>
            <office:change-info>
              <dc:creator>Peter Camilleri</dc:creator>
              <dc:date>2015-04-25T23:25:00</dc:date>
            </office:change-info>
            <text:p text:style-name="Text_20_body"/>
            <text:p text:style-name="Text_20_body"/>
          </text:deletion>
        </text:changed-region>
        <text:changed-region xml:id="ct250117664" text:id="ct250117664">
          <text:insertion>
            <office:change-info>
              <dc:creator>Peter Camilleri</dc:creator>
              <dc:date>2015-04-25T17:39:00</dc:date>
            </office:change-info>
          </text:insertion>
        </text:changed-region>
        <text:changed-region xml:id="ct250117768" text:id="ct250117768">
          <text:insertion>
            <office:change-info>
              <dc:creator>Peter Camilleri</dc:creator>
              <dc:date>2015-04-25T17:39:00</dc:date>
            </office:change-info>
          </text:insertion>
        </text:changed-region>
        <text:changed-region xml:id="ct250117872" text:id="ct250117872">
          <text:insertion>
            <office:change-info>
              <dc:creator>Peter Camilleri</dc:creator>
              <dc:date>2015-04-25T17:39:00</dc:date>
            </office:change-info>
          </text:insertion>
        </text:changed-region>
        <text:changed-region xml:id="ct250265248" text:id="ct250265248">
          <text:insertion>
            <office:change-info>
              <dc:creator>Peter Camilleri</dc:creator>
              <dc:date>2015-04-25T17:39:00</dc:date>
            </office:change-info>
          </text:insertion>
        </text:changed-region>
        <text:changed-region xml:id="ct250265352" text:id="ct250265352">
          <text:insertion>
            <office:change-info>
              <dc:creator>Peter Camilleri</dc:creator>
              <dc:date>2015-04-25T17:39:00</dc:date>
            </office:change-info>
          </text:insertion>
        </text:changed-region>
        <text:changed-region xml:id="ct250265456" text:id="ct250265456">
          <text:deletion>
            <office:change-info>
              <dc:creator>Peter Camilleri</dc:creator>
              <dc:date>2015-04-25T23:25:00</dc:date>
            </office:change-info>
            <text:p text:style-name="Text_20_body"/>
            <text:p text:style-name="Text_20_body">&gt;=</text:p>
          </text:deletion>
        </text:changed-region>
        <text:changed-region xml:id="ct250265560" text:id="ct250265560">
          <text:insertion>
            <office:change-info>
              <dc:creator>Peter Camilleri</dc:creator>
              <dc:date>2015-04-25T17:39:00</dc:date>
            </office:change-info>
          </text:insertion>
        </text:changed-region>
        <text:changed-region xml:id="ct250265664" text:id="ct250265664">
          <text:insertion>
            <office:change-info>
              <dc:creator>Peter Camilleri</dc:creator>
              <dc:date>2015-04-25T17:39:00</dc:date>
            </office:change-info>
          </text:insertion>
        </text:changed-region>
        <text:changed-region xml:id="ct250265768" text:id="ct250265768">
          <text:insertion>
            <office:change-info>
              <dc:creator>Peter Camilleri</dc:creator>
              <dc:date>2015-04-25T17:39:00</dc:date>
            </office:change-info>
          </text:insertion>
        </text:changed-region>
        <text:changed-region xml:id="ct250265872" text:id="ct250265872">
          <text:insertion>
            <office:change-info>
              <dc:creator>Peter Camilleri</dc:creator>
              <dc:date>2015-04-25T17:39:00</dc:date>
            </office:change-info>
          </text:insertion>
        </text:changed-region>
        <text:changed-region xml:id="ct250265976" text:id="ct250265976">
          <text:insertion>
            <office:change-info>
              <dc:creator>Peter Camilleri</dc:creator>
              <dc:date>2015-04-25T17:39:00</dc:date>
            </office:change-info>
          </text:insertion>
        </text:changed-region>
        <text:changed-region xml:id="ct250266080" text:id="ct250266080">
          <text:deletion>
            <office:change-info>
              <dc:creator>Peter Camilleri</dc:creator>
              <dc:date>2015-04-25T23:25:00</dc:date>
            </office:change-info>
            <text:p text:style-name="Text_20_body"/>
            <text:p text:style-name="Text_20_body">mod</text:p>
          </text:deletion>
        </text:changed-region>
        <text:changed-region xml:id="ct250266184" text:id="ct250266184">
          <text:insertion>
            <office:change-info>
              <dc:creator>Peter Camilleri</dc:creator>
              <dc:date>2015-04-25T17:39:00</dc:date>
            </office:change-info>
          </text:insertion>
        </text:changed-region>
        <text:changed-region xml:id="ct250266288" text:id="ct250266288">
          <text:insertion>
            <office:change-info>
              <dc:creator>Peter Camilleri</dc:creator>
              <dc:date>2015-04-25T17:39:00</dc:date>
            </office:change-info>
          </text:insertion>
        </text:changed-region>
        <text:changed-region xml:id="ct250266392" text:id="ct250266392">
          <text:insertion>
            <office:change-info>
              <dc:creator>Peter Camilleri</dc:creator>
              <dc:date>2015-04-25T17:39:00</dc:date>
            </office:change-info>
          </text:insertion>
        </text:changed-region>
        <text:changed-region xml:id="ct250266496" text:id="ct250266496">
          <text:insertion>
            <office:change-info>
              <dc:creator>Peter Camilleri</dc:creator>
              <dc:date>2015-04-25T17:39:00</dc:date>
            </office:change-info>
          </text:insertion>
        </text:changed-region>
        <text:changed-region xml:id="ct250266600" text:id="ct250266600">
          <text:deletion>
            <office:change-info>
              <dc:creator>Peter Camilleri</dc:creator>
              <dc:date>2015-04-25T23:25:00</dc:date>
            </office:change-info>
            <text:p text:style-name="Text_20_body"/>
            <text:p text:style-name="Text_20_body">neg</text:p>
          </text:deletion>
        </text:changed-region>
        <text:changed-region xml:id="ct250266704" text:id="ct250266704">
          <text:insertion>
            <office:change-info>
              <dc:creator>Peter Camilleri</dc:creator>
              <dc:date>2015-04-25T17:39:00</dc:date>
            </office:change-info>
          </text:insertion>
        </text:changed-region>
        <text:changed-region xml:id="ct250266808" text:id="ct250266808">
          <text:insertion>
            <office:change-info>
              <dc:creator>Peter Camilleri</dc:creator>
              <dc:date>2015-04-25T17:39:00</dc:date>
            </office:change-info>
          </text:insertion>
        </text:changed-region>
        <text:changed-region xml:id="ct250266912" text:id="ct250266912">
          <text:insertion>
            <office:change-info>
              <dc:creator>Peter Camilleri</dc:creator>
              <dc:date>2015-04-25T17:39:00</dc:date>
            </office:change-info>
          </text:insertion>
        </text:changed-region>
        <text:changed-region xml:id="ct250267016" text:id="ct250267016">
          <text:insertion>
            <office:change-info>
              <dc:creator>Peter Camilleri</dc:creator>
              <dc:date>2015-04-25T17:39:00</dc:date>
            </office:change-info>
          </text:insertion>
        </text:changed-region>
        <text:changed-region xml:id="ct250267120" text:id="ct250267120">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Text_20_body"/>
      <text:p text:style-name="Text_20_body"/>
      <text:p text:style-name="Text_20_body"/>
      <text:p text:style-name="P51">The fOOrth User's Guide </text:p>
      <text:p text:style-name="P51">and</text:p>
      <text:p text:style-name="P51">Reference</text:p>
      <text:p text:style-name="Subtitle">An RPN, object oriented language that is not FORTH.</text:p>
      <text:p text:style-name="Subtitle">by Peter Camilleri </text:p>
      <text:p text:style-name="Text_20_body"/>
      <text:p text:style-name="P5">Last Update: May 7, 2015</text:p>
      <text:p text:style-name="P5">Covering fOOrth version 0.0.3</text:p>
      <text:p text:style-name="P5">Status: Unpublished.</text:p>
      <text:p text:style-name="Text_20_body"/>
      <text:p text:style-name="Text_20_body"/>
      <text:p text:style-name="Text_20_body"/>
      <text:p text:style-name="P63"/>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72">Table of Contents</text:p>
          </text:index-title>
          <text:p text:style-name="P73">The MIT License (MIT).<text:tab/>5</text:p>
          <text:p text:style-name="P73">Introduction<text:tab/>6</text:p>
          <text:p text:style-name="P74">About the name fOOrth<text:tab/>6</text:p>
          <text:p text:style-name="P74">How fOOrth came to be<text:tab/>6</text:p>
          <text:p text:style-name="P74">Goals and Principles<text:tab/>7</text:p>
          <text:p text:style-name="P74">Report Card<text:tab/>8</text:p>
          <text:p text:style-name="P74">Special Note of Thanks<text:tab/>8</text:p>
          <text:p text:style-name="P73">Installation<text:tab/>9</text:p>
          <text:p text:style-name="P74">Ruby<text:tab/>9</text:p>
          <text:p text:style-name="P74">fOOrth<text:tab/>9</text:p>
          <text:p text:style-name="P74">Running fOOrth<text:tab/>10</text:p>
          <text:p text:style-name="P74">Testing<text:tab/>10</text:p>
          <text:p text:style-name="P74">Source Archive<text:tab/>11</text:p>
          <text:p text:style-name="P73">First Steps<text:tab/>12</text:p>
          <text:p text:style-name="P73">The Syntax and Style of fOOrth<text:tab/>14</text:p>
          <text:p text:style-name="P74">Syntax<text:tab/>14</text:p>
          <text:p text:style-name="P74">Spaces<text:tab/>14</text:p>
          <text:p text:style-name="P74">Comments<text:tab/>14</text:p>
          <text:p text:style-name="P74">String Literals<text:tab/>14</text:p>
          <text:p text:style-name="P74">Numeric Literals<text:tab/>15</text:p>
          <text:p text:style-name="P73">A fOOrth Calculator<text:tab/>16</text:p>
          <text:p text:style-name="P74">The Basics<text:tab/>16</text:p>
          <text:p text:style-name="P74">Stack Manipulation<text:tab/>17</text:p>
          <text:p text:style-name="P74">Programming<text:tab/>19</text:p>
          <text:p text:style-name="P74">Control Structures<text:tab/>20</text:p>
          <text:p text:style-name="P74">Data Memory<text:tab/>24</text:p>
          <text:p text:style-name="P73">Data Storage in fOOrth<text:tab/>25</text:p>
          <text:p text:style-name="P74">Typing<text:tab/>25</text:p>
          <text:p text:style-name="P74">Declarations<text:tab/>25</text:p>
          <text:p text:style-name="P74">Scoping<text:tab/>25</text:p>
          <text:p text:style-name="P74">Referencing<text:tab/>26</text:p>
          <text:p text:style-name="P74">Mutation<text:tab/>27</text:p>
          <text:p text:style-name="P73">Cloning Data<text:tab/>29</text:p>
          <text:p text:style-name="P74">Deep vs Shallow Copy<text:tab/>29</text:p>
          <text:p text:style-name="P74">Permissive Copying<text:tab/>32</text:p>
          <text:p text:style-name="P73">Handling Exceptions<text:tab/>33</text:p>
          <text:p text:style-name="P74">The Nature of Exceptions in fOOrth<text:tab/>33</text:p>
          <text:p text:style-name="P74">Handling Errors<text:tab/>33</text:p>
          <text:p text:style-name="P74">Generating Errors<text:tab/>38</text:p>
          <text:p text:style-name="P74">fOOrth Native Exception Codes:<text:tab/>39</text:p>
          <text:p text:style-name="P74">Application Error Codes:<text:tab/>40</text:p>
          <text:p text:style-name="P74">Ruby Mapped Exception Codes:<text:tab/>40</text:p>
          <text:p text:style-name="P73">The Class Tree<text:tab/>45</text:p>
          <text:p text:style-name="P74">A Brief Overview of Key OO Concepts<text:tab/>45</text:p>
          <text:p text:style-name="P74">Classes<text:tab/>45</text:p>
          <text:p text:style-name="P74">Inheritance<text:tab/>46</text:p>
          <text:p text:style-name="P74">Methods<text:tab/>46</text:p>
          <text:p text:style-name="P74">Late Binding and Polymorphism<text:tab/>46</text:p>
          <text:p text:style-name="P74">Prototypes<text:tab/>46</text:p>
          <text:p text:style-name="P73">Method Mapping<text:tab/>47</text:p>
          <text:p text:style-name="P74">Exploring the mapping system<text:tab/>47</text:p>
          <text:p text:style-name="P73">Context<text:tab/>49</text:p>
          <text:p text:style-name="P74">Exploring Context<text:tab/>49</text:p>
          <text:p text:style-name="P74">Tracking the Virtual Machine<text:tab/>51</text:p>
          <text:p text:style-name="P73">Routing<text:tab/>52</text:p>
          <text:p text:style-name="P74">Virtual Machine Methods<text:tab/>52</text:p>
          <text:p text:style-name="P74">Shared Methods<text:tab/>52</text:p>
          <text:p text:style-name="P74">Exclusive Methods<text:tab/>53</text:p>
          <text:p text:style-name="P74">Shared Stub Methods<text:tab/>53</text:p>
          <text:p text:style-name="P74">Exclusive Stub Methods<text:tab/>54</text:p>
          <text:p text:style-name="P74">Local Methods<text:tab/>54</text:p>
          <text:p text:style-name="P74">Routing Internals<text:tab/>54</text:p>
          <text:p text:style-name="P73">Self<text:tab/>57</text:p>
          <text:p text:style-name="P74">Applying Self<text:tab/>57</text:p>
          <text:p text:style-name="P74">Changing Self<text:tab/>58</text:p>
          <text:p text:style-name="P73">Boolean Data<text:tab/>59</text:p>
          <text:p text:style-name="P74">What values represent true and false<text:tab/>59</text:p>
          <text:p text:style-name="P74">Processing Boolean Data<text:tab/>59</text:p>
          <text:p text:style-name="P74">Boolean Constants<text:tab/>59</text:p>
          <text:p text:style-name="P73">Numeric Data<text:tab/>60</text:p>
          <text:p text:style-name="P73">Array<text:tab/>61</text:p>
          <text:p text:style-name="P74">Array Literals<text:tab/>61</text:p>
          <text:p text:style-name="P74">Class Methods<text:tab/>62</text:p>
          <text:p text:style-name="P74">Instance Methods<text:tab/>63</text:p>
          <text:p text:style-name="P73">Class<text:tab/>74</text:p>
          <text:p text:style-name="P74">Instance Methods<text:tab/>74</text:p>
          <text:p text:style-name="P74">Commands<text:tab/>77</text:p>
          <text:p text:style-name="P73">Complex<text:tab/>79</text:p>
          <text:p text:style-name="P74">Complex Literals<text:tab/>79</text:p>
          <text:p text:style-name="P74">Instance Methods<text:tab/>80</text:p>
          <text:p text:style-name="P74">Instance Stubs<text:tab/>81</text:p>
          <text:p text:style-name="P73">FalseClass<text:tab/>82</text:p>
          <text:p text:style-name="P74">FalseClass Literals<text:tab/>82</text:p>
          <text:p text:style-name="P74">Instance Methods<text:tab/>82</text:p>
          <text:p text:style-name="P73"><text:soft-page-break/>Float<text:tab/>84</text:p>
          <text:p text:style-name="P74">Float Literals<text:tab/>84</text:p>
          <text:p text:style-name="P73">Hash<text:tab/>85</text:p>
          <text:p text:style-name="P74">Hash Literals<text:tab/>85</text:p>
          <text:p text:style-name="P74">Instance Methods<text:tab/>85</text:p>
          <text:p text:style-name="P73">InStream<text:tab/>88</text:p>
          <text:p text:style-name="P74">Class Methods<text:tab/>88</text:p>
          <text:p text:style-name="P74">Instance Methods<text:tab/>89</text:p>
          <text:p text:style-name="P74">Class Stubs<text:tab/>90</text:p>
          <text:p text:style-name="P73">Integer<text:tab/>91</text:p>
          <text:p text:style-name="P74">Integer Literals<text:tab/>91</text:p>
          <text:p text:style-name="P74">Instance Methods<text:tab/>91</text:p>
          <text:p text:style-name="P73">NilClass<text:tab/>96</text:p>
          <text:p text:style-name="P74">NilClass Literals<text:tab/>96</text:p>
          <text:p text:style-name="P74">Instance Methods<text:tab/>96</text:p>
          <text:p text:style-name="P73">Numeric<text:tab/>98</text:p>
          <text:p text:style-name="P74">Special Numeric Values<text:tab/>98</text:p>
          <text:p text:style-name="P74">Instance Methods<text:tab/>100</text:p>
          <text:p text:style-name="P73">Object<text:tab/>122</text:p>
          <text:p text:style-name="P74">Instance Methods<text:tab/>122</text:p>
          <text:p text:style-name="P74">Commands<text:tab/>134</text:p>
          <text:p text:style-name="P73">OutStream<text:tab/>136</text:p>
          <text:p text:style-name="P74">Class Methods<text:tab/>136</text:p>
          <text:p text:style-name="P74">Instance Methods<text:tab/>137</text:p>
          <text:p text:style-name="P74">Class Stubs<text:tab/>140</text:p>
          <text:p text:style-name="P73">Procedure<text:tab/>141</text:p>
          <text:p text:style-name="P74">Procedure Literals<text:tab/>141</text:p>
          <text:p text:style-name="P74">Instance Methods<text:tab/>141</text:p>
          <text:p text:style-name="P73">Queue<text:tab/>143</text:p>
          <text:p text:style-name="P74">Instance Methods<text:tab/>143</text:p>
          <text:p text:style-name="P73">Rational<text:tab/>145</text:p>
          <text:p text:style-name="P74">Rational Literals<text:tab/>145</text:p>
          <text:p text:style-name="P74">Instance Methods<text:tab/>145</text:p>
          <text:p text:style-name="P73">Stack<text:tab/>146</text:p>
          <text:p text:style-name="P74">Instance Methods<text:tab/>146</text:p>
          <text:p text:style-name="P73">String<text:tab/>148</text:p>
          <text:p text:style-name="P74">String Literals<text:tab/>148</text:p>
          <text:p text:style-name="P74">Format Strings<text:tab/>149</text:p>
          <text:p text:style-name="P74">Instance Methods<text:tab/>152</text:p>
          <text:p text:style-name="P73">Thread<text:tab/>165</text:p>
          <text:p text:style-name="P74">Class Methods<text:tab/>165</text:p>
          <text:p text:style-name="P74">Instance Methods<text:tab/>166</text:p>
          <text:p text:style-name="P73">TrueClass<text:tab/>168</text:p>
          <text:p text:style-name="P74">TrueClass Literals<text:tab/>168</text:p>
          <text:p text:style-name="P73">VirtualMachine<text:tab/>169</text:p>
          <text:p text:style-name="P74">Instance Methods<text:tab/>169</text:p>
          <text:p text:style-name="P74">Commands<text:tab/>189</text:p>
          <text:p text:style-name="P73">Appendix A – Symbol Glossary<text:tab/>194</text:p>
          <text:p text:style-name="P73">Appendix B – Regular Expressions<text:tab/>196</text:p>
          <text:p text:style-name="P73">Edit History:<text:tab/>200</text:p>
        </text:index-body>
      </text:table-of-content>
      <text:p text:style-name="Text_20_body"/>
      <text:h text:style-name="P71"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70" text:outline-level="1">Introduction</text:h>
      <text:h text:style-name="Heading_20_2" text:outline-level="2">About the name fOOrth</text:h>
      <text:p text:style-name="Standard"/>
      <text:p text:style-name="P54">The name of programming language fOOrth is an example of a malamanteau<text:note text:id="ftn1" text:note-class="footnote"><text:note-citation>1</text:note-citation><text:note-body><text:p text:style-name="P52">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4">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4">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1966928920108003285" text:style-name="L1">
        <text:list-item>
          <text:p text:style-name="P82">A Simple, Easy-to-Understand syntax that is none the less, Expressive and Compact:</text:p>
        </text:list-item>
      </text:list>
      <text:list xml:id="list7126364674656227031" text:style-name="L2">
        <text:list-item>
          <text:list>
            <text:list-item>
              <text:p text:style-name="P83">Source code in fOOrth is free-form with no line oriented limitations or rules.</text:p>
            </text:list-item>
            <text:list-item>
              <text:p text:style-name="P83">Support is given to the easy representation of common literal data such as strings, integers, floating point numbers, rational numbers, and complex numbers.</text:p>
            </text:list-item>
          </text:list>
        </text:list-item>
      </text:list>
      <text:list xml:id="list30676316" text:continue-list="list1966928920108003285" text:style-name="L1">
        <text:list-item>
          <text:p text:style-name="P82">Safe Data and Data Structures:</text:p>
        </text:list-item>
      </text:list>
      <text:list xml:id="list33778508134186223" text:style-name="L3">
        <text:list-item>
          <text:list>
            <text:list-item>
              <text:p text:style-name="P85">Simple, reliable arithmetic. In fOOrth, integer operations never overflow. Rational values can be represented exactly, complex numbers are supported, and conversions between numeric types are simple.</text:p>
            </text:list-item>
            <text:list-item>
              <text:p text:style-name="P85"><text:soft-page-break/>Strings grow as needed without the need to allocate space or worry about overflow.</text:p>
            </text:list-item>
            <text:list-item>
              <text:p text:style-name="P85">Data containers such as arrays and hashes grow as needed. Out of range subscripts cannot access undefined memory regions. </text:p>
            </text:list-item>
          </text:list>
        </text:list-item>
      </text:list>
      <text:list xml:id="list30675445" text:continue-list="list30676316" text:style-name="L1">
        <text:list-item>
          <text:p text:style-name="P82">Message Passing:</text:p>
        </text:list-item>
      </text:list>
      <text:list xml:id="list5191370362868122913" text:style-name="L4">
        <text:list-item>
          <text:list>
            <text:list-item>
              <text:p text:style-name="P103">In fOOrth all actions take the form of messages sent to a receiver.</text:p>
            </text:list-item>
            <text:list-item>
              <text:p text:style-name="P103">The routing of messages is specified by the exact type of the message.</text:p>
            </text:list-item>
            <text:list-item>
              <text:p text:style-name="P103">Message receivers include data items on the stack as well as the virtual machine object associated with the current thread of execution.</text:p>
            </text:list-item>
            <text:list-item>
              <text:p text:style-name="P103">Messages for which no routing specification can be found, generate an error at compile time.</text:p>
            </text:list-item>
          </text:list>
        </text:list-item>
      </text:list>
      <text:list xml:id="list30698019" text:continue-list="list30675445" text:style-name="L1">
        <text:list-item>
          <text:p text:style-name="P82">Object Oriented Design:</text:p>
        </text:list-item>
      </text:list>
      <text:list xml:id="list3710347890528098201" text:style-name="L5">
        <text:list-item>
          <text:list>
            <text:list-item>
              <text:p text:style-name="P86">Support class based inheritance, with a non-cyclic (single inheritance) tree derived from a common base Object class.</text:p>
            </text:list-item>
            <text:list-item>
              <text:p text:style-name="P104">Support late binding and polymorphism through message interface compatibility or “duck” typing.</text:p>
            </text:list-item>
          </text:list>
        </text:list-item>
      </text:list>
      <text:list xml:id="list30704028" text:continue-list="list30698019" text:style-name="L1">
        <text:list-item>
          <text:p text:style-name="P82">Meta programming: </text:p>
        </text:list-item>
      </text:list>
      <text:list xml:id="list147059474182509519" text:style-name="L6">
        <text:list-item>
          <text:list>
            <text:list-item>
              <text:p text:style-name="P105">Support extensible language constructs by making the compiler an accessible part of the system.</text:p>
            </text:list-item>
          </text:list>
        </text:list-item>
      </text:list>
      <text:list xml:id="list30702935" text:continue-list="list30704028" text:style-name="L1">
        <text:list-item>
          <text:p text:style-name="P82">Reliability:</text:p>
        </text:list-item>
      </text:list>
      <text:list xml:id="list8482044884574005081" text:style-name="L7">
        <text:list-item>
          <text:list>
            <text:list-item>
              <text:p text:style-name="P106">Errors should be detected as soon as possible. </text:p>
            </text:list-item>
          </text:list>
        </text:list-item>
      </text:list>
      <text:list xml:id="list30678305" text:continue-list="list30702935" text:style-name="L1">
        <text:list-item>
          <text:p text:style-name="P87">Building on the host language:</text:p>
        </text:list-item>
      </text:list>
      <text:list xml:id="list8896408242163586017" text:style-name="L8">
        <text:list-item>
          <text:list>
            <text:list-item>
              <text:p text:style-name="P88">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 of <text:alphabetical-index-mark-start text:id="IMark168802588"/>Thanks<text:alphabetical-index-mark-end text:id="IMark168802588"/></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3094257154170988304" text:style-name="L9">
        <text:list-item>
          <text:p text:style-name="P107">ruby 1.9.3p484 (2013-11-22) [i386-mingw32]</text:p>
        </text:list-item>
        <text:list-item>
          <text:p text:style-name="P107">ruby 2.1.5p273 (2014-11-13 revision 48405) [i386-mingw32]</text:p>
        </text:list-item>
        <text:list-item>
          <text:p text:style-name="P107">Rubinius – to be tested!</text:p>
        </text:list-item>
        <text:list-item>
          <text:p text:style-name="P107">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Running fOOrth</text:h>
      <text:p text:style-name="P54">Once fOOrth is installed, there are several options for running the language environment. These are:</text:p>
      <text:p text:style-name="P54"/>
      <text:h text:style-name="Heading_20_3" text:outline-level="3"><text:alphabetical-index-mark-start text:id="IMark168802588"/>Rake<text:alphabetical-index-mark-end text:id="IMark168802588"/>:</text:h>
      <text:p text:style-name="P54">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68802588"/>Demo.rb<text:alphabetical-index-mark-end text:id="IMark16880258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168802588"/>Testing<text:alphabetical-index-mark-end text:id="IMark168802588"/></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soft-page-break/><text:alphabetical-index-mark-start text:id="IMark168802588"/>Known Issues<text:alphabetical-index-mark-end text:id="IMark168802588"/></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168802588"/>Archive<text:alphabetical-index-mark-end text:id="IMark168802588"/></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4">Tokens</text:p>
          </table:table-cell>
          <table:table-cell table:style-name="Table1.A1" office:value-type="string">
            <text:p text:style-name="P16">4</text:p>
          </table:table-cell>
          <table:table-cell table:style-name="Table1.A1" office:value-type="string">
            <text:p text:style-name="P16">5</text:p>
          </table:table-cell>
          <table:table-cell table:style-name="Table1.A1" office:value-type="string">
            <text:p text:style-name="P16">+</text:p>
          </table:table-cell>
          <table:table-cell table:style-name="Table1.E1" office:value-type="string">
            <text:p text:style-name="P16">.</text:p>
          </table:table-cell>
        </table:table-row>
        <table:table-row>
          <table:table-cell table:style-name="Table1.A2" office:value-type="string">
            <text:p text:style-name="P14">Output</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E2" office:value-type="string">
            <text:p text:style-name="P14">'9'</text:p>
          </table:table-cell>
        </table:table-row>
        <table:table-row>
          <table:table-cell table:style-name="Table1.A3" table:number-rows-spanned="2" office:value-type="string">
            <text:p text:style-name="P14">Data Stack</text:p>
          </table:table-cell>
          <table:table-cell table:style-name="Table1.A2" office:value-type="string">
            <text:p text:style-name="P14">4</text:p>
          </table:table-cell>
          <table:table-cell table:style-name="Table1.A2" office:value-type="string">
            <text:p text:style-name="P14">5</text:p>
          </table:table-cell>
          <table:table-cell table:style-name="Table1.A2" office:value-type="string">
            <text:p text:style-name="P14">9</text:p>
          </table:table-cell>
          <table:table-cell table:style-name="Table1.E2" office:value-type="string">
            <text:p text:style-name="P14"/>
          </table:table-cell>
        </table:table-row>
        <table:table-row>
          <table:covered-table-cell/>
          <table:table-cell table:style-name="Table1.A2" office:value-type="string">
            <text:p text:style-name="P14"/>
          </table:table-cell>
          <table:table-cell table:style-name="Table1.A2" office:value-type="string">
            <text:p text:style-name="P14">4</text:p>
          </table:table-cell>
          <table:table-cell table:style-name="Table1.A2" office:value-type="string">
            <text:p text:style-name="P14"/>
          </table:table-cell>
          <table:table-cell table:style-name="Table1.E2" office:value-type="string">
            <text:p text:style-name="P14"/>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4">Infix</text:p>
          </table:table-cell>
          <table:table-cell table:style-name="Table2.A1" office:value-type="string">
            <text:p text:style-name="P14">Postfix</text:p>
          </table:table-cell>
          <table:table-cell table:style-name="Table2.C1" office:value-type="string">
            <text:p text:style-name="P14">Result</text:p>
          </table:table-cell>
        </table:table-row>
        <table:table-row>
          <table:table-cell table:style-name="Table2.A2" office:value-type="string">
            <text:p text:style-name="P14">2+3*4</text:p>
          </table:table-cell>
          <table:table-cell table:style-name="Table2.A2" office:value-type="string">
            <text:p text:style-name="P14">2 3 4 * +</text:p>
          </table:table-cell>
          <table:table-cell table:style-name="Table2.C2" office:value-type="string">
            <text:p text:style-name="P14">14</text:p>
          </table:table-cell>
        </table:table-row>
        <table:table-row>
          <table:table-cell table:style-name="Table2.A2" office:value-type="string">
            <text:p text:style-name="P14">(2+3)*4</text:p>
          </table:table-cell>
          <table:table-cell table:style-name="Table2.A2" office:value-type="string">
            <text:p text:style-name="P14">2 3 + 4 *</text:p>
          </table:table-cell>
          <table:table-cell table:style-name="Table2.C2" office:value-type="string">
            <text:p text:style-name="P14">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4">Language</text:p>
            <text:p text:style-name="P14">Tokens</text:p>
          </table:table-cell>
          <table:table-cell table:style-name="Table3.B1" table:number-columns-spanned="2" office:value-type="string">
            <text:p text:style-name="P14">Abstract Pseudo-Code Generated</text:p>
          </table:table-cell>
          <table:covered-table-cell/>
        </table:table-row>
        <table:table-row>
          <table:covered-table-cell/>
          <table:table-cell table:style-name="Table3.B2" office:value-type="string">
            <text:p text:style-name="P14">FORTH</text:p>
          </table:table-cell>
          <table:table-cell table:style-name="Table3.C2" office:value-type="string">
            <text:p text:style-name="P14">fOOrth</text:p>
          </table:table-cell>
        </table:table-row>
        <table:table-row>
          <table:table-cell table:style-name="Table3.B2" office:value-type="string">
            <text:p text:style-name="P16">4</text:p>
          </table:table-cell>
          <table:table-cell table:style-name="Table3.B2" office:value-type="string">
            <text:p text:style-name="P14">Push_integer 4</text:p>
          </table:table-cell>
          <table:table-cell table:style-name="Table3.C2" office:value-type="string">
            <text:p text:style-name="P14">Push_integer 4</text:p>
          </table:table-cell>
        </table:table-row>
        <table:table-row>
          <table:table-cell table:style-name="Table3.B2" office:value-type="string">
            <text:p text:style-name="P16">5</text:p>
          </table:table-cell>
          <table:table-cell table:style-name="Table3.B2" office:value-type="string">
            <text:p text:style-name="P14">Push_integer 5</text:p>
          </table:table-cell>
          <table:table-cell table:style-name="Table3.C2" office:value-type="string">
            <text:p text:style-name="P14">Push_integer 5</text:p>
          </table:table-cell>
        </table:table-row>
        <table:table-row>
          <table:table-cell table:style-name="Table3.A5" office:value-type="string">
            <text:p text:style-name="P16">+</text:p>
          </table:table-cell>
          <table:table-cell table:style-name="Table3.B2" office:value-type="string">
            <text:p text:style-name="P14">T<text:span text:style-name="T6">1</text:span> = Pop_integer</text:p>
            <text:p text:style-name="P14">T<text:span text:style-name="T6">2</text:span> = Pop_integer</text:p>
            <text:p text:style-name="P14">T<text:span text:style-name="T6">3 </text:span>= Add_integers T<text:span text:style-name="T6">2 </text:span>,T<text:span text:style-name="T6">1</text:span></text:p>
            <text:p text:style-name="P14">Push_integer T<text:span text:style-name="T6">3</text:span></text:p>
          </table:table-cell>
          <table:table-cell table:style-name="Table3.C2" office:value-type="string">
            <text:p text:style-name="P14">T<text:span text:style-name="T6">1</text:span> = Pop_object</text:p>
            <text:p text:style-name="P14">T<text:span text:style-name="T6">2</text:span> = Pop_object</text:p>
            <text:p text:style-name="P14">T<text:span text:style-name="T6">3</text:span> = T<text:span text:style-name="T6">2</text:span>.Add(T<text:span text:style-name="T6">1</text:span>)</text:p>
            <text:p text:style-name="P14">Push_object T<text:span text:style-name="T6">3</text:span></text:p>
          </table:table-cell>
        </table:table-row>
        <table:table-row>
          <table:table-cell table:style-name="Table3.A5" office:value-type="string">
            <text:p text:style-name="P16">.</text:p>
          </table:table-cell>
          <table:table-cell table:style-name="Table3.B2" office:value-type="string">
            <text:p text:style-name="P14">T<text:span text:style-name="T6">1</text:span> = Pop_integer</text:p>
            <text:p text:style-name="P14">Print_integer T<text:span text:style-name="T6">1</text:span></text:p>
          </table:table-cell>
          <table:table-cell table:style-name="Table3.C2" office:value-type="string">
            <text:p text:style-name="P14">T<text:span text:style-name="T6">1</text:span> = Pop_object</text:p>
            <text:p text:style-name="P14">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47629296"/>F10:<text:change-end text:change-id="ct247629296"/><text:change-start text:change-id="ct247629400"/> <text:change-end text:change-id="ct247629400"/><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2">4 5 6</text:span></text:p>
      <text:p text:style-name="Code"/>
      <text:p text:style-name="Code">[4, 5, 6]</text:p>
      <text:p text:style-name="Code">&gt;<text:span text:style-name="T12">*</text:span></text:p>
      <text:p text:style-name="Code"/>
      <text:p text:style-name="Code">[4, 30]</text:p>
      <text:p text:style-name="Code">&gt;<text:span text:style-name="T12">+</text:span></text:p>
      <text:p text:style-name="Code"/>
      <text:p text:style-name="Code">[34]</text:p>
      <text:p text:style-name="Code">&gt;<text:span text:style-name="T12">.</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2">4.0E3 50.0 6000.0</text:span></text:p>
      <text:p text:style-name="Code"/>
      <text:p text:style-name="Code">[4000.0, 50.0, 6000.0]</text:p>
      <text:p text:style-name="Code">&gt;<text:span text:style-name="T12">*</text:span></text:p>
      <text:p text:style-name="Code"/>
      <text:p text:style-name="Code">[4000.0, 300000.0]</text:p>
      <text:p text:style-name="Code">&gt;<text:span text:style-name="T12">+</text:span></text:p>
      <text:p text:style-name="Code"/>
      <text:p text:style-name="Code">[304000.0]</text:p>
      <text:p text:style-name="Code">&gt;<text:span text:style-name="T12">.</text:span></text:p>
      <text:p text:style-name="Code">304000.0</text:p>
      <text:p text:style-name="Code">[]</text:p>
      <text:p text:style-name="Code">&gt;<text:span text:style-name="T12">1/2 2/3 4/5</text:span></text:p>
      <text:p text:style-name="Code"/>
      <text:p text:style-name="Code">[(1/2), (2/3), (4/5)]</text:p>
      <text:p text:style-name="Code">&gt;<text:span text:style-name="T12">*</text:span></text:p>
      <text:p text:style-name="Code"/>
      <text:p text:style-name="Code">[(1/2), (8/15)]</text:p>
      <text:p text:style-name="Code">&gt;<text:span text:style-name="T12">+</text:span></text:p>
      <text:p text:style-name="Code"/>
      <text:p text:style-name="Code">[(31/30)]</text:p>
      <text:p text:style-name="Code">&gt;<text:span text:style-name="T12">.</text:span></text:p>
      <text:p text:style-name="Code">31/30</text:p>
      <text:p text:style-name="Code">[]</text:p>
      <text:p text:style-name="Code">&gt;<text:span text:style-name="T12">1+2i 3+4i 5+6i</text:span></text:p>
      <text:p text:style-name="Code"/>
      <text:p text:style-name="Code">[(1+2i), (3+4i), (5+6i)]</text:p>
      <text:p text:style-name="Code">&gt;<text:span text:style-name="T12">*</text:span></text:p>
      <text:p text:style-name="Code"/>
      <text:p text:style-name="Code">[(1+2i), (-9+38i)]</text:p>
      <text:p text:style-name="Code">&gt;<text:span text:style-name="T12">+</text:span></text:p>
      <text:p text:style-name="Code"/>
      <text:p text:style-name="Code">[(-8+40i)]</text:p>
      <text:p text:style-name="Code">&gt;<text:span text:style-name="T12">.</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279826592"/>drop<text:alphabetical-index-mark-end text:id="IMark279826592"/> – discard the top element of the stack.</text:p>
            <text:p text:style-name="Code"/>
            <text:p text:style-name="Code">&gt;<text:span text:style-name="T12">1 2 3</text:span></text:p>
            <text:p text:style-name="Code"/>
            <text:p text:style-name="Code">[1, 2, 3]</text:p>
            <text:p text:style-name="Code">&gt;<text:span text:style-name="T12">drop</text:span></text:p>
            <text:p text:style-name="Code"/>
            <text:p text:style-name="Code">[1, 2]</text:p>
            <text:p text:style-name="P57">&gt;</text:p>
          </table:table-cell>
        </table:table-row>
        <table:table-row table:style-name="Table54.1">
          <table:table-cell table:style-name="Table54.A2" office:value-type="string">
            <text:p text:style-name="P2"><text:alphabetical-index-mark-start text:id="IMark279826592"/>dup<text:alphabetical-index-mark-end text:id="IMark279826592"/> – duplicate the top reference or value. Note that any referenced data is NOT duplicated. See the section Cloning Around for further details.</text:p>
            <text:p text:style-name="Code"/>
            <text:p text:style-name="Code">&gt;<text:span text:style-name="T12">"apple"</text:span></text:p>
            <text:p text:style-name="Code"/>
            <text:p text:style-name="Code">["apple"]</text:p>
            <text:p text:style-name="Code">&gt;<text:span text:style-name="T12">dup</text:span></text:p>
            <text:p text:style-name="Code"/>
            <text:p text:style-name="Code">["apple", "apple"]</text:p>
            <text:p text:style-name="P57">&gt;</text:p>
          </table:table-cell>
        </table:table-row>
        <table:table-row table:style-name="Table54.1">
          <table:table-cell table:style-name="Table54.A2" office:value-type="string">
            <text:p text:style-name="P2"><text:alphabetical-index-mark-start text:id="IMark279826592"/>nip<text:alphabetical-index-mark-end text:id="IMark279826592"/> – grab the second element of the stack and discard it.</text:p>
            <text:p text:style-name="Code"/>
            <text:p text:style-name="Code">&gt;<text:span text:style-name="T12">1 99 2</text:span></text:p>
            <text:p text:style-name="Code"/>
            <text:p text:style-name="Code">[1, 99, 2]</text:p>
            <text:p text:style-name="Code">&gt;<text:span text:style-name="T12">nip</text:span></text:p>
            <text:p text:style-name="Code"/>
            <text:p text:style-name="Code">[1, 2]</text:p>
            <text:p text:style-name="P57">&gt;</text:p>
          </table:table-cell>
        </table:table-row>
        <table:table-row table:style-name="Table54.1">
          <table:table-cell table:style-name="Table54.A2" office:value-type="string">
            <text:p text:style-name="P2"><text:alphabetical-index-mark-start text:id="IMark279826592"/>over<text:alphabetical-index-mark-end text:id="IMark279826592"/> – grab the second element of the stack and push a duplicate of it to the top of the stack.</text:p>
            <text:p text:style-name="Code"/>
            <text:p text:style-name="Code">&gt;<text:span text:style-name="T12">"apple" "pie"</text:span></text:p>
            <text:p text:style-name="Code"/>
            <text:p text:style-name="Code">["apple", "pie"]</text:p>
            <text:p text:style-name="Code">&gt;<text:span text:style-name="T12">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279826592"/>pick<text:alphabetical-index-mark-end text:id="IMark279826592"/> – pick the stack element indexed by the top stack element and make a duplicate of that the new top element of the stack.</text:p>
            <text:p text:style-name="Code"/>
            <text:p text:style-name="Code">&gt;<text:span text:style-name="T12">1 2 3 4</text:span></text:p>
            <text:p text:style-name="Code"/>
            <text:p text:style-name="Code">[1, 2, 3, 4]</text:p>
            <text:p text:style-name="Code">&gt;<text:span text:style-name="T12">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279826592"/>swap<text:alphabetical-index-mark-end text:id="IMark279826592"/> – exchange the top two elements of the stack. Just like the old x<text:span text:style-name="T10">↔</text:span> y calculator key</text:p>
            <text:p text:style-name="Code">&gt;<text:span text:style-name="T12">1 2</text:span></text:p>
            <text:p text:style-name="Code"/>
            <text:p text:style-name="Code">[1, 2]</text:p>
            <text:p text:style-name="Code">&gt;<text:span text:style-name="T12">swap</text:span></text:p>
            <text:p text:style-name="Code"/>
            <text:p text:style-name="Code">[2, 1]</text:p>
            <text:p text:style-name="P57">&gt;</text:p>
          </table:table-cell>
        </table:table-row>
        <table:table-row table:style-name="Table54.1">
          <table:table-cell table:style-name="Table54.A2" office:value-type="string">
            <text:p text:style-name="P2"><text:alphabetical-index-mark-start text:id="IMark279826592"/>tuck<text:alphabetical-index-mark-end text:id="IMark279826592"/> – take the top element of the stack and tuck a duplicate of it under the second element.</text:p>
            <text:p text:style-name="Code"/>
            <text:p text:style-name="Code">&gt;<text:span text:style-name="T12">1 2</text:span></text:p>
            <text:p text:style-name="Code">[1, 2]</text:p>
            <text:p text:style-name="Code">&gt;<text:span text:style-name="T12">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5964856898276928413" text:style-name="L10">
        <text:list-item>
          <text:p text:style-name="P89">To store return addresses for word calls. In fOOrth this is handled by the Ruby virtual machine.</text:p>
        </text:list-item>
        <text:list-item>
          <text:p text:style-name="P89">To store context for control structures. In fOOrth the context mechanism provides for a far richer and more reliable set of control, compile, and data structures.</text:p>
        </text:list-item>
        <text:list-item>
          <text:p text:style-name="P89">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2">: double dup + ;</text:span></text:p>
      <text:p text:style-name="Code"/>
      <text:p text:style-name="Code">[]</text:p>
      <text:p text:style-name="Code"><text:soft-page-break/>&gt;<text:span text:style-name="T12">4 double .</text:span></text:p>
      <text:p text:style-name="Code">8</text:p>
      <text:p text:style-name="Code">[]</text:p>
      <text:p text:style-name="Code">&gt;<text:span text:style-name="T12">"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79346576"/>if<text:alphabetical-index-mark-end text:id="IMark27934657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2">: is_five 5 = if .”It is five!” else .”Nope, it is not five” then ;</text:span></text:p>
      <text:p text:style-name="Code"/>
      <text:p text:style-name="Code">&gt;<text:span text:style-name="T12">4 is_five</text:span></text:p>
      <text:p text:style-name="Code">Nope, it is not five</text:p>
      <text:p text:style-name="Code">&gt;<text:span text:style-name="T12">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79346576"/>else<text:alphabetical-index-mark-end text:id="IMark279346576"/>” and “<text:alphabetical-index-mark-start text:id="IMark279346624"/>then<text:alphabetical-index-mark-end text:id="IMark27934662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79346624"/>switch<text:alphabetical-index-mark-end text:id="IMark279346624"/>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2">)load"docs/snippets/switch.foorth"</text:span></text:p>
      <text:p text:style-name="Code">Loading file: docs/snippets/switch.foorth</text:p>
      <text:p text:style-name="Code">Completed in 0.0 seconds</text:p>
      <text:p text:style-name="Code"/>
      <text:p text:style-name="Code">&gt;<text:span text:style-name="T12">1 choose_path</text:span></text:p>
      <text:p text:style-name="Code">path 1</text:p>
      <text:p text:style-name="Code"/>
      <text:p text:style-name="Code">&gt;<text:span text:style-name="T12">2 choose_path</text:span></text:p>
      <text:p text:style-name="Code">path 2</text:p>
      <text:p text:style-name="Code"/>
      <text:p text:style-name="Code">&gt;<text:span text:style-name="T12">42 choose_path</text:span></text:p>
      <text:p text:style-name="Code">Invalid path selected</text:p>
      <text:p text:style-name="Code"/>
      <text:h text:style-name="Heading_20_3" text:outline-level="3"><text:soft-page-break/>The <text:alphabetical-index-mark-start text:id="IMark279346624"/>do<text:alphabetical-index-mark-end text:id="IMark27934662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2">0 10 do i . space loop</text:span></text:p>
      <text:p text:style-name="Code">0 1 2 3 4 5 6 7 8 9</text:p>
      <text:p text:style-name="Code"/>
      <text:p text:style-name="P1">This prints out the numbers from 1 through 9 to the terminal session. The “do” and “<text:alphabetical-index-mark-start text:id="IMark279346624"/>loop<text:alphabetical-index-mark-end text:id="IMark279346624"/>” commands mark the boundaries of the loop; The “<text:alphabetical-index-mark-start text:id="IMark279346576"/>i<text:alphabetical-index-mark-end text:id="IMark279346576"/>” command is used to retrieve the current loop counter value. For nested loops, the “<text:alphabetical-index-mark-start text:id="IMark279347056"/>j<text:alphabetical-index-mark-end text:id="IMark279347056"/>” command retrieves the value of the outer loops counter value. <text:s/>By default, the “loop” command adds one to the loop value. For more flexible looping, the “<text:alphabetical-index-mark-start text:id="IMark279346528"/>+loop<text:alphabetical-index-mark-end text:id="IMark27934652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2">&gt;<text:span text:style-name="T12">10 0 do i . space loop</text:span></text:p>
      <text:p text:style-name="P61"/>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79346528"/>-i<text:alphabetical-index-mark-end text:id="IMark279346528"/> and <text:alphabetical-index-mark-start text:id="IMark279347056"/>-j<text:alphabetical-index-mark-end text:id="IMark279347056"/></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2">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2">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text:p>
      <text:p text:style-name="Code"/>
      <text:p text:style-name="Code">&gt;<text:span text:style-name="T12">0 10 do i -i * . space loop</text:span></text:p>
      <text:p text:style-name="Code">0 8 14 18 20 20 18 14 8 0</text:p>
      <text:p text:style-name="Code"/>
      <text:p text:style-name="P1"><text:soft-page-break/>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 </text:p>
      <text:p text:style-name="Code">."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2">)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h text:style-name="Heading_20_3" text:outline-level="3"><text:soft-page-break/>The <text:alphabetical-index-mark-start text:id="IMark279347056"/>begin<text:alphabetical-index-mark-end text:id="IMark279347056"/>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4641822958344939969" text:style-name="L11">
        <text:list-item>
          <text:p text:style-name="P90">begin … <text:alphabetical-index-mark-start text:id="IMark279346576"/>until<text:alphabetical-index-mark-end text:id="IMark279346576"/> – loops until the top of stack is true.</text:p>
        </text:list-item>
        <text:list-item>
          <text:p text:style-name="P90">begin … <text:alphabetical-index-mark-start text:id="IMark279347056"/>again<text:alphabetical-index-mark-end text:id="IMark279347056"/> – loops indefinitely </text:p>
        </text:list-item>
        <text:list-item>
          <text:p text:style-name="P90">begin … <text:alphabetical-index-mark-start text:id="IMark279346576"/>repeat<text:alphabetical-index-mark-end text:id="IMark27934657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19" text:note-class="footnote"><text:note-citation>19</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2">)load"docs/snippets/int_log2"</text:span></text:p>
      <text:p text:style-name="Code">Loading file: docs/snippets/int_log2.foorth</text:p>
      <text:p text:style-name="Code">Completed in 0.005 seconds</text:p>
      <text:p text:style-name="Code"/>
      <text:p text:style-name="Code">&gt;<text:span text:style-name="T12">8 ilog2 .</text:span></text:p>
      <text:p text:style-name="Code">3</text:p>
      <text:p text:style-name="Code">&gt;<text:span text:style-name="T12">18 ilog2 .</text:span></text:p>
      <text:p text:style-name="Code">4</text:p>
      <text:p text:style-name="Code">&gt;<text:span text:style-name="T12">0 ilog2 .</text:span></text:p>
      <text:p text:style-name="Code">0</text:p>
      <text:p text:style-name="Code">&gt;<text:span text:style-name="T12">1 ilog2 .</text:span></text:p>
      <text:p text:style-name="Code">0</text:p>
      <text:p text:style-name="Code">&gt;<text:span text:style-name="T12">3 ilog2 .</text:span></text:p>
      <text:p text:style-name="Code">1</text:p>
      <text:p text:style-name="Code">&gt;<text:span text:style-name="T12">4 ilog2 .</text:span></text:p>
      <text:p text:style-name="Code">2</text:p>
      <text:p text:style-name="P58"/>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279346576"/>Typing<text:alphabetical-index-mark-end text:id="IMark27934657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279346576"/>Duck Typing<text:alphabetical-index-mark-end text:id="IMark279346576"/><text:note text:id="ftn20" text:note-class="footnote"><text:note-citation>20</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79346576"/>Declarations<text:alphabetical-index-mark-end text:id="IMark27934657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1" text:note-class="footnote"><text:note-citation>21</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79346576"/>Scoping<text:alphabetical-index-mark-end text:id="IMark27934657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279346576"/><text:span text:style-name="T7">val:</text:span><text:alphabetical-index-mark-end text:id="IMark279346576"/> and <text:alphabetical-index-mark-start text:id="IMark279346528"/><text:span text:style-name="T7">var:</text:span><text:alphabetical-index-mark-end text:id="IMark279346528"/></text:p>
      <text:p text:style-name="P1">Regex for valid local variable names: <text:span text:style-name="T7">/^[a-z][a-z0-9_]*$/</text:span><text:span text:style-name="T7"><text:note text:id="ftn22" text:note-class="footnote"><text:note-citation>22</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79346528"/><text:span text:style-name="T7">.init</text:span><text:alphabetical-index-mark-end text:id="IMark279346528"/> method being the most popular since it is called to initialize a new instance of the object.</text:p>
      <text:p text:style-name="P1">Methods: <text:alphabetical-index-mark-start text:id="IMark279346528"/><text:span text:style-name="T7">val@:</text:span><text:alphabetical-index-mark-end text:id="IMark279346528"/> and <text:alphabetical-index-mark-start text:id="IMark279346576"/><text:span text:style-name="T7">var@:</text:span><text:alphabetical-index-mark-end text:id="IMark279346576"/></text:p>
      <text:p text:style-name="P1">Regex for valid local variable names: <text:span text:style-name="T7">/^@[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79346576"/><text:span text:style-name="T7">val#:</text:span><text:alphabetical-index-mark-end text:id="IMark279346576"/> and <text:alphabetical-index-mark-start text:id="IMark279346528"/><text:span text:style-name="T7">var#:</text:span><text:alphabetical-index-mark-end text:id="IMark279346528"/></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79346528"/><text:span text:style-name="T7">val$:</text:span><text:alphabetical-index-mark-end text:id="IMark279346528"/> and <text:alphabetical-index-mark-start text:id="IMark279346576"/><text:span text:style-name="T7">var$:</text:span><text:alphabetical-index-mark-end text:id="IMark279346576"/></text:p>
      <text:p text:style-name="P1">Regex for valid local variable names: <text:span text:style-name="T7">/^\$[a-z][a-z0-9_]*$/</text:span></text:p>
      <text:p text:style-name="Text_20_body">Notes: Global variables are considered bad in many circles. </text:p>
      <text:p text:style-name="Text_20_body"/>
      <text:h text:style-name="Heading_20_2" text:outline-level="2"><text:alphabetical-index-mark-start text:id="IMark279346576"/>Referencing<text:alphabetical-index-mark-end text:id="IMark279346576"/></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6">Task</text:p>
          </table:table-cell>
          <table:table-cell table:style-name="Table56.A1" office:value-type="string">
            <text:p text:style-name="P29">var</text:p>
          </table:table-cell>
          <table:table-cell table:style-name="Table56.C1" office:value-type="string">
            <text:p text:style-name="P29">val</text:p>
          </table:table-cell>
        </table:table-row>
        <table:table-row>
          <table:table-cell table:style-name="Table56.A2" office:value-type="string">
            <text:p text:style-name="P2">Sample Declarations</text:p>
          </table:table-cell>
          <table:table-cell table:style-name="Table56.A2" office:value-type="string">
            <text:p text:style-name="P14">0 var: score</text:p>
          </table:table-cell>
          <table:table-cell table:style-name="Table56.C2" office:value-type="string">
            <text:p text:style-name="P14">10 val: max_score</text:p>
          </table:table-cell>
        </table:table-row>
        <table:table-row>
          <table:table-cell table:style-name="Table56.A3" office:value-type="string">
            <text:p text:style-name="P2">Just what is being declared?</text:p>
          </table:table-cell>
          <table:table-cell table:style-name="Table56.A2" office:value-type="string">
            <text:p text:style-name="P28">A method (called score) that pushes a reference to the value onto the stack.</text:p>
          </table:table-cell>
          <table:table-cell table:style-name="Table56.C2" office:value-type="string">
            <text:p text:style-name="P28">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4">score @</text:p>
          </table:table-cell>
          <table:table-cell table:style-name="Table56.C2" office:value-type="string">
            <text:p text:style-name="P14">max_score </text:p>
          </table:table-cell>
        </table:table-row>
        <table:table-row>
          <table:table-cell table:style-name="Table56.A2" office:value-type="string">
            <text:p text:style-name="P2">Update the value of the variable.</text:p>
          </table:table-cell>
          <table:table-cell table:style-name="Table56.A2" office:value-type="string">
            <text:p text:style-name="P14">1 score !</text:p>
          </table:table-cell>
          <table:table-cell table:style-name="Table56.C2" office:value-type="string">
            <text:p text:style-name="P14">--<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4">score</text:p>
          </table:table-cell>
          <table:table-cell table:style-name="Table56.C2" office:value-type="string">
            <text:p text:style-name="P14">--<text:note text:id="ftn25" text:note-class="footnote"><text:note-citation>25</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79346576"/>Mutation<text:alphabetical-index-mark-end text:id="IMark279346576"/></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2">5 val$: $iv <text:s text:c="2"/>$iv .</text:span></text:p>
      <text:p text:style-name="Code">5</text:p>
      <text:p text:style-name="Code">&gt;<text:span text:style-name="T12">$iv 6 + .</text:span></text:p>
      <text:p text:style-name="Code">11</text:p>
      <text:p text:style-name="Code">&gt;<text:span text:style-name="T12">$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2">"Hello" val$: $mv <text:s/>$mv .</text:span></text:p>
      <text:p text:style-name="Code">Hello</text:p>
      <text:p text:style-name="Code">&gt;<text:span text:style-name="T12">$mv " World" &lt;&lt; .</text:span></text:p>
      <text:p text:style-name="Code">Hello World</text:p>
      <text:p text:style-name="Code">&gt;<text:span text:style-name="T12">$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2">"Hello" val$: $mv <text:s/>$mv .</text:span></text:p>
      <text:p text:style-name="Code">Hello</text:p>
      <text:p text:style-name="Code">&gt;<text:span text:style-name="T12">$mv " World" + .</text:span></text:p>
      <text:p text:style-name="Code">Hello World</text:p>
      <text:p text:style-name="Code">&gt;<text:span text:style-name="T12">$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6">Method</text:p>
          </table:table-cell>
          <table:table-cell table:style-name="Table57.B1" office:value-type="string">
            <text:p text:style-name="P16">Stack Before</text:p>
          </table:table-cell>
          <table:table-cell table:style-name="Table57.B1" office:value-type="string">
            <text:p text:style-name="P16">Stack After</text:p>
          </table:table-cell>
          <table:table-cell table:style-name="Table57.A1" office:value-type="string">
            <text:p text:style-name="P18">Description</text:p>
          </table:table-cell>
          <table:table-cell table:style-name="Table57.A1" office:value-type="string">
            <text:p text:style-name="P16">Time Used</text:p>
          </table:table-cell>
          <table:table-cell table:style-name="Table57.F1" office:value-type="string">
            <text:p text:style-name="P16">Copy Depth</text:p>
          </table:table-cell>
        </table:table-row>
        <table:table-row>
          <table:table-cell table:style-name="Table57.A2" office:value-type="string">
            <text:p text:style-name="P25"><text:alphabetical-index-mark-start text:id="IMark108948212"/>dup<text:alphabetical-index-mark-end text:id="IMark108948212"/></text:p>
          </table:table-cell>
          <table:table-cell table:style-name="Table57.A2" office:value-type="string">
            <text:p text:style-name="P25">x</text:p>
          </table:table-cell>
          <table:table-cell table:style-name="Table57.A2" office:value-type="string">
            <text:p text:style-name="P25">x x</text:p>
          </table:table-cell>
          <table:table-cell table:style-name="Table57.A2" office:value-type="string">
            <text:p text:style-name="P2">Duplicate the data without any copying.</text:p>
          </table:table-cell>
          <table:table-cell table:style-name="Table57.A2" office:value-type="string">
            <text:p text:style-name="P14">Least</text:p>
          </table:table-cell>
          <table:table-cell table:style-name="Table57.F2" office:value-type="string">
            <text:p text:style-name="P14">None</text:p>
          </table:table-cell>
        </table:table-row>
        <table:table-row>
          <table:table-cell table:style-name="Table57.A3" office:value-type="string">
            <text:p text:style-name="P25"><text:alphabetical-index-mark-start text:id="IMark108948212"/>copy<text:alphabetical-index-mark-end text:id="IMark108948212"/></text:p>
          </table:table-cell>
          <table:table-cell table:style-name="Table57.A3" office:value-type="string">
            <text:p text:style-name="P25">x</text:p>
          </table:table-cell>
          <table:table-cell table:style-name="Table57.A3" office:value-type="string">
            <text:p text:style-name="P25">x x'</text:p>
          </table:table-cell>
          <table:table-cell table:style-name="Table57.A3" office:value-type="string">
            <text:p text:style-name="P2">Duplicate the data with a shallow copy.</text:p>
          </table:table-cell>
          <table:table-cell table:style-name="Table57.E3" table:number-rows-spanned="2" office:value-type="string">
            <text:p text:style-name="P14">Moderate</text:p>
          </table:table-cell>
          <table:table-cell table:style-name="Table57.F3" table:number-rows-spanned="2" office:value-type="string">
            <text:p text:style-name="P14">One Level</text:p>
          </table:table-cell>
        </table:table-row>
        <table:table-row>
          <table:table-cell table:style-name="Table57.A3" office:value-type="string">
            <text:p text:style-name="P25"><text:alphabetical-index-mark-start text:id="IMark108948212"/>.copy<text:alphabetical-index-mark-end text:id="IMark108948212"/></text:p>
          </table:table-cell>
          <table:table-cell table:style-name="Table57.A3" office:value-type="string">
            <text:p text:style-name="P25">x</text:p>
          </table:table-cell>
          <table:table-cell table:style-name="Table57.A3" office:value-type="string">
            <text:p text:style-name="P25">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5"><text:alphabetical-index-mark-start text:id="IMark108948212"/>clone<text:alphabetical-index-mark-end text:id="IMark108948212"/></text:p>
          </table:table-cell>
          <table:table-cell table:style-name="Table57.A3" office:value-type="string">
            <text:p text:style-name="P25">x</text:p>
          </table:table-cell>
          <table:table-cell table:style-name="Table57.A3" office:value-type="string">
            <text:p text:style-name="P25">x x”</text:p>
          </table:table-cell>
          <table:table-cell table:style-name="Table57.A3" office:value-type="string">
            <text:p text:style-name="P2">Duplicate the data with a deep copy.</text:p>
          </table:table-cell>
          <table:table-cell table:style-name="Table57.E3" table:number-rows-spanned="2" office:value-type="string">
            <text:p text:style-name="P14">Most</text:p>
          </table:table-cell>
          <table:table-cell table:style-name="Table57.F3" table:number-rows-spanned="2" office:value-type="string">
            <text:p text:style-name="P14">All Levels</text:p>
          </table:table-cell>
        </table:table-row>
        <table:table-row>
          <table:table-cell table:style-name="Table57.A3" office:value-type="string">
            <text:p text:style-name="P25"><text:alphabetical-index-mark-start text:id="IMark108948212"/>.clone<text:alphabetical-index-mark-end text:id="IMark108948212"/></text:p>
          </table:table-cell>
          <table:table-cell table:style-name="Table57.A3" office:value-type="string">
            <text:p text:style-name="P25">x</text:p>
          </table:table-cell>
          <table:table-cell table:style-name="Table57.A3" office:value-type="string">
            <text:p text:style-name="P25">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6930660870697816496" text:style-name="L12">
        <text:list-item>
          <text:p text:style-name="P108">No Copying</text:p>
        </text:list-item>
        <text:list-item>
          <text:p text:style-name="P108">Shallow Copying</text:p>
        </text:list-item>
        <text:list-item>
          <text:p text:style-name="P108">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2">[ "Expo" 67 ] val$: $expo <text:s/>$expo .</text:span></text:p>
      <text:p text:style-name="Code">["Expo", 67]</text:p>
      <text:p text:style-name="Code">&gt;<text:span text:style-name="T12">$expo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text:soft-page-break/>["Exposure", 99]</text:p>
      <text:p text:style-name="Code">&gt;<text:span text:style-name="T12">$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2">[ "Expo" 67 ] val$: $expo <text:s/>$expo .</text:span></text:p>
      <text:p text:style-name="Code">["Expo", 67]</text:p>
      <text:p text:style-name="Code">&gt;<text:span text:style-name="T12">$expo .copy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2">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p text:style-name="P1">For simple mutable data like strings, this shallow copy is fully sufficient to protect against any unwanted data mutation.</text:p>
      <text:h text:style-name="Heading_20_3" text:outline-level="3">Deep Copying</text:h>
      <text:p text:style-name="P1">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2">[ "Expo" 67 ] val$: $expo <text:s/>$expo .</text:span></text:p>
      <text:p text:style-name="Code">["Expo", 67]</text:p>
      <text:p text:style-name="Code">&gt;<text:span text:style-name="T12">$expo .clone val$: $ecopy <text:s/>$ecopy .</text:span></text:p>
      <text:p text:style-name="Code"><text:soft-page-break/>["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68915352"/>.clone_exclude<text:alphabetical-index-mark-end text:id="IMark168915352"/>”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8" text:note-class="footnote"><text:note-citation>28</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29" text:note-class="footnote"><text:note-citation>29</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0" text:note-class="footnote"><text:note-citation>30</text:note-citation><text:note-body><text:p text:style-name="P53">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2">danger</text:span></text:p>
      <text:p text:style-name="Code">-10 -13 -17 -25 -50</text:p>
      <text:p text:style-name="Code">Error: Division by zero.</text:p>
      <text:p text:style-name="Code">&gt;<text:span text:style-name="T12">tedium</text:span></text:p>
      <text:p text:style-name="Code">-10 -13 -17 -25 -50 oops 50 25 16 12</text:p>
      <text:p text:style-name="Code">&gt;<text:span text:style-name="T12">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68915352"/>try<text:alphabetical-index-mark-end text:id="IMark168915352"/> block</text:h>
      <text:p text:style-name="P1">The bare basics of an exception handled code block is:</text:p>
      <text:p text:style-name="Code"/>
      <text:p text:style-name="Code">try (dangerous code here) <text:alphabetical-index-mark-start text:id="IMark168915352"/>catch<text:alphabetical-index-mark-end text:id="IMark168915352"/>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1" text:note-class="footnote"><text:note-citation>31</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68915352"/>?"<text:alphabetical-index-mark-end text:id="IMark168915352"/>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68915352"/>bounce<text:alphabetical-index-mark-end text:id="IMark168915352"/>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68915352"/>bounce<text:alphabetical-index-mark-end text:id="IMark168915352"/>”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68915352" text:main-entry="true"/>finally<text:alphabetical-index-mark-end text:id="IMark168915352"/>” keyword.</text:p>
      <text:p text:style-name="P1">In a try block, the finally section represents code that is performed after the dangerous code runs, regardless of the success of that code. The finally section always gets the last word. Consider this fourth<text:note text:id="ftn32" text:note-class="footnote"><text:note-citation>32</text:note-citation><text:note-body><text:p text:style-name="Footnote">That's fourth and not FORTH.</text:p></text:note-body></text:note> method in the exceptions<text:note text:id="ftn33" text:note-class="footnote"><text:note-citation>33</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2">load"docs/snippets/exception.foorth"</text:span></text:p>
      <text:p text:style-name="Code">Loading file: docs/snippets/exception.foorth</text:p>
      <text:p text:style-name="Code">Completed in 0.02 seconds</text:p>
      <text:p text:style-name="Code"/>
      <text:p text:style-name="Code">&gt;<text:span text:style-name="T12">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68915352"/>try<text:alphabetical-index-mark-end text:id="IMark168915352"/></text:p>
      <text:p text:style-name="Code"><text:s text:c="2"/>(dangerous code)</text:p>
      <text:p text:style-name="Code">(optional) <text:alphabetical-index-mark-start text:id="IMark168915352"/>catch<text:alphabetical-index-mark-end text:id="IMark168915352"/></text:p>
      <text:p text:style-name="Code"><text:s text:c="2"/>(exception handler with optional <text:alphabetical-index-mark-start text:id="IMark168915352"/>?"<text:alphabetical-index-mark-end text:id="IMark168915352"/>Exx" and <text:alphabetical-index-mark-start text:id="IMark179174276"/>bounce<text:alphabetical-index-mark-end text:id="IMark179174276"/>)</text:p>
      <text:p text:style-name="Code">(optional) <text:alphabetical-index-mark-start text:id="IMark179174276"/>finally<text:alphabetical-index-mark-end text:id="IMark179174276"/></text:p>
      <text:p text:style-name="Code"><text:s text:c="2"/>(cleanup code goes here)</text:p>
      <text:p text:style-name="Code">end</text:p>
      <text:p text:style-name="Code"/>
      <text:p text:style-name="Code"/>
      <text:p text:style-name="P1">The last example in our file<text:note text:id="ftn34" text:note-class="footnote"><text:note-citation>34</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2">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5" text:note-class="footnote"><text:note-citation>35</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6" text:note-class="footnote"><text:note-citation>36</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7" text:note-class="footnote"><text:note-citation>37</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79174276"/>throw"<text:alphabetical-index-mark-end text:id="IMark179174276"/>U10: Change the combination on my luggage!"</text:p>
      <text:p text:style-name="Code"><text:s text:c="2"/>then ;</text:p>
      <text:p text:style-name="Code"/>
      <text:p text:style-name="P1">When run we get:</text:p>
      <text:p text:style-name="Code"/>
      <text:p text:style-name="Code">&gt;<text:span text:style-name="T12">)load"docs/snippets/throw.foorth"</text:span></text:p>
      <text:p text:style-name="Code">Loading file: docs/snippets/throw.foorth</text:p>
      <text:p text:style-name="Code">Completed in 0.01 seconds</text:p>
      <text:p text:style-name="Code"/>
      <text:p text:style-name="Code">&gt;<text:span text:style-name="T12">"1234" test_password</text:span></text:p>
      <text:p text:style-name="Code"/>
      <text:p text:style-name="Code">U10: Change the combination on my luggage!</text:p>
      <text:p text:style-name="Code"/>
      <text:p text:style-name="Code">&gt;<text:span text:style-name="T12">"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179174276"/>.throw<text:alphabetical-index-mark-end text:id="IMark179174276"/></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1">Code</text:p>
            </table:table-cell>
            <table:covered-table-cell/>
            <table:covered-table-cell/>
            <table:table-cell table:style-name="Table21.D1" office:value-type="string">
              <text:p text:style-name="P30">Description</text:p>
            </table:table-cell>
          </table:table-row>
        </table:table-header-rows>
        <table:table-row table:style-name="Table21.1">
          <table:table-cell table:style-name="Table21.A2" office:value-type="string">
            <text:p text:style-name="P33">F</text:p>
          </table:table-cell>
          <table:table-cell table:style-name="Table21.A2" office:value-type="string">
            <text:p text:style-name="P33"/>
          </table:table-cell>
          <table:table-cell table:style-name="Table21.A2" office:value-type="string">
            <text:p text:style-name="P33"/>
          </table:table-cell>
          <table:table-cell table:style-name="Table21.D2" office:value-type="string">
            <text:p text:style-name="P36">Generic fOOrth Native Exception Code for All Errors.</text:p>
          </table:table-cell>
        </table:table-row>
        <table:table-row table:style-name="Table21.1">
          <table:table-cell table:style-name="Table21.A2" office:value-type="string">
            <text:p text:style-name="P35"/>
          </table:table-cell>
          <table:table-cell table:style-name="Table21.A2" office:value-type="string">
            <text:p text:style-name="P35"/>
          </table:table-cell>
          <table:table-cell table:style-name="Table21.A2" office:value-type="string">
            <text:p text:style-name="P35"/>
          </table:table-cell>
          <table:table-cell table:style-name="Table21.D2" office:value-type="string">
            <text:p text:style-name="P37"/>
          </table:table-cell>
        </table:table-row>
        <table:table-row table:style-name="Table21.1">
          <table:table-cell table:style-name="Table21.A2" office:value-type="string">
            <text:p text:style-name="P33">F</text:p>
          </table:table-cell>
          <table:table-cell table:style-name="Table21.A2" office:value-type="string">
            <text:p text:style-name="P33">1</text:p>
          </table:table-cell>
          <table:table-cell table:style-name="Table21.A2" office:value-type="string">
            <text:p text:style-name="P33"/>
          </table:table-cell>
          <table:table-cell table:style-name="Table21.D2" office:value-type="string">
            <text:p text:style-name="P36">Compile Time Errors.</text:p>
          </table:table-cell>
        </table:table-row>
        <table:table-row table:style-name="Table21.1">
          <table:table-cell table:style-name="Table21.A2" office:value-type="string">
            <text:p text:style-name="P48">F</text:p>
          </table:table-cell>
          <table:table-cell table:style-name="Table21.A2" office:value-type="string">
            <text:p text:style-name="P48">1</text:p>
          </table:table-cell>
          <table:table-cell table:style-name="Table21.A2" office:value-type="string">
            <text:p text:style-name="P48">0</text:p>
          </table:table-cell>
          <table:table-cell table:style-name="Table21.D2" office:value-type="string">
            <text:p text:style-name="P27">Syntax Error.</text:p>
          </table:table-cell>
        </table:table-row>
        <table:table-row table:style-name="Table21.1">
          <table:table-cell table:style-name="Table21.A2" office:value-type="string">
            <text:p text:style-name="P48">F</text:p>
          </table:table-cell>
          <table:table-cell table:style-name="Table21.A2" office:value-type="string">
            <text:p text:style-name="P48">1</text:p>
          </table:table-cell>
          <table:table-cell table:style-name="Table21.A2" office:value-type="string">
            <text:p text:style-name="P48">1</text:p>
          </table:table-cell>
          <table:table-cell table:style-name="Table21.D2" office:value-type="string">
            <text:p text:style-name="P27">Specification Error.</text:p>
          </table:table-cell>
        </table:table-row>
        <table:table-row table:style-name="Table21.1">
          <table:table-cell table:style-name="Table21.A2" office:value-type="string">
            <text:p text:style-name="P48">F</text:p>
          </table:table-cell>
          <table:table-cell table:style-name="Table21.A2" office:value-type="string">
            <text:p text:style-name="P48">1</text:p>
          </table:table-cell>
          <table:table-cell table:style-name="Table21.A2" office:value-type="string">
            <text:p text:style-name="P48">2</text:p>
          </table:table-cell>
          <table:table-cell table:style-name="Table21.D2" office:value-type="string">
            <text:p text:style-name="P27">Control Structure Nesting Error</text:p>
          </table:table-cell>
        </table:table-row>
        <table:table-row table:style-name="Table21.1">
          <table:table-cell table:style-name="Table21.A2" office:value-type="string">
            <text:p text:style-name="P38">F</text:p>
          </table:table-cell>
          <table:table-cell table:style-name="Table21.A2" office:value-type="string">
            <text:p text:style-name="P38">1</text:p>
          </table:table-cell>
          <table:table-cell table:style-name="Table21.A1" office:value-type="string">
            <text:p text:style-name="P38">3</text:p>
          </table:table-cell>
          <table:table-cell table:style-name="Table21.D2" office:value-type="string">
            <text:p text:style-name="P44">Invalid Operation for Target.</text:p>
          </table:table-cell>
        </table:table-row>
        <table:table-row table:style-name="Table21.1">
          <table:table-cell table:style-name="Table21.A2" office:value-type="string">
            <text:p text:style-name="P40"/>
          </table:table-cell>
          <table:table-cell table:style-name="Table21.A2" office:value-type="string">
            <text:p text:style-name="P40"/>
          </table:table-cell>
          <table:table-cell table:style-name="Table21.A2" office:value-type="string">
            <text:p text:style-name="P40"/>
          </table:table-cell>
          <table:table-cell table:style-name="Table21.D2" office:value-type="string">
            <text:p text:style-name="P46"/>
          </table:table-cell>
        </table:table-row>
        <table:table-row table:style-name="Table21.1">
          <table:table-cell table:style-name="Table21.A2" office:value-type="string">
            <text:p text:style-name="P33">F</text:p>
          </table:table-cell>
          <table:table-cell table:style-name="Table21.A2" office:value-type="string">
            <text:p text:style-name="P33">2</text:p>
          </table:table-cell>
          <table:table-cell table:style-name="Table21.A2" office:value-type="string">
            <text:p text:style-name="P33"/>
          </table:table-cell>
          <table:table-cell table:style-name="Table21.D2" office:value-type="string">
            <text:p text:style-name="P36">Message Passing Errors</text:p>
          </table:table-cell>
        </table:table-row>
        <table:table-row table:style-name="Table21.1">
          <table:table-cell table:style-name="Table21.A2" office:value-type="string">
            <text:p text:style-name="P48">F</text:p>
          </table:table-cell>
          <table:table-cell table:style-name="Table21.A2" office:value-type="string">
            <text:p text:style-name="P48">2</text:p>
          </table:table-cell>
          <table:table-cell table:style-name="Table21.A2" office:value-type="string">
            <text:p text:style-name="P48">0</text:p>
          </table:table-cell>
          <table:table-cell table:style-name="Table21.D2" office:value-type="string">
            <text:p text:style-name="P27">Message Not Understood by the Receiver.</text:p>
          </table:table-cell>
        </table:table-row>
        <table:table-row table:style-name="Table21.1">
          <table:table-cell table:style-name="Table21.A2" office:value-type="string">
            <text:p text:style-name="P48">F</text:p>
          </table:table-cell>
          <table:table-cell table:style-name="Table21.A2" office:value-type="string">
            <text:p text:style-name="P48">2</text:p>
          </table:table-cell>
          <table:table-cell table:style-name="Table21.A2" office:value-type="string">
            <text:p text:style-name="P48">1</text:p>
          </table:table-cell>
          <table:table-cell table:style-name="Table21.D2" office:value-type="string">
            <text:p text:style-name="P27">Control Structure is Not Supported by the Receiver.</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33">F</text:p>
          </table:table-cell>
          <table:table-cell table:style-name="Table21.A2" office:value-type="string">
            <text:p text:style-name="P33">3</text:p>
          </table:table-cell>
          <table:table-cell table:style-name="Table21.A2" office:value-type="string">
            <text:p text:style-name="P33"/>
          </table:table-cell>
          <table:table-cell table:style-name="Table21.D2" office:value-type="string">
            <text:p text:style-name="P36">Data Underflow Errors</text:p>
          </table:table-cell>
        </table:table-row>
        <table:table-row table:style-name="Table21.1">
          <table:table-cell table:style-name="Table21.A2" office:value-type="string">
            <text:p text:style-name="P48">F</text:p>
          </table:table-cell>
          <table:table-cell table:style-name="Table21.A2" office:value-type="string">
            <text:p text:style-name="P48">3</text:p>
          </table:table-cell>
          <table:table-cell table:style-name="Table21.A2" office:value-type="string">
            <text:p text:style-name="P48">0</text:p>
          </table:table-cell>
          <table:table-cell table:style-name="Table21.D2" office:value-type="string">
            <text:p text:style-name="P27">Virtual Machine Data Stack Underflow</text:p>
          </table:table-cell>
        </table:table-row>
        <table:table-row table:style-name="Table21.1">
          <table:table-cell table:style-name="Table21.A2" office:value-type="string">
            <text:p text:style-name="P48">F</text:p>
          </table:table-cell>
          <table:table-cell table:style-name="Table21.A2" office:value-type="string">
            <text:p text:style-name="P48">3</text:p>
          </table:table-cell>
          <table:table-cell table:style-name="Table21.A2" office:value-type="string">
            <text:p text:style-name="P48">1</text:p>
          </table:table-cell>
          <table:table-cell table:style-name="Table21.D2" office:value-type="string">
            <text:p text:style-name="P27">Stack/Queue Underflow</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48">F</text:p>
          </table:table-cell>
          <table:table-cell table:style-name="Table21.A2" office:value-type="string">
            <text:p text:style-name="P48">4</text:p>
          </table:table-cell>
          <table:table-cell table:style-name="Table21.A2" office:value-type="string">
            <text:p text:style-name="P48">0</text:p>
          </table:table-cell>
          <table:table-cell table:style-name="Table21.D2" office:value-type="string">
            <text:p text:style-name="P27">Data Conversion Error</text:p>
          </table:table-cell>
        </table:table-row>
        <table:table-row table:style-name="Table21.1">
          <table:table-cell table:style-name="Table21.A2" office:value-type="string">
            <text:p text:style-name="P48">F</text:p>
          </table:table-cell>
          <table:table-cell table:style-name="Table21.A2" office:value-type="string">
            <text:p text:style-name="P48">4</text:p>
          </table:table-cell>
          <table:table-cell table:style-name="Table21.A2" office:value-type="string">
            <text:p text:style-name="P48">1</text:p>
          </table:table-cell>
          <table:table-cell table:style-name="Table21.D2" office:value-type="string">
            <text:p text:style-name="P77">Invalid loop increment value: &lt;value&gt;</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33">F</text:p>
          </table:table-cell>
          <table:table-cell table:style-name="Table21.A2" office:value-type="string">
            <text:p text:style-name="P33">5</text:p>
          </table:table-cell>
          <table:table-cell table:style-name="Table21.A2" office:value-type="string">
            <text:p text:style-name="P33"/>
          </table:table-cell>
          <table:table-cell table:style-name="Table21.D2" office:value-type="string">
            <text:p text:style-name="P36">I/O Errors</text:p>
          </table:table-cell>
        </table:table-row>
        <table:table-row table:style-name="Table21.1">
          <table:table-cell table:style-name="Table21.A2" office:value-type="string">
            <text:p text:style-name="P48">F</text:p>
          </table:table-cell>
          <table:table-cell table:style-name="Table21.A2" office:value-type="string">
            <text:p text:style-name="P48">5</text:p>
          </table:table-cell>
          <table:table-cell table:style-name="Table21.A2" office:value-type="string">
            <text:p text:style-name="P48">0</text:p>
          </table:table-cell>
          <table:table-cell table:style-name="Table21.D2" office:value-type="string">
            <text:p text:style-name="P27">Error Opening a File for Reading</text:p>
          </table:table-cell>
        </table:table-row>
        <table:table-row table:style-name="Table21.1">
          <table:table-cell table:style-name="Table21.A2" office:value-type="string">
            <text:p text:style-name="P48">F</text:p>
          </table:table-cell>
          <table:table-cell table:style-name="Table21.A2" office:value-type="string">
            <text:p text:style-name="P48">5</text:p>
          </table:table-cell>
          <table:table-cell table:style-name="Table21.A2" office:value-type="string">
            <text:p text:style-name="P48">1</text:p>
          </table:table-cell>
          <table:table-cell table:style-name="Table21.D2" office:value-type="string">
            <text:p text:style-name="P27">Error Opening a File for Writing</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33">F</text:p>
          </table:table-cell>
          <table:table-cell table:style-name="Table21.A2" office:value-type="string">
            <text:p text:style-name="P33">6</text:p>
          </table:table-cell>
          <table:table-cell table:style-name="Table21.A2" office:value-type="string">
            <text:p text:style-name="P33"/>
          </table:table-cell>
          <table:table-cell table:style-name="Table21.D2" office:value-type="string">
            <text:p text:style-name="P36">Thread Errors</text:p>
          </table:table-cell>
        </table:table-row>
        <table:table-row table:style-name="Table21.1">
          <table:table-cell table:style-name="Table21.A2" office:value-type="string">
            <text:p text:style-name="P48">F</text:p>
          </table:table-cell>
          <table:table-cell table:style-name="Table21.A2" office:value-type="string">
            <text:p text:style-name="P48">6</text:p>
          </table:table-cell>
          <table:table-cell table:style-name="Table21.A2" office:value-type="string">
            <text:p text:style-name="P48">0</text:p>
          </table:table-cell>
          <table:table-cell table:style-name="Table21.D2" office:value-type="string">
            <text:p text:style-name="P27">Duplicate Virtual Machines</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38">F</text:p>
          </table:table-cell>
          <table:table-cell table:style-name="Table21.A2" office:value-type="string">
            <text:p text:style-name="P38">9</text:p>
          </table:table-cell>
          <table:table-cell table:style-name="Table21.A2" office:value-type="string">
            <text:p text:style-name="P38">0</text:p>
          </table:table-cell>
          <table:table-cell table:style-name="Table21.D2" office:value-type="string">
            <text:p text:style-name="P44">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8" text:note-class="footnote"><text:note-citation>38</text:note-citation><text:note-body><text:p text:style-name="Footnote">It is strongly recommended that prefix codes starting in “E”, “F”, and “S”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1">Code</text:p>
            </table:table-cell>
            <table:covered-table-cell/>
            <table:covered-table-cell/>
            <table:table-cell table:style-name="Table22.D1" office:value-type="string">
              <text:p text:style-name="P30">Description</text:p>
            </table:table-cell>
          </table:table-row>
        </table:table-header-rows>
        <table:table-row table:style-name="Table22.1">
          <table:table-cell table:style-name="Table22.A2" office:value-type="string">
            <text:p text:style-name="P38">A</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Generic Application Errors.</text:p>
          </table:table-cell>
        </table:table-row>
        <table:table-row table:style-name="Table22.1">
          <table:table-cell table:style-name="Table22.A2" office:value-type="string">
            <text:p text:style-name="P38">C</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Communication Errors.</text:p>
          </table:table-cell>
        </table:table-row>
        <table:table-row table:style-name="Table22.1">
          <table:table-cell table:style-name="Table22.A2" office:value-type="string">
            <text:p text:style-name="P38">D</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Database Errors.</text:p>
          </table:table-cell>
        </table:table-row>
        <table:table-row table:style-name="Table22.1">
          <table:table-cell table:style-name="Table22.A2" office:value-type="string">
            <text:p text:style-name="P38">I</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Internal Errors.</text:p>
          </table:table-cell>
        </table:table-row>
        <table:table-row table:style-name="Table22.1">
          <table:table-cell table:style-name="Table22.A2" office:value-type="string">
            <text:p text:style-name="P38">N</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Network Errors.</text:p>
          </table:table-cell>
        </table:table-row>
        <table:table-row table:style-name="Table22.1">
          <table:table-cell table:style-name="Table22.A2" office:value-type="string">
            <text:p text:style-name="P38">U</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User/Authentication Errors.</text:p>
          </table:table-cell>
        </table:table-row>
        <table:table-row table:style-name="Table22.1">
          <table:table-cell table:style-name="Table22.A2" office:value-type="string">
            <text:p text:style-name="P38">X</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1">Code</text:p>
            </table:table-cell>
            <table:covered-table-cell/>
            <table:covered-table-cell/>
            <table:table-cell table:style-name="Table55.A1" office:value-type="string">
              <text:p text:style-name="P31"/>
            </table:table-cell>
            <table:table-cell table:style-name="Table55.A1" office:value-type="string">
              <text:p text:style-name="P32">Subcode</text:p>
            </table:table-cell>
            <table:table-cell table:style-name="Table55.F1" office:value-type="string">
              <text:p text:style-name="P30">Description</text:p>
            </table:table-cell>
          </table:table-row>
        </table:table-header-rows>
        <table:table-row table:style-name="Table55.1">
          <table:table-cell table:style-name="Table55.A2" office:value-type="string">
            <text:p text:style-name="P33">S</text:p>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4"/>
          </table:table-cell>
          <table:table-cell table:style-name="Table55.F2" office:value-type="string">
            <text:p text:style-name="P36">Generic Ruby Mapped Exception Code for Signal Exceptions.</text:p>
          </table:table-cell>
        </table:table-row>
        <table:table-row table:style-name="Table55.1">
          <table:table-cell table:style-name="Table55.A2" office:value-type="string">
            <text:p text:style-name="P38">S</text:p>
          </table:table-cell>
          <table:table-cell table:style-name="Table55.A2" office:value-type="string">
            <text:p text:style-name="P38">0</text:p>
          </table:table-cell>
          <table:table-cell table:style-name="Table55.A2" office:value-type="string">
            <text:p text:style-name="P38">1</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Interrupt (Typically Control-C)</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3">E</text:p>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4"/>
          </table:table-cell>
          <table:table-cell table:style-name="Table55.F2" office:value-type="string">
            <text:p text:style-name="P36">Generic Ruby Mapped Exception Code for All Standard Errors.</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1</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Argument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text:p>
          </table:table-cell>
          <table:table-cell table:style-name="Table55.F2" office:value-type="string">
            <text:p text:style-name="P44">Gem::Requirement::Bad Requirement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Encoding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01</text:p>
          </table:table-cell>
          <table:table-cell table:style-name="Table55.F2" office:value-type="string">
            <text:p text:style-name="P44">Encoding::Compatibility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02</text:p>
          </table:table-cell>
          <table:table-cell table:style-name="Table55.F2" office:value-type="string">
            <text:p text:style-name="P44">Encoding::Converter Not Found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03</text:p>
          </table:table-cell>
          <table:table-cell table:style-name="Table55.F2" office:value-type="string">
            <text:p text:style-name="P44">Encoding::Invalid Byte Sequence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04</text:p>
          </table:table-cell>
          <table:table-cell table:style-name="Table55.F2" office:value-type="string">
            <text:p text:style-name="P44">Encoding::Undefined Conversion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3</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Fiber Error</text:p>
          </table:table-cell>
        </table:table-row>
        <text:soft-page-break/>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4</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I/O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4</text:p>
          </table:table-cell>
          <table:table-cell table:style-name="Table55.A2" office:value-type="string">
            <text:p text:style-name="P38">,</text:p>
          </table:table-cell>
          <table:table-cell table:style-name="Table55.A2" office:value-type="string">
            <text:p text:style-name="P39">01</text:p>
          </table:table-cell>
          <table:table-cell table:style-name="Table55.F2" office:value-type="string">
            <text:p text:style-name="P44">EOF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5</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Index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5</text:p>
          </table:table-cell>
          <table:table-cell table:style-name="Table55.A2" office:value-type="string">
            <text:p text:style-name="P38">,</text:p>
          </table:table-cell>
          <table:table-cell table:style-name="Table55.A2" office:value-type="string">
            <text:p text:style-name="P39">01</text:p>
          </table:table-cell>
          <table:table-cell table:style-name="Table55.F2" office:value-type="string">
            <text:p text:style-name="P44">Key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5</text:p>
          </table:table-cell>
          <table:table-cell table:style-name="Table55.A2" office:value-type="string">
            <text:p text:style-name="P38">,</text:p>
          </table:table-cell>
          <table:table-cell table:style-name="Table55.A2" office:value-type="string">
            <text:p text:style-name="P39">02</text:p>
          </table:table-cell>
          <table:table-cell table:style-name="Table55.F2" office:value-type="string">
            <text:p text:style-name="P44">Stop Iteration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6</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Local Jump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7</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Math::Domain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8" office:value-type="string">
            <text:p text:style-name="P38">E</text:p>
          </table:table-cell>
          <table:table-cell table:style-name="Table55.A28" office:value-type="string">
            <text:p text:style-name="P38">0</text:p>
          </table:table-cell>
          <table:table-cell table:style-name="Table55.A28" office:value-type="string">
            <text:p text:style-name="P38">8</text:p>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4">Name Error</text:p>
          </table:table-cell>
        </table:table-row>
        <table:table-row table:style-name="Table55.1">
          <table:table-cell table:style-name="Table55.A28" office:value-type="string">
            <text:p text:style-name="P38">E</text:p>
          </table:table-cell>
          <table:table-cell table:style-name="Table55.A28" office:value-type="string">
            <text:p text:style-name="P38">0</text:p>
          </table:table-cell>
          <table:table-cell table:style-name="Table55.A28" office:value-type="string">
            <text:p text:style-name="P38">8</text:p>
          </table:table-cell>
          <table:table-cell table:style-name="Table55.A28" office:value-type="string">
            <text:p text:style-name="P38">,</text:p>
          </table:table-cell>
          <table:table-cell table:style-name="Table55.A28" office:value-type="string">
            <text:p text:style-name="P39">01</text:p>
          </table:table-cell>
          <table:table-cell table:style-name="Table55.F28" office:value-type="string">
            <text:p text:style-name="P44">No Method Error</text:p>
          </table:table-cell>
        </table:table-row>
        <table:table-row table:style-name="Table55.1">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1"/>
          </table:table-cell>
          <table:table-cell table:style-name="Table55.F28" office:value-type="string">
            <text:p text:style-name="P46"/>
          </table:table-cell>
        </table:table-row>
        <table:table-row table:style-name="Table55.1">
          <table:table-cell table:style-name="Table55.A28" office:value-type="string">
            <text:p text:style-name="P38">E</text:p>
          </table:table-cell>
          <table:table-cell table:style-name="Table55.A28" office:value-type="string">
            <text:p text:style-name="P38">0</text:p>
          </table:table-cell>
          <table:table-cell table:style-name="Table55.A28" office:value-type="string">
            <text:p text:style-name="P38">9</text:p>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4">Range Error</text:p>
          </table:table-cell>
        </table:table-row>
        <table:table-row table:style-name="Table55.1">
          <table:table-cell table:style-name="Table55.A28" office:value-type="string">
            <text:p text:style-name="P38">E</text:p>
          </table:table-cell>
          <table:table-cell table:style-name="Table55.A28" office:value-type="string">
            <text:p text:style-name="P38">0</text:p>
          </table:table-cell>
          <table:table-cell table:style-name="Table55.A28" office:value-type="string">
            <text:p text:style-name="P38">9</text:p>
          </table:table-cell>
          <table:table-cell table:style-name="Table55.A28" office:value-type="string">
            <text:p text:style-name="P38">,</text:p>
          </table:table-cell>
          <table:table-cell table:style-name="Table55.A28" office:value-type="string">
            <text:p text:style-name="P39">01</text:p>
          </table:table-cell>
          <table:table-cell table:style-name="Table55.F28" office:value-type="string">
            <text:p text:style-name="P44">Float Domain Error</text:p>
          </table:table-cell>
        </table:table-row>
        <table:table-row table:style-name="Table55.1">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1"/>
          </table:table-cell>
          <table:table-cell table:style-name="Table55.F28" office:value-type="string">
            <text:p text:style-name="P46"/>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0</text:p>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4">Regular Expression Error</text:p>
          </table:table-cell>
        </table:table-row>
        <table:table-row table:style-name="Table55.1">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1"/>
          </table:table-cell>
          <table:table-cell table:style-name="Table55.F28" office:value-type="string">
            <text:p text:style-name="P46"/>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4">Runtime Error</text:p>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text:p>
          </table:table-cell>
          <table:table-cell table:style-name="Table55.A28" office:value-type="string">
            <text:p text:style-name="P39">01</text:p>
          </table:table-cell>
          <table:table-cell table:style-name="Table55.F28" office:value-type="string">
            <text:p text:style-name="P44">Gem::Exception</text:p>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text:p>
          </table:table-cell>
          <table:table-cell table:style-name="Table55.A28" office:value-type="string">
            <text:p text:style-name="P39">01,01</text:p>
          </table:table-cell>
          <table:table-cell table:style-name="Table55.F28" office:value-type="string">
            <text:p text:style-name="P44">Gem::Command Line Error</text:p>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text:p>
          </table:table-cell>
          <table:table-cell table:style-name="Table55.A28" office:value-type="string">
            <text:p text:style-name="P39">01,02</text:p>
          </table:table-cell>
          <table:table-cell table:style-name="Table55.F28" office:value-type="string">
            <text:p text:style-name="P44">Gem::Dependency Error</text:p>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text:p>
          </table:table-cell>
          <table:table-cell table:style-name="Table55.A28" office:value-type="string">
            <text:p text:style-name="P39">01,03</text:p>
          </table:table-cell>
          <table:table-cell table:style-name="Table55.F28" office:value-type="string">
            <text:p text:style-name="P44">Gem::Dependency Removal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4</text:p>
          </table:table-cell>
          <table:table-cell table:style-name="Table55.F2" office:value-type="string">
            <text:p text:style-name="P45">Gem::Dependency Resolution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5</text:p>
          </table:table-cell>
          <table:table-cell table:style-name="Table55.F2" office:value-type="string">
            <text:p text:style-name="P45">Gem::Document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6</text:p>
          </table:table-cell>
          <table:table-cell table:style-name="Table55.F2" office:value-type="string">
            <text:p text:style-name="P44">Gem::End Of YAML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7</text:p>
          </table:table-cell>
          <table:table-cell table:style-name="Table55.F2" office:value-type="string">
            <text:p text:style-name="P44">Gem::File Permission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8</text:p>
          </table:table-cell>
          <table:table-cell table:style-name="Table55.F2" office:value-type="string">
            <text:p text:style-name="P44">Gem::Format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9</text:p>
          </table:table-cell>
          <table:table-cell table:style-name="Table55.F2" office:value-type="string">
            <text:p text:style-name="P44">Gem::Gem Not Found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9,01</text:p>
          </table:table-cell>
          <table:table-cell table:style-name="Table55.F2" office:value-type="string">
            <text:p text:style-name="P44">Gem::Specific Gem Not Found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0</text:p>
          </table:table-cell>
          <table:table-cell table:style-name="Table55.F2" office:value-type="string">
            <text:p text:style-name="P44">Gem::Gem Not In Home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1</text:p>
          </table:table-cell>
          <table:table-cell table:style-name="Table55.F2" office:value-type="string">
            <text:p text:style-name="P44">Gem::Impossible Dependencies Error</text:p>
          </table:table-cell>
        </table:table-row>
        <text:soft-page-break/>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2</text:p>
          </table:table-cell>
          <table:table-cell table:style-name="Table55.F2" office:value-type="string">
            <text:p text:style-name="P44">Gem::Install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3</text:p>
          </table:table-cell>
          <table:table-cell table:style-name="Table55.F2" office:value-type="string">
            <text:p text:style-name="P44">Gem::Invalid Specification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4</text:p>
          </table:table-cell>
          <table:table-cell table:style-name="Table55.F2" office:value-type="string">
            <text:p text:style-name="P44">Gem::Operation Not Supported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5</text:p>
          </table:table-cell>
          <table:table-cell table:style-name="Table55.F2" office:value-type="string">
            <text:p text:style-name="P44">Gem::Remote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6</text:p>
          </table:table-cell>
          <table:table-cell table:style-name="Table55.F2" office:value-type="string">
            <text:p text:style-name="P44">Gem::Remote Installation Canceled</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7</text:p>
          </table:table-cell>
          <table:table-cell table:style-name="Table55.F2" office:value-type="string">
            <text:p text:style-name="P44">Gem::Remote Installation Skipped</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8</text:p>
          </table:table-cell>
          <table:table-cell table:style-name="Table55.F2" office:value-type="string">
            <text:p text:style-name="P44">Gem::Remote Source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9</text:p>
          </table:table-cell>
          <table:table-cell table:style-name="Table55.F2" office:value-type="string">
            <text:p text:style-name="P44">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20</text:p>
          </table:table-cell>
          <table:table-cell table:style-name="Table55.F2" office:value-type="string">
            <text:p text:style-name="P44">Gem::Unsatisfiable Dependency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21</text:p>
          </table:table-cell>
          <table:table-cell table:style-name="Table55.F2" office:value-type="string">
            <text:p text:style-name="P44">Gem::Verification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3">E</text:p>
          </table:table-cell>
          <table:table-cell table:style-name="Table55.A2" office:value-type="string">
            <text:p text:style-name="P33">1</text:p>
          </table:table-cell>
          <table:table-cell table:style-name="Table55.A2" office:value-type="string">
            <text:p text:style-name="P33">2</text:p>
          </table:table-cell>
          <table:table-cell table:style-name="Table55.A2" office:value-type="string">
            <text:p text:style-name="P33"/>
          </table:table-cell>
          <table:table-cell table:style-name="Table55.A2" office:value-type="string">
            <text:p text:style-name="P34"/>
          </table:table-cell>
          <table:table-cell table:style-name="Table55.F2" office:value-type="string">
            <text:p text:style-name="P36">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2BIG</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CCE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DDRINUS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DDRNOTAVAIL</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FNOSUPPOR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GAI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GAINWaitRead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GAINWaitWrit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LREADY</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BADF</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BUSY</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CHILD</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CONNABORTED</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CONNREFUSED</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CONNRESE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DEADLK</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DESTADDRREQ</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DOM</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DQUOT</text:p>
          </table:table-cell>
          <table:table-cell table:style-name="Table55.F2" office:value-type="string">
            <text:p text:style-name="P47"/>
          </table:table-cell>
        </table:table-row>
        <text:soft-page-break/>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EXIS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FAUL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FBIG</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HOSTDOW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HOSTUNREACH</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LSEQ</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NPROGRES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NPROGRESSWaitRead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NPROGRESSWaitWrit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NTR</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NVAL</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O</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SCON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SDIR</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LOOP</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MFI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MLINK</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MSGSIZ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AMETOOLONG</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ETDOW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ETRESE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ETUNREACH</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FI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BUF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DEV</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EN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EXEC</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LCK</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MEM</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PROTOOP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SPC</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SY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TCON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TDIR</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TEMPTY</text:p>
          </table:table-cell>
          <table:table-cell table:style-name="Table55.F2" office:value-type="string">
            <text:p text:style-name="P47"/>
          </table:table-cell>
        </table:table-row>
        <text:soft-page-break/>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TSOCK</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TTY</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XIO</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OPNOTSUPP</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ERM</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FNOSUPPOR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IP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ROCLIM</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ROTONOSUPPOR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ROTOTYP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RANG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REMOT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ROF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SHUTDOW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SOCKTNOSUPPOR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SPIP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SRCH</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STA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TIMEDOU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TOOMANYREF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USER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WOULDBLOCK</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WOULDBLOCKWaitRead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WOULDBLOCKWaitWrit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XDEV</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NOERROR</text:p>
          </table:table-cell>
          <table:table-cell table:style-name="Table55.F2" office:value-type="string">
            <text:p text:style-name="P44">Nothing to see here. Move along, move along.</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3</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Thread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4</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Type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5</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5">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6">Object</text:p>
      <text:p text:style-name="P56"><text:tab/>Array</text:p>
      <text:p text:style-name="P56"><text:tab/>Class</text:p>
      <text:p text:style-name="P56"><text:tab/>FalseClass</text:p>
      <text:p text:style-name="P56"><text:tab/>Hash</text:p>
      <text:p text:style-name="P56"><text:tab/>InStream</text:p>
      <text:p text:style-name="P56"><text:tab/>NilClass</text:p>
      <text:p text:style-name="P56"><text:tab/>Numeric</text:p>
      <text:p text:style-name="P56"><text:tab/><text:tab/>Complex</text:p>
      <text:p text:style-name="P56"><text:tab/><text:tab/>Float</text:p>
      <text:p text:style-name="P56"><text:tab/><text:tab/>Integer</text:p>
      <text:p text:style-name="P56"><text:tab/><text:tab/><text:tab/>Bignum</text:p>
      <text:p text:style-name="P56"><text:tab/><text:tab/><text:tab/>Fixnum</text:p>
      <text:p text:style-name="P56"><text:tab/><text:tab/>Rational</text:p>
      <text:p text:style-name="P56"><text:tab/>OutStream</text:p>
      <text:p text:style-name="P56"><text:tab/>Procedure</text:p>
      <text:p text:style-name="P56"><text:tab/>Queue</text:p>
      <text:p text:style-name="P56"><text:tab/>String</text:p>
      <text:p text:style-name="P56"><text:tab/>Thread</text:p>
      <text:p text:style-name="P56"><text:tab/>TrueClass</text:p>
      <text:p text:style-name="P56"><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179174036"/>Classes<text:alphabetical-index-mark-end text:id="IMark179174036"/></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179174036"/>Inheritance<text:alphabetical-index-mark-end text:id="IMark179174036"/></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179174036"/>Methods<text:alphabetical-index-mark-end text:id="IMark179174036"/></text:h>
      <text:p text:style-name="P1">All code in fOOrth is contained in methods. A method is a fragment of code that an object uses to respond to a message that has been sent to that object. In fOOrth there are three sorts of methods:</text:p>
      <text:list xml:id="list7988167656686413381" text:style-name="L13">
        <text:list-item>
          <text:p text:style-name="P91">Shared: Methods that are common to all instances of the class that contains them.</text:p>
        </text:list-item>
        <text:list-item>
          <text:p text:style-name="P91">Exclusive: Methods that are defined for one and only one object (and all of its clones that are created <text:span text:style-name="T2">after</text:span> the exclusive method is defined.).</text:p>
        </text:list-item>
        <text:list-item>
          <text:p text:style-name="P91">Local: Methods that are created in a context and are accessible only in that context. When the context concludes, these methods are no longer accessible.</text:p>
        </text:list-item>
      </text:list>
      <text:h text:style-name="Heading_20_2" text:outline-level="2"><text:alphabetical-index-mark-start text:id="IMark168915352"/>Late Binding<text:alphabetical-index-mark-end text:id="IMark168915352"/> and <text:alphabetical-index-mark-start text:id="IMark179174276"/>Polymorphism<text:alphabetical-index-mark-end text:id="IMark179174276"/></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79174276"/>Prototypes<text:alphabetical-index-mark-end text:id="IMark179174276"/></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179174276"/>Method Mapping<text:alphabetical-index-mark-end text:id="IMark179174276"/></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7876507444546320611" text:style-name="L14">
        <text:list-item>
          <text:p text:style-name="P92">The strings used by fOOrth needed to be converted to Ruby symbols to allow code to be executed in Ruby.</text:p>
        </text:list-item>
        <text:list-item>
          <text:p text:style-name="P92">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92">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68915352"/>SymbolMap<text:alphabetical-index-mark-end text:id="IMark168915352"/> class. This class creates mappings in one of two ways:</text:p>
      <text:list xml:id="list1041489458901583480" text:style-name="L15">
        <text:list-item>
          <text:p text:style-name="P93">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93">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2">)map"+"</text:span></text:p>
      <text:p text:style-name="Code">+ =&gt; _016</text:p>
      <text:p text:style-name="Code"/>
      <text:p text:style-name="Code">&gt;<text:span text:style-name="T12">)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2">)entries</text:span></text:p>
      <text:p text:style-name="P59">Symbol Map Entries =</text:p>
      <text:p text:style-name="Code">! <text:s text:c="13"/>.[]! <text:s text:c="10"/>.getc <text:s text:c="9"/>.reverse <text:s text:c="6"/>0&gt;</text:p>
      <text:p text:style-name="Code">!: <text:s text:c="12"/>.[]@ <text:s text:c="10"/>.gets <text:s text:c="9"/>.right <text:s text:c="8"/>0&gt;=</text:p>
      <text:p text:style-name="P59">" <text:s text:c="13"/>.abs <text:s text:c="10"/>.hypot <text:s text:c="8"/>.right? <text:s text:c="7"/>1+</text:p>
      <text:p text:style-name="P59">… &lt;<text:span text:style-name="T2">voluminous output deleted</text:span>&gt;</text:p>
      <text:p text:style-name="P59"/>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7">Tag</text:p>
          </table:table-cell>
          <table:table-cell table:style-name="Table278.B1" office:value-type="string">
            <text:p text:style-name="P17">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68915352"/>)context<text:alphabetical-index-mark-end text:id="IMark168915352"/>. This command lists the current context information at the console. For example:</text:p>
      <text:p text:style-name="Code"/>
      <text:p text:style-name="Code">&gt;<text:span text:style-name="T12">)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68915352"/>)context!<text:alphabetical-index-mark-end text:id="IMark168915352"/> is more useful. This method had the immediate attribute, meaning that it executes, even when the mode is deferred or compiling. This allows us to take a peek at the context inside of the working compiler. Consider these examples:</text:p>
      <text:p text:style-name="Code"/>
      <text:p text:style-name="P59">&gt;<text:span text:style-name="T12">true if )context! else )context! then</text:span></text:p>
      <text:p text:style-name="P59"/>
      <text:p text:style-name="P59">Context level 2</text:p>
      <text:p text:style-name="P59"><text:soft-page-break/>ctrl =&gt; if</text:p>
      <text:p text:style-name="P59">mode =&gt; deferred</text:p>
      <text:p text:style-name="P59">"else" =&gt; #&lt;XfOOrth::LocalSpec:0x21eaf30&gt;</text:p>
      <text:p text:style-name="P59">"then" =&gt; #&lt;XfOOrth::LocalSpec:0x21eaea0&gt;</text:p>
      <text:p text:style-name="P59"/>
      <text:p text:style-name="P59">Context level 1</text:p>
      <text:p text:style-name="P59">virtual machine =&gt; VirtualMachine instance &lt;Main&gt;</text:p>
      <text:p text:style-name="P59">mode =&gt; execute</text:p>
      <text:p text:style-name="P59"/>
      <text:p text:style-name="P59">Context level 2</text:p>
      <text:p text:style-name="P59">ctrl =&gt; if</text:p>
      <text:p text:style-name="P59">mode =&gt; deferred</text:p>
      <text:p text:style-name="P59">"then" =&gt; #&lt;XfOOrth::LocalSpec:0x21eaea0&gt;</text:p>
      <text:p text:style-name="P59"/>
      <text:p text:style-name="P59">Context level 1</text:p>
      <text:p text:style-name="P59">virtual machine =&gt; VirtualMachine instance &lt;Main&gt;</text:p>
      <text:p text:style-name="P59">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2">: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68915352"/>)vm<text:alphabetical-index-mark-end text:id="IMark168915352"/> and its immediate version <text:alphabetical-index-mark-start text:id="IMark179174276"/>)vm!<text:alphabetical-index-mark-end text:id="IMark179174276"/>.</text:p>
      <text:p text:style-name="P1">The following is the VM state at the console prompt:</text:p>
      <text:p text:style-name="Code"/>
      <text:p text:style-name="Code">&gt;<text:span text:style-name="T12">)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2">)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179174276"/>Routing<text:alphabetical-index-mark-end text:id="IMark179174276"/></text:h>
      <text:p text:style-name="P1"/>
      <text:p text:style-name="P1">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1">In fOOrth, a number of factors determine the type of method and its routing. These are:</text:p>
      <text:list xml:id="list8492566576940921033" text:style-name="L16">
        <text:list-item>
          <text:p text:style-name="P94">The defining word used to create the method.</text:p>
        </text:list-item>
        <text:list-item>
          <text:p text:style-name="P94">The receiver of the defining word used to create the method.</text:p>
        </text:list-item>
        <text:list-item>
          <text:p text:style-name="P94">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7"/>
      <text:p text:style-name="P1">The method name may not contain spaces. Further the method name is responsible for determining the routing used and any embedded string data. </text:p>
      <text:p text:style-name="P1"><text:soft-page-break/>The lead character determines the routing:</text:p>
      <text:list xml:id="list4916362187360202025" text:style-name="L17">
        <text:list-item>
          <text:p text:style-name="P95">“.” - indicates that the message is routed to the top-of-stack element (TOS)</text:p>
        </text:list-item>
        <text:list-item>
          <text:p text:style-name="P95">“~” - indicates that the message is routed to the “self” entity of the method (see the section Self below). Since these messages are only routed to the object itself, they are in effect private methods.</text:p>
        </text:list-item>
        <text:list-item>
          <text:p text:style-name="P95">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7"/>
      <text:p text:style-name="P1">The method name may not contain spaces. Further the method name is responsible for determining the routing used and any embedded string data. </text:p>
      <text:p text:style-name="P1">The lead character determines the routing:</text:p>
      <text:list xml:id="list30685379" text:continue-numbering="true" text:style-name="L17">
        <text:list-item>
          <text:p text:style-name="P95">“.” - indicates that the message is routed to the top-of-stack element (TOS)</text:p>
        </text:list-item>
        <text:list-item>
          <text:p text:style-name="P95">“~” - indicates that the message is routed to the “self” entity of the method (see the section Self below). Since these messages are only routed to the object itself, they are in effect private methods.</text:p>
        </text:list-item>
        <text:list-item>
          <text:p text:style-name="P95">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text:soft-page-break/>Exclusive Stub Methods</text:h>
      <text:p text:style-name="P1">– Not currently implemented.</text:p>
      <text:h text:style-name="Heading_20_2" text:outline-level="2">Local Methods</text:h>
      <text:p text:style-name="Text_20_body">– Not currently implemented.</text:p>
      <text:p text:style-name="Text_20_body"/>
      <text:p text:style-name="Text_20_body"/>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6">Defining Word</text:p>
          </table:table-cell>
          <table:table-cell table:style-name="Table9.A1" office:value-type="string">
            <text:p text:style-name="P16">DW Receiver</text:p>
          </table:table-cell>
          <table:table-cell table:style-name="Table9.A1" office:value-type="string">
            <text:p text:style-name="P16">Method Name</text:p>
          </table:table-cell>
          <table:table-cell table:style-name="Table9.A1" office:value-type="string">
            <text:p text:style-name="P16">Message Routing</text:p>
          </table:table-cell>
          <table:table-cell table:style-name="Table9.E1" office:value-type="string">
            <text:p text:style-name="P17">Notes</text:p>
          </table:table-cell>
        </table:table-row>
        <table:table-row table:style-name="Table9.1">
          <table:table-cell table:style-name="Table9.A2" office:value-type="string">
            <text:p text:style-name="P16"><text:alphabetical-index-mark-start text:id="IMark168915640"/>:<text:alphabetical-index-mark-end text:id="IMark168915640"/></text:p>
          </table:table-cell>
          <table:table-cell table:style-name="Table9.A2" office:value-type="string">
            <text:p text:style-name="P14">N/A</text:p>
          </table:table-cell>
          <table:table-cell table:style-name="Table9.A2" office:value-type="string">
            <text:p text:style-name="P22">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4">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6"><text:alphabetical-index-mark-start text:id="IMark168915640"/>.:<text:alphabetical-index-mark-end text:id="IMark168915640"/></text:p>
          </table: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other</text:p>
          </table:table-cell>
          <table:table-cell table:style-name="Table9.A2" office:value-type="string">
            <text:p text:style-name="P14">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4">N/A</text:p>
          </table:table-cell>
          <table:table-cell table:style-name="Table9.A2" office:value-type="string">
            <text:p text:style-name="P22">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4">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6"><text:alphabetical-index-mark-start text:id="IMark168915640"/>.::<text:alphabetical-index-mark-end text:id="IMark168915640"/></text:p>
          </table: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name</text:p>
          </table:table-cell>
          <table:table-cell table:style-name="Table9.A2" office:value-type="string">
            <text:p text:style-name="P14">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name</text:p>
          </table:table-cell>
          <table:table-cell table:style-name="Table9.A2" office:value-type="string">
            <text:p text:style-name="P14">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other</text:p>
          </table:table-cell>
          <table:table-cell table:style-name="Table9.A2" office:value-type="string">
            <text:p text:style-name="P14">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other</text:p>
          </table:table-cell>
          <table:table-cell table:style-name="Table9.A2" office:value-type="string">
            <text:p text:style-name="P14">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4">N/A</text:p>
          </table:table-cell>
          <table:table-cell table:style-name="Table9.A2" office:value-type="string">
            <text:p text:style-name="P22">invalid</text:p>
          </table:table-cell>
          <table:table-cell table:style-name="Table9.A2" office:value-type="string">
            <text:p text:style-name="P14">N/A</text:p>
          </table:table-cell>
          <table:table-cell table:style-name="Table9.E2" office:value-type="string">
            <text:p text:style-name="P2">Not allowed: Error</text:p>
          </table:table-cell>
        </table:table-row>
        <table:table-row table:style-name="Table9.1">
          <table:table-cell table:style-name="Table9.A3" office:value-type="string">
            <text:p text:style-name="P55">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4">N/A</text:p>
          </table:table-cell>
          <table:table-cell table:style-name="Table9.A2" office:value-type="string">
            <text:p text:style-name="P22">other</text:p>
          </table:table-cell>
          <table:table-cell table:style-name="Table9.A2" office:value-type="string">
            <text:p text:style-name="P14">Context</text:p>
          </table:table-cell>
          <table:table-cell table:style-name="Table9.E2" office:value-type="string">
            <text:p text:style-name="P26">A context local method.</text:p>
          </table:table-cell>
        </table:table-row>
      </table:table>
      <text:p text:style-name="P1"/>
      <text:h text:style-name="Heading_20_2" text:outline-level="2">Routing Internals</text:h>
      <text:p text:style-name="P1">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223893580"/>do_map_name<text:alphabetical-index-mark-end text:id="IMark223893580"/><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1">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1">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1">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7629608"/>F10: <text:change-end text:change-id="ct247629608"/>?else?</text:p>
      <text:p text:style-name="Code"/>
      <text:p text:style-name="P1">Or:</text:p>
      <text:p text:style-name="Code"/>
      <text:p text:style-name="Code">&gt;else</text:p>
      <text:p text:style-name="Code"/>
      <text:p text:style-name="Code">F11: Unable to find a spec for else (:_305)</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ever code executes in the fOOrth language system, there is an object that “owns” that code. Even code run at the console interactively belongs to an object, if only for the brief lifespan of that code.</text:p>
      <text:p text:style-name="P1">In fOOrth, the “<text:alphabetical-index-mark-start text:id="IMark223893580"/>self<text:alphabetical-index-mark-end text:id="IMark223893580"/>” method gives the programmer explicit access to this owning object. Let's try this from the console:</text:p>
      <text:p text:style-name="Code"/>
      <text:p text:style-name="Code">&gt;<text:span text:style-name="T12">self .name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2">: show_self self .name . ;</text:span></text:p>
      <text:p text:style-name="Code"/>
      <text:p text:style-name="Code">&gt;<text:span text:style-name="T12">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2">class: MyClass MyClass .: .show_self self .name . ;</text:span></text:p>
      <text:p text:style-name="Code"/>
      <text:p text:style-name="Code">&gt;<text:span text:style-name="T12">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3350179243991520065" text:style-name="L18">
        <text:list-item>
          <text:p text:style-name="P96">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96">For TOS routed methods, access to self is as simple as “self .method_name”. This was done in the MyClass example above. The self value is a free value that does not to be declared.</text:p>
        </text:list-item>
        <text:list-item>
          <text:p text:style-name="P96">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96">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23893580"/>.with{<text:alphabetical-index-mark-end text:id="IMark223893580"/> … } construction. A few simple examples:</text:p>
      <text:p text:style-name="Code"/>
      <text:p text:style-name="Code">&gt;<text:span text:style-name="T12">"Test String" .with{ self .name . }</text:span></text:p>
      <text:p text:style-name="Code">String instance</text:p>
      <text:p text:style-name="Code">&gt;<text:span text:style-name="T12">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1905904688771750009" text:style-name="L19">
        <text:list-item>
          <text:p text:style-name="P97">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97">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97">A .with{ … } clause can be used to take a value and give easy access to that value within the executed block without having to create a local value.</text:p>
        </text:list-item>
        <text:list-item>
          <text:p text:style-name="P97">Access to the self value is generally faster than other forms of access. Thus this construct can yield performance enhancements.</text:p>
        </text:list-item>
      </text:list>
      <text:p text:style-name="P1"/>
      <text:h text:style-name="Heading_20_1" text:outline-level="1"><text:alphabetical-index-mark-start text:id="IMark223893580"/>Boolean<text:alphabetical-index-mark-end text:id="IMark223893580"/>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4">False Values</text:p>
          </table:table-cell>
          <table:table-cell table:style-name="Table117.B1" office:value-type="string">
            <text:p text:style-name="P14">True Values</text:p>
          </table:table-cell>
        </table:table-row>
        <table:table-row>
          <table:table-cell table:style-name="Table117.A2" office:value-type="string">
            <text:p text:style-name="P14">false</text:p>
            <text:p text:style-name="P14">nil</text:p>
          </table:table-cell>
          <table:table-cell table:style-name="Table117.B2" office:value-type="string">
            <text:p text:style-name="P14">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4">False Processing</text:p>
          </table:table-cell>
          <table:table-cell table:style-name="Table118.B1" office:value-type="string">
            <text:p text:style-name="P14">True Processing</text:p>
          </table:table-cell>
        </table:table-row>
        <table:table-row>
          <table:table-cell table:style-name="Table118.A2" office:value-type="string">
            <text:p text:style-name="P14"><text:alphabetical-index-mark-start text:id="IMark279346672"/>FalseClass<text:alphabetical-index-mark-end text:id="IMark279346672"/></text:p>
            <text:p text:style-name="P14"><text:alphabetical-index-mark-start text:id="IMark279346672"/>NilClass<text:alphabetical-index-mark-end text:id="IMark279346672"/></text:p>
          </table:table-cell>
          <table:table-cell table:style-name="Table118.B2" office:value-type="string">
            <text:p text:style-name="P14"><text:alphabetical-index-mark-start text:id="IMark279346672"/>Object<text:alphabetical-index-mark-end text:id="IMark279346672"/></text:p>
          </table:table-cell>
        </table:table-row>
      </table:table>
      <text:p text:style-name="P10"/>
      <text:p text:style-name="P11">Note that while false processing occurs in FalseClass and NilClass, true processing occurs in Object and not <text:alphabetical-index-mark-start text:id="IMark223893580"/>TrueClass<text:alphabetical-index-mark-end text:id="IMark223893580"/>.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223893580"/>Numeric<text:alphabetical-index-mark-end text:id="IMark223893580"/>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7">Class</text:p>
          </table:table-cell>
          <table:table-cell table:style-name="Table119.B1" office:value-type="string">
            <text:p text:style-name="P17">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1360870657359506513" text:style-name="L20">
        <text:list-item>
          <text:p text:style-name="P98">Integer defines a few “bit” oriented operations that are specific to whole numbers.</text:p>
        </text:list-item>
        <text:list-item>
          <text:p text:style-name="P98">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223893580"/>Array<text:alphabetical-index-mark-end text:id="IMark223893580"/></text:h>
      <text:p text:style-name="Text_20_body"/>
      <text:p text:style-name="Text_20_body">Inheritance: Array <text:span text:style-name="T10">←</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Code">Helper Methods = </text:p>
      <text:p text:style-name="Code">.each{ <text:s text:c="2"/>.map{ <text:s text:c="4"/>.new <text:s text:c="4"/>.new{ <text:s text:c="4"/>.select <text:s text:c="2"/>[</text:p>
      <text:p text:style-name="Code"/>
      <text:p text:style-name="P1">Array objects<text:note text:id="ftn51" text:note-class="footnote"><text:note-citation>51</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2">[ ] .</text:span></text:p>
      <text:p text:style-name="Code">[]</text:p>
      <text:p text:style-name="Code">&gt;<text:span text:style-name="T12">[ (data generating code goes here) ] .</text:span></text:p>
      <text:p text:style-name="Code">[]</text:p>
      <text:p text:style-name="Code">&gt;<text:span text:style-name="T12">[ 1 2 3 ] .</text:span></text:p>
      <text:p text:style-name="Code">[1, 2, 3]</text:p>
      <text:p text:style-name="Code">&gt;<text:span text:style-name="T12">[ 2 "for" 1 true ] .</text:span></text:p>
      <text:p text:style-name="Code">[2, "for", 1, true]</text:p>
      <text:p text:style-name="Code"/>
      <text:p text:style-name="P1">Some points of interest:</text:p>
      <text:list xml:id="list2842832641699788756" text:style-name="L21">
        <text:list-item>
          <text:p text:style-name="P99">The first two examples both create “empty” arrays with zero data elements. </text:p>
        </text:list-item>
        <text:list-item>
          <text:p text:style-name="P99">Array data do NOT need to be the same “type” of data. Mixing is allowed. </text:p>
        </text:list-item>
        <text:list-item>
          <text:p text:style-name="P99">Any statements that generate data are permitted. Consider:</text:p>
        </text:list-item>
      </text:list>
      <text:p text:style-name="Code"><text:soft-page-break/>&gt;<text:span text:style-name="T12">[ 1 11 do i loop ] .</text:span></text:p>
      <text:p text:style-name="Code">[1, 2, 3, 4, 5, 6, 7, 8, 9, 10]</text:p>
      <text:p text:style-name="Code">&gt;<text:span text:style-name="T12">[ 1 11 do i dup * loop ] .</text:span></text:p>
      <text:p text:style-name="Code">[1, 4, 9, 16, 25, 36, 49, 64, 81, 100]</text:p>
      <text:list xml:id="list5350019262922737608" text:style-name="L22">
        <text:list-item>
          <text:p text:style-name="P100">Array literals may be nested. Just be sure to properly nest the brackets.</text:p>
        </text:list-item>
      </text:list>
      <text:p text:style-name="Code"/>
      <text:p text:style-name="Code">&gt;<text:span text:style-name="T12">[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279346672"/>.new<text:alphabetical-index-mark-end text:id="IMark279346672"/> [[]] </text:h>
            <text:p text:style-name="Text_20_body">Routing:<text:span text:style-name="T13">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7">Code</text:p>
          </table:table-cell>
          <table:table-cell table:style-name="Table59.B2" office:value-type="string">
            <text:p text:style-name="P17">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279346672"/>.new{<text:alphabetical-index-mark-end text:id="IMark279346672"/> … } [[d<text:span text:style-name="T6">1</text:span>, d<text:span text:style-name="T6">2</text:span>, d<text:span text:style-name="T6">3</text:span> … d<text:span text:style-name="T6">size</text:span>]]</text:h>
            <text:p text:style-name="Text_20_body">Routing:<text:span text:style-name="T13">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7">Code</text:p>
          </table:table-cell>
          <table:table-cell table:style-name="Table62.B2" office:value-type="string">
            <text:p text:style-name="P17">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279346672"/>x<text:alphabetical-index-mark-end text:id="IMark279346672"/> [current_element_index]</text:h>
            <text:p text:style-name="Text_20_body">Routing:<text:span text:style-name="T13">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279346672"/>}<text:alphabetical-index-mark-end text:id="IMark279346672"/> [ (see above) ]</text:h>
            <text:p text:style-name="Text_20_body">Routing:<text:span text:style-name="T13">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279346672"/>.new_size<text:alphabetical-index-mark-end text:id="IMark279346672"/> [[0<text:span text:style-name="T6">1</text:span>, 0<text:span text:style-name="T6">2</text:span>, 0<text:span text:style-name="T6">3</text:span> … 0<text:span text:style-name="T6">size</text:span>]]</text:h>
            <text:p text:style-name="Text_20_body">Routing:<text:span text:style-name="T13">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7">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279346672"/>.new_value<text:alphabetical-index-mark-end text:id="IMark279346672"/> [[value]]</text:h>
            <text:p text:style-name="Text_20_body">Routing:<text:span text:style-name="T13">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7">Code</text:p>
          </table:table-cell>
          <table:table-cell table:style-name="Table64.B2" office:value-type="string">
            <text:p text:style-name="P17">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279346672"/>.new_values<text:alphabetical-index-mark-end text:id="IMark279346672"/> [[value<text:span text:style-name="T6">1</text:span>, value<text:span text:style-name="T6">2</text:span>, value<text:span text:style-name="T6">3</text:span> … value<text:span text:style-name="T6">size</text:span>]]</text:h>
            <text:p text:style-name="Text_20_body">Routing:<text:span text:style-name="T13">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7">Code</text:p>
          </table:table-cell>
          <table:table-cell table:style-name="Table65.B2" office:value-type="string">
            <text:p text:style-name="P17">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4">"</text:span><text:span text:style-name="T14">Hello</text:span><text:span text:style-name="T14">" 3 Array .new_values</text:span></text:p>
          </table:table-cell>
          <table:table-cell table:style-name="Table65.B2" office:value-type="string">
            <text:p text:style-name="P2">[“Hello”, “Hello”, Hello”]</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279346672"/>!<text:alphabetical-index-mark-end text:id="IMark279346672"/>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7">Code</text:p>
          </table:table-cell>
          <table:table-cell table:style-name="Table66.B2" office:value-type="string">
            <text:p text:style-name="P17">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279346672"/>+<text:alphabetical-index-mark-end text:id="IMark279346672"/>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7">Code</text:p>
          </table:table-cell>
          <table:table-cell table:style-name="Table67.B2" office:value-type="string">
            <text:p text:style-name="P17">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279346672"/>.+left<text:alphabetical-index-mark-end text:id="IMark279346672"/>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7">Code</text:p>
          </table:table-cell>
          <table:table-cell table:style-name="Table68.B2" office:value-type="string">
            <text:p text:style-name="P17">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279346672"/>.+mid<text:alphabetical-index-mark-end text:id="IMark279346672"/>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7">Code</text:p>
          </table:table-cell>
          <table:table-cell table:style-name="Table69.B2" office:value-type="string">
            <text:p text:style-name="P17">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279346672"/>.+midlr<text:alphabetical-index-mark-end text:id="IMark279346672"/>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7">Code</text:p>
          </table:table-cell>
          <table:table-cell table:style-name="Table70.B2" office:value-type="string">
            <text:p text:style-name="P17">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279346672"/>.+right<text:alphabetical-index-mark-end text:id="IMark279346672"/>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7">Code</text:p>
          </table:table-cell>
          <table:table-cell table:style-name="Table71.B2" office:value-type="string">
            <text:p text:style-name="P17">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279346672"/>.-left<text:alphabetical-index-mark-end text:id="IMark279346672"/>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7">Code</text:p>
          </table:table-cell>
          <table:table-cell table:style-name="Table72.B2" office:value-type="string">
            <text:p text:style-name="P17">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279346672"/>.-mid<text:alphabetical-index-mark-end text:id="IMark279346672"/>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7">Code</text:p>
          </table:table-cell>
          <table:table-cell table:style-name="Table73.B2" office:value-type="string">
            <text:p text:style-name="P17">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279346672"/>.-midlr<text:alphabetical-index-mark-end text:id="IMark279346672"/>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7">Code</text:p>
          </table:table-cell>
          <table:table-cell table:style-name="Table74.B2" office:value-type="string">
            <text:p text:style-name="P17">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279346672"/>.-right<text:alphabetical-index-mark-end text:id="IMark279346672"/>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7">Code</text:p>
          </table:table-cell>
          <table:table-cell table:style-name="Table75.B2" office:value-type="string">
            <text:p text:style-name="P17">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279346672"/>.[]!<text:alphabetical-index-mark-end text:id="IMark279346672"/>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7">Code</text:p>
          </table:table-cell>
          <table:table-cell table:style-name="Table76.B2" office:value-type="string">
            <text:p text:style-name="P17">Result</text:p>
          </table:table-cell>
        </table:table-row>
        <table:table-row table:style-name="Table76.1">
          <table:table-cell table:style-name="Table76.A2" office:value-type="string">
            <text:p text:style-name="Snippet"><text:span text:style-name="T14">"</text:span>Hello<text:span text:style-name="T14">"</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279346672"/>.[]@<text:alphabetical-index-mark-end text:id="IMark279346672"/>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7">Code</text:p>
          </table:table-cell>
          <table:table-cell table:style-name="Table77.B2" office:value-type="string">
            <text:p text:style-name="P17">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411" table:style-name="Table411">
        <table:table-column table:style-name="Table411.A"/>
        <table:table-column table:style-name="Table411.B"/>
        <table:table-row table:style-name="Table411.1">
          <table:table-cell table:style-name="Table411.A1" table:number-columns-spanned="2" office:value-type="string">
            <text:h text:style-name="Heading_20_3" text:outline-level="3">[an_array] <text:alphabetical-index-mark-start text:id="IMark279346672"/>.each{<text:alphabetical-index-mark-end text:id="IMark279346672"/> … } [unspecified]</text:h>
            <text:p text:style-name="Text_20_body">Routing: VM</text:p>
            <text:p text:style-name="P1">This method is the array item iterator. It processes each element of the array in turn, calling the embedded block with the value and index of the current array item.</text:p>
            <text:p text:style-name="P1">This is a helper method of the Virtual Machine.</text:p>
          </table:table-cell>
          <table:covered-table-cell/>
        </table:table-row>
        <table:table-row table:style-name="Table411.1">
          <table:table-cell table:style-name="Table411.A2" office:value-type="string">
            <text:p text:style-name="P17">Code</text:p>
          </table:table-cell>
          <table:table-cell table:style-name="Table411.B2" office:value-type="string">
            <text:p text:style-name="P17">Result</text:p>
          </table:table-cell>
        </table:table-row>
        <table:table-row table:style-name="Table411.1">
          <table:table-cell table:style-name="Table411.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v x 1+ * . space }</text:p>
          </table:table-cell>
          <table:table-cell table:style-name="Table411.B2" office:value-type="string">
            <text:p text:style-name="P2">(Prints out:) 1 22 333 4444 </text:p>
          </table:table-cell>
        </table:table-row>
      </table:table>
      <table:table table:name="Table412" table:style-name="Table412">
        <table:table-column table:style-name="Table412.A"/>
        <table:table-row table:style-name="Table412.1">
          <table:table-cell table:style-name="Table412.A1" office:value-type="string">
            <text:h text:style-name="Heading_20_4" text:outline-level="4">Local Methods: </text:h>
          </table:table-cell>
        </table:table-row>
      </table:table>
      <table:table table:name="Table413" table:style-name="Table413">
        <table:table-column table:style-name="Table413.A"/>
        <table:table-column table:style-name="Table413.B"/>
        <table:table-row>
          <table:table-cell table:style-name="Table413.A1" table:number-columns-spanned="2" office:value-type="string">
            <text:h text:style-name="Heading_20_4" text:outline-level="4">[] <text:alphabetical-index-mark-start text:id="IMark279346672"/>v<text:alphabetical-index-mark-end text:id="IMark279346672"/> [current_element_value]</text:h>
            <text:p text:style-name="Text_20_body">Routing:<text:span text:style-name="T13"> Compiler Context.</text:span></text:p>
            <text:p text:style-name="P1">Get the value of the array element currently being processed.</text:p>
          </table:table-cell>
          <table:covered-table-cell/>
        </table:table-row>
        <table:table-row table:style-name="Table413.2">
          <table:table-cell table:style-name="Table413.A2" office:value-type="string">
            <text:p text:style-name="P17">Code</text:p>
          </table:table-cell>
          <table:table-cell table:style-name="Table413.B2" office:value-type="string">
            <text:p text:style-name="P17">Result</text:p>
          </table:table-cell>
        </table:table-row>
        <table:table-row table:style-name="Table413.2">
          <table:table-cell table:style-name="Table413.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v . space }</text:p>
          </table:table-cell>
          <table:table-cell table:style-name="Table413.B2" office:value-type="string">
            <text:p text:style-name="P2">(Prints out:) 1 2 3 4 </text:p>
          </table:table-cell>
        </table:table-row>
      </table:table>
      <table:table table:name="Table414" table:style-name="Table414">
        <table:table-column table:style-name="Table414.A"/>
        <table:table-column table:style-name="Table414.B"/>
        <table:table-row>
          <table:table-cell table:style-name="Table414.A1" table:number-columns-spanned="2" office:value-type="string">
            <text:h text:style-name="Heading_20_4" text:outline-level="4">[] <text:alphabetical-index-mark-start text:id="IMark279346672"/>x<text:alphabetical-index-mark-end text:id="IMark279346672"/> [current_element_index]</text:h>
            <text:p text:style-name="Text_20_body">Routing:<text:span text:style-name="T13"> Compiler Context.</text:span></text:p>
            <text:p text:style-name="P1">Get the index of the array element currently being processed.</text:p>
          </table:table-cell>
          <table:covered-table-cell/>
        </table:table-row>
        <table:table-row table:style-name="Table414.2">
          <table:table-cell table:style-name="Table414.A2" office:value-type="string">
            <text:p text:style-name="P17">Code</text:p>
          </table:table-cell>
          <table:table-cell table:style-name="Table414.B2" office:value-type="string">
            <text:p text:style-name="P17">Result</text:p>
          </table:table-cell>
        </table:table-row>
        <table:table-row table:style-name="Table414.2">
          <table:table-cell table:style-name="Table414.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x . space }</text:p>
          </table:table-cell>
          <table:table-cell table:style-name="Table414.B2" office:value-type="string">
            <text:p text:style-name="P2">(Prints out:) 0 1 2 3</text:p>
          </table:table-cell>
        </table:table-row>
      </table:table>
      <table:table table:name="Table415" table:style-name="Table415">
        <table:table-column table:style-name="Table415.A"/>
        <table:table-row>
          <table:table-cell table:style-name="Table415.A1" office:value-type="string">
            <text:h text:style-name="Heading_20_4" text:outline-level="4">[before] .each{ … <text:alphabetical-index-mark-start text:id="IMark279346672"/>}<text:alphabetical-index-mark-end text:id="IMark279346672"/> [after]</text:h>
            <text:p text:style-name="Text_20_body">Routing:<text:span text:style-name="T13"> Compiler Context.</text:span></text:p>
            <text:p text:style-name="P1">This method marks the end of the .each{ … } block.</text:p>
          </table:table-cell>
        </table:table-row>
      </table:table>
      <text:p text:style-name="Text_20_body"><text:soft-page-break/></text:p>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279346672"/>.left<text:alphabetical-index-mark-end text:id="IMark279346672"/>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7">Code</text:p>
          </table:table-cell>
          <table:table-cell table:style-name="Table78.B2" office:value-type="string">
            <text:p text:style-name="P17">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279346672"/>.length<text:alphabetical-index-mark-end text:id="IMark279346672"/>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7">Code</text:p>
          </table:table-cell>
          <table:table-cell table:style-name="Table79.B2" office:value-type="string">
            <text:p text:style-name="P17">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4" text:outline-level="4">[an_array] <text:alphabetical-index-mark-start text:id="IMark279346672"/>.map{<text:alphabetical-index-mark-end text:id="IMark279346672"/> … } [an_array]</text:h>
            <text:p text:style-name="Text_20_body">Routing: VM</text:p>
            <text:p text:style-name="P1">Construct a new array, applying the transformation block to each element. The .map method <text:s/>processes each element of the array in turn, calling the embedded block with the value and index of the current array item. The value returned by the block is used to populate the new array. If no value is returned, an error occur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17">Code</text:p>
          </table:table-cell>
          <table:table-cell table:style-name="Table416.B2" office:value-type="string">
            <text:p text:style-name="P17">Result</text:p>
          </table:table-cell>
        </table:table-row>
        <table:table-row table:style-name="Table416.1">
          <table:table-cell table:style-name="Table416.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v x 1+ * }</text:p>
          </table:table-cell>
          <table:table-cell table:style-name="Table416.B2" office:value-type="string">
            <text:p text:style-name="P2">[“1”, “22”, “333”, “4444”]</text:p>
          </table:table-cell>
        </table:table-row>
        <table:table-row table:style-name="Table416.1">
          <table:table-cell table:style-name="Table416.A2" office:value-type="string">
            <text:p text:style-name="Snippet">[ 1 2 3 4 ] .map{ v .odd? if v else 0 then }</text:p>
          </table:table-cell>
          <table:table-cell table:style-name="Table416.B2" office:value-type="string">
            <text:p text:style-name="P2">[1, 0, 3, 0]</text:p>
          </table:table-cell>
        </table:table-row>
        <table:table-row table:style-name="Table416.1">
          <table:table-cell table:style-name="Table416.A2" office:value-type="string">
            <text:p text:style-name="Snippet">[ 1 2 3 4 ] .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ext:soft-page-break/>
        <table:table-row table:style-name="Table417.1">
          <table:table-cell table:style-name="Table417.A1" table:number-columns-spanned="2" office:value-type="string">
            <text:h text:style-name="Heading_20_4" text:outline-level="4">Local Methods: </text:h>
          </table:table-cell>
          <table:covered-table-cell/>
        </table:table-row>
        <table:table-row table:style-name="Table417.1">
          <table:table-cell table:style-name="Table417.A2" table:number-columns-spanned="2" office:value-type="string">
            <text:h text:style-name="Heading_20_4" text:outline-level="4">[] <text:alphabetical-index-mark-start text:id="IMark279346672"/>v<text:alphabetical-index-mark-end text:id="IMark279346672"/> [current_element_value]</text:h>
            <text:p text:style-name="Text_20_body">Routing:<text:span text:style-name="T13"> Compiler Context.</text:span></text:p>
            <text:p text:style-name="P1">Get the value of the array element currently being processed.</text:p>
          </table:table-cell>
          <table:covered-table-cell/>
        </table:table-row>
        <table:table-row table:style-name="Table417.1">
          <table:table-cell table:style-name="Table417.A3" office:value-type="string">
            <text:p text:style-name="P17">Code</text:p>
          </table:table-cell>
          <table:table-cell table:style-name="Table417.A2" office:value-type="string">
            <text:p text:style-name="P17">Result</text:p>
          </table:table-cell>
        </table:table-row>
        <table:table-row table:style-name="Table417.1">
          <table:table-cell table:style-name="Table417.A3"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v 2 * }</text:p>
          </table:table-cell>
          <table:table-cell table:style-name="Table417.A2" office:value-type="string">
            <text:p text:style-name="P2">[“11”, “22”, “33”, “44”]</text:p>
          </table:table-cell>
        </table:table-row>
      </table:table>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4" text:outline-level="4">[] <text:alphabetical-index-mark-start text:id="IMark279346672"/>x<text:alphabetical-index-mark-end text:id="IMark279346672"/> [current_element_index]</text:h>
            <text:p text:style-name="Text_20_body">Routing:<text:span text:style-name="T13"> Compiler Context.</text:span></text:p>
            <text:p text:style-name="P1">Get the index of the array element currently being processed.</text:p>
          </table:table-cell>
          <table:covered-table-cell/>
        </table:table-row>
        <table:table-row table:style-name="Table419.1">
          <table:table-cell table:style-name="Table419.A2" office:value-type="string">
            <text:p text:style-name="P17">Code</text:p>
          </table:table-cell>
          <table:table-cell table:style-name="Table419.B2" office:value-type="string">
            <text:p text:style-name="P17">Result</text:p>
          </table:table-cell>
        </table:table-row>
        <table:table-row table:style-name="Table419.1">
          <table:table-cell table:style-name="Table419.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x 1+ 2* }</text:p>
          </table:table-cell>
          <table:table-cell table:style-name="Table419.B2" office:value-type="string">
            <text:p text:style-name="P2">[2, 4, 6, 8]</text:p>
          </table:table-cell>
        </table:table-row>
      </table:table>
      <table:table table:name="Table420" table:style-name="Table420">
        <table:table-column table:style-name="Table420.A"/>
        <table:table-row table:style-name="Table420.1">
          <table:table-cell table:style-name="Table420.A1" office:value-type="string">
            <text:h text:style-name="Heading_20_4" text:outline-level="4">[] .map{ … <text:alphabetical-index-mark-start text:id="IMark279346672"/>}<text:alphabetical-index-mark-end text:id="IMark279346672"/> []</text:h>
            <text:p text:style-name="Text_20_body">Routing:<text:span text:style-name="T13"> Compiler Context.</text:span></text:p>
            <text:p text:style-name="P1">This method marks the end of the .map{ … } block.</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 text:outline-level="3">[array] <text:alphabetical-index-mark-start text:id="IMark279346672"/>.max<text:alphabetical-index-mark-end text:id="IMark279346672"/>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7">Code</text:p>
          </table:table-cell>
          <table:table-cell table:style-name="Table80.B2" office:value-type="string">
            <text:p text:style-name="P17">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4">"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4">"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ext:soft-page-break/>
        <table:table-row table:style-name="Table81.1">
          <table:table-cell table:style-name="Table81.A1" table:number-columns-spanned="2" office:value-type="string">
            <text:h text:style-name="Heading_20_3" text:outline-level="3">[posn width array] <text:alphabetical-index-mark-start text:id="IMark279346672"/>.mid<text:alphabetical-index-mark-end text:id="IMark279346672"/>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7">Code</text:p>
          </table:table-cell>
          <table:table-cell table:style-name="Table81.B2" office:value-type="string">
            <text:p text:style-name="P17">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279346672"/>.midlr<text:alphabetical-index-mark-end text:id="IMark279346672"/>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7">Code</text:p>
          </table:table-cell>
          <table:table-cell table:style-name="Table82.B2" office:value-type="string">
            <text:p text:style-name="P17">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279346672"/>.min<text:alphabetical-index-mark-end text:id="IMark279346672"/>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7">Code</text:p>
          </table:table-cell>
          <table:table-cell table:style-name="Table83.B2" office:value-type="string">
            <text:p text:style-name="P17">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4">"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4">"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ext:soft-page-break/>
        <table:table-row table:style-name="Table84.1">
          <table:table-cell table:style-name="Table84.A1" table:number-columns-spanned="2" office:value-type="string">
            <text:h text:style-name="Heading_20_3" text:outline-level="3">[array] <text:alphabetical-index-mark-start text:id="IMark279346672"/>.pp<text:alphabetical-index-mark-end text:id="IMark279346672"/>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7">Code</text:p>
          </table:table-cell>
          <table:table-cell table:style-name="Table84.B2" office:value-type="string">
            <text:p text:style-name="P17">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279346672"/>.reverse<text:alphabetical-index-mark-end text:id="IMark279346672"/>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7">Code</text:p>
          </table:table-cell>
          <table:table-cell table:style-name="Table85.B2" office:value-type="string">
            <text:p text:style-name="P17">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279346672"/>.right<text:alphabetical-index-mark-end text:id="IMark279346672"/>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7">Code</text:p>
          </table:table-cell>
          <table:table-cell table:style-name="Table86.B2" office:value-type="string">
            <text:p text:style-name="P17">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table:table-cell>
        </table:table-row>
      </table:table>
      <text:p text:style-name="Text_20_body"/>
      <text:p text:style-name="Text_20_body">.select{ … }</text:p>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279346672"/>.shuffle<text:alphabetical-index-mark-end text:id="IMark279346672"/>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7">Code</text:p>
          </table:table-cell>
          <table:table-cell table:style-name="Table87.B2" office:value-type="string">
            <text:p text:style-name="P17">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text:soft-page-break/></text:p>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279346672"/>.sort<text:alphabetical-index-mark-end text:id="IMark279346672"/>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7">Code</text:p>
          </table:table-cell>
          <table:table-cell table:style-name="Table88.B2" office:value-type="string">
            <text:p text:style-name="P17">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4">"</text:span>6<text:span text:style-name="T14">"</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279346672"/>.strmax<text:alphabetical-index-mark-end text:id="IMark279346672"/>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7">Code</text:p>
          </table:table-cell>
          <table:table-cell table:style-name="Table89.B2" office:value-type="string">
            <text:p text:style-name="P17">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279346672"/>&lt;&lt;<text:alphabetical-index-mark-end text:id="IMark279346672"/>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7">Code</text:p>
          </table:table-cell>
          <table:table-cell table:style-name="Table90.B2" office:value-type="string">
            <text:p text:style-name="P17">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ext:soft-page-break/>
        <table:table-row table:style-name="Table91.1">
          <table:table-cell table:style-name="Table91.A1" table:number-columns-spanned="2" office:value-type="string">
            <text:h text:style-name="Heading_20_3" text:outline-level="3">[array] <text:alphabetical-index-mark-start text:id="IMark279346672"/>@<text:alphabetical-index-mark-end text:id="IMark279346672"/>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7">Code</text:p>
          </table:table-cell>
          <table:table-cell table:style-name="Table91.B2" office:value-type="string">
            <text:p text:style-name="P17">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
      <text:h text:style-name="Heading_20_2" text:outline-level="2"/>
      <text:p text:style-name="Text_20_body">[</text:p>
      <text:p text:style-name="Text_20_body"/>
      <text:p text:style-name="Text_20_body"/>
      <text:h text:style-name="Heading_20_1" text:outline-level="1"><text:alphabetical-index-mark-start text:id="IMark223893580"/>Class<text:alphabetical-index-mark-end text:id="IMark223893580"/></text:h>
      <text:p text:style-name="Text_20_body"/>
      <text:p text:style-name="Text_20_body">Inheritance: Class <text:span text:style-name="T10">←</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text:p>
      <text:p text:style-name="Code"/>
      <text:p text:style-name="P1">The Class class is the class of all classes. That is to say, all classes are instances of the class Class. The Class class is unique in that it is an instance of itself!<text:note text:id="ftn52" text:note-class="footnote"><text:note-citation>52</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column table:style-name="Table400.B"/>
        <table:table-row table:style-name="Table400.1">
          <table:table-cell table:style-name="Table400.A1" table:number-columns-spanned="2" office:value-type="string">
            <text:h text:style-name="Heading_20_3" text:outline-level="3">[a_class] <text:alphabetical-index-mark-start text:id="IMark279346672"/>.:<text:alphabetical-index-mark-end text:id="IMark279346672"/>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table-row>
        <table:table-row table:style-name="Table400.1">
          <table:table-cell table:style-name="Table400.A2" office:value-type="string">
            <text:p text:style-name="P17">Code</text:p>
          </table:table-cell>
          <table:table-cell table:style-name="Table400.B2" office:value-type="string">
            <text:p text:style-name="P17">Result</text:p>
          </table:table-cell>
        </table:table-row>
        <table:table-row table:style-name="Table400.1">
          <table:table-cell table:style-name="Table400.A2" office:value-type="string">
            <text:p text:style-name="Snippet">Object .: .one 1 ;</text:p>
          </table:table-cell>
          <table:table-cell table:style-name="Table400.B2" office:value-type="string">
            <text:p text:style-name="P2">(Creates a public method .one)</text:p>
          </table:table-cell>
        </table:table-row>
        <table:table-row table:style-name="Table400.1">
          <table:table-cell table:style-name="Table400.A2" office:value-type="string">
            <text:p text:style-name="Snippet">Object .: ~two 2 ;</text:p>
          </table:table-cell>
          <table:table-cell table:style-name="Table400.B2" office:value-type="string">
            <text:p text:style-name="P2">(Creates a private method ~two)</text:p>
          </table:table-cell>
        </table:table-row>
        <table:table-row table:style-name="Table400.1">
          <table:table-cell table:style-name="Table400.A2" office:value-type="string">
            <text:p text:style-name="Snippet">MyClass .: + (omitted) ;</text:p>
          </table:table-cell>
          <table:table-cell table:style-name="Table400.B2" office:value-type="string">
            <text:p text:style-name="P2">(Creates a dyadic (NOS) method +)</text:p>
          </table:table-cell>
        </table:table-row>
        <table:table-row table:style-name="Table400.1">
          <table:table-cell table:style-name="Table400.A2" office:value-type="string">
            <text:p text:style-name="Snippet">Object .: BAD <text:s/>;</text:p>
          </table:table-cell>
          <table:table-cell table:style-name="Table400.B2" office:value-type="string">
            <text:p text:style-name="P20">F10: Invalid name for a method: BAD</text:p>
          </table:table-cell>
        </table:table-row>
        <table:table-row table:style-name="Table400.1">
          <table:table-cell table:style-name="Table400.A2" office:value-type="string">
            <text:p text:style-name="Snippet">String .: twaddle<text:span text:style-name="T14">" (stuff) ;</text:span></text:p>
          </table:table-cell>
          <table:table-cell table:style-name="Table400.B2" office:value-type="string">
            <text:p text:style-name="P20">(Creates a method with an embedded string.</text:p>
          </table:table-cell>
        </table:table-row>
        <table:table-row table:style-name="Table400.1">
          <table:table-cell table:style-name="Table400.A2" office:value-type="string">
            <text:p text:style-name="Snippet">55 .: foobar (stuff) ;</text:p>
          </table:table-cell>
          <table:table-cell table:style-name="Table400.B2" office:value-type="string">
            <text:p text:style-name="P20">F13: The target of .: must be a class</text:p>
          </table:table-cell>
        </table:table-row>
        <table:table-row table:style-name="Table400.1">
          <table:table-cell table:style-name="Table400.A2" office:value-type="string">
            <text:p text:style-name="Snippet">Object .: twiddle<text:span text:style-name="T14">" (stuff) ;</text:span></text:p>
          </table:table-cell>
          <table:table-cell table:style-name="Table400.B2" office:value-type="string">
            <text:p text:style-name="P20">F13: Creating a string method twiddle" on a Object</text:p>
          </table:table-cell>
        </table:table-row>
      </table:table>
      <table:table table:name="Table386" table:style-name="Table386">
        <table:table-column table:style-name="Table386.A"/>
        <table:table-column table:style-name="Table386.B"/>
        <text:soft-page-break/>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279346672"/>super<text:alphabetical-index-mark-end text:id="IMark279346672"/>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17">Code</text:p>
          </table:table-cell>
          <table:table-cell table:style-name="Table386.A2" office:value-type="string">
            <text:p text:style-name="P17">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2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279346672"/>val:<text:alphabetical-index-mark-end text:id="IMark279346672"/>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17">Code</text:p>
          </table:table-cell>
          <table:table-cell table:style-name="Table387.B2" office:value-type="string">
            <text:p text:style-name="P17">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able:table-row table:style-name="Table388.1">
          <table:table-cell table:style-name="Table388.A1" table:number-columns-spanned="2" office:value-type="string">
            <text:h text:style-name="Heading_20_4" text:outline-level="4">[value] <text:alphabetical-index-mark-start text:id="IMark279346672"/>var:<text:alphabetical-index-mark-end text:id="IMark279346672"/>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17">Code</text:p>
          </table:table-cell>
          <table:table-cell table:style-name="Table388.B2" office:value-type="string">
            <text:p text:style-name="P17">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279346672"/>val@:<text:alphabetical-index-mark-end text:id="IMark279346672"/>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17">Code</text:p>
          </table:table-cell>
          <table:table-cell table:style-name="Table389.B2" office:value-type="string">
            <text:p text:style-name="P17">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ext:soft-page-break/>
        <table:table-row table:style-name="Table390.1">
          <table:table-cell table:style-name="Table390.A1" table:number-columns-spanned="2" office:value-type="string">
            <text:h text:style-name="Heading_20_4" text:outline-level="4">[value] <text:alphabetical-index-mark-start text:id="IMark279346672"/>var@:<text:alphabetical-index-mark-end text:id="IMark279346672"/>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17">Code</text:p>
          </table:table-cell>
          <table:table-cell table:style-name="Table390.B2" office:value-type="string">
            <text:p text:style-name="P17">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279346672"/>;<text:alphabetical-index-mark-end text:id="IMark279346672"/> []</text:h>
            <text:p text:style-name="Text_20_body">Routing:<text:span text:style-name="T13">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279346672"/>.is_class?<text:alphabetical-index-mark-end text:id="IMark279346672"/>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7">Code</text:p>
          </table:table-cell>
          <table:table-cell table:style-name="Table93.B2" office:value-type="string">
            <text:p text:style-name="P17">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279346672"/>.new<text:alphabetical-index-mark-end text:id="IMark279346672"/>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7">Code</text:p>
          </table:table-cell>
          <table:table-cell table:style-name="Table94.B2" office:value-type="string">
            <text:p text:style-name="P17">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279346672"/>.parent_class<text:alphabetical-index-mark-end text:id="IMark279346672"/>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7">Code</text:p>
          </table:table-cell>
          <table:table-cell table:style-name="Table95.B2" office:value-type="string">
            <text:p text:style-name="P17">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279346672"/>.subclass:<text:alphabetical-index-mark-end text:id="IMark279346672"/> subclass_name []</text:h>
            <text:p text:style-name="Text_20_body">Routing: TOS</text:p>
            <text:p text:style-name="P1">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7">Code</text:p>
          </table:table-cell>
          <table:table-cell table:style-name="Table96.B2" office:value-type="string">
            <text:p text:style-name="P17">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279346672"/>.to_s<text:alphabetical-index-mark-end text:id="IMark279346672"/>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7">Code</text:p>
          </table:table-cell>
          <table:table-cell table:style-name="Table97.B2" office:value-type="string">
            <text:p text:style-name="P17">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h text:style-name="Heading_20_2" text:outline-level="2"><text:alphabetical-index-mark-start text:id="IMark223893580"/>Commands<text:alphabetical-index-mark-end text:id="IMark223893580"/></text:h>
      <text:p text:style-name="Text_20_body">The following are also methods, however, they are designed primarily for interacting directly with the operator in the form of commands. Commands are distinguished by the leading “)” in their name<text:note text:id="ftn53" text:note-class="footnote"><text:note-citation>53</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279346672"/>)methods<text:alphabetical-index-mark-end text:id="IMark279346672"/>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7">Code</text:p>
          </table:table-cell>
          <table:table-cell table:style-name="Table98.B2" office:value-type="string">
            <text:p text:style-name="P17">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279346672"/>)stubs<text:alphabetical-index-mark-end text:id="IMark279346672"/> []</text:h>
            <text:p text:style-name="Text_20_body">Routing: TOS</text:p>
            <text:p text:style-name="P1">List the stub methods defined for this class. Stubs are place holder methods that serve one of two purposes:</text:p>
            <text:list xml:id="list1944983501038809623" text:style-name="L23">
              <text:list-item>
                <text:p text:style-name="P101">They are abstract methods in a base class that exist so that a sub-class may replace the stub with an actual method. The stub ensures that the compiler uses the correct routing when using the method.</text:p>
              </text:list-item>
              <text:list-item>
                <text:p text:style-name="P101">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7">Code</text:p>
          </table:table-cell>
          <table:table-cell table:style-name="Table100.B2" office:value-type="string">
            <text:p text:style-name="P17">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p text:style-name="P69"><text:s text:c="3"/></text:p>
      <text:p text:style-name="Text_20_body"/>
      <text:h text:style-name="Heading_20_1" text:outline-level="1"><text:alphabetical-index-mark-start text:id="IMark223893580"/>Complex<text:alphabetical-index-mark-end text:id="IMark223893580"/></text:h>
      <text:p text:style-name="Text_20_body"/>
      <text:p text:style-name="Text_20_body">Inheritance: Complex <text:span text:style-name="T10">←</text:span> Numeric <text:span text:style-name="T10">←</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4" text:note-class="footnote"><text:note-citation>54</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6">Literal<text:note text:id="ftn55" text:note-class="footnote"><text:note-citation>55</text:note-citation><text:note-body><text:p text:style-name="Footnote">No spaces are permitted within the literal.</text:p></text:note-body></text:note></text:p>
          </table:table-cell>
          <table:table-cell table:style-name="Table5.B1" office:value-type="string">
            <text:p text:style-name="P16">Value<text:note text:id="ftn56" text:note-class="footnote"><text:note-citation>5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5">7i</text:p>
          </table:table-cell>
          <table:table-cell table:style-name="Table5.B2" office:value-type="string">
            <text:p text:style-name="P14">0+7i</text:p>
          </table:table-cell>
        </table:table-row>
        <table:table-row>
          <table:table-cell table:style-name="Table5.A2" office:value-type="string">
            <text:p text:style-name="P25">-7i</text:p>
          </table:table-cell>
          <table:table-cell table:style-name="Table5.B2" office:value-type="string">
            <text:p text:style-name="P14">0-7i</text:p>
          </table:table-cell>
        </table:table-row>
        <table:table-row>
          <table:table-cell table:style-name="Table5.A2" office:value-type="string">
            <text:p text:style-name="P25">3.7i</text:p>
          </table:table-cell>
          <table:table-cell table:style-name="Table5.B2" office:value-type="string">
            <text:p text:style-name="P14">0+3.7i</text:p>
          </table:table-cell>
        </table:table-row>
        <table:table-row>
          <table:table-cell table:style-name="Table5.A2" office:value-type="string">
            <text:p text:style-name="P25">1/2i</text:p>
          </table:table-cell>
          <table:table-cell table:style-name="Table5.B2" office:value-type="string">
            <text:p text:style-name="P14">0+1/2i</text:p>
          </table:table-cell>
        </table:table-row>
        <table:table-row>
          <table:table-cell table:style-name="Table5.A2" office:value-type="string">
            <text:p text:style-name="P25">-3-7i</text:p>
          </table:table-cell>
          <table:table-cell table:style-name="Table5.B2" office:value-type="string">
            <text:p text:style-name="P14">-3-7i</text:p>
          </table:table-cell>
        </table:table-row>
        <table:table-row>
          <table:table-cell table:style-name="Table5.A2" office:value-type="string">
            <text:p text:style-name="P25">3+7i</text:p>
          </table:table-cell>
          <table:table-cell table:style-name="Table5.B2" office:value-type="string">
            <text:p text:style-name="P14">3+7i</text:p>
          </table:table-cell>
        </table:table-row>
      </table:table>
      <text:p text:style-name="Text_20_body"/>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223893772"/>.cbrt<text:alphabetical-index-mark-end text:id="IMark223893772"/> [a_complex<text:span text:style-name="T11">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7">Code</text:p>
          </table:table-cell>
          <table:table-cell table:style-name="Table101.B2" office:value-type="string">
            <text:p text:style-name="P17">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223893340"/>.e**<text:alphabetical-index-mark-end text:id="IMark223893340"/> [e<text:span text:style-name="T11">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7">Code</text:p>
          </table:table-cell>
          <table:table-cell table:style-name="Table103.B2" office:value-type="string">
            <text:p text:style-name="P17">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223893772"/>.split<text:alphabetical-index-mark-end text:id="IMark22389377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7">Code</text:p>
          </table:table-cell>
          <table:table-cell table:style-name="Table19.B2" office:value-type="string">
            <text:p text:style-name="P17">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223893340"/>.sqrt<text:alphabetical-index-mark-end text:id="IMark223893340"/> [a_complex<text:span text:style-name="T11">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7">Code</text:p>
          </table:table-cell>
          <table:table-cell table:style-name="Table20.B2" office:value-type="string">
            <text:p text:style-name="P17">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ext:p text:style-name="Text_20_body">.to_x</text:p>
      <text:p text:style-name="Text_20_body"/>
      <text:p text:style-name="Text_20_body">.to_x!</text:p>
      <text:p text:style-name="Text_20_body"/>
      <text:p text:style-name="Text_20_body"><text:soft-page-break/>complex</text:p>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emit .floor .round <text:s/>&lt; <text:s text:c="2"/>&lt;= <text:s text:c="2"/>&lt;=&gt; <text:s text:c="2"/>&gt; <text:s text:c="2"/>&gt;= <text:s text:c="2"/>mod</text:span></text:p>
      <text:h text:style-name="Heading_20_1" text:outline-level="1"><text:alphabetical-index-mark-start text:id="IMark168871804"/>FalseClass<text:alphabetical-index-mark-end text:id="IMark168871804"/></text:h>
      <text:p text:style-name="Text_20_body"/>
      <text:p text:style-name="Text_20_body">Inheritance: FalseClass <text:span text:style-name="T10">←</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223893340"/>&amp;&amp;<text:alphabetical-index-mark-end text:id="IMark223893340"/>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17">Code</text:p>
          </table:table-cell>
          <table:table-cell table:style-name="Table92.B2" office:value-type="string">
            <text:p text:style-name="P17">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223893340"/>^^<text:alphabetical-index-mark-end text:id="IMark223893340"/>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17">Code</text:p>
          </table:table-cell>
          <table:table-cell table:style-name="Table24.B2" office:value-type="string">
            <text:p text:style-name="P17">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223893340"/>||<text:alphabetical-index-mark-end text:id="IMark223893340"/>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17">Code</text:p>
          </table:table-cell>
          <table:table-cell table:style-name="Table25.B2" office:value-type="string">
            <text:p text:style-name="P17">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68871804"/>Float<text:alphabetical-index-mark-end text:id="IMark168871804"/></text:h>
      <text:p text:style-name="Text_20_body"/>
      <text:p text:style-name="Text_20_body">Inheritance: Float <text:span text:style-name="T10">←</text:span> Numeric <text:span text:style-name="T10">←</text:span> Object</text:p>
      <text:p text:style-name="Code"/>
      <text:p text:style-name="Code">No unique methods defined.</text:p>
      <text:p text:style-name="Code"/>
      <text:p text:style-name="P1">Float<text:note text:id="ftn57" text:note-class="footnote"><text:note-citation>57</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8" text:note-class="footnote"><text:note-citation>58</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6">Literal<text:note text:id="ftn59" text:note-class="footnote"><text:note-citation>59</text:note-citation><text:note-body><text:p text:style-name="Footnote">No spaces are permitted within the literal.</text:p></text:note-body></text:note></text:p>
          </table:table-cell>
          <table:table-cell table:style-name="Table8.B1" office:value-type="string">
            <text:p text:style-name="P16">Value</text:p>
          </table:table-cell>
        </table:table-row>
        <table:table-row>
          <table:table-cell table:style-name="Table8.A2" office:value-type="string">
            <text:p text:style-name="P25">7.0</text:p>
          </table:table-cell>
          <table:table-cell table:style-name="Table8.B2" office:value-type="string">
            <text:p text:style-name="P14">7.0</text:p>
          </table:table-cell>
        </table:table-row>
        <table:table-row>
          <table:table-cell table:style-name="Table8.A2" office:value-type="string">
            <text:p text:style-name="P25">7.0E3</text:p>
          </table:table-cell>
          <table:table-cell table:style-name="Table8.B2" office:value-type="string">
            <text:p text:style-name="P14">7000.0</text:p>
          </table:table-cell>
        </table:table-row>
        <table:table-row>
          <table:table-cell table:style-name="Table8.A2" office:value-type="string">
            <text:p text:style-name="P25">7.0E-3</text:p>
          </table:table-cell>
          <table:table-cell table:style-name="Table8.B2" office:value-type="string">
            <text:p text:style-name="P14">0.007</text:p>
          </table:table-cell>
        </table:table-row>
        <table:table-row>
          <table:table-cell table:style-name="Table8.A2" office:value-type="string">
            <text:p text:style-name="P25">-7.0</text:p>
          </table:table-cell>
          <table:table-cell table:style-name="Table8.B2" office:value-type="string">
            <text:p text:style-name="P14">-7.0</text:p>
          </table:table-cell>
        </table:table-row>
        <table:table-row>
          <table:table-cell table:style-name="Table8.A2" office:value-type="string">
            <text:p text:style-name="P25">-7.0E3</text:p>
          </table:table-cell>
          <table:table-cell table:style-name="Table8.B2" office:value-type="string">
            <text:p text:style-name="P14">-7000.0</text:p>
          </table:table-cell>
        </table:table-row>
        <table:table-row>
          <table:table-cell table:style-name="Table8.A2" office:value-type="string">
            <text:p text:style-name="P25">-7.0E-3</text:p>
          </table:table-cell>
          <table:table-cell table:style-name="Table8.B2" office:value-type="string">
            <text:p text:style-name="P14">-0.007</text:p>
          </table:table-cell>
        </table:table-row>
      </table:table>
      <text:h text:style-name="Heading_20_2" text:outline-level="2"/>
      <text:h text:style-name="Heading_20_1" text:outline-level="1"><text:alphabetical-index-mark-start text:id="IMark168870940"/>Hash<text:alphabetical-index-mark-end text:id="IMark168870940"/></text:h>
      <text:p text:style-name="Text_20_body"/>
      <text:p text:style-name="Text_20_body">Inheritance: Hash <text:span text:style-name="T10">←</text:span> Object</text:p>
      <text:p text:style-name="Code"/>
      <text:p text:style-name="Code">Hash Shared Methods =</text:p>
      <text:p text:style-name="Code">.[]! <text:s text:c="4"/>.[]@ <text:s text:c="3"/>.keys <text:s text:c="3"/>.pp <text:s text:c="2"/>.strmax2 <text:s/>.values</text:p>
      <text:p text:style-name="Code"/>
      <text:p text:style-name="Code">Helper Methods = </text:p>
      <text:p text:style-name="Code">.each{ <text:s text:c="2"/>{</text:p>
      <text:p text:style-name="Code"/>
      <text:p text:style-name="P1">Hash<text:note text:id="ftn60" text:note-class="footnote"><text:note-citation>60</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68870940"/><text:span text:style-name="T7">{</text:span><text:alphabetical-index-mark-end text:id="IMark168870940"/>” and the locally defined methods “<text:alphabetical-index-mark-start text:id="IMark168870796"/><text:span text:style-name="T7">-&gt;</text:span><text:alphabetical-index-mark-end text:id="IMark168870796"/>” and “<text:alphabetical-index-mark-start text:id="IMark168870508"/><text:span text:style-name="T7">}</text:span><text:alphabetical-index-mark-end text:id="IMark168870508"/>”.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2">{ } .</text:span></text:p>
      <text:p text:style-name="Code">{}</text:p>
      <text:p text:style-name="Code">&gt;<text:span text:style-name="T12">{ 1 2 -&gt; <text:s/>2 3 -&gt; <text:s/>3 5 -&gt; <text:s/>4 7 -&gt; <text:s/>5 11 -&gt; } .</text:span></text:p>
      <text:p text:style-name="Code">{1=&gt;2, 2=&gt;3, 3=&gt;5, 4=&gt;7, 5=&gt;11}</text:p>
      <text:p text:style-name="Code"/>
      <text:p text:style-name="P1">Some points of interest:</text:p>
      <text:list xml:id="list30677844" text:continue-list="list2842832641699788756" text:style-name="L21">
        <text:list-item>
          <text:p text:style-name="P99">The first example creates an “empty” hash with zero data elements. </text:p>
        </text:list-item>
        <text:list-item>
          <text:p text:style-name="P99">Hash key and data do NOT need to be the same “type” of data. Mixing is allowed. </text:p>
        </text:list-item>
        <text:list-item>
          <text:p text:style-name="P99">Any statements that generate key/data pairs are permitted. Consider:</text:p>
        </text:list-item>
      </text:list>
      <text:p text:style-name="Code"/>
      <text:p text:style-name="Code">&gt;<text:span text:style-name="T12">{ 0 10 do i i -&gt; loop } .</text:span></text:p>
      <text:p text:style-name="Code">{0=&gt;0, 1=&gt;1, 2=&gt;2, 3=&gt;3, 4=&gt;4, 5=&gt;5, 6=&gt;6, 7=&gt;7, 8=&gt;8, 9=&gt;9}</text:p>
      <text:p text:style-name="Code">&gt;<text:span text:style-name="T12">{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168870892"/>.[]!<text:alphabetical-index-mark-end text:id="IMark16887089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7">Code</text:p>
          </table:table-cell>
          <table:table-cell table:style-name="Table99.B2" office:value-type="string">
            <text:p text:style-name="P17">Result</text:p>
          </table:table-cell>
        </table:table-row>
        <table:table-row table:style-name="Table99.1">
          <table:table-cell table:style-name="Table99.A2" office:value-type="string">
            <text:p text:style-name="Snippet"><text:span text:style-name="T14">"</text:span>Hello<text:span text:style-name="T14">"</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68870892"/>.[]@<text:alphabetical-index-mark-end text:id="IMark16887089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7">Code</text:p>
          </table:table-cell>
          <table:table-cell table:style-name="Table104.B2" office:value-type="string">
            <text:p text:style-name="P17">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ext:p text:style-name="Text_20_body">.each{ … }</text:p>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68870892"/>.keys<text:alphabetical-index-mark-end text:id="IMark168870892"/> [an_array]</text:h>
            <text:p text:style-name="Text_20_body">Routing: TOS</text:p>
            <text:p text:style-name="P1">This method gathers up the keys in a hash and places them in an array.</text:p>
            <text:p text:style-name="P1">Note: This method <text:span text:style-name="T15">does</text:span> not mutate the hash.</text:p>
          </table:table-cell>
          <table:covered-table-cell/>
        </table:table-row>
        <table:table-row table:style-name="Table105.1">
          <table:table-cell table:style-name="Table105.A2" office:value-type="string">
            <text:p text:style-name="P17">Code</text:p>
          </table:table-cell>
          <table:table-cell table:style-name="Table105.B2" office:value-type="string">
            <text:p text:style-name="P17">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 text:outline-level="3">[hash] <text:alphabetical-index-mark-start text:id="IMark168870892"/>.pp<text:alphabetical-index-mark-end text:id="IMark16887089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7">Code</text:p>
          </table:table-cell>
          <table:table-cell table:style-name="Table107.B2" office:value-type="string">
            <text:p text:style-name="P17">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168870892"/>.strmax2<text:alphabetical-index-mark-end text:id="IMark16887089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7">Code</text:p>
          </table:table-cell>
          <table:table-cell table:style-name="Table108.B2" office:value-type="string">
            <text:p text:style-name="P17">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68870892"/>.values<text:alphabetical-index-mark-end text:id="IMark168870892"/> [an_array]</text:h>
            <text:p text:style-name="Text_20_body">Routing: TOS</text:p>
            <text:p text:style-name="P1">This method gathers up the values in a hash and places them in an array.</text:p>
            <text:p text:style-name="P1">Note: This method <text:span text:style-name="T15">does</text:span> not mutate the hash.</text:p>
          </table:table-cell>
          <table:covered-table-cell/>
        </table:table-row>
        <table:table-row table:style-name="Table106.1">
          <table:table-cell table:style-name="Table106.A2" office:value-type="string">
            <text:p text:style-name="P17">Code</text:p>
          </table:table-cell>
          <table:table-cell table:style-name="Table106.B2" office:value-type="string">
            <text:p text:style-name="P17">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2">[2, 4]</text:p>
          </table:table-cell>
        </table:table-row>
      </table:table>
      <text:p text:style-name="Text_20_body"/>
      <text:h text:style-name="Heading_20_1" text:outline-level="1"><text:alphabetical-index-mark-start text:id="IMark168870796"/>InStream<text:alphabetical-index-mark-end text:id="IMark168870796"/></text:h>
      <text:p text:style-name="Text_20_body">Inheritance: InStream <text:span text:style-name="T10">←</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68870892"/>.get_all<text:alphabetical-index-mark-end text:id="IMark16887089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7">Code</text:p>
          </table:table-cell>
          <table:table-cell table:style-name="Table109.B2" office:value-type="string">
            <text:p text:style-name="P17">Result</text:p>
          </table:table-cell>
        </table:table-row>
        <table:table-row table:style-name="Table109.1">
          <table:table-cell table:style-name="Table109.A2" office:value-type="string">
            <text:p text:style-name="P64">"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64">"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168870892"/>.open<text:alphabetical-index-mark-end text:id="IMark168870892"/>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7">Code</text:p>
          </table:table-cell>
          <table:table-cell table:style-name="Table110.B2" office:value-type="string">
            <text:p text:style-name="P17">Result</text:p>
          </table:table-cell>
        </table:table-row>
        <table:table-row table:style-name="Table110.1">
          <table:table-cell table:style-name="Table110.A2" office:value-type="string">
            <text:p text:style-name="P64">"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64">"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68870892"/>.open{<text:alphabetical-index-mark-end text:id="IMark168870892"/>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 The InStream instance is automatically (and always) closed at the end of the code block.</text:p>
          </table:table-cell>
          <table:covered-table-cell/>
        </table:table-row>
        <table:table-row table:style-name="Table111.1">
          <table:table-cell table:style-name="Table111.A2" office:value-type="string">
            <text:p text:style-name="P17">Code</text:p>
          </table:table-cell>
          <table:table-cell table:style-name="Table111.B2" office:value-type="string">
            <text:p text:style-name="P17">Result</text:p>
          </table:table-cell>
        </table:table-row>
        <table:table-row table:style-name="Table111.1">
          <table:table-cell table:style-name="Table111.A2" office:value-type="string">
            <text:p text:style-name="P65"><text:span text:style-name="T14">"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68870892"/>.close<text:alphabetical-index-mark-end text:id="IMark16887089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7">Code</text:p>
          </table:table-cell>
          <table:table-cell table:style-name="Table112.B2" office:value-type="string">
            <text:p text:style-name="P17">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168870892"/>.getc<text:alphabetical-index-mark-end text:id="IMark168870892"/>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7">Code</text:p>
          </table:table-cell>
          <table:table-cell table:style-name="Table113.B2" office:value-type="string">
            <text:p text:style-name="P17">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68870892"/>.gets<text:alphabetical-index-mark-end text:id="IMark168870892"/>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7">Code</text:p>
          </table:table-cell>
          <table:table-cell table:style-name="Table114.B2" office:value-type="string">
            <text:p text:style-name="P17">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68870892"/>~getc<text:alphabetical-index-mark-end text:id="IMark168870892"/>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7">Code</text:p>
          </table:table-cell>
          <table:table-cell table:style-name="Table115.B2" office:value-type="string">
            <text:p text:style-name="P17">Result</text:p>
          </table:table-cell>
        </table:table-row>
        <table:table-row table:style-name="Table115.1">
          <table:table-cell table:style-name="Table115.A2" office:value-type="string">
            <text:p text:style-name="P65"><text:span text:style-name="T14">"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68870892"/>~gets<text:alphabetical-index-mark-end text:id="IMark168870892"/>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7">Code</text:p>
          </table:table-cell>
          <table:table-cell table:style-name="Table116.B2" office:value-type="string">
            <text:p text:style-name="P17">Result</text:p>
          </table:table-cell>
        </table:table-row>
        <table:table-row table:style-name="Table116.1">
          <table:table-cell table:style-name="Table116.A2" office:value-type="string">
            <text:p text:style-name="P65"><text:span text:style-name="T14">"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h text:style-name="Heading_20_1" text:outline-level="1"><text:alphabetical-index-mark-start text:id="IMark168870796"/>Integer<text:alphabetical-index-mark-end text:id="IMark168870796"/></text:h>
      <text:p text:style-name="Text_20_body"/>
      <text:p text:style-name="Text_20_body">Inheritance: Integer <text:span text:style-name="T10">←</text:span> Numeric <text:span text:style-name="T10">←</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Code">Helper Methods</text:p>
      <text:p text:style-name="Code">.to_i <text:s text:c="2"/>.to_i!</text:p>
      <text:p text:style-name="Code"/>
      <text:p text:style-name="P1">Integers<text:note text:id="ftn61" text:note-class="footnote"><text:note-citation>61</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2" text:note-class="footnote"><text:note-citation>62</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6">Literal<text:note text:id="ftn63" text:note-class="footnote"><text:note-citation>63</text:note-citation><text:note-body><text:p text:style-name="Footnote">No spaces are permitted within the literal.</text:p></text:note-body></text:note></text:p>
          </table:table-cell>
          <table:table-cell table:style-name="Table7.B1" office:value-type="string">
            <text:p text:style-name="P16">Value</text:p>
          </table:table-cell>
        </table:table-row>
        <table:table-row>
          <table:table-cell table:style-name="Table7.A2" office:value-type="string">
            <text:p text:style-name="P25">7</text:p>
          </table:table-cell>
          <table:table-cell table:style-name="Table7.B2" office:value-type="string">
            <text:p text:style-name="P14">7</text:p>
          </table:table-cell>
        </table:table-row>
        <table:table-row>
          <table:table-cell table:style-name="Table7.A2" office:value-type="string">
            <text:p text:style-name="P25">-7</text:p>
          </table:table-cell>
          <table:table-cell table:style-name="Table7.B2" office:value-type="string">
            <text:p text:style-name="P14">-7</text:p>
          </table:table-cell>
        </table:table-row>
        <table:table-row>
          <table:table-cell table:style-name="Table7.A2" office:value-type="string">
            <text:p text:style-name="P25">445556678789933</text:p>
          </table:table-cell>
          <table:table-cell table:style-name="Table7.B2" office:value-type="string">
            <text:p text:style-name="P14">445556678789933</text:p>
          </table:table-cell>
        </table:table-row>
        <table:table-row>
          <table:table-cell table:style-name="Table7.A2" office:value-type="string">
            <text:p text:style-name="P25">0xff</text:p>
          </table:table-cell>
          <table:table-cell table:style-name="Table7.B2" office:value-type="string">
            <text:p text:style-name="P14">255</text:p>
          </table:table-cell>
        </table:table-row>
        <table:table-row>
          <table:table-cell table:style-name="Table7.A2" office:value-type="string">
            <text:p text:style-name="P25">0xffffffffff</text:p>
          </table:table-cell>
          <table:table-cell table:style-name="Table7.B2" office:value-type="string">
            <text:p text:style-name="P14">1099511627775</text:p>
          </table:table-cell>
        </table:table-row>
        <table:table-row>
          <table:table-cell table:style-name="Table7.A2" office:value-type="string">
            <text:p text:style-name="P25">0xDeadBeef</text:p>
          </table:table-cell>
          <table:table-cell table:style-name="Table7.B2" office:value-type="string">
            <text:p text:style-name="P14">3735928559</text:p>
          </table:table-cell>
        </table:table-row>
      </table:table>
      <text:p text:style-name="Text_20_body"/>
      <text:h text:style-name="Heading_20_2" text:outline-level="2">Instance Methods</text:h>
      <text:p text:style-name="Text_20_body"/>
      <text:p text:style-name="Text_20_body"><text:change text:change-id="ct247629712"/><text:soft-page-break/></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47629816"/>[an_integer] <text:alphabetical-index-mark-start text:id="IMark168870508"/>.even?<text:alphabetical-index-mark-end text:id="IMark168870508"/> [a_boolean]</text:h>
            <text:p text:style-name="Text_20_body">Routing: TOS</text:p>
            <text:p text:style-name="P1">This method returns true if the integer is even and false if it is odd.<text:change-end text:change-id="ct247629816"/></text:p>
          </table:table-cell>
          <table:covered-table-cell/>
        </table:table-row>
        <table:table-row table:style-name="Table120.1">
          <table:table-cell table:style-name="Table120.A2" office:value-type="string">
            <text:p text:style-name="P17"><text:change-start text:change-id="ct247629920"/>Code<text:change-end text:change-id="ct247629920"/></text:p>
          </table:table-cell>
          <table:table-cell table:style-name="Table120.B2" office:value-type="string">
            <text:p text:style-name="P17"><text:change-start text:change-id="ct247630024"/>Result<text:change-end text:change-id="ct247630024"/></text:p>
          </table:table-cell>
        </table:table-row>
        <table:table-row table:style-name="Table120.1">
          <table:table-cell table:style-name="Table120.A2" office:value-type="string">
            <text:p text:style-name="Snippet"><text:change-start text:change-id="ct247630128"/>2 .even?<text:change-end text:change-id="ct247630128"/></text:p>
          </table:table-cell>
          <table:table-cell table:style-name="Table120.B2" office:value-type="string">
            <text:p text:style-name="P2"><text:change-start text:change-id="ct247630232"/>true<text:change-end text:change-id="ct247630232"/></text:p>
          </table:table-cell>
        </table:table-row>
        <table:table-row table:style-name="Table120.1">
          <table:table-cell table:style-name="Table120.A2" office:value-type="string">
            <text:p text:style-name="Snippet"><text:change-start text:change-id="ct247630336"/>3 .even?<text:change-end text:change-id="ct247630336"/></text:p>
          </table:table-cell>
          <table:table-cell table:style-name="Table120.B2" office:value-type="string">
            <text:p text:style-name="P2"><text:change-start text:change-id="ct247630440"/>false<text:change-end text:change-id="ct247630440"/></text:p>
          </table:table-cell>
        </table:table-row>
      </table:table>
      <text:p text:style-name="Text_20_body"><text:change text:change-id="ct247630544"/><text:change-start text:change-id="ct24763064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68870508"/>.gcd<text:alphabetical-index-mark-end text:id="IMark168870508"/>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7">Code</text:p>
          </table:table-cell>
          <table:table-cell table:style-name="Table121.B2" office:value-type="string">
            <text:p text:style-name="P17">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47630648"/><text:change text:change-id="ct247630752"/><text:change-start text:change-id="ct247630856"/></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68870508"/>.lcm<text:alphabetical-index-mark-end text:id="IMark168870508"/>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7">Code</text:p>
          </table:table-cell>
          <table:table-cell table:style-name="Table122.B2" office:value-type="string">
            <text:p text:style-name="P17">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47630856"/><text:change text:change-id="ct247631064"/><text:change text:change-id="ct247630960"/><text:change-start text:change-id="ct247631168"/></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168870508"/>.odd?<text:alphabetical-index-mark-end text:id="IMark168870508"/>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7">Code</text:p>
          </table:table-cell>
          <table:table-cell table:style-name="Table123.B2" office:value-type="string">
            <text:p text:style-name="P17">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47631168"/></text:p>
      <text:p text:style-name="Text_20_body"><text:soft-page-break/></text:p>
      <text:p text:style-name="Text_20_body"><text:change text:change-id="ct247631272"/>.to_i</text:p>
      <text:p text:style-name="Text_20_body"/>
      <text:p text:style-name="Text_20_body">.to_i!<text:change-start text:change-id="ct247631376"/></text:p>
      <text:p text:style-name="Text_20_body"><text:change-end text:change-id="ct247631376"/></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47631480"/>[an_integer] <text:alphabetical-index-mark-start text:id="IMark168870508"/>2*<text:alphabetical-index-mark-end text:id="IMark168870508"/> [an_integer]</text:h>
            <text:p text:style-name="Text_20_body">Routing: TOS</text:p>
            <text:p text:style-name="P1"><text:change-end text:change-id="ct247631480"/><text:change-start text:change-id="ct247631584"/>Double the value of the integer.<text:change-end text:change-id="ct247631584"/></text:p>
          </table:table-cell>
          <table:covered-table-cell/>
        </table:table-row>
        <table:table-row table:style-name="Table124.1">
          <table:table-cell table:style-name="Table124.A2" office:value-type="string">
            <text:p text:style-name="P17"><text:change-start text:change-id="ct247631688"/>Code<text:change-end text:change-id="ct247631688"/></text:p>
          </table:table-cell>
          <table:table-cell table:style-name="Table124.B2" office:value-type="string">
            <text:p text:style-name="P17"><text:change-start text:change-id="ct247631792"/>Result<text:change-end text:change-id="ct247631792"/></text:p>
          </table:table-cell>
        </table:table-row>
        <table:table-row table:style-name="Table124.1">
          <table:table-cell table:style-name="Table124.A2" office:value-type="string">
            <text:p text:style-name="Snippet"><text:change-start text:change-id="ct247631896"/>13 2*<text:change-end text:change-id="ct247631896"/></text:p>
          </table:table-cell>
          <table:table-cell table:style-name="Table124.B2" office:value-type="string">
            <text:p text:style-name="P2"><text:change-start text:change-id="ct250118056"/>26<text:change-end text:change-id="ct250118056"/></text:p>
          </table:table-cell>
        </table:table-row>
      </table:table>
      <text:p text:style-name="Standard"/>
      <text:p text:style-name="Text_20_body"><text:change text:change-id="ct250118160"/><text:change-start text:change-id="ct250118264"/></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68870508"/>2/<text:alphabetical-index-mark-end text:id="IMark168870508"/>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7">Code</text:p>
          </table:table-cell>
          <table:table-cell table:style-name="Table125.B2" office:value-type="string">
            <text:p text:style-name="P17">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50118264"/><text:change text:change-id="ct250118368"/><text:change-start text:change-id="ct250118472"/></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 text:outline-level="3">[an_integer an_integer] <text:alphabetical-index-mark-start text:id="IMark168870508"/>&lt;&lt;<text:alphabetical-index-mark-end text:id="IMark168870508"/>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7">Code</text:p>
          </table:table-cell>
          <table:table-cell table:style-name="Table126.B2" office:value-type="string">
            <text:p text:style-name="P17">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50118472"/><text:change text:change-id="ct250118576"/><text:change-start text:change-id="ct250118680"/></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 text:outline-level="3">[an_integer an_integer] <text:alphabetical-index-mark-start text:id="IMark168870508"/>&gt;&gt;<text:alphabetical-index-mark-end text:id="IMark168870508"/>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7">Code</text:p>
          </table:table-cell>
          <table:table-cell table:style-name="Table127.B2" office:value-type="string">
            <text:p text:style-name="P17">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50118680"/><text:change text:change-id="ct250118784"/><text:change-start text:change-id="ct250118888"/></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 text:outline-level="3">[an_integer an_integer] <text:alphabetical-index-mark-start text:id="IMark168870508"/>and<text:alphabetical-index-mark-end text:id="IMark168870508"/>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7">Code</text:p>
          </table:table-cell>
          <table:table-cell table:style-name="Table128.B2" office:value-type="string">
            <text:p text:style-name="P17">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50118888"/><text:change text:change-id="ct250118992"/><text:change-start text:change-id="ct250119096"/></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68870508"/>com<text:alphabetical-index-mark-end text:id="IMark168870508"/>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7">Code</text:p>
          </table:table-cell>
          <table:table-cell table:style-name="Table129.B2" office:value-type="string">
            <text:p text:style-name="P17">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50119096"/><text:change text:change-id="ct250119200"/></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 text:outline-level="3"><text:change-start text:change-id="ct250119304"/>[an_integer an_integer] <text:alphabetical-index-mark-start text:id="IMark168870508"/>or<text:alphabetical-index-mark-end text:id="IMark168870508"/> [an_integer]</text:h>
            <text:p text:style-name="Text_20_body">Routing: NOS</text:p>
            <text:p text:style-name="P1"><text:change-end text:change-id="ct250119304"/><text:change-start text:change-id="ct250119408"/>Compute the bit-wise inclusive or function of the two integer values.<text:change-end text:change-id="ct250119408"/></text:p>
          </table:table-cell>
          <table:covered-table-cell/>
        </table:table-row>
        <table:table-row table:style-name="Table130.1">
          <table:table-cell table:style-name="Table130.A2" office:value-type="string">
            <text:p text:style-name="P17"><text:change-start text:change-id="ct250119512"/>Code<text:change-end text:change-id="ct250119512"/></text:p>
          </table:table-cell>
          <table:table-cell table:style-name="Table130.B2" office:value-type="string">
            <text:p text:style-name="P17"><text:change-start text:change-id="ct250119616"/>Result<text:change-end text:change-id="ct250119616"/></text:p>
          </table:table-cell>
        </table:table-row>
        <table:table-row table:style-name="Table130.1">
          <table:table-cell table:style-name="Table130.A2" office:value-type="string">
            <text:p text:style-name="Snippet"><text:change-start text:change-id="ct250119720"/>15 40 or<text:change-end text:change-id="ct250119720"/></text:p>
          </table:table-cell>
          <table:table-cell table:style-name="Table130.B2" office:value-type="string">
            <text:p text:style-name="P2"><text:change-start text:change-id="ct250119824"/>47<text:change-end text:change-id="ct250119824"/></text:p>
          </table:table-cell>
        </table:table-row>
      </table:table>
      <text:p text:style-name="Text_20_body"><text:change text:change-id="ct250119928"/><text:change-start text:change-id="ct250120032"/></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68870508"/>xor<text:alphabetical-index-mark-end text:id="IMark168870508"/>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7">Code</text:p>
          </table:table-cell>
          <table:table-cell table:style-name="Table131.B2" office:value-type="string">
            <text:p text:style-name="P17">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50120032"/></text:p>
      <text:p text:style-name="Text_20_body"/>
      <text:h text:style-name="Heading_20_1" text:outline-level="1"><text:alphabetical-index-mark-start text:id="IMark168872140"/><text:alphabetical-index-mark-start text:id="IMark168871228"/><text:alphabetical-index-mark-start text:id="IMark168871996"/>NilClass<text:alphabetical-index-mark-end text:id="IMark168871996"/><text:alphabetical-index-mark-end text:id="IMark168871228"/><text:alphabetical-index-mark-end text:id="IMark168872140"/></text:h>
      <text:p text:style-name="Text_20_body"/>
      <text:p text:style-name="Text_20_body">Inheritance: NilClass <text:span text:style-name="T10">←</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50120136"/> </text:p>
      <text:p text:style-name="P1">Note that in Boolean expressions, nil is treated as an alias for false.<text:change-end text:change-id="ct250120136"/></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68870508"/>&amp;&amp;<text:alphabetical-index-mark-end text:id="IMark168870508"/>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17">Code</text:p>
          </table:table-cell>
          <table:table-cell table:style-name="Table26.B2" office:value-type="string">
            <text:p text:style-name="P17">Result</text:p>
          </table:table-cell>
        </table:table-row>
        <table:table-row table:style-name="Table26.2">
          <table:table-cell table:style-name="Table26.A2" office:value-type="string">
            <text:p text:style-name="Snippet"><text:change-start text:change-id="ct250120240"/>nil true &amp;&amp;<text:change-end text:change-id="ct250120240"/></text:p>
          </table:table-cell>
          <table:table-cell table:style-name="Table26.B2" office:value-type="string">
            <text:p text:style-name="P2"><text:change-start text:change-id="ct250120344"/>false<text:change-end text:change-id="ct250120344"/></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68870508"/>^^<text:alphabetical-index-mark-end text:id="IMark168870508"/>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17">Code</text:p>
          </table:table-cell>
          <table:table-cell table:style-name="Table27.B2" office:value-type="string">
            <text:p text:style-name="P17">Result</text:p>
          </table:table-cell>
        </table:table-row>
        <table:table-row table:style-name="Table27.2">
          <table:table-cell table:style-name="Table27.A2" office:value-type="string">
            <text:p text:style-name="Snippet"><text:change-start text:change-id="ct250120448"/>nil <text:change-end text:change-id="ct250120448"/><text:change-start text:change-id="ct250120552"/>false ^^<text:change-end text:change-id="ct250120552"/></text:p>
          </table:table-cell>
          <table:table-cell table:style-name="Table27.B2" office:value-type="string">
            <text:p text:style-name="P2"><text:change-start text:change-id="ct250120656"/>false<text:change-end text:change-id="ct250120656"/></text:p>
          </table:table-cell>
        </table:table-row>
        <table:table-row table:style-name="Table27.2">
          <table:table-cell table:style-name="Table27.A2" office:value-type="string">
            <text:p text:style-name="Snippet"><text:change-start text:change-id="ct250120760"/>nil true ^^<text:change-end text:change-id="ct250120760"/></text:p>
          </table:table-cell>
          <table:table-cell table:style-name="Table27.B2" office:value-type="string">
            <text:p text:style-name="P2"><text:change-start text:change-id="ct250120864"/>true<text:change-end text:change-id="ct250120864"/></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68870508"/>||<text:alphabetical-index-mark-end text:id="IMark168870508"/>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17">Code</text:p>
          </table:table-cell>
          <table:table-cell table:style-name="Table28.B2" office:value-type="string">
            <text:p text:style-name="P17">Result</text:p>
          </table:table-cell>
        </table:table-row>
        <table:table-row table:style-name="Table28.2">
          <table:table-cell table:style-name="Table28.A2" office:value-type="string">
            <text:p text:style-name="Snippet"><text:change-start text:change-id="ct250120968"/>nil false ||<text:change-end text:change-id="ct250120968"/></text:p>
          </table:table-cell>
          <table:table-cell table:style-name="Table28.B2" office:value-type="string">
            <text:p text:style-name="P2"><text:change-start text:change-id="ct250121072"/>false<text:change-end text:change-id="ct250121072"/></text:p>
          </table:table-cell>
        </table:table-row>
        <table:table-row table:style-name="Table28.2">
          <table:table-cell table:style-name="Table28.A2" office:value-type="string">
            <text:p text:style-name="Snippet"><text:change-start text:change-id="ct250121176"/>nil true ||<text:change-end text:change-id="ct250121176"/></text:p>
          </table:table-cell>
          <table:table-cell table:style-name="Table28.B2" office:value-type="string">
            <text:p text:style-name="P2"><text:change-start text:change-id="ct250121280"/>true<text:change-end text:change-id="ct250121280"/></text:p>
          </table:table-cell>
        </table:table-row>
      </table:table>
      <text:p text:style-name="Text_20_body"/>
      <text:h text:style-name="Heading_20_1" text:outline-level="1"><text:alphabetical-index-mark-start text:id="IMark168872140"/>Numeric<text:alphabetical-index-mark-end text:id="IMark168872140"/></text:h>
      <text:p text:style-name="Text_20_body"/>
      <text:p text:style-name="Text_20_body">Inheritance: Numeric <text:span text:style-name="T10">←</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P1"><text:change text:change-id="ct250121384"/><text:change-start text:change-id="ct250121488"/>The Numeric class is the abstract base class for num<text:change-end text:change-id="ct250121488"/><text:change-start text:change-id="ct250121592"/>eric data. It is the location for the vast majority of methods that act on such data. In use, data will be instances of <text:change-end text:change-id="ct250121592"/><text:change-start text:change-id="ct250121696"/>Complex, Float, Integer (via Bignum and Fixnum), and Rational data.<text:change-end text:change-id="ct250121696"/><text:change-start text:change-id="ct250121800"/></text:p>
      <text:h text:style-name="Heading_20_2" text:outline-level="2">Specia<text:change-end text:change-id="ct250121800"/><text:change-start text:change-id="ct250121904"/>l Numeric Values</text:h>
      <text:p text:style-name="Text_20_body"><text:change-end text:change-id="ct250121904"/></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68870508"/>-infinity<text:alphabetical-index-mark-end text:id="IMark168870508"/>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17">Code</text:p>
          </table:table-cell>
          <table:table-cell table:style-name="Table371.B2" office:value-type="string">
            <text:p text:style-name="P17">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50122008"/></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168870508"/>dpr<text:alphabetical-index-mark-end text:id="IMark168870508"/>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7">Code</text:p>
          </table:table-cell>
          <table:table-cell table:style-name="Table200.B2" office:value-type="string">
            <text:p text:style-name="P17">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50122008"/><text:change-start text:change-id="ct250158928"/></text:p>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 text:outline-level="3">[] <text:alphabetical-index-mark-start text:id="IMark168870508"/>e<text:alphabetical-index-mark-end text:id="IMark168870508"/>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7">Code</text:p>
          </table:table-cell>
          <table:table-cell table:style-name="Table201.B2" office:value-type="string">
            <text:p text:style-name="P17">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50158928"/></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68870508"/>epsilon<text:alphabetical-index-mark-end text:id="IMark168870508"/> [a_float]</text:h>
            <text:p text:style-name="Text_20_body">Routing: VM</text:p>
            <text:p text:style-name="P1">This smallest float such that 1.0 + epsilon &lt;&gt; 1.0</text:p>
          </table:table-cell>
          <table:covered-table-cell/>
        </table:table-row>
        <table:table-row table:style-name="Table373.1">
          <table:table-cell table:style-name="Table373.A2" office:value-type="string">
            <text:p text:style-name="P17">Code</text:p>
          </table:table-cell>
          <table:table-cell table:style-name="Table373.B2" office:value-type="string">
            <text:p text:style-name="P17">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68870508"/>infinity<text:alphabetical-index-mark-end text:id="IMark168870508"/>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17">Code</text:p>
          </table:table-cell>
          <table:table-cell table:style-name="Table372.B2" office:value-type="string">
            <text:p text:style-name="P17">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168870508"/>max_float<text:alphabetical-index-mark-end text:id="IMark168870508"/>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17">Code</text:p>
          </table:table-cell>
          <table:table-cell table:style-name="Table368.B2" office:value-type="string">
            <text:p text:style-name="P17">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 text:outline-level="3">[] <text:alphabetical-index-mark-start text:id="IMark168870508"/>min_float<text:alphabetical-index-mark-end text:id="IMark168870508"/>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17">Code</text:p>
          </table:table-cell>
          <table:table-cell table:style-name="Table369.B2" office:value-type="string">
            <text:p text:style-name="P17">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68870508"/>nan<text:alphabetical-index-mark-end text:id="IMark168870508"/>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17">Code</text:p>
          </table:table-cell>
          <table:table-cell table:style-name="Table370.B2" office:value-type="string">
            <text:p text:style-name="P17">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50160072"/></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68870508"/>pi<text:alphabetical-index-mark-end text:id="IMark168870508"/>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7">Code</text:p>
          </table:table-cell>
          <table:table-cell table:style-name="Table202.B2" office:value-type="string">
            <text:p text:style-name="P17">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4" text:note-class="footnote"><text:note-citation>64</text:note-citation><text:note-body><text:p text:style-name="P53"><text:change-start text:change-id="ct250159032"/>In 1897, <text:change-end text:change-id="ct250159032"/>several<text:change-start text:change-id="ct250159136"/> attempt<text:change-end text:change-id="ct250159136"/>s<text:change-start text:change-id="ct250159240"/> w<text:change-end text:change-id="ct250159240"/>ere<text:change-start text:change-id="ct250159344"/> made <text:change-end text:change-id="ct250159344"/><text:change-start text:change-id="ct250159448"/>to legislate the value of pi<text:change-end text:change-id="ct250159448"/> to a number of incorrectly computed values<text:change-start text:change-id="ct250159552"/>. Fortunately, th<text:change-end text:change-id="ct250159552"/>e<text:change-start text:change-id="ct250159656"/>s<text:change-end text:change-id="ct250159656"/>e<text:change-start text:change-id="ct250159760"/> effort<text:change-end text:change-id="ct250159760"/>s<text:change-start text:change-id="ct250159864"/> w<text:change-end text:change-id="ct250159864"/>ere<text:change-start text:change-id="ct250159968"/> unsuccessful.<text:change-end text:change-id="ct250159968"/></text:p></text:note-body></text:note></text:p>
          </table:table-cell>
        </table:table-row>
      </table:table>
      <text:p text:style-name="Text_20_body"><text:change-end text:change-id="ct250160072"/></text:p>
      <text:h text:style-name="Heading_20_2" text:outline-level="2">Instance Methods</text:h>
      <text:p text:style-name="Text_20_body"><text:change text:change-id="ct250160176"/><text:change-start text:change-id="ct250160280"/></text:p>
      <table:table table:name="Table132" table:style-name="Table132">
        <table:table-column table:style-name="Table132.A"/>
        <table:table-column table:style-name="Table132.B"/>
        <text:soft-page-break/>
        <table:table-row table:style-name="Table132.1">
          <table:table-cell table:style-name="Table132.A1" table:number-columns-spanned="2" office:value-type="string">
            <text:h text:style-name="Heading_20_3" text:outline-level="3">[a_numeric a_numeric] <text:alphabetical-index-mark-start text:id="IMark168870508"/>*<text:alphabetical-index-mark-end text:id="IMark168870508"/>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7">Code</text:p>
          </table:table-cell>
          <table:table-cell table:style-name="Table132.B2" office:value-type="string">
            <text:p text:style-name="P17">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Standard"><text:change-end text:change-id="ct250160280"/><text:change text:change-id="ct250160384"/></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50160488"/>[a_numeric a_numeric] <text:alphabetical-index-mark-start text:id="IMark168870508"/>**<text:alphabetical-index-mark-end text:id="IMark168870508"/> [a_numeric]</text:h>
            <text:p text:style-name="Text_20_body">Routing: NOS</text:p>
            <text:p text:style-name="P1"><text:change-end text:change-id="ct250160488"/><text:change-start text:change-id="ct250160592"/>The exponentiation operator is impleme<text:change-end text:change-id="ct250160592"/><text:change-start text:change-id="ct250160696"/>nted by this method. Note the the second operand, the power, is converted to a Float first.<text:change-end text:change-id="ct250160696"/></text:p>
          </table:table-cell>
          <table:covered-table-cell/>
        </table:table-row>
        <table:table-row table:style-name="Table133.1">
          <table:table-cell table:style-name="Table133.A2" office:value-type="string">
            <text:p text:style-name="P17"><text:change-start text:change-id="ct250160800"/>Code<text:change-end text:change-id="ct250160800"/></text:p>
          </table:table-cell>
          <table:table-cell table:style-name="Table133.B2" office:value-type="string">
            <text:p text:style-name="P17"><text:change-start text:change-id="ct250160904"/>Result<text:change-end text:change-id="ct250160904"/></text:p>
          </table:table-cell>
        </table:table-row>
        <table:table-row table:style-name="Table133.1">
          <table:table-cell table:style-name="Table133.A2" office:value-type="string">
            <text:p text:style-name="Snippet"><text:change-start text:change-id="ct250161008"/>2 10 **<text:change-end text:change-id="ct250161008"/></text:p>
          </table:table-cell>
          <table:table-cell table:style-name="Table133.B2" office:value-type="string">
            <text:p text:style-name="P2"><text:change-start text:change-id="ct250161112"/>1024<text:change-end text:change-id="ct250161112"/></text:p>
          </table:table-cell>
        </table:table-row>
        <table:table-row table:style-name="Table133.1">
          <table:table-cell table:style-name="Table133.A2" office:value-type="string">
            <text:p text:style-name="Snippet"><text:change-start text:change-id="ct250161216"/>3 4 **<text:change-end text:change-id="ct250161216"/></text:p>
          </table:table-cell>
          <table:table-cell table:style-name="Table133.B2" office:value-type="string">
            <text:p text:style-name="P2"><text:change-start text:change-id="ct250161320"/>81<text:change-end text:change-id="ct250161320"/></text:p>
          </table:table-cell>
        </table:table-row>
        <table:table-row table:style-name="Table133.1">
          <table:table-cell table:style-name="Table133.A2" office:value-type="string">
            <text:p text:style-name="Snippet"><text:change-start text:change-id="ct250161424"/>2 1/2 <text:change-end text:change-id="ct250161424"/><text:change-start text:change-id="ct250161528"/>**<text:change-end text:change-id="ct250161528"/></text:p>
          </table:table-cell>
          <table:table-cell table:style-name="Table133.B2" office:value-type="string">
            <text:p text:style-name="P2"><text:change-start text:change-id="ct250161632"/>1.4142135623730951<text:change-end text:change-id="ct250161632"/></text:p>
          </table:table-cell>
        </table:table-row>
      </table:table>
      <text:p text:style-name="Text_20_body"/>
      <text:p text:style-name="Text_20_body"><text:change text:change-id="ct250161736"/></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50161840"/>[a_numeric a_numeric] <text:alphabetical-index-mark-start text:id="IMark168870508"/>+<text:alphabetical-index-mark-end text:id="IMark168870508"/> [a_numeric]</text:h>
            <text:p text:style-name="Text_20_body">Routing: NOS</text:p>
            <text:p text:style-name="P1">The addition operator is implemented by this method.<text:change-end text:change-id="ct250161840"/></text:p>
          </table:table-cell>
          <table:covered-table-cell/>
        </table:table-row>
        <table:table-row table:style-name="Table134.1">
          <table:table-cell table:style-name="Table134.A2" office:value-type="string">
            <text:p text:style-name="P17"><text:change-start text:change-id="ct250161944"/>Code<text:change-end text:change-id="ct250161944"/></text:p>
          </table:table-cell>
          <table:table-cell table:style-name="Table134.B2" office:value-type="string">
            <text:p text:style-name="P17"><text:change-start text:change-id="ct250162048"/>Result<text:change-end text:change-id="ct250162048"/></text:p>
          </table:table-cell>
        </table:table-row>
        <table:table-row table:style-name="Table134.1">
          <table:table-cell table:style-name="Table134.A2" office:value-type="string">
            <text:p text:style-name="Snippet"><text:change-start text:change-id="ct250162152"/>1 1 +<text:change-end text:change-id="ct250162152"/></text:p>
          </table:table-cell>
          <table:table-cell table:style-name="Table134.B2" office:value-type="string">
            <text:p text:style-name="P2"><text:change-start text:change-id="ct250162256"/>2<text:change-end text:change-id="ct250162256"/></text:p>
          </table:table-cell>
        </table:table-row>
        <table:table-row table:style-name="Table134.1">
          <table:table-cell table:style-name="Table134.A2" office:value-type="string">
            <text:p text:style-name="Snippet"><text:change-start text:change-id="ct250162360"/>1.0 7.2 +<text:change-end text:change-id="ct250162360"/></text:p>
          </table:table-cell>
          <table:table-cell table:style-name="Table134.B2" office:value-type="string">
            <text:p text:style-name="P2"><text:change-start text:change-id="ct250162464"/>8.2<text:change-end text:change-id="ct250162464"/></text:p>
          </table:table-cell>
        </table:table-row>
        <table:table-row table:style-name="Table134.1">
          <table:table-cell table:style-name="Table134.A2" office:value-type="string">
            <text:p text:style-name="Snippet"><text:change-start text:change-id="ct250162568"/>1/2<text:change-end text:change-id="ct250162568"/><text:change-start text:change-id="ct250162672"/> 1/3 +<text:change-end text:change-id="ct250162672"/></text:p>
          </table:table-cell>
          <table:table-cell table:style-name="Table134.B2" office:value-type="string">
            <text:p text:style-name="P2"><text:change-start text:change-id="ct250162776"/>5/6<text:change-end text:change-id="ct250162776"/></text:p>
          </table:table-cell>
        </table:table-row>
        <table:table-row table:style-name="Table134.1">
          <table:table-cell table:style-name="Table134.A2" office:value-type="string">
            <text:p text:style-name="Snippet"><text:change-start text:change-id="ct250162880"/>1+2i 1+3i<text:change-end text:change-id="ct250162880"/><text:change-start text:change-id="ct250163024"/> +<text:change-end text:change-id="ct250163024"/></text:p>
          </table:table-cell>
          <table:table-cell table:style-name="Table134.B2" office:value-type="string">
            <text:p text:style-name="P2"><text:change-start text:change-id="ct250163128"/>2+5i<text:change-end text:change-id="ct250163128"/></text:p>
          </table:table-cell>
        </table:table-row>
      </table:table>
      <text:p text:style-name="Text_20_body"><text:change text:change-id="ct250163232"/><text:change-start text:change-id="ct250163336"/></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68870508"/>-<text:alphabetical-index-mark-end text:id="IMark168870508"/>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7">Code</text:p>
          </table:table-cell>
          <table:table-cell table:style-name="Table135.B2" office:value-type="string">
            <text:p text:style-name="P17">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50163336"/><text:change text:change-id="ct250163544"/><text:change text:change-id="ct250163440"/><text:change-start text:change-id="ct250163648"/></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68870508"/>.1/x<text:alphabetical-index-mark-end text:id="IMark168870508"/>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7">Code</text:p>
          </table:table-cell>
          <table:table-cell table:style-name="Table136.B2" office:value-type="string">
            <text:p text:style-name="P17">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50163648"/><text:change text:change-id="ct250163752"/><text:change-start text:change-id="ct250163856"/></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168870508"/>.10**<text:alphabetical-index-mark-end text:id="IMark168870508"/> [a_float]</text:h>
            <text:p text:style-name="Text_20_body">Routing: TOS</text:p>
            <text:p text:style-name="P1">This method computes 10<text:span text:style-name="T11">X</text:span> for the numeric argument.</text:p>
          </table:table-cell>
          <table:covered-table-cell/>
        </table:table-row>
        <table:table-row table:style-name="Table137.1">
          <table:table-cell table:style-name="Table137.A2" office:value-type="string">
            <text:p text:style-name="P17">Code</text:p>
          </table:table-cell>
          <table:table-cell table:style-name="Table137.B2" office:value-type="string">
            <text:p text:style-name="P17">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50163856"/><text:change text:change-id="ct250163960"/><text:change-start text:change-id="ct250164064"/></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168870508"/>.2**<text:alphabetical-index-mark-end text:id="IMark168870508"/> [a_float]</text:h>
            <text:p text:style-name="Text_20_body">Routing: TOS</text:p>
            <text:p text:style-name="P1">This method computes 2<text:span text:style-name="T11">X</text:span> for the numeric argument.</text:p>
          </table:table-cell>
          <table:covered-table-cell/>
        </table:table-row>
        <table:table-row table:style-name="Table138.1">
          <table:table-cell table:style-name="Table138.A2" office:value-type="string">
            <text:p text:style-name="P17">Code</text:p>
          </table:table-cell>
          <table:table-cell table:style-name="Table138.B2" office:value-type="string">
            <text:p text:style-name="P17">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50164064"/><text:change text:change-id="ct250164272"/><text:change text:change-id="ct250164168"/><text:change-start text:change-id="ct250164376"/></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68870508"/>.abs<text:alphabetical-index-mark-end text:id="IMark168870508"/>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7">Code</text:p>
          </table:table-cell>
          <table:table-cell table:style-name="Table139.B2" office:value-type="string">
            <text:p text:style-name="P17">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50164376"/><text:change text:change-id="ct250164480"/></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50164584"/>[a_numeric] <text:alphabetical-index-mark-start text:id="IMark168870508"/>.acos<text:alphabetical-index-mark-end text:id="IMark168870508"/> [a_float]</text:h>
            <text:p text:style-name="Text_20_body">Routing: TOS</text:p>
            <text:p text:style-name="P1">This method computes the arc-cosine (cos(x)<text:span text:style-name="T11">-1</text:span>) of the value. That is it computes the angle in radians <text:change-end text:change-id="ct250164584"/><text:change-start text:change-id="ct250165000"/>whose cosine is the argument<text:note text:id="ftn65" text:note-class="footnote"><text:note-citation>65</text:note-citation><text:note-body><text:p text:style-name="Footnote"><text:change-start text:change-id="ct250164688"/>Please s<text:change-end text:change-id="ct250164688"/><text:change-start text:change-id="ct250164792"/>ee <text:a xlink:type="simple" xlink:href="http://en.wikipedia.org/wiki/Inverse_trigonometric_functions" text:style-name="Internet_20_link" text:visited-style-name="Visited_20_Internet_20_Link">http://en.wikipedia.org/wiki/Inverse_trigonometric_functions</text:a> for m<text:change-end text:change-id="ct250164792"/><text:change-start text:change-id="ct250164896"/>ore details on inverse trigonometric functions.<text:change-end text:change-id="ct250164896"/></text:p></text:note-body></text:note>.<text:change-end text:change-id="ct250165000"/><text:change-start text:change-id="ct250165104"/> <text:span text:style-name="T11"><text:s text:c="11"/></text:span><text:change-end text:change-id="ct250165104"/></text:p>
          </table:table-cell>
          <table:covered-table-cell/>
        </table:table-row>
        <table:table-row table:style-name="Table140.1">
          <table:table-cell table:style-name="Table140.A2" office:value-type="string">
            <text:p text:style-name="P17"><text:change-start text:change-id="ct250165208"/>Code<text:change-end text:change-id="ct250165208"/></text:p>
          </table:table-cell>
          <table:table-cell table:style-name="Table140.B2" office:value-type="string">
            <text:p text:style-name="P17"><text:change-start text:change-id="ct250165312"/>Result<text:change-end text:change-id="ct250165312"/></text:p>
          </table:table-cell>
        </table:table-row>
        <table:table-row table:style-name="Table140.1">
          <table:table-cell table:style-name="Table140.A2" office:value-type="string">
            <text:p text:style-name="Snippet"><text:change-start text:change-id="ct250165416"/>1 .acos<text:change-end text:change-id="ct250165416"/></text:p>
          </table:table-cell>
          <table:table-cell table:style-name="Table140.B2" office:value-type="string">
            <text:p text:style-name="P2"><text:change-start text:change-id="ct250165520"/>0.0<text:change-end text:change-id="ct250165520"/></text:p>
          </table:table-cell>
        </table:table-row>
        <table:table-row table:style-name="Table140.1">
          <table:table-cell table:style-name="Table140.A2" office:value-type="string">
            <text:p text:style-name="Snippet"><text:change-start text:change-id="ct250165624"/>0 .acos<text:change-end text:change-id="ct250165624"/></text:p>
          </table:table-cell>
          <table:table-cell table:style-name="Table140.B2" office:value-type="string">
            <text:p text:style-name="P2"><text:change-start text:change-id="ct250165728"/>1.5707963267948966<text:change-end text:change-id="ct250165728"/></text:p>
          </table:table-cell>
        </table:table-row>
      </table:table>
      <text:p text:style-name="Text_20_body"><text:change text:change-id="ct250165832"/></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50166144"/>[a_numeric] <text:alphabetical-index-mark-start text:id="IMark168870508"/>.acosh<text:alphabetical-index-mark-end text:id="IMark168870508"/> [a_float]</text:h>
            <text:p text:style-name="Text_20_body">Routing: TOS</text:p>
            <text:p text:style-name="P1">This method computes the arc-hyperbolic-cosine (cosh(x)<text:span text:style-name="T11">-1</text:span>) of the value. That is it computes the angle in radians whose hyperbolic-cosine is the argument<text:note text:id="ftn66" text:note-class="footnote"><text:note-citation>66</text:note-citation><text:note-body><text:p text:style-name="Footnote"><text:change-start text:change-id="ct250165936"/>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50165936"/><text:change-start text:change-id="ct250166040"/>bolic trigonometric functions.<text:change-end text:change-id="ct250166040"/></text:p></text:note-body></text:note>.<text:change-end text:change-id="ct250166144"/></text:p>
          </table:table-cell>
          <table:covered-table-cell/>
        </table:table-row>
        <table:table-row table:style-name="Table141.1">
          <table:table-cell table:style-name="Table141.A2" office:value-type="string">
            <text:p text:style-name="P17"><text:change-start text:change-id="ct250166248"/>Code<text:change-end text:change-id="ct250166248"/></text:p>
          </table:table-cell>
          <table:table-cell table:style-name="Table141.B2" office:value-type="string">
            <text:p text:style-name="P17"><text:change-start text:change-id="ct250166352"/>Result<text:change-end text:change-id="ct250166352"/></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50166456"/></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50166560"/>[a_numeric] <text:alphabetical-index-mark-start text:id="IMark168870508"/>.angle<text:alphabetical-index-mark-end text:id="IMark168870508"/> [a_float]</text:h>
            <text:p text:style-name="Text_20_body">Routing:<text:change-end text:change-id="ct250166560"/> TOS<text:change-start text:change-id="ct250166664"/></text:p>
            <text:p text:style-name="P1"><text:change-end text:change-id="ct250166664"/>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7"><text:change-start text:change-id="ct250166768"/>Code<text:change-end text:change-id="ct250166768"/></text:p>
          </table:table-cell>
          <table:table-cell table:style-name="Table142.B2" office:value-type="string">
            <text:p text:style-name="P17"><text:change-start text:change-id="ct250166872"/>Result<text:change-end text:change-id="ct250166872"/></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50166976"/></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50167120"/>[a_numeric] <text:alphabetical-index-mark-start text:id="IMark168870508"/>.asin<text:alphabetical-index-mark-end text:id="IMark168870508"/> [a_<text:change-end text:change-id="ct250167120"/>float<text:change-start text:change-id="ct250167224"/>]</text:h>
            <text:p text:style-name="Text_20_body">Routing:<text:change-end text:change-id="ct250167224"/> TOS<text:change-start text:change-id="ct250167328"/></text:p>
            <text:p text:style-name="P1"><text:change-end text:change-id="ct250167328"/>This method computes the arc-sine (sin(x)<text:span text:style-name="T11">-1</text:span>) of the value. That is it computes the angle in radians whose sine is the argument.</text:p>
          </table:table-cell>
          <table:covered-table-cell/>
        </table:table-row>
        <table:table-row table:style-name="Table143.1">
          <table:table-cell table:style-name="Table143.A2" office:value-type="string">
            <text:p text:style-name="P17"><text:change-start text:change-id="ct250167432"/>Code<text:change-end text:change-id="ct250167432"/></text:p>
          </table:table-cell>
          <table:table-cell table:style-name="Table143.B2" office:value-type="string">
            <text:p text:style-name="P17"><text:change-start text:change-id="ct250167536"/>Result<text:change-end text:change-id="ct250167536"/></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50167640"/></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50167744"/>[a_numeric] <text:alphabetical-index-mark-start text:id="IMark168870508"/>.asinh<text:alphabetical-index-mark-end text:id="IMark168870508"/> [a_<text:change-end text:change-id="ct250167744"/>float<text:change-start text:change-id="ct250167848"/>]</text:h>
            <text:p text:style-name="Text_20_body">Routing:<text:change-end text:change-id="ct250167848"/> TOS<text:change-start text:change-id="ct250167952"/></text:p>
            <text:p text:style-name="P1"><text:change-end text:change-id="ct250167952"/>This method computes the arc-hyperbolic-sine (sinh(x)<text:span text:style-name="T11">-1</text:span>) of the value. That is it computes the angle in radians whose hyperbolic-sine is the argument</text:p>
          </table:table-cell>
          <table:covered-table-cell/>
        </table:table-row>
        <table:table-row table:style-name="Table144.1">
          <table:table-cell table:style-name="Table144.A2" office:value-type="string">
            <text:p text:style-name="P17"><text:change-start text:change-id="ct250168056"/>Code<text:change-end text:change-id="ct250168056"/></text:p>
          </table:table-cell>
          <table:table-cell table:style-name="Table144.B2" office:value-type="string">
            <text:p text:style-name="P17"><text:change-start text:change-id="ct250168160"/>Result<text:change-end text:change-id="ct250168160"/></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50168264"/></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50168368"/>[a_numeric] <text:alphabetical-index-mark-start text:id="IMark168870508"/>.atan<text:alphabetical-index-mark-end text:id="IMark168870508"/> [a_<text:change-end text:change-id="ct250168368"/>float<text:change-start text:change-id="ct250168472"/>]</text:h>
            <text:p text:style-name="Text_20_body">Routing:<text:change-end text:change-id="ct250168472"/> TOS<text:change-start text:change-id="ct250168576"/></text:p>
            <text:p text:style-name="P1"><text:change-end text:change-id="ct250168576"/>This method computes the arc-tangent (tan(x)<text:span text:style-name="T11">-1</text:span>) of the value. That is it computes the angle in radians whose tangent is the argument.</text:p>
          </table:table-cell>
          <table:covered-table-cell/>
        </table:table-row>
        <table:table-row table:style-name="Table145.1">
          <table:table-cell table:style-name="Table145.A2" office:value-type="string">
            <text:p text:style-name="P17"><text:change-start text:change-id="ct250168680"/>Code<text:change-end text:change-id="ct250168680"/></text:p>
          </table:table-cell>
          <table:table-cell table:style-name="Table145.B2" office:value-type="string">
            <text:p text:style-name="P17"><text:change-start text:change-id="ct250168784"/>Result<text:change-end text:change-id="ct250168784"/></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50168888"/></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50168992"/>[a_numeric a_numeric] <text:alphabetical-index-mark-start text:id="IMark168870508"/>.atan2<text:alphabetical-index-mark-end text:id="IMark168870508"/> [a_<text:change-end text:change-id="ct250168992"/>float<text:change-start text:change-id="ct250169096"/>]</text:h>
            <text:p text:style-name="Text_20_body">Routing:<text:change-end text:change-id="ct250169096"/> TOS<text:change-start text:change-id="ct250169200"/></text:p>
            <text:p text:style-name="P1"><text:change-end text:change-id="ct250169200"/>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7" text:note-class="footnote"><text:note-citation>6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7"><text:change-start text:change-id="ct250169304"/>Code<text:change-end text:change-id="ct250169304"/></text:p>
          </table:table-cell>
          <table:table-cell table:style-name="Table146.B2" office:value-type="string">
            <text:p text:style-name="P17"><text:change-start text:change-id="ct250169408"/>Result<text:change-end text:change-id="ct250169408"/></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50169616"/><text:change text:change-id="ct250169512"/></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50169720"/>[a_numeric] <text:alphabetical-index-mark-start text:id="IMark168870508"/>.atanh<text:alphabetical-index-mark-end text:id="IMark168870508"/> [a_<text:change-end text:change-id="ct250169720"/>float<text:change-start text:change-id="ct250169824"/>]</text:h>
            <text:p text:style-name="Text_20_body">Routing:<text:change-end text:change-id="ct250169824"/> TOS<text:change-start text:change-id="ct250169928"/></text:p>
            <text:p text:style-name="P1"><text:change-end text:change-id="ct250169928"/>This method computes the arc-hyperbolic-tangent (tanh(x)<text:span text:style-name="T11">-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7"><text:change-start text:change-id="ct250170032"/>Code<text:change-end text:change-id="ct250170032"/></text:p>
          </table:table-cell>
          <table:table-cell table:style-name="Table147.B2" office:value-type="string">
            <text:p text:style-name="P17"><text:change-start text:change-id="ct250170136"/>Result<text:change-end text:change-id="ct250170136"/></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50170240"/></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50170344"/>[a_numeric a_numeric] <text:alphabetical-index-mark-start text:id="IMark168870508"/>.c2p<text:alphabetical-index-mark-end text:id="IMark168870508"/> [a_<text:change-end text:change-id="ct250170344"/>float<text:change-start text:change-id="ct250170448"/> a_<text:change-end text:change-id="ct250170448"/>float<text:change-start text:change-id="ct250170552"/>]</text:h>
            <text:p text:style-name="Text_20_body">Routing: TOS</text:p>
            <text:p text:style-name="P1"><text:change-end text:change-id="ct250170552"/>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7"><text:change-start text:change-id="ct250170656"/>Code<text:change-end text:change-id="ct250170656"/></text:p>
          </table:table-cell>
          <table:table-cell table:style-name="Table148.B2" office:value-type="string">
            <text:p text:style-name="P17"><text:change-start text:change-id="ct250170760"/>Result<text:change-end text:change-id="ct250170760"/></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50170968"/><text:change text:change-id="ct250170864"/></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50171072"/>[a_numeric] <text:alphabetical-index-mark-start text:id="IMark168870508"/>.cbrt<text:alphabetical-index-mark-end text:id="IMark168870508"/> [a_<text:change-end text:change-id="ct250171072"/>float<text:change-start text:change-id="ct250171216"/>]</text:h>
            <text:p text:style-name="Text_20_body">Routing:<text:change-end text:change-id="ct250171216"/> TOS<text:change-start text:change-id="ct250171320"/></text:p>
            <text:p text:style-name="P1"><text:change-end text:change-id="ct250171320"/>This method computes the cube root (X<text:span text:style-name="T11">1/3</text:span>) of the value.</text:p>
          </table:table-cell>
          <table:covered-table-cell/>
        </table:table-row>
        <table:table-row table:style-name="Table149.1">
          <table:table-cell table:style-name="Table149.A2" office:value-type="string">
            <text:p text:style-name="P17"><text:change-start text:change-id="ct250171424"/>Code<text:change-end text:change-id="ct250171424"/></text:p>
          </table:table-cell>
          <table:table-cell table:style-name="Table149.B2" office:value-type="string">
            <text:p text:style-name="P17"><text:change-start text:change-id="ct250171528"/>Result<text:change-end text:change-id="ct250171528"/></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50171632"/></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50171736"/>[a_numeric] <text:alphabetical-index-mark-start text:id="IMark168870508"/>.ceil<text:alphabetical-index-mark-end text:id="IMark168870508"/> [a<text:change-end text:change-id="ct250171736"/>n<text:change-start text:change-id="ct250171840"/>_<text:change-end text:change-id="ct250171840"/>integer<text:change-start text:change-id="ct250171944"/>]</text:h>
            <text:p text:style-name="Text_20_body">Routing:<text:change-end text:change-id="ct250171944"/> TOS<text:change-start text:change-id="ct250172048"/></text:p>
            <text:p text:style-name="P1"><text:change-end text:change-id="ct250172048"/>This method computes the smallest integer that is greater than or equal to the argument.</text:p>
          </table:table-cell>
          <table:covered-table-cell/>
        </table:table-row>
        <table:table-row table:style-name="Table150.1">
          <table:table-cell table:style-name="Table150.A2" office:value-type="string">
            <text:p text:style-name="P17"><text:change-start text:change-id="ct250172152"/>Code<text:change-end text:change-id="ct250172152"/></text:p>
          </table:table-cell>
          <table:table-cell table:style-name="Table150.B2" office:value-type="string">
            <text:p text:style-name="P17"><text:change-start text:change-id="ct250172256"/>Result<text:change-end text:change-id="ct250172256"/></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50172360"/></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50172464"/>[a_numeric] <text:alphabetical-index-mark-start text:id="IMark168870508"/>.conjugate<text:alphabetical-index-mark-end text:id="IMark168870508"/> [a_numeric]</text:h>
            <text:p text:style-name="Text_20_body">Routing:<text:change-end text:change-id="ct250172464"/> TOS<text:change-start text:change-id="ct250172568"/></text:p>
            <text:p text:style-name="P1"><text:change-end text:change-id="ct250172568"/>This method computes the complex conjugate of the argument. For non-complex data, this has no effect.</text:p>
          </table:table-cell>
          <table:covered-table-cell/>
        </table:table-row>
        <table:table-row table:style-name="Table151.1">
          <table:table-cell table:style-name="Table151.A2" office:value-type="string">
            <text:p text:style-name="P17"><text:change-start text:change-id="ct250172672"/>Code<text:change-end text:change-id="ct250172672"/></text:p>
          </table:table-cell>
          <table:table-cell table:style-name="Table151.B2" office:value-type="string">
            <text:p text:style-name="P17"><text:change-start text:change-id="ct250172776"/>Result<text:change-end text:change-id="ct25017277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5017288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50172984"/>[a_numeric] <text:alphabetical-index-mark-start text:id="IMark168870508"/>.cos<text:alphabetical-index-mark-end text:id="IMark168870508"/> [a_<text:change-end text:change-id="ct250172984"/>float<text:change-start text:change-id="ct250173088"/>]</text:h>
            <text:p text:style-name="Text_20_body">Routing:<text:change-end text:change-id="ct250173088"/> TOS<text:change-start text:change-id="ct250173192"/></text:p>
            <text:p text:style-name="P1"><text:change-end text:change-id="ct250173192"/>This method computes the cosine<text:note text:id="ftn68" text:note-class="footnote"><text:note-citation>6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7"><text:change-start text:change-id="ct250173296"/>Code<text:change-end text:change-id="ct250173296"/></text:p>
          </table:table-cell>
          <table:table-cell table:style-name="Table152.B2" office:value-type="string">
            <text:p text:style-name="P17"><text:change-start text:change-id="ct250173400"/>Result<text:change-end text:change-id="ct25017340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50173608"/><text:change text:change-id="ct250173504"/></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50173712"/>[a_numeric] <text:alphabetical-index-mark-start text:id="IMark168870508"/>.cosh<text:alphabetical-index-mark-end text:id="IMark168870508"/> [a_<text:change-end text:change-id="ct250173712"/>float<text:change-start text:change-id="ct250173816"/>]</text:h>
            <text:p text:style-name="Text_20_body">Routing:<text:change-end text:change-id="ct250173816"/> TOS<text:change-start text:change-id="ct250173920"/></text:p>
            <text:p text:style-name="P1"><text:change-end text:change-id="ct250173920"/>This method computes the hyperbolic-cosine<text:note text:id="ftn69" text:note-class="footnote"><text:note-citation>6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7"><text:change-start text:change-id="ct250174024"/>Code<text:change-end text:change-id="ct250174024"/></text:p>
          </table:table-cell>
          <table:table-cell table:style-name="Table153.B2" office:value-type="string">
            <text:p text:style-name="P17"><text:change-start text:change-id="ct250174128"/>Result<text:change-end text:change-id="ct25017412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50174232"/></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50174336"/>[a_numeric] <text:alphabetical-index-mark-start text:id="IMark168870508"/>.cube<text:alphabetical-index-mark-end text:id="IMark168870508"/> [a_numeric]</text:h>
            <text:p text:style-name="Text_20_body">Routing:<text:change-end text:change-id="ct250174336"/> TOS<text:change-start text:change-id="ct250174440"/></text:p>
            <text:p text:style-name="P1"><text:change-end text:change-id="ct250174440"/>This method computes the cube (X<text:span text:style-name="T11">3</text:span>) of the number.</text:p>
          </table:table-cell>
          <table:covered-table-cell/>
        </table:table-row>
        <table:table-row table:style-name="Table154.1">
          <table:table-cell table:style-name="Table154.A2" office:value-type="string">
            <text:p text:style-name="P17"><text:change-start text:change-id="ct250174544"/>Code<text:change-end text:change-id="ct250174544"/></text:p>
          </table:table-cell>
          <table:table-cell table:style-name="Table154.B2" office:value-type="string">
            <text:p text:style-name="P17"><text:change-start text:change-id="ct250174648"/>Result<text:change-end text:change-id="ct25017464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50174752"/></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50174856"/>[a_numeric] <text:alphabetical-index-mark-start text:id="IMark168870508"/>.d2r<text:alphabetical-index-mark-end text:id="IMark168870508"/> [a_<text:change-end text:change-id="ct250174856"/>float<text:change-start text:change-id="ct250174960"/>]</text:h>
            <text:p text:style-name="Text_20_body">Routing:<text:change-end text:change-id="ct250174960"/> TOS<text:change-start text:change-id="ct250175064"/></text:p>
            <text:p text:style-name="P1"><text:change-end text:change-id="ct250175064"/>This method converts the argument number from degrees to radians.</text:p>
          </table:table-cell>
          <table:covered-table-cell/>
        </table:table-row>
        <table:table-row table:style-name="Table155.1">
          <table:table-cell table:style-name="Table155.A2" office:value-type="string">
            <text:p text:style-name="P17"><text:change-start text:change-id="ct250175168"/>Code<text:change-end text:change-id="ct250175168"/></text:p>
          </table:table-cell>
          <table:table-cell table:style-name="Table155.B2" office:value-type="string">
            <text:p text:style-name="P17"><text:change-start text:change-id="ct250179320"/>Result<text:change-end text:change-id="ct25017932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50179424"/></text:p>
      <table:table table:name="Table156" table:style-name="Table156">
        <table:table-column table:style-name="Table156.A"/>
        <table:table-column table:style-name="Table156.B"/>
        <table:table-row table:style-name="Table156.1">
          <table:table-cell table:style-name="Table156.A1" table:number-columns-spanned="2" office:value-type="string">
            <text:h text:style-name="Heading_20_3" text:outline-level="3"><text:change-start text:change-id="ct250179528"/>[a_numeric] <text:alphabetical-index-mark-start text:id="IMark168870508"/>.denominator<text:alphabetical-index-mark-end text:id="IMark168870508"/> [a<text:change-end text:change-id="ct250179528"/>n<text:change-start text:change-id="ct250179632"/>_<text:change-end text:change-id="ct250179632"/>integer<text:change-start text:change-id="ct250179736"/>]</text:h>
            <text:p text:style-name="Text_20_body">Routing:<text:change-end text:change-id="ct250179736"/> TOS<text:change-start text:change-id="ct250179840"/></text:p>
            <text:p text:style-name="P1"><text:change-end text:change-id="ct250179840"/>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7"><text:change-start text:change-id="ct250179944"/>Code<text:change-end text:change-id="ct250179944"/></text:p>
          </table:table-cell>
          <table:table-cell table:style-name="Table156.B2" office:value-type="string">
            <text:p text:style-name="P17"><text:change-start text:change-id="ct250180048"/>Result<text:change-end text:change-id="ct250180048"/></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50180152"/></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50180256"/>[a_numeric] <text:alphabetical-index-mark-start text:id="IMark168870508"/>.e**<text:alphabetical-index-mark-end text:id="IMark168870508"/> [a_<text:change-end text:change-id="ct250180256"/>float<text:change-start text:change-id="ct250180360"/>]</text:h>
            <text:p text:style-name="Text_20_body">Routing:<text:change-end text:change-id="ct250180360"/> TOS<text:change-start text:change-id="ct250180464"/></text:p>
            <text:p text:style-name="P1"><text:change-end text:change-id="ct250180464"/>This method computes the value of e raised to the power of the argument (e<text:span text:style-name="T11">X</text:span>).</text:p>
          </table:table-cell>
          <table:covered-table-cell/>
        </table:table-row>
        <table:table-row table:style-name="Table157.1">
          <table:table-cell table:style-name="Table157.A2" office:value-type="string">
            <text:p text:style-name="P17"><text:change-start text:change-id="ct250180568"/>Code<text:change-end text:change-id="ct250180568"/></text:p>
          </table:table-cell>
          <table:table-cell table:style-name="Table157.B2" office:value-type="string">
            <text:p text:style-name="P17"><text:change-start text:change-id="ct250180672"/>Result<text:change-end text:change-id="ct250180672"/></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50180776"/></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50180880"/>[a_numeric] <text:alphabetical-index-mark-start text:id="IMark168870508"/>.emit<text:alphabetical-index-mark-end text:id="IMark168870508"/> []</text:h>
            <text:p text:style-name="Text_20_body">Routing:<text:change-end text:change-id="ct250180880"/> TOS<text:change-start text:change-id="ct250180984"/></text:p>
            <text:p text:style-name="P1"><text:change-end text:change-id="ct250180984"/>This method emits a character with the code of numeric argument.</text:p>
          </table:table-cell>
          <table:covered-table-cell/>
        </table:table-row>
        <table:table-row table:style-name="Table158.1">
          <table:table-cell table:style-name="Table158.A2" office:value-type="string">
            <text:p text:style-name="P17"><text:change-start text:change-id="ct250181088"/>Code<text:change-end text:change-id="ct250181088"/></text:p>
          </table:table-cell>
          <table:table-cell table:style-name="Table158.B2" office:value-type="string">
            <text:p text:style-name="P17"><text:change-start text:change-id="ct250181192"/>Result<text:change-end text:change-id="ct250181192"/></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50181400"/><text:change text:change-id="ct250181296"/></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50181504"/>[a_numeric] <text:alphabetical-index-mark-start text:id="IMark168870508"/>.floor<text:alphabetical-index-mark-end text:id="IMark168870508"/> [a<text:change-end text:change-id="ct250181504"/>n<text:change-start text:change-id="ct250181608"/>_<text:change-end text:change-id="ct250181608"/>integer<text:change-start text:change-id="ct250181712"/>]</text:h>
            <text:p text:style-name="Text_20_body">Routing:<text:change-end text:change-id="ct250181712"/> TOS<text:change-start text:change-id="ct250181816"/></text:p>
            <text:p text:style-name="P1"><text:change-end text:change-id="ct250181816"/>This method computes the largest integer that is less than or equal to the argument.</text:p>
          </table:table-cell>
          <table:covered-table-cell/>
        </table:table-row>
        <table:table-row table:style-name="Table159.1">
          <table:table-cell table:style-name="Table159.A2" office:value-type="string">
            <text:p text:style-name="P17"><text:change-start text:change-id="ct250181920"/>Code<text:change-end text:change-id="ct250181920"/></text:p>
          </table:table-cell>
          <table:table-cell table:style-name="Table159.B2" office:value-type="string">
            <text:p text:style-name="P17"><text:change-start text:change-id="ct250182024"/>Result<text:change-end text:change-id="ct250182024"/></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50182128"/></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50182232"/>[a_numeric a_numeric] <text:alphabetical-index-mark-start text:id="IMark168870508"/>.hypot<text:alphabetical-index-mark-end text:id="IMark168870508"/> [a_<text:change-end text:change-id="ct250182232"/>float<text:change-start text:change-id="ct250182336"/>]</text:h>
            <text:p text:style-name="Text_20_body">Routing:<text:change-end text:change-id="ct250182336"/> TOS<text:change-start text:change-id="ct250182440"/></text:p>
            <text:p text:style-name="P1"><text:change-end text:change-id="ct250182440"/>Given two lengths, this method computes the length of the hypotenuse. </text:p>
          </table:table-cell>
          <table:covered-table-cell/>
        </table:table-row>
        <table:table-row table:style-name="Table160.1">
          <table:table-cell table:style-name="Table160.A2" office:value-type="string">
            <text:p text:style-name="P17"><text:change-start text:change-id="ct250182544"/>Code<text:change-end text:change-id="ct250182544"/></text:p>
          </table:table-cell>
          <table:table-cell table:style-name="Table160.B2" office:value-type="string">
            <text:p text:style-name="P17"><text:change-start text:change-id="ct250182648"/>Result<text:change-end text:change-id="ct250182648"/></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50182752"/></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50182856"/>[a_numeric] <text:alphabetical-index-mark-start text:id="IMark168870508"/>.imaginary<text:alphabetical-index-mark-end text:id="IMark168870508"/> [a_numeric]</text:h>
            <text:p text:style-name="Text_20_body">Routing:<text:change-end text:change-id="ct250182856"/> TOS<text:change-start text:change-id="ct250182960"/></text:p>
            <text:p text:style-name="P1"><text:change-end text:change-id="ct250182960"/>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7"><text:change-start text:change-id="ct250183064"/>Code<text:change-end text:change-id="ct250183064"/></text:p>
          </table:table-cell>
          <table:table-cell table:style-name="Table161.B2" office:value-type="string">
            <text:p text:style-name="P17"><text:change-start text:change-id="ct250183168"/>Result<text:change-end text:change-id="ct250183168"/></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50183272"/></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50183416"/>[a_numeric] <text:alphabetical-index-mark-start text:id="IMark168870508"/>.ln<text:alphabetical-index-mark-end text:id="IMark168870508"/> [a_<text:change-end text:change-id="ct250183416"/>float<text:change-start text:change-id="ct250183520"/>]</text:h>
            <text:p text:style-name="Text_20_body">Routing:<text:change-end text:change-id="ct250183520"/> TOS<text:change-start text:change-id="ct250183624"/></text:p>
            <text:p text:style-name="P1"><text:change-end text:change-id="ct250183624"/>This method computes the natural logarithm (log<text:span text:style-name="T6">e</text:span>) of the given value.</text:p>
          </table:table-cell>
          <table:covered-table-cell/>
        </table:table-row>
        <table:table-row table:style-name="Table162.1">
          <table:table-cell table:style-name="Table162.A2" office:value-type="string">
            <text:p text:style-name="P17"><text:change-start text:change-id="ct250183728"/>Code<text:change-end text:change-id="ct250183728"/></text:p>
          </table:table-cell>
          <table:table-cell table:style-name="Table162.B2" office:value-type="string">
            <text:p text:style-name="P17"><text:change-start text:change-id="ct250183832"/>Result<text:change-end text:change-id="ct250183832"/></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50183936"/></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50184040"/>[a_numeric] <text:alphabetical-index-mark-start text:id="IMark168870508"/>.log10<text:alphabetical-index-mark-end text:id="IMark168870508"/> [a_<text:change-end text:change-id="ct250184040"/>float<text:change-start text:change-id="ct250184144"/>]</text:h>
            <text:p text:style-name="Text_20_body">Routing:<text:change-end text:change-id="ct250184144"/> TOS<text:change-start text:change-id="ct250184248"/></text:p>
            <text:p text:style-name="P1"><text:change-end text:change-id="ct250184248"/>This method computes the base 10 logarithm (log<text:span text:style-name="T6">10</text:span>) of the given value.</text:p>
          </table:table-cell>
          <table:covered-table-cell/>
        </table:table-row>
        <table:table-row table:style-name="Table163.1">
          <table:table-cell table:style-name="Table163.A2" office:value-type="string">
            <text:p text:style-name="P17"><text:change-start text:change-id="ct250184352"/>Code<text:change-end text:change-id="ct250184352"/></text:p>
          </table:table-cell>
          <table:table-cell table:style-name="Table163.B2" office:value-type="string">
            <text:p text:style-name="P17"><text:change-start text:change-id="ct250184456"/>Result<text:change-end text:change-id="ct250184456"/></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50184560"/></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50184664"/>[a_numeric] <text:alphabetical-index-mark-start text:id="IMark168870508"/>.log2<text:alphabetical-index-mark-end text:id="IMark168870508"/> [a_<text:change-end text:change-id="ct250184664"/>float<text:change-start text:change-id="ct250184768"/>]</text:h>
            <text:p text:style-name="Text_20_body">Routing:<text:change-end text:change-id="ct250184768"/> TOS<text:change-start text:change-id="ct250184872"/></text:p>
            <text:p text:style-name="P1"><text:change-end text:change-id="ct250184872"/>This method computes the base 2 logarithm (log<text:span text:style-name="T6">2</text:span>) of the given value.</text:p>
          </table:table-cell>
          <table:covered-table-cell/>
        </table:table-row>
        <table:table-row table:style-name="Table164.1">
          <table:table-cell table:style-name="Table164.A2" office:value-type="string">
            <text:p text:style-name="P17"><text:change-start text:change-id="ct250184976"/>Code<text:change-end text:change-id="ct250184976"/></text:p>
          </table:table-cell>
          <table:table-cell table:style-name="Table164.B2" office:value-type="string">
            <text:p text:style-name="P17"><text:change-start text:change-id="ct250185080"/>Result<text:change-end text:change-id="ct250185080"/></text:p>
          </table:table-cell>
        </table:table-row>
        <table:table-row table:style-name="Table164.1">
          <table:table-cell table:style-name="Table164.A2" office:value-type="string">
            <text:p text:style-name="Snippet">2 .log2</text:p>
          </table:table-cell>
          <table:table-cell table:style-name="Table164.B2" office:value-type="string">
            <text:p text:style-name="P2">0.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50185184"/></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50185288"/>[a_numeric] <text:alphabetical-index-mark-start text:id="IMark168870508"/>.magnitude<text:alphabetical-index-mark-end text:id="IMark168870508"/> [a_numeric]</text:h>
            <text:p text:style-name="Text_20_body">Routing:<text:change-end text:change-id="ct250185288"/> TOS<text:change-start text:change-id="ct250185392"/></text:p>
            <text:p text:style-name="P1"><text:change-end text:change-id="ct250185392"/>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7"><text:change-start text:change-id="ct250185496"/>Code<text:change-end text:change-id="ct250185496"/></text:p>
          </table:table-cell>
          <table:table-cell table:style-name="Table165.B2" office:value-type="string">
            <text:p text:style-name="P17"><text:change-start text:change-id="ct250185600"/>Result<text:change-end text:change-id="ct250185600"/></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50185704"/></text:p>
      <table:table table:name="Table166" table:style-name="Table166">
        <table:table-column table:style-name="Table166.A"/>
        <table:table-column table:style-name="Table166.B"/>
        <text:soft-page-break/>
        <table:table-row table:style-name="Table166.1">
          <table:table-cell table:style-name="Table166.A1" table:number-columns-spanned="2" office:value-type="string">
            <text:h text:style-name="Heading_20_3" text:outline-level="3"><text:change-start text:change-id="ct250185808"/>[a_numeric] <text:alphabetical-index-mark-start text:id="IMark168870508"/>.numerator<text:alphabetical-index-mark-end text:id="IMark168870508"/> [a_numeric]</text:h>
            <text:p text:style-name="Text_20_body">Routing:<text:change-end text:change-id="ct250185808"/> TOS<text:change-start text:change-id="ct250185912"/></text:p>
            <text:p text:style-name="P1"><text:change-end text:change-id="ct250185912"/>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7"><text:change-start text:change-id="ct250186016"/>Code<text:change-end text:change-id="ct250186016"/></text:p>
          </table:table-cell>
          <table:table-cell table:style-name="Table166.B2" office:value-type="string">
            <text:p text:style-name="P17"><text:change-start text:change-id="ct250186120"/>Result<text:change-end text:change-id="ct250186120"/></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50186328"/><text:change text:change-id="ct250186224"/></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50186432"/>[a_numeric a_numeric] <text:alphabetical-index-mark-start text:id="IMark168870508"/>.p2c<text:alphabetical-index-mark-end text:id="IMark168870508"/> [a_<text:change-end text:change-id="ct250186432"/>float<text:change-start text:change-id="ct250186536"/> a_<text:change-end text:change-id="ct250186536"/>float<text:change-start text:change-id="ct250186640"/>]</text:h>
            <text:p text:style-name="Text_20_body">Routing:<text:change-end text:change-id="ct250186640"/> TOS<text:change-start text:change-id="ct250186744"/></text:p>
            <text:p text:style-name="P1"><text:change-end text:change-id="ct250186744"/>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7"><text:change-start text:change-id="ct250186848"/>Code<text:change-end text:change-id="ct250186848"/></text:p>
          </table:table-cell>
          <table:table-cell table:style-name="Table167.B2" office:value-type="string">
            <text:p text:style-name="P17"><text:change-start text:change-id="ct250186952"/>Result<text:change-end text:change-id="ct250186952"/></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50187056"/></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50187160"/>[a_numeric] <text:alphabetical-index-mark-start text:id="IMark168870508"/>.polar<text:alphabetical-index-mark-end text:id="IMark168870508"/> [a_<text:change-end text:change-id="ct250187160"/>float<text:change-start text:change-id="ct250187264"/> a_<text:change-end text:change-id="ct250187264"/>float<text:change-start text:change-id="ct250187368"/>]</text:h>
            <text:p text:style-name="Text_20_body">Routing:<text:change-end text:change-id="ct250187368"/> TOS<text:change-start text:change-id="ct250187512"/></text:p>
            <text:p text:style-name="P1"><text:change-end text:change-id="ct250187512"/>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7"><text:change-start text:change-id="ct250187616"/>Code<text:change-end text:change-id="ct250187616"/></text:p>
          </table:table-cell>
          <table:table-cell table:style-name="Table168.B2" office:value-type="string">
            <text:p text:style-name="P17"><text:change-start text:change-id="ct250187720"/>Result<text:change-end text:change-id="ct250187720"/></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50187824"/></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50187928"/>[a_numeric] <text:alphabetical-index-mark-start text:id="IMark168870508"/>.r2d<text:alphabetical-index-mark-end text:id="IMark168870508"/> [a_<text:change-end text:change-id="ct250187928"/>float<text:change-start text:change-id="ct250188032"/>]</text:h>
            <text:p text:style-name="Text_20_body">Routing:<text:change-end text:change-id="ct250188032"/> TOS<text:change-start text:change-id="ct250188136"/></text:p>
            <text:p text:style-name="P1"><text:change-end text:change-id="ct250188136"/>Convert a angle value from radians to degrees.</text:p>
          </table:table-cell>
          <table:covered-table-cell/>
        </table:table-row>
        <table:table-row table:style-name="Table169.1">
          <table:table-cell table:style-name="Table169.A2" office:value-type="string">
            <text:p text:style-name="P17"><text:change-start text:change-id="ct250188240"/>Code<text:change-end text:change-id="ct250188240"/></text:p>
          </table:table-cell>
          <table:table-cell table:style-name="Table169.B2" office:value-type="string">
            <text:p text:style-name="P17"><text:change-start text:change-id="ct250188344"/>Result<text:change-end text:change-id="ct250188344"/></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50188448"/></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50188552"/>[a_numeric] <text:alphabetical-index-mark-start text:id="IMark168870508"/>.real<text:alphabetical-index-mark-end text:id="IMark168870508"/> [a_numeric]</text:h>
            <text:p text:style-name="Text_20_body">Routing:<text:change-end text:change-id="ct250188552"/> TOS<text:change-start text:change-id="ct250188656"/></text:p>
            <text:p text:style-name="P1"><text:change-end text:change-id="ct250188656"/>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7"><text:change-start text:change-id="ct250188760"/>Code<text:change-end text:change-id="ct250188760"/></text:p>
          </table:table-cell>
          <table:table-cell table:style-name="Table170.B2" office:value-type="string">
            <text:p text:style-name="P17"><text:change-start text:change-id="ct250188864"/>Result<text:change-end text:change-id="ct250188864"/></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50188968"/></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50189072"/>[a_numeric] <text:alphabetical-index-mark-start text:id="IMark168870508"/>.round<text:alphabetical-index-mark-end text:id="IMark168870508"/> [a<text:change-end text:change-id="ct250189072"/>n<text:change-start text:change-id="ct250189176"/>_<text:change-end text:change-id="ct250189176"/>integer<text:change-start text:change-id="ct250189280"/>]</text:h>
            <text:p text:style-name="Text_20_body">Routing:<text:change-end text:change-id="ct250189280"/> TOS<text:change-start text:change-id="ct250189384"/></text:p>
            <text:p text:style-name="P1"><text:change-end text:change-id="ct250189384"/>This method rounds the argument number to the nearest integer.</text:p>
          </table:table-cell>
          <table:covered-table-cell/>
        </table:table-row>
        <table:table-row table:style-name="Table171.1">
          <table:table-cell table:style-name="Table171.A2" office:value-type="string">
            <text:p text:style-name="P17"><text:change-start text:change-id="ct250189488"/>Code<text:change-end text:change-id="ct250189488"/></text:p>
          </table:table-cell>
          <table:table-cell table:style-name="Table171.B2" office:value-type="string">
            <text:p text:style-name="P17"><text:change-start text:change-id="ct250189592"/>Result<text:change-end text:change-id="ct250189592"/></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50189696"/></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50189800"/>[a_numeric] <text:alphabetical-index-mark-start text:id="IMark168928532"/>.sin<text:alphabetical-index-mark-end text:id="IMark168928532"/> [a_<text:change-end text:change-id="ct250189800"/>float<text:change-start text:change-id="ct250189904"/>]</text:h>
            <text:p text:style-name="Text_20_body">Routing:<text:change-end text:change-id="ct250189904"/> TOS<text:change-start text:change-id="ct250190008"/></text:p>
            <text:p text:style-name="P1"><text:change-end text:change-id="ct250190008"/>This method computes the sine of the argument angle in radians.</text:p>
          </table:table-cell>
          <table:covered-table-cell/>
        </table:table-row>
        <table:table-row table:style-name="Table172.1">
          <table:table-cell table:style-name="Table172.A2" office:value-type="string">
            <text:p text:style-name="P17"><text:change-start text:change-id="ct250190112"/>Code<text:change-end text:change-id="ct250190112"/></text:p>
          </table:table-cell>
          <table:table-cell table:style-name="Table172.B2" office:value-type="string">
            <text:p text:style-name="P17"><text:change-start text:change-id="ct250190216"/>Result<text:change-end text:change-id="ct250190216"/></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50190320"/><text:soft-page-break/></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50190424"/>[a_numeric] <text:alphabetical-index-mark-start text:id="IMark168928532"/>.sinh<text:alphabetical-index-mark-end text:id="IMark168928532"/> [a_<text:change-end text:change-id="ct250190424"/>float<text:change-start text:change-id="ct250190528"/>]</text:h>
            <text:p text:style-name="Text_20_body">Routing:<text:change-end text:change-id="ct250190528"/> TOS<text:change-start text:change-id="ct250190632"/></text:p>
            <text:p text:style-name="P1"><text:change-end text:change-id="ct250190632"/>This method computes the hyperbolic-sine of the argument angle in radians.</text:p>
          </table:table-cell>
          <table:covered-table-cell/>
        </table:table-row>
        <table:table-row table:style-name="Table173.1">
          <table:table-cell table:style-name="Table173.A2" office:value-type="string">
            <text:p text:style-name="P17"><text:change-start text:change-id="ct250190736"/>Code<text:change-end text:change-id="ct250190736"/></text:p>
          </table:table-cell>
          <table:table-cell table:style-name="Table173.B2" office:value-type="string">
            <text:p text:style-name="P17"><text:change-start text:change-id="ct250190840"/>Result<text:change-end text:change-id="ct250190840"/></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50190944"/></text:p>
      <table:table table:name="Table174" table:style-name="Table174">
        <table:table-column table:style-name="Table174.A"/>
        <table:table-column table:style-name="Table174.B"/>
        <table:table-row table:style-name="Table174.1">
          <table:table-cell table:style-name="Table174.A1" table:number-columns-spanned="2" office:value-type="string">
            <text:h text:style-name="Heading_20_3" text:outline-level="3"><text:change-start text:change-id="ct250191048"/>[a_numeric] <text:alphabetical-index-mark-start text:id="IMark168928532"/>.sleep<text:alphabetical-index-mark-end text:id="IMark168928532"/> []</text:h>
            <text:p text:style-name="Text_20_body">Routing:<text:change-end text:change-id="ct250191048"/> TOS<text:change-start text:change-id="ct250191152"/></text:p>
            <text:p text:style-name="P1"><text:change-end text:change-id="ct250191152"/>This method will pause the current thread for the specified number (or fraction of) seconds.</text:p>
          </table:table-cell>
          <table:covered-table-cell/>
        </table:table-row>
        <table:table-row table:style-name="Table174.1">
          <table:table-cell table:style-name="Table174.A2" office:value-type="string">
            <text:p text:style-name="P17"><text:change-start text:change-id="ct250191256"/>Code<text:change-end text:change-id="ct250191256"/></text:p>
          </table:table-cell>
          <table:table-cell table:style-name="Table174.B2" office:value-type="string">
            <text:p text:style-name="P17"><text:change-start text:change-id="ct250191360"/>Result<text:change-end text:change-id="ct250191360"/></text:p>
          </table:table-cell>
        </table:table-row>
        <table:table-row table:style-name="Table174.1">
          <table:table-cell table:style-name="Table174.A2" office:value-type="string">
            <text:p text:style-name="Snippet">1 .sleep</text:p>
          </table:table-cell>
          <table:table-cell table:style-name="Table174.B2" office:value-type="string">
            <text:p text:style-name="P2">(Sleep for one second)</text:p>
          </table:table-cell>
        </table:table-row>
        <table:table-row table:style-name="Table174.1">
          <table:table-cell table:style-name="Table174.A2" office:value-type="string">
            <text:p text:style-name="Snippet">0.1 .sleep</text:p>
          </table:table-cell>
          <table:table-cell table:style-name="Table174.B2" office:value-type="string">
            <text:p text:style-name="P2">(Sleep for one tenth of a second)</text:p>
          </table:table-cell>
        </table:table-row>
        <table:table-row table:style-name="Table174.1">
          <table:table-cell table:style-name="Table174.A2" office:value-type="string">
            <text:p text:style-name="Snippet">1/1000 .sleep</text:p>
          </table:table-cell>
          <table:table-cell table:style-name="Table174.B2" office:value-type="string">
            <text:p text:style-name="P2">(Sleep for one millisecond)</text:p>
          </table:table-cell>
        </table:table-row>
      </table:table>
      <text:p text:style-name="Text_20_body"><text:change text:change-id="ct250191464"/></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50191608"/>[a_numeric] <text:alphabetical-index-mark-start text:id="IMark168928532"/>.sqr<text:alphabetical-index-mark-end text:id="IMark168928532"/> [a_numeric]</text:h>
            <text:p text:style-name="Text_20_body">Routing:<text:change-end text:change-id="ct250191608"/> TOS<text:change-start text:change-id="ct250191712"/></text:p>
            <text:p text:style-name="P1"><text:change-end text:change-id="ct250191712"/>This method computes the square of the argument value.</text:p>
          </table:table-cell>
          <table:covered-table-cell/>
        </table:table-row>
        <table:table-row table:style-name="Table175.1">
          <table:table-cell table:style-name="Table175.A2" office:value-type="string">
            <text:p text:style-name="P17"><text:change-start text:change-id="ct250191816"/>Code<text:change-end text:change-id="ct250191816"/></text:p>
          </table:table-cell>
          <table:table-cell table:style-name="Table175.B2" office:value-type="string">
            <text:p text:style-name="P17"><text:change-start text:change-id="ct250191920"/>Result<text:change-end text:change-id="ct250191920"/></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50192024"/></text:p>
      <table:table table:name="Table176" table:style-name="Table176">
        <table:table-column table:style-name="Table176.A"/>
        <table:table-column table:style-name="Table176.B"/>
        <text:soft-page-break/>
        <table:table-row table:style-name="Table176.1">
          <table:table-cell table:style-name="Table176.A1" table:number-columns-spanned="2" office:value-type="string">
            <text:h text:style-name="Heading_20_3" text:outline-level="3"><text:change-start text:change-id="ct250192128"/>[a_numeric] <text:alphabetical-index-mark-start text:id="IMark168928532"/>.sqrt<text:alphabetical-index-mark-end text:id="IMark168928532"/> [a_<text:change-end text:change-id="ct250192128"/>float<text:change-start text:change-id="ct250192232"/>]</text:h>
            <text:p text:style-name="Text_20_body">Routing:<text:change-end text:change-id="ct250192232"/> TOS<text:change-start text:change-id="ct250192336"/></text:p>
            <text:p text:style-name="P1"><text:change-end text:change-id="ct250192336"/>This method computes the square root of the argument value.</text:p>
          </table:table-cell>
          <table:covered-table-cell/>
        </table:table-row>
        <table:table-row table:style-name="Table176.1">
          <table:table-cell table:style-name="Table176.A2" office:value-type="string">
            <text:p text:style-name="P17"><text:change-start text:change-id="ct250192440"/>Code<text:change-end text:change-id="ct250192440"/></text:p>
          </table:table-cell>
          <table:table-cell table:style-name="Table176.B2" office:value-type="string">
            <text:p text:style-name="P17"><text:change-start text:change-id="ct250192544"/>Result<text:change-end text:change-id="ct250192544"/></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50192648"/></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50192752"/>[a_numeric] <text:alphabetical-index-mark-start text:id="IMark168928532"/>.tan<text:alphabetical-index-mark-end text:id="IMark168928532"/> [a_<text:change-end text:change-id="ct250192752"/>float<text:change-start text:change-id="ct250192856"/>]</text:h>
            <text:p text:style-name="Text_20_body">Routing:<text:change-end text:change-id="ct250192856"/> TOS<text:change-start text:change-id="ct250192960"/></text:p>
            <text:p text:style-name="P1"><text:change-end text:change-id="ct250192960"/>This method computes the tangent of the argument angle in radians.</text:p>
          </table:table-cell>
          <table:covered-table-cell/>
        </table:table-row>
        <table:table-row table:style-name="Table177.1">
          <table:table-cell table:style-name="Table177.A2" office:value-type="string">
            <text:p text:style-name="P17"><text:change-start text:change-id="ct250193064"/>Code<text:change-end text:change-id="ct250193064"/></text:p>
          </table:table-cell>
          <table:table-cell table:style-name="Table177.B2" office:value-type="string">
            <text:p text:style-name="P17"><text:change-start text:change-id="ct250193168"/>Result<text:change-end text:change-id="ct250193168"/></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50193272"/></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50193376"/>[a_numeric] <text:alphabetical-index-mark-start text:id="IMark168928532"/>.tanh<text:alphabetical-index-mark-end text:id="IMark168928532"/> [a_<text:change-end text:change-id="ct250193376"/>float<text:change-start text:change-id="ct250193480"/>]</text:h>
            <text:p text:style-name="Text_20_body">Routing:<text:change-end text:change-id="ct250193480"/> TOS<text:change-start text:change-id="ct250193584"/></text:p>
            <text:p text:style-name="P1"><text:change-end text:change-id="ct250193584"/>This method computes the hyperbolic-tangent of the argument angle in radians.</text:p>
          </table:table-cell>
          <table:covered-table-cell/>
        </table:table-row>
        <table:table-row table:style-name="Table178.1">
          <table:table-cell table:style-name="Table178.A2" office:value-type="string">
            <text:p text:style-name="P17"><text:change-start text:change-id="ct250193688"/>Code<text:change-end text:change-id="ct250193688"/></text:p>
          </table:table-cell>
          <table:table-cell table:style-name="Table178.B2" office:value-type="string">
            <text:p text:style-name="P17"><text:change-start text:change-id="ct250193792"/>Result<text:change-end text:change-id="ct250193792"/></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text:change text:change-id="ct250193896"/></text:p>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 text:outline-level="3"><text:change-start text:change-id="ct250194000"/>[a_numeric a_numeric] <text:alphabetical-index-mark-start text:id="IMark168928532"/>/<text:alphabetical-index-mark-end text:id="IMark168928532"/> [a_numeric]</text:h>
            <text:p text:style-name="Text_20_body">Routing:<text:change-end text:change-id="ct250194000"/> NOS<text:change-start text:change-id="ct250194104"/></text:p>
            <text:p text:style-name="P1"><text:change-end text:change-id="ct250194104"/>This method implements the division operator.</text:p>
          </table:table-cell>
          <table:covered-table-cell/>
        </table:table-row>
        <table:table-row table:style-name="Table179.1">
          <table:table-cell table:style-name="Table179.A2" office:value-type="string">
            <text:p text:style-name="P17"><text:change-start text:change-id="ct250194208"/>Code<text:change-end text:change-id="ct250194208"/></text:p>
          </table:table-cell>
          <table:table-cell table:style-name="Table179.B2" office:value-type="string">
            <text:p text:style-name="P17"><text:change-start text:change-id="ct250194312"/>Result<text:change-end text:change-id="ct250194312"/></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50194416"/></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50194520"/>[a_numeric] <text:alphabetical-index-mark-start text:id="IMark168928532"/>0&lt;<text:alphabetical-index-mark-end text:id="IMark168928532"/> [a_boolean]</text:h>
            <text:p text:style-name="Text_20_body">Routing:<text:change-end text:change-id="ct250194520"/> TOS<text:change-start text:change-id="ct250194624"/></text:p>
            <text:p text:style-name="P1"><text:change-end text:change-id="ct250194624"/>Is this number less than zero?</text:p>
          </table:table-cell>
          <table:covered-table-cell/>
        </table:table-row>
        <table:table-row table:style-name="Table180.1">
          <table:table-cell table:style-name="Table180.A2" office:value-type="string">
            <text:p text:style-name="P17"><text:change-start text:change-id="ct250194728"/>Code<text:change-end text:change-id="ct250194728"/></text:p>
          </table:table-cell>
          <table:table-cell table:style-name="Table180.B2" office:value-type="string">
            <text:p text:style-name="P17"><text:change-start text:change-id="ct250194832"/>Result<text:change-end text:change-id="ct250194832"/></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50194936"/></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50195040"/>[a_numeric] <text:alphabetical-index-mark-start text:id="IMark168928532"/>0&lt;=<text:alphabetical-index-mark-end text:id="IMark168928532"/> [a_boolean]</text:h>
            <text:p text:style-name="Text_20_body">Routing:<text:change-end text:change-id="ct250195040"/> TOS<text:change-start text:change-id="ct250195144"/></text:p>
            <text:p text:style-name="P1"><text:change-end text:change-id="ct250195144"/>Is this number less than or equal to zero?</text:p>
          </table:table-cell>
          <table:covered-table-cell/>
        </table:table-row>
        <table:table-row table:style-name="Table181.1">
          <table:table-cell table:style-name="Table181.A2" office:value-type="string">
            <text:p text:style-name="P17"><text:change-start text:change-id="ct250195248"/>Code<text:change-end text:change-id="ct250195248"/></text:p>
          </table:table-cell>
          <table:table-cell table:style-name="Table181.B2" office:value-type="string">
            <text:p text:style-name="P17"><text:change-start text:change-id="ct250195352"/>Result<text:change-end text:change-id="ct250195352"/></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50195456"/></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 text:outline-level="3"><text:change-start text:change-id="ct250195560"/>[a_numeric] <text:alphabetical-index-mark-start text:id="IMark168928532"/>0&lt;=&gt;<text:alphabetical-index-mark-end text:id="IMark168928532"/> [<text:change-end text:change-id="ct250195560"/>1, 0, or -1<text:change-start text:change-id="ct250109864"/>]</text:h>
            <text:p text:style-name="Text_20_body">Routing:<text:change-end text:change-id="ct250109864"/> TOS<text:change-start text:change-id="ct250109968"/></text:p>
            <text:p text:style-name="P1"><text:change-end text:change-id="ct250109968"/>Perform a “three outcome” comparison of the value with zero.</text:p>
          </table:table-cell>
          <table:covered-table-cell/>
        </table:table-row>
        <table:table-row table:style-name="Table182.1">
          <table:table-cell table:style-name="Table182.A2" office:value-type="string">
            <text:p text:style-name="P17"><text:change-start text:change-id="ct250110072"/>Code<text:change-end text:change-id="ct250110072"/></text:p>
          </table:table-cell>
          <table:table-cell table:style-name="Table182.B2" office:value-type="string">
            <text:p text:style-name="P17"><text:change-start text:change-id="ct250110176"/>Result<text:change-end text:change-id="ct250110176"/></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50110384"/><text:change text:change-id="ct250110280"/></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50110488"/>[a_numeric] <text:alphabetical-index-mark-start text:id="IMark168928532"/>0&lt;&gt; <text:alphabetical-index-mark-end text:id="IMark168928532"/>[a_boolean]</text:h>
            <text:p text:style-name="Text_20_body">Routing:<text:change-end text:change-id="ct250110488"/> TOS<text:change-start text:change-id="ct250110592"/></text:p>
            <text:p text:style-name="P1"><text:change-end text:change-id="ct250110592"/>Is the number not equal to zero?</text:p>
          </table:table-cell>
          <table:covered-table-cell/>
        </table:table-row>
        <table:table-row table:style-name="Table183.1">
          <table:table-cell table:style-name="Table183.A2" office:value-type="string">
            <text:p text:style-name="P17"><text:change-start text:change-id="ct250110696"/>Code<text:change-end text:change-id="ct250110696"/></text:p>
          </table:table-cell>
          <table:table-cell table:style-name="Table183.B2" office:value-type="string">
            <text:p text:style-name="P17"><text:change-start text:change-id="ct250110800"/>Result<text:change-end text:change-id="ct250110800"/></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50110904"/></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 text:outline-level="3"><text:change-start text:change-id="ct250111008"/>[a_numeric] <text:alphabetical-index-mark-start text:id="IMark168928532"/>0=<text:alphabetical-index-mark-end text:id="IMark168928532"/> [a_boolean]</text:h>
            <text:p text:style-name="Text_20_body">Routing:<text:change-end text:change-id="ct250111008"/> TOS<text:change-start text:change-id="ct250111112"/></text:p>
            <text:p text:style-name="P1"><text:change-end text:change-id="ct250111112"/>Is the number equal to zero?</text:p>
          </table:table-cell>
          <table:covered-table-cell/>
        </table:table-row>
        <table:table-row table:style-name="Table184.1">
          <table:table-cell table:style-name="Table184.A2" office:value-type="string">
            <text:p text:style-name="P17"><text:change-start text:change-id="ct250111216"/>Code<text:change-end text:change-id="ct250111216"/></text:p>
          </table:table-cell>
          <table:table-cell table:style-name="Table184.B2" office:value-type="string">
            <text:p text:style-name="P17"><text:change-start text:change-id="ct250111320"/>Result<text:change-end text:change-id="ct250111320"/></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50111424"/></text:p>
      <table:table table:name="Table185" table:style-name="Table185">
        <table:table-column table:style-name="Table185.A"/>
        <table:table-column table:style-name="Table185.B"/>
        <text:soft-page-break/>
        <table:table-row table:style-name="Table185.1">
          <table:table-cell table:style-name="Table185.A1" table:number-columns-spanned="2" office:value-type="string">
            <text:h text:style-name="Heading_20_3" text:outline-level="3"><text:change-start text:change-id="ct250111528"/>[a_numeric] <text:alphabetical-index-mark-start text:id="IMark168928532"/>0&gt;<text:alphabetical-index-mark-end text:id="IMark168928532"/> [a_boolean]</text:h>
            <text:p text:style-name="Text_20_body">Routing:<text:change-end text:change-id="ct250111528"/> TOS<text:change-start text:change-id="ct250111632"/></text:p>
            <text:p text:style-name="P1"><text:change-end text:change-id="ct250111632"/>Is the number greater than zero?</text:p>
          </table:table-cell>
          <table:covered-table-cell/>
        </table:table-row>
        <table:table-row table:style-name="Table185.1">
          <table:table-cell table:style-name="Table185.A2" office:value-type="string">
            <text:p text:style-name="P17"><text:change-start text:change-id="ct250111736"/>Code<text:change-end text:change-id="ct250111736"/></text:p>
          </table:table-cell>
          <table:table-cell table:style-name="Table185.B2" office:value-type="string">
            <text:p text:style-name="P17"><text:change-start text:change-id="ct250111840"/>Result<text:change-end text:change-id="ct250111840"/></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50111944"/></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50112048"/>[a_numeric] <text:alphabetical-index-mark-start text:id="IMark168928532"/>0&gt;=<text:alphabetical-index-mark-end text:id="IMark168928532"/> [a_boolean]</text:h>
            <text:p text:style-name="Text_20_body">Routing:<text:change-end text:change-id="ct250112048"/> TOS<text:change-start text:change-id="ct250112152"/></text:p>
            <text:p text:style-name="P1"><text:change-end text:change-id="ct250112152"/>Is the number greater than or equal to zero?</text:p>
          </table:table-cell>
          <table:covered-table-cell/>
        </table:table-row>
        <table:table-row table:style-name="Table186.1">
          <table:table-cell table:style-name="Table186.A2" office:value-type="string">
            <text:p text:style-name="P17"><text:change-start text:change-id="ct250112256"/>Code<text:change-end text:change-id="ct250112256"/></text:p>
          </table:table-cell>
          <table:table-cell table:style-name="Table186.B2" office:value-type="string">
            <text:p text:style-name="P17"><text:change-start text:change-id="ct250112360"/>Result<text:change-end text:change-id="ct250112360"/></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50112464"/></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 text:outline-level="3"><text:change-start text:change-id="ct250112568"/>[a_numeric] <text:alphabetical-index-mark-start text:id="IMark168928532"/>1+<text:alphabetical-index-mark-end text:id="IMark168928532"/> [a_numeric]</text:h>
            <text:p text:style-name="Text_20_body">Routing:<text:change-end text:change-id="ct250112568"/> TOS<text:change-start text:change-id="ct250112672"/></text:p>
            <text:p text:style-name="P1"><text:change-end text:change-id="ct250112672"/>Add one to the number</text:p>
          </table:table-cell>
          <table:covered-table-cell/>
        </table:table-row>
        <table:table-row table:style-name="Table187.1">
          <table:table-cell table:style-name="Table187.A2" office:value-type="string">
            <text:p text:style-name="P17"><text:change-start text:change-id="ct250112776"/>Code<text:change-end text:change-id="ct250112776"/></text:p>
          </table:table-cell>
          <table:table-cell table:style-name="Table187.B2" office:value-type="string">
            <text:p text:style-name="P17"><text:change-start text:change-id="ct250112880"/>Result<text:change-end text:change-id="ct250112880"/></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50112984"/></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50113088"/>[a_numeric] <text:alphabetical-index-mark-start text:id="IMark168928532"/>1-<text:alphabetical-index-mark-end text:id="IMark168928532"/> [a_numeric]</text:h>
            <text:p text:style-name="Text_20_body">Routing:<text:change-end text:change-id="ct250113088"/> TOS<text:change-start text:change-id="ct250113192"/></text:p>
            <text:p text:style-name="P1"><text:change-end text:change-id="ct250113192"/>Subtract ond from the number</text:p>
          </table:table-cell>
          <table:covered-table-cell/>
        </table:table-row>
        <table:table-row table:style-name="Table188.1">
          <table:table-cell table:style-name="Table188.A2" office:value-type="string">
            <text:p text:style-name="P17"><text:change-start text:change-id="ct250113296"/>Code<text:change-end text:change-id="ct250113296"/></text:p>
          </table:table-cell>
          <table:table-cell table:style-name="Table188.B2" office:value-type="string">
            <text:p text:style-name="P17"><text:change-start text:change-id="ct250113400"/>Result<text:change-end text:change-id="ct250113400"/></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50113504"/></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h text:style-name="Heading_20_3" text:outline-level="3"><text:change-start text:change-id="ct250113608"/>[a_numeric] <text:alphabetical-index-mark-start text:id="IMark168928532"/>2*<text:alphabetical-index-mark-end text:id="IMark168928532"/> [a_numeric]</text:h>
            <text:p text:style-name="Text_20_body">Routing:<text:change-end text:change-id="ct250113608"/> TOS<text:change-start text:change-id="ct250113712"/></text:p>
            <text:p text:style-name="P1"><text:change-end text:change-id="ct250113712"/>Multiply the number by two.</text:p>
          </table:table-cell>
          <table:covered-table-cell/>
        </table:table-row>
        <table:table-row table:style-name="Table189.1">
          <table:table-cell table:style-name="Table189.A2" office:value-type="string">
            <text:p text:style-name="P17"><text:change-start text:change-id="ct250113816"/>Code<text:change-end text:change-id="ct250113816"/></text:p>
          </table:table-cell>
          <table:table-cell table:style-name="Table189.B2" office:value-type="string">
            <text:p text:style-name="P17"><text:change-start text:change-id="ct250113920"/>Result<text:change-end text:change-id="ct250113920"/></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50114024"/></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50114128"/>[a_numeric] <text:alphabetical-index-mark-start text:id="IMark168928532"/>2+<text:alphabetical-index-mark-end text:id="IMark168928532"/> [a_numeric]</text:h>
            <text:p text:style-name="Text_20_body">Routing:<text:change-end text:change-id="ct250114128"/> TOS<text:change-start text:change-id="ct250114232"/></text:p>
            <text:p text:style-name="P1"><text:change-end text:change-id="ct250114232"/>Add two to the number</text:p>
          </table:table-cell>
          <table:covered-table-cell/>
        </table:table-row>
        <table:table-row table:style-name="Table190.1">
          <table:table-cell table:style-name="Table190.A2" office:value-type="string">
            <text:p text:style-name="P17"><text:change-start text:change-id="ct250114336"/>Code<text:change-end text:change-id="ct250114336"/></text:p>
          </table:table-cell>
          <table:table-cell table:style-name="Table190.B2" office:value-type="string">
            <text:p text:style-name="P17"><text:change-start text:change-id="ct250114440"/>Result<text:change-end text:change-id="ct250114440"/></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50114544"/></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 text:outline-level="3"><text:change-start text:change-id="ct250114648"/>[a_numeric] <text:alphabetical-index-mark-start text:id="IMark168928532"/>2-<text:alphabetical-index-mark-end text:id="IMark168928532"/> [a_numeric]</text:h>
            <text:p text:style-name="Text_20_body">Routing:<text:change-end text:change-id="ct250114648"/> TOS<text:change-start text:change-id="ct250114752"/></text:p>
            <text:p text:style-name="P1"><text:change-end text:change-id="ct250114752"/>Subtract two from the number</text:p>
          </table:table-cell>
          <table:covered-table-cell/>
        </table:table-row>
        <table:table-row table:style-name="Table191.1">
          <table:table-cell table:style-name="Table191.A2" office:value-type="string">
            <text:p text:style-name="P17"><text:change-start text:change-id="ct250114856"/>Code<text:change-end text:change-id="ct250114856"/></text:p>
          </table:table-cell>
          <table:table-cell table:style-name="Table191.B2" office:value-type="string">
            <text:p text:style-name="P17"><text:change-start text:change-id="ct250114960"/>Result<text:change-end text:change-id="ct250114960"/></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50115064"/></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h text:style-name="Heading_20_3" text:outline-level="3"><text:change-start text:change-id="ct250115168"/>[a_numeric] <text:alphabetical-index-mark-start text:id="IMark168928532"/>2/<text:alphabetical-index-mark-end text:id="IMark168928532"/> [a_numeric]</text:h>
            <text:p text:style-name="Text_20_body">Routing:<text:change-end text:change-id="ct250115168"/> TOS<text:change-start text:change-id="ct250115272"/></text:p>
            <text:p text:style-name="P1"><text:change-end text:change-id="ct250115272"/>Divide the number by two. Note that for integers, rounding down toward negative infinity is emplyed.</text:p>
          </table:table-cell>
          <table:covered-table-cell/>
        </table:table-row>
        <table:table-row table:style-name="Table192.1">
          <table:table-cell table:style-name="Table192.A2" office:value-type="string">
            <text:p text:style-name="P17"><text:change-start text:change-id="ct250115376"/>Code<text:change-end text:change-id="ct250115376"/></text:p>
          </table:table-cell>
          <table:table-cell table:style-name="Table192.B2" office:value-type="string">
            <text:p text:style-name="P17"><text:change-start text:change-id="ct250115480"/>Result<text:change-end text:change-id="ct250115480"/></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50115584"/></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50115688"/>[a_numeric<text:change-end text:change-id="ct250115688"/> a_numeric<text:change-start text:change-id="ct250115792"/>] <text:alphabetical-index-mark-start text:id="IMark168928532"/>&lt;<text:alphabetical-index-mark-end text:id="IMark168928532"/> [a_boolean]</text:h>
            <text:p text:style-name="Text_20_body">Routing:<text:change-end text:change-id="ct250115792"/> NOS<text:change-start text:change-id="ct250115896"/></text:p>
            <text:p text:style-name="P1"><text:change-end text:change-id="ct250115896"/>Is the first number less than the second?</text:p>
          </table:table-cell>
          <table:covered-table-cell/>
        </table:table-row>
        <table:table-row table:style-name="Table193.1">
          <table:table-cell table:style-name="Table193.A2" office:value-type="string">
            <text:p text:style-name="P17"><text:change-start text:change-id="ct250116000"/>Code<text:change-end text:change-id="ct250116000"/></text:p>
          </table:table-cell>
          <table:table-cell table:style-name="Table193.B2" office:value-type="string">
            <text:p text:style-name="P17"><text:change-start text:change-id="ct250116104"/>Result<text:change-end text:change-id="ct250116104"/></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50116208"/></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 text:outline-level="3"><text:change-start text:change-id="ct250116312"/>[a_numeric<text:change-end text:change-id="ct250116312"/> a_numeric<text:change-start text:change-id="ct250116416"/>] <text:alphabetical-index-mark-start text:id="IMark168928532"/>&lt;=<text:alphabetical-index-mark-end text:id="IMark168928532"/> [a_boolean]</text:h>
            <text:p text:style-name="Text_20_body">Routing:<text:change-end text:change-id="ct250116416"/> NOS<text:change-start text:change-id="ct250116520"/></text:p>
            <text:p text:style-name="P1"><text:change-end text:change-id="ct250116520"/>Is the first number less than or equal to the second?</text:p>
          </table:table-cell>
          <table:covered-table-cell/>
        </table:table-row>
        <table:table-row table:style-name="Table194.1">
          <table:table-cell table:style-name="Table194.A2" office:value-type="string">
            <text:p text:style-name="P17"><text:change-start text:change-id="ct250116624"/>Code<text:change-end text:change-id="ct250116624"/></text:p>
          </table:table-cell>
          <table:table-cell table:style-name="Table194.B2" office:value-type="string">
            <text:p text:style-name="P17"><text:change-start text:change-id="ct250116728"/>Result<text:change-end text:change-id="ct250116728"/></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50116832"/></text:p>
      <table:table table:name="Table195" table:style-name="Table195">
        <table:table-column table:style-name="Table195.A"/>
        <table:table-column table:style-name="Table195.B"/>
        <text:soft-page-break/>
        <table:table-row table:style-name="Table195.1">
          <table:table-cell table:style-name="Table195.A1" table:number-columns-spanned="2" office:value-type="string">
            <text:h text:style-name="P68" text:outline-level="3"><text:change-start text:change-id="ct250116936"/>[a_numeric<text:change-end text:change-id="ct250116936"/> a_numeric<text:change-start text:change-id="ct250117040"/>] <text:alphabetical-index-mark-start text:id="IMark168928532"/>&lt;=&gt;<text:alphabetical-index-mark-end text:id="IMark168928532"/> [-1, 0, or 1]</text:h>
            <text:p text:style-name="Text_20_body">Routing:<text:change-end text:change-id="ct250117040"/> NOS<text:change-start text:change-id="ct250117144"/></text:p>
            <text:p text:style-name="P1"><text:change-end text:change-id="ct250117144"/>Perform a “three outcome” comparison of the first value with the second value.</text:p>
          </table:table-cell>
          <table:covered-table-cell/>
        </table:table-row>
        <table:table-row table:style-name="Table195.1">
          <table:table-cell table:style-name="Table195.A2" office:value-type="string">
            <text:p text:style-name="P17"><text:change-start text:change-id="ct250117248"/>Code<text:change-end text:change-id="ct250117248"/></text:p>
          </table:table-cell>
          <table:table-cell table:style-name="Table195.B2" office:value-type="string">
            <text:p text:style-name="P17"><text:change-start text:change-id="ct250117352"/>Result<text:change-end text:change-id="ct250117352"/></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50117560"/><text:change text:change-id="ct250117456"/></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50117664"/>[a_numeric<text:change-end text:change-id="ct250117664"/> a_numeric<text:change-start text:change-id="ct250117768"/>] <text:alphabetical-index-mark-start text:id="IMark168928532"/>&gt;<text:alphabetical-index-mark-end text:id="IMark168928532"/> [a_boolean]</text:h>
            <text:p text:style-name="Text_20_body">Routing:<text:change-end text:change-id="ct250117768"/> NOS<text:change-start text:change-id="ct250117872"/></text:p>
            <text:p text:style-name="P1"><text:change-end text:change-id="ct250117872"/>Is the first number greater than the second number.</text:p>
          </table:table-cell>
          <table:covered-table-cell/>
        </table:table-row>
        <table:table-row table:style-name="Table196.1">
          <table:table-cell table:style-name="Table196.A2" office:value-type="string">
            <text:p text:style-name="P17"><text:change-start text:change-id="ct250265248"/>Code<text:change-end text:change-id="ct250265248"/></text:p>
          </table:table-cell>
          <table:table-cell table:style-name="Table196.B2" office:value-type="string">
            <text:p text:style-name="P17"><text:change-start text:change-id="ct250265352"/>Result<text:change-end text:change-id="ct250265352"/></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50265456"/></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 text:outline-level="3"><text:change-start text:change-id="ct250265560"/>[a_numeric<text:change-end text:change-id="ct250265560"/> a_numeric<text:change-start text:change-id="ct250265664"/>] <text:alphabetical-index-mark-start text:id="IMark168928532"/>&gt;=<text:alphabetical-index-mark-end text:id="IMark168928532"/> [a_boolean]</text:h>
            <text:p text:style-name="Text_20_body">Routing:<text:change-end text:change-id="ct250265664"/> NOS<text:change-start text:change-id="ct250265768"/></text:p>
            <text:p text:style-name="P1"><text:change-end text:change-id="ct250265768"/>Is the first number greater than or equal to the second number.</text:p>
          </table:table-cell>
          <table:covered-table-cell/>
        </table:table-row>
        <table:table-row table:style-name="Table197.1">
          <table:table-cell table:style-name="Table197.A2" office:value-type="string">
            <text:p text:style-name="P17"><text:change-start text:change-id="ct250265872"/>Code<text:change-end text:change-id="ct250265872"/></text:p>
          </table:table-cell>
          <table:table-cell table:style-name="Table197.B2" office:value-type="string">
            <text:p text:style-name="P17"><text:change-start text:change-id="ct250265976"/>Result<text:change-end text:change-id="ct250265976"/></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50266080"/></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h text:style-name="Heading_20_3" text:outline-level="3"><text:change-start text:change-id="ct250266184"/>[a_numeric a_numeric] <text:alphabetical-index-mark-start text:id="IMark168928532"/>mod<text:alphabetical-index-mark-end text:id="IMark168928532"/> [a_numeric]</text:h>
            <text:p text:style-name="Text_20_body">Routing:<text:change-end text:change-id="ct250266184"/> NOS<text:change-start text:change-id="ct250266288"/></text:p>
            <text:p text:style-name="P1"><text:change-end text:change-id="ct250266288"/>Compute the modulus (or remainder) of dividing the first number by the second.</text:p>
          </table:table-cell>
          <table:covered-table-cell/>
        </table:table-row>
        <table:table-row table:style-name="Table198.1">
          <table:table-cell table:style-name="Table198.A2" office:value-type="string">
            <text:p text:style-name="P17"><text:change-start text:change-id="ct250266392"/>Code<text:change-end text:change-id="ct250266392"/></text:p>
          </table:table-cell>
          <table:table-cell table:style-name="Table198.B2" office:value-type="string">
            <text:p text:style-name="P17"><text:change-start text:change-id="ct250266496"/>Result<text:change-end text:change-id="ct250266496"/></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50266600"/></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50266704"/>[a_numeric] <text:alphabetical-index-mark-start text:id="IMark168928532"/>neg<text:alphabetical-index-mark-end text:id="IMark168928532"/> [a_numeric]</text:h>
            <text:p text:style-name="Text_20_body">Routing:<text:change-end text:change-id="ct250266704"/> TOS<text:change-start text:change-id="ct250266808"/></text:p>
            <text:p text:style-name="P1"><text:change-end text:change-id="ct250266808"/>Compute zero minus the number.</text:p>
          </table:table-cell>
          <table:covered-table-cell/>
        </table:table-row>
        <table:table-row table:style-name="Table199.1">
          <table:table-cell table:style-name="Table199.A2" office:value-type="string">
            <text:p text:style-name="P17"><text:change-start text:change-id="ct250266912"/>Code<text:change-end text:change-id="ct250266912"/></text:p>
          </table:table-cell>
          <table:table-cell table:style-name="Table199.B2" office:value-type="string">
            <text:p text:style-name="P17"><text:change-start text:change-id="ct250267016"/>Result<text:change-end text:change-id="ct250267016"/></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1" text:outline-level="1"><text:alphabetical-index-mark-start text:id="IMark168872140"/>Object<text:alphabetical-index-mark-end text:id="IMark168872140"/></text:h>
      <text:p text:style-name="Text_20_body"/>
      <text:p text:style-name="Text_20_body">Inheritance: Object <text:span text:style-name="T10">←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Code">Helper Methods = </text:p>
      <text:p text:style-name="Code">.new</text:p>
      <text:p text:style-name="Code"/>
      <text:p text:style-name="Text_20_body">The Object class is the root of the class tree.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68928532"/>&amp;&amp;<text:alphabetical-index-mark-end text:id="IMark168928532"/>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17">Code</text:p>
          </table:table-cell>
          <table:table-cell table:style-name="Table29.B2" office:value-type="string">
            <text:p text:style-name="P17">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68928532"/>.<text:alphabetical-index-mark-end text:id="IMark16892853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7">Code</text:p>
          </table:table-cell>
          <table:table-cell table:style-name="Table11.B2" office:value-type="string">
            <text:p text:style-name="P17">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text:soft-page-break/></text:p>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168928532"/>.::<text:alphabetical-index-mark-end text:id="IMark168928532"/>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60"/>
          </table:table-cell>
          <table:covered-table-cell/>
        </table:table-row>
        <table:table-row table:style-name="Table385.1">
          <table:table-cell table:style-name="Table385.A2" office:value-type="string">
            <text:p text:style-name="P17">Code</text:p>
          </table:table-cell>
          <table:table-cell table:style-name="Table385.B2" office:value-type="string">
            <text:p text:style-name="P17">Result</text:p>
          </table:table-cell>
        </table:table-row>
        <table:table-row table:style-name="Table385.1">
          <table:table-cell table:style-name="Table385.A2" office:value-type="string">
            <text:p text:style-name="Snippet"/>
          </table:table-cell>
          <table:table-cell table:style-name="Table385.B2" office:value-type="string">
            <text:p text:style-name="P2"/>
          </table:table-cell>
        </table:table-row>
        <table:table-row table:style-name="Table385.1">
          <table:table-cell table:style-name="Table385.A2" office:value-type="string">
            <text:p text:style-name="Snippet"/>
          </table:table-cell>
          <table:table-cell table:style-name="Table385.B2" office:value-type="string">
            <text:p text:style-name="P2"/>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168928532"/>val:<text:alphabetical-index-mark-end text:id="IMark168928532"/>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17">Code</text:p>
          </table:table-cell>
          <table:table-cell table:style-name="Table291.A2" office:value-type="string">
            <text:p text:style-name="P17">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168928532"/>var:<text:alphabetical-index-mark-end text:id="IMark168928532"/>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17">Code</text:p>
          </table:table-cell>
          <table:table-cell table:style-name="Table380.B2" office:value-type="string">
            <text:p text:style-name="P17">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168928532"/>val@:<text:alphabetical-index-mark-end text:id="IMark168928532"/>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17">Code</text:p>
          </table:table-cell>
          <table:table-cell table:style-name="Table381.B2" office:value-type="string">
            <text:p text:style-name="P17">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ext:soft-page-break/>
        <table:table-row table:style-name="Table382.1">
          <table:table-cell table:style-name="Table382.A1" table:number-columns-spanned="2" office:value-type="string">
            <text:h text:style-name="Heading_20_4" text:outline-level="4">[value] <text:alphabetical-index-mark-start text:id="IMark168928532"/>var@:<text:alphabetical-index-mark-end text:id="IMark168928532"/>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17">Code</text:p>
          </table:table-cell>
          <table:table-cell table:style-name="Table382.B2" office:value-type="string">
            <text:p text:style-name="P17">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h text:style-name="Heading_20_4" text:outline-level="4">[] <text:alphabetical-index-mark-start text:id="IMark168928532"/>super<text:alphabetical-index-mark-end text:id="IMark168928532"/>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168928532"/>;<text:alphabetical-index-mark-end text:id="IMark168928532"/>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68928532"/>.class<text:alphabetical-index-mark-end text:id="IMark168928532"/>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7">Code</text:p>
          </table:table-cell>
          <table:table-cell table:style-name="Table12.B2" office:value-type="string">
            <text:p text:style-name="P17">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64">"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table-column table:style-name="Table14.B"/>
        <text:soft-page-break/>
        <table:table-row table:style-name="Table14.1">
          <table:table-cell table:style-name="Table14.A1" table:number-columns-spanned="2" office:value-type="string">
            <text:h text:style-name="Heading_20_3" text:outline-level="3">[an_object] <text:alphabetical-index-mark-start text:id="IMark168928532"/>.clone<text:alphabetical-index-mark-end text:id="IMark168928532"/>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7">Code</text:p>
          </table:table-cell>
          <table:table-cell table:style-name="Table14.B2" office:value-type="string">
            <text:p text:style-name="P17">Result</text:p>
          </table:table-cell>
        </table:table-row>
        <table:table-row table:style-name="Table14.1">
          <table:table-cell table:style-name="Table14.A2" office:value-type="string">
            <text:p text:style-name="Snippet">@title .clone <text:span text:style-name="T14">": "</text:span> <text:s/>@name <text:span text:style-name="T14">&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 text:outline-level="3">[] <text:alphabetical-index-mark-start text:id="IMark168928532"/>.clone_exclude<text:alphabetical-index-mark-end text:id="IMark168928532"/>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7">Code Definition Example</text:p>
          </table:table-cell>
          <table:table-cell table:style-name="Table203.B2" office:value-type="string">
            <text:p text:style-name="P17">Result</text:p>
          </table:table-cell>
        </table:table-row>
        <table:table-row table:style-name="Table203.1">
          <table:table-cell table:style-name="Table203.A2" office:value-type="string">
            <text:p text:style-name="Snippet">MyClass .: .clone_exclude [ <text:span text:style-name="T14">"</text:span><text:span text:style-name="T14">@foo</text:span><text:span text:style-name="T14">"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table-column table:style-name="Table15.B"/>
        <table:table-row>
          <table:table-cell table:style-name="Table15.A1" table:number-columns-spanned="2" office:value-type="string">
            <text:h text:style-name="Heading_20_3" text:outline-level="3">[an_object] <text:alphabetical-index-mark-start text:id="IMark168928532"/>.copy<text:alphabetical-index-mark-end text:id="IMark168928532"/>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7">Code</text:p>
          </table:table-cell>
          <table:table-cell table:style-name="Table15.B2" office:value-type="string">
            <text:p text:style-name="P17">Result</text:p>
          </table:table-cell>
        </table:table-row>
        <table:table-row table:style-name="Table15.2">
          <table:table-cell table:style-name="Table15.A2" office:value-type="string">
            <text:p text:style-name="Snippet">@title .clone <text:span text:style-name="T14">": "</text:span> <text:s/>@name <text:span text:style-name="T14">&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table-column table:style-name="Table16.B"/>
        <text:soft-page-break/>
        <table:table-row>
          <table:table-cell table:style-name="Table16.A1" table:number-columns-spanned="2" office:value-type="string">
            <text:h text:style-name="Heading_20_3" text:outline-level="3">[unspecified an_object] <text:alphabetical-index-mark-start text:id="IMark168928532"/>.init<text:alphabetical-index-mark-end text:id="IMark168928532"/> [unspecified]</text:h>
            <text:p text:style-name="P1"><text:span text:style-name="T1">Routing:</text:span> TOS</text:p>
            <text:p text:style-name="P1">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7">Code Definition Example</text:p>
          </table:table-cell>
          <table:table-cell table:style-name="Table16.B2" office:value-type="string">
            <text:p text:style-name="P17">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7">Usage Example</text:p>
          </table:table-cell>
          <table:table-cell table:style-name="Table16.B2" office:value-type="string">
            <text:p text:style-name="P2"/>
          </table:table-cell>
        </table:table-row>
        <table:table-row table:style-name="Table16.2">
          <table:table-cell table:style-name="Table16.A2" office:value-type="string">
            <text:p text:style-name="P64">"Peter Camilleri" MyClass .new</text:p>
          </table:table-cell>
          <table:table-cell table:style-name="Table16.B2" office:value-type="string">
            <text:p text:style-name="P2"/>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68928532"/>.is_class?<text:alphabetical-index-mark-end text:id="IMark16892853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7">Code</text:p>
          </table:table-cell>
          <table:table-cell table:style-name="Table17.B2" office:value-type="string">
            <text:p text:style-name="P17">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able:table-row table:style-name="Table30.1">
          <table:table-cell table:style-name="Table30.A1" table:number-columns-spanned="2" office:value-type="string">
            <text:h text:style-name="Heading_20_3" text:outline-level="3">[an_object] <text:alphabetical-index-mark-start text:id="IMark168928532"/>.name<text:alphabetical-index-mark-end text:id="IMark168928532"/>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7">Code</text:p>
          </table:table-cell>
          <table:table-cell table:style-name="Table30.B2" office:value-type="string">
            <text:p text:style-name="P17">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ext:p text:style-name="P1"><text:soft-page-break/>.new</text:p>
      <text:p text:style-name="P1"/>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68928532"/>.strlen<text:alphabetical-index-mark-end text:id="IMark16892853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7">Code</text:p>
          </table:table-cell>
          <table:table-cell table:style-name="Table31.B2" office:value-type="string">
            <text:p text:style-name="P17">Result</text:p>
          </table:table-cell>
        </table:table-row>
        <table:table-row>
          <table:table-cell table:style-name="Table31.A3" office:value-type="string">
            <text:p text:style-name="Snippet">"ABCD" .strlen </text:p>
          </table:table-cell>
          <table:table-cell table:style-name="Table31.A1" office:value-type="string">
            <text:p text:style-name="P2">4</text:p>
          </table:table-cell>
        </table:table-row>
        <table:table-row>
          <table:table-cell table:style-name="Table31.A3" office:value-type="string">
            <text:p text:style-name="Snippet">100 .strlen </text:p>
          </table:table-cell>
          <table:table-cell table:style-name="Table31.B4" office:value-type="string">
            <text:p text:style-name="P2">3</text:p>
          </table:table-cell>
        </table:table-row>
        <table:table-row>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168928532"/>.to_f<text:alphabetical-index-mark-end text:id="IMark168928532"/> [a_float or nil]</text:h>
            <text:p text:style-name="P1"><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7">Code</text:p>
          </table:table-cell>
          <table:table-cell table:style-name="Table32.B2" office:value-type="string">
            <text:p text:style-name="P17">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able:table-row>
          <table:table-cell table:style-name="Table33.A1" table:number-columns-spanned="2" office:value-type="string">
            <text:h text:style-name="Heading_20_3" text:outline-level="3">[an_object] <text:alphabetical-index-mark-start text:id="IMark168928532"/>.to_f!<text:alphabetical-index-mark-end text:id="IMark168928532"/> [a_float]</text:h>
            <text:p text:style-name="P1"><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7">Code</text:p>
          </table:table-cell>
          <table:table-cell table:style-name="Table33.B2" office:value-type="string">
            <text:p text:style-name="P17">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3">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68928532"/>.to_i<text:alphabetical-index-mark-end text:id="IMark168928532"/> [an_integer or nil]</text:h>
            <text:p text:style-name="P1"><text:span text:style-name="T1">Routing:</text:span> TOS</text:p>
            <text:p text:style-name="Text_20_body">Try to convert the object to an integer. If this is not possible, return nil. Contrast with .to_i! </text:p>
          </table:table-cell>
          <table:covered-table-cell/>
        </table:table-row>
        <text:soft-page-break/>
        <table:table-row>
          <table:table-cell table:style-name="Table34.A2" office:value-type="string">
            <text:p text:style-name="P17">Code</text:p>
          </table:table-cell>
          <table:table-cell table:style-name="Table34.B2" office:value-type="string">
            <text:p text:style-name="P17">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68928532"/>.to_i!<text:alphabetical-index-mark-end text:id="IMark168928532"/> [an_integer]</text:h>
            <text:p text:style-name="P1"><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7">Code</text:p>
          </table:table-cell>
          <table:table-cell table:style-name="Table35.B2" office:value-type="string">
            <text:p text:style-name="P17">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3">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style-name="Table36.1">
          <table:table-cell table:style-name="Table36.A1" table:number-columns-spanned="2" office:value-type="string">
            <text:h text:style-name="Heading_20_3" text:outline-level="3">[an_object] <text:alphabetical-index-mark-start text:id="IMark168928532"/>.to_n<text:alphabetical-index-mark-end text:id="IMark168928532"/> [a_numeric]</text:h>
            <text:p text:style-name="P1"><text:span text:style-name="T1">Routing:</text:span> TOS</text:p>
            <text:p text:style-name="P1">Try to convert the object into the appropriate type of Numeric value. If this is not possible, return nil instead. Contrast with .to_n!</text:p>
          </table:table-cell>
          <table:covered-table-cell/>
        </table:table-row>
        <table:table-row table:style-name="Table36.1">
          <table:table-cell table:style-name="Table36.A2" office:value-type="string">
            <text:p text:style-name="P17">Code</text:p>
          </table:table-cell>
          <table:table-cell table:style-name="Table36.B2" office:value-type="string">
            <text:p text:style-name="P17">Result</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1/2" .to_n</text:p>
          </table:table-cell>
          <table:table-cell table:style-name="Table36.B2" office:value-type="string">
            <text:p text:style-name="Table_20_Contents">1/2</text:p>
          </table:table-cell>
        </table:table-row>
        <table:table-row table:style-name="Table36.1">
          <table:table-cell table:style-name="Table36.A2" office:value-type="string">
            <text:p text:style-name="Snippet">"1+2i" .to_n</text:p>
          </table:table-cell>
          <table:table-cell table:style-name="Table36.B2" office:value-type="string">
            <text:p text:style-name="Table_20_Contents">1+2i</text:p>
          </table:table-cell>
        </table:table-row>
        <table:table-row table:style-name="Table36.1">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168928532"/>.to_n!<text:alphabetical-index-mark-end text:id="IMark168928532"/> [a_numeric]</text:h>
            <text:p text:style-name="P1"><text:span text:style-name="T1">Routing:</text:span> TOS</text:p>
            <text:p text:style-name="P1">Try to convert the object into the appropriate type of Numeric value. If this is not possible, raise an error. Contrast with .to_n</text:p>
          </table:table-cell>
          <table:covered-table-cell/>
        </table:table-row>
        <table:table-row>
          <table:table-cell table:style-name="Table37.A2" office:value-type="string">
            <text:p text:style-name="P17">Code</text:p>
          </table:table-cell>
          <table:table-cell table:style-name="Table37.B2" office:value-type="string">
            <text:p text:style-name="P17">Result</text:p>
          </table:table-cell>
        </table:table-row>
        <text:soft-page-break/>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3">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style-name="Table38.1">
          <table:table-cell table:style-name="Table38.A1" table:number-columns-spanned="2" office:value-type="string">
            <text:h text:style-name="Heading_20_3" text:outline-level="3">[an_object] <text:alphabetical-index-mark-start text:id="IMark168928532"/>.to_r<text:alphabetical-index-mark-end text:id="IMark168928532"/> [a_rational or nil]</text:h>
            <text:p text:style-name="P1"><text:span text:style-name="T1">Routing:</text:span> TOS</text:p>
            <text:p text:style-name="P1">Try to convert the object into a Rational. If this is not possible, return nil. Contrast with .to_r!</text:p>
          </table:table-cell>
          <table:covered-table-cell/>
        </table:table-row>
        <table:table-row table:style-name="Table38.1">
          <table:table-cell table:style-name="Table38.A2" office:value-type="string">
            <text:p text:style-name="P17">Code</text:p>
          </table:table-cell>
          <table:table-cell table:style-name="Table38.B2" office:value-type="string">
            <text:p text:style-name="P17">Result</text:p>
          </table:table-cell>
        </table:table-row>
        <table:table-row table:style-name="Table38.1">
          <table:table-cell table:style-name="Table38.A2" office:value-type="string">
            <text:p text:style-name="Snippet">2 .to_r</text:p>
          </table:table-cell>
          <table:table-cell table:style-name="Table38.B2" office:value-type="string">
            <text:p text:style-name="Table_20_Contents">2/1</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5/2"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168928532"/>.to_r!<text:alphabetical-index-mark-end text:id="IMark168928532"/> [a_rational]</text:h>
            <text:p text:style-name="P1"><text:span text:style-name="T1">Routing:</text:span> TOS</text:p>
            <text:p text:style-name="P1">Try to convert the object into a Rational. If this is not possible, raise an error. Contrast with .to_r!</text:p>
          </table:table-cell>
          <table:covered-table-cell/>
        </table:table-row>
        <table:table-row>
          <table:table-cell table:style-name="Table39.A2" office:value-type="string">
            <text:p text:style-name="P17">Code</text:p>
          </table:table-cell>
          <table:table-cell table:style-name="Table39.B2" office:value-type="string">
            <text:p text:style-name="P17">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3">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168928532"/>.to_s<text:alphabetical-index-mark-end text:id="IMark168928532"/> [a_string]</text:h>
            <text:p text:style-name="P1"><text:span text:style-name="T1">Routing:</text:span> TOS</text:p>
            <text:p text:style-name="P1"><text:soft-page-break/>Convert the object to a string.</text:p>
          </table:table-cell>
          <table:covered-table-cell/>
        </table:table-row>
        <table:table-row>
          <table:table-cell table:style-name="Table40.A2" office:value-type="string">
            <text:p text:style-name="P17">Code</text:p>
          </table:table-cell>
          <table:table-cell table:style-name="Table40.B2" office:value-type="string">
            <text:p text:style-name="P17">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style-name="Table41.1">
          <table:table-cell table:style-name="Table41.A1" table:number-columns-spanned="2" office:value-type="string">
            <text:h text:style-name="Heading_20_3" text:outline-level="3">[an_object] <text:alphabetical-index-mark-start text:id="IMark168928532"/>.to_x<text:alphabetical-index-mark-end text:id="IMark168928532"/> [a_complex or nil]</text:h>
            <text:p text:style-name="P1"><text:span text:style-name="T1">Routing:</text:span> TOS</text:p>
            <text:p text:style-name="P1">Try to convert the object into a Complex. If this is not possible, return nil. Contrast with .to_x!</text:p>
          </table:table-cell>
          <table:covered-table-cell/>
        </table:table-row>
        <table:table-row table:style-name="Table41.1">
          <table:table-cell table:style-name="Table41.A2" office:value-type="string">
            <text:p text:style-name="P17">Code</text:p>
          </table:table-cell>
          <table:table-cell table:style-name="Table41.B2" office:value-type="string">
            <text:p text:style-name="P17">Result</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5.2 .to_x</text:p>
          </table:table-cell>
          <table:table-cell table:style-name="Table41.B2" office:value-type="string">
            <text:p text:style-name="P2">5.2+0i</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1+2i .to_x</text:p>
          </table:table-cell>
          <table:table-cell table:style-name="Table41.B2" office:value-type="string">
            <text:p text:style-name="P2">1+2i</text:p>
          </table:table-cell>
        </table:table-row>
        <table:table-row table:style-name="Table41.1">
          <table:table-cell table:style-name="Table41.A2" office:value-type="string">
            <text:p text:style-name="Snippet">"apple" .to_x</text:p>
          </table:table-cell>
          <table:table-cell table:style-name="Table41.B2" office:value-type="string">
            <text:p text:style-name="P2">nil</text:p>
          </table:table-cell>
        </table:table-row>
      </table:table>
      <text:p text:style-name="P1"/>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168928532"/>.to_x!<text:alphabetical-index-mark-end text:id="IMark168928532"/> [a_complex]</text:h>
            <text:p text:style-name="P1"><text:span text:style-name="T1">Routing:</text:span> TOS</text:p>
            <text:p text:style-name="P1">Try to convert the object into a Complex. If this is not possible, raise an error. Contrast with .to_x</text:p>
          </table:table-cell>
          <table:covered-table-cell/>
        </table:table-row>
        <table:table-row table:style-name="Table42.1">
          <table:table-cell table:style-name="Table42.A2" office:value-type="string">
            <text:p text:style-name="P17">Code</text:p>
          </table:table-cell>
          <table:table-cell table:style-name="Table42.B2" office:value-type="string">
            <text:p text:style-name="P17">Result</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5.2 .to_x!</text:p>
          </table:table-cell>
          <table:table-cell table:style-name="Table42.B2" office:value-type="string">
            <text:p text:style-name="P2">5.2+0i</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1+2i .to_x!</text:p>
          </table:table-cell>
          <table:table-cell table:style-name="Table42.B2" office:value-type="string">
            <text:p text:style-name="P2">1+2i</text:p>
          </table:table-cell>
        </table:table-row>
        <table:table-row table:style-name="Table42.1">
          <table:table-cell table:style-name="Table42.A2" office:value-type="string">
            <text:p text:style-name="Snippet">"apple" .to_x!</text:p>
          </table:table-cell>
          <table:table-cell table:style-name="Table42.B2" office:value-type="string">
            <text:p text:style-name="P24">Cannot convert a String instance to a Complex instance</text:p>
          </table:table-cell>
        </table:table-row>
      </table:table>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 text:outline-level="3">[object_a object_b] <text:alphabetical-index-mark-start text:id="IMark168928532"/>&lt;&gt;<text:alphabetical-index-mark-end text:id="IMark168928532"/>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7">Code</text:p>
          </table:table-cell>
          <table:table-cell table:style-name="Table23.B2" office:value-type="string">
            <text:p text:style-name="P17">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 text:outline-level="3">[object_a object_b] <text:alphabetical-index-mark-start text:id="IMark168928532"/>=<text:alphabetical-index-mark-end text:id="IMark168928532"/>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7">Code</text:p>
          </table:table-cell>
          <table:table-cell table:style-name="Table43.B2" office:value-type="string">
            <text:p text:style-name="P17">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68928532"/>^^<text:alphabetical-index-mark-end text:id="IMark168928532"/>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17">Code</text:p>
          </table:table-cell>
          <table:table-cell table:style-name="Table44.B2" office:value-type="string">
            <text:p text:style-name="P17">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 text:outline-level="3">[object_a object_b] <text:alphabetical-index-mark-start text:id="IMark168928532"/>distinct?<text:alphabetical-index-mark-end text:id="IMark16892853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7">Code</text:p>
          </table:table-cell>
          <table:table-cell table:style-name="Table46.B2" office:value-type="string">
            <text:p text:style-name="P17">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68928532"/>identical?<text:alphabetical-index-mark-end text:id="IMark16892853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7">Code</text:p>
          </table:table-cell>
          <table:table-cell table:style-name="Table47.B2" office:value-type="string">
            <text:p text:style-name="P17">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68928532"/>max<text:alphabetical-index-mark-end text:id="IMark16892853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7">Code</text:p>
          </table:table-cell>
          <table:table-cell table:style-name="Table48.B2" office:value-type="string">
            <text:p text:style-name="P17">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4">Cannot coerce a String instance to an Integer instance</text:p>
          </table:table-cell>
        </table:table-row>
      </table:table>
      <text:p text:style-name="P1"/>
      <table:table table:name="Table49" table:style-name="Table49">
        <table:table-column table:style-name="Table49.A"/>
        <table:table-column table:style-name="Table49.B"/>
        <text:soft-page-break/>
        <table:table-row table:style-name="Table49.1">
          <table:table-cell table:style-name="Table49.A1" table:number-columns-spanned="2" office:value-type="string">
            <text:h text:style-name="Heading_20_3" text:outline-level="3">[object_a object_b] <text:alphabetical-index-mark-start text:id="IMark168928532"/>min<text:alphabetical-index-mark-end text:id="IMark16892853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7">Code</text:p>
          </table:table-cell>
          <table:table-cell table:style-name="Table49.B2" office:value-type="string">
            <text:p text:style-name="P17">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4">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68928532"/>nil&lt;&gt;<text:alphabetical-index-mark-end text:id="IMark16892853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7">Code</text:p>
          </table:table-cell>
          <table:table-cell table:style-name="Table45.B2" office:value-type="string">
            <text:p text:style-name="P17">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68928532"/>nil=<text:alphabetical-index-mark-end text:id="IMark16892853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7">Code</text:p>
          </table:table-cell>
          <table:table-cell table:style-name="Table50.B2" office:value-type="string">
            <text:p text:style-name="P17">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ext:soft-page-break/>
        <table:table-row>
          <table:table-cell table:style-name="Table51.A1" table:number-columns-spanned="2" office:value-type="string">
            <text:h text:style-name="Heading_20_3" text:outline-level="3">[an_object] <text:alphabetical-index-mark-start text:id="IMark168928532"/>not<text:alphabetical-index-mark-end text:id="IMark16892853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7">Code</text:p>
          </table:table-cell>
          <table:table-cell table:style-name="Table51.B2" office:value-type="string">
            <text:p text:style-name="P17">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68928532"/>||<text:alphabetical-index-mark-end text:id="IMark168928532"/>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17">Code</text:p>
          </table:table-cell>
          <table:table-cell table:style-name="Table52.B2" office:value-type="string">
            <text:p text:style-name="P17">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h text:style-name="Heading_20_2" text:outline-level="2">Commands</text:h>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an_object] <text:alphabetical-index-mark-start text:id="IMark168928532"/>)methods<text:alphabetical-index-mark-end text:id="IMark16892853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7">Command</text:p>
          </table:table-cell>
          <table:table-cell table:style-name="Table10.B2" office:value-type="string">
            <text:p text:style-name="P17">Result</text:p>
          </table:table-cell>
        </table:table-row>
        <table:table-row table:style-name="Table10.2">
          <table:table-cell table:style-name="Table10.A2" office:value-type="string">
            <text:p text:style-name="Snippet">"apple" )methods</text:p>
          </table:table-cell>
          <table:table-cell table:style-name="Table10.B2" office:value-type="string">
            <text:p text:style-name="P2">(Produces a listing of methods in the String class plus any exclusive methods for this particular string.)</text:p>
          </table:table-cell>
        </table:table-row>
      </table:table>
      <text:p text:style-name="Text_20_body"/>
      <text:p text:style-name="Text_20_body"><text:soft-page-break/></text:p>
      <text:p text:style-name="Code"><text:s/></text:p>
      <text:h text:style-name="Heading_20_1" text:outline-level="1"><text:alphabetical-index-mark-start text:id="IMark168872140"/>OutStream<text:alphabetical-index-mark-end text:id="IMark168872140"/></text:h>
      <text:p text:style-name="Text_20_body">Inheritance: OutStream <text:span text:style-name="T10">←</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 text:outline-level="3">[file_name OutStream] <text:alphabetical-index-mark-start text:id="IMark168928532"/>.append<text:alphabetical-index-mark-end text:id="IMark168928532"/>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7">Code</text:p>
          </table:table-cell>
          <table:table-cell table:style-name="Table204.B2" office:value-type="string">
            <text:p text:style-name="P17">Result</text:p>
          </table:table-cell>
        </table:table-row>
        <table:table-row table:style-name="Table204.1">
          <table:table-cell table:style-name="Table204.A2" office:value-type="string">
            <text:p text:style-name="P64">"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 text:outline-level="3">[file_name OutStream] <text:alphabetical-index-mark-start text:id="IMark168928532"/>.append{<text:alphabetical-index-mark-end text:id="IMark168928532"/>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7">Code</text:p>
          </table:table-cell>
          <table:table-cell table:style-name="Table218.B2" office:value-type="string">
            <text:p text:style-name="P17">Result</text:p>
          </table:table-cell>
        </table:table-row>
        <table:table-row table:style-name="Table218.1">
          <table:table-cell table:style-name="Table218.A2" office:value-type="string">
            <text:p text:style-name="P64">"test.txt" <text:s/>OutStream .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 text:outline-level="3">[file_name OutStream] <text:alphabetical-index-mark-start text:id="IMark168928532"/>.create<text:alphabetical-index-mark-end text:id="IMark168928532"/>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7">Code</text:p>
          </table:table-cell>
          <table:table-cell table:style-name="Table205.B2" office:value-type="string">
            <text:p text:style-name="P17">Result</text:p>
          </table:table-cell>
        </table:table-row>
        <table:table-row table:style-name="Table205.1">
          <table:table-cell table:style-name="Table205.A2" office:value-type="string">
            <text:p text:style-name="P64">"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168928532"/>.create{<text:alphabetical-index-mark-end text:id="IMark168928532"/>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7">Code</text:p>
          </table:table-cell>
          <table:table-cell table:style-name="Table219.B2" office:value-type="string">
            <text:p text:style-name="P17">Result</text:p>
          </table:table-cell>
        </table:table-row>
        <table:table-row table:style-name="Table219.1">
          <table:table-cell table:style-name="Table219.A2" office:value-type="string">
            <text:p text:style-name="P64">"test.txt" OutStream .create{ ~"Hello" ~cr }</text:p>
          </table:table-cell>
          <table:table-cell table:style-name="Table219.B2" office:value-type="string">
            <text:p text:style-name="P2">(Create file with Hello.)</text:p>
          </table:table-cell>
        </table:table-row>
      </table:table>
      <text:p text:style-name="Standard"/>
      <text:h text:style-name="Heading_20_2" text:outline-level="2">Instance Methods</text:h>
      <text:p text:style-name="Text_20_body"/>
      <table:table table:name="Table206" table:style-name="Table206">
        <table:table-column table:style-name="Table206.A"/>
        <table:table-column table:style-name="Table206.B"/>
        <text:soft-page-break/>
        <table:table-row table:style-name="Table206.1">
          <table:table-cell table:style-name="Table206.A1" table:number-columns-spanned="2" office:value-type="string">
            <text:h text:style-name="Heading_20_3" text:outline-level="3">[an_object an_outstream] <text:alphabetical-index-mark-start text:id="IMark168928532"/><text:alphabetical-index-mark-start text:id="IMark168870508"/>.<text:alphabetical-index-mark-end text:id="IMark168870508"/><text:alphabetical-index-mark-end text:id="IMark16892853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7">Code</text:p>
          </table:table-cell>
          <table:table-cell table:style-name="Table206.B2" office:value-type="string">
            <text:p text:style-name="P17">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168928532"/>.close<text:alphabetical-index-mark-end text:id="IMark16892853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7">Code</text:p>
          </table:table-cell>
          <table:table-cell table:style-name="Table207.B2" office:value-type="string">
            <text:p text:style-name="P17">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68928532"/>.cr<text:alphabetical-index-mark-end text:id="IMark16892853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7">Code</text:p>
          </table:table-cell>
          <table:table-cell table:style-name="Table208.B2" office:value-type="string">
            <text:p text:style-name="P17">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68928532"/>.emit<text:alphabetical-index-mark-end text:id="IMark16892853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7">Code</text:p>
          </table:table-cell>
          <table:table-cell table:style-name="Table209.B2" office:value-type="string">
            <text:p text:style-name="P17">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168928532"/>.space<text:alphabetical-index-mark-end text:id="IMark16892853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7">Code</text:p>
          </table:table-cell>
          <table:table-cell table:style-name="Table210.B2" office:value-type="string">
            <text:p text:style-name="P17">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168928532"/>.spaces<text:alphabetical-index-mark-end text:id="IMark16892853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7">Code</text:p>
          </table:table-cell>
          <table:table-cell table:style-name="Table211.B2" office:value-type="string">
            <text:p text:style-name="P17">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68928532"/>~<text:alphabetical-index-mark-end text:id="IMark16892853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7">Code</text:p>
          </table:table-cell>
          <table:table-cell table:style-name="Table212.B2" office:value-type="string">
            <text:p text:style-name="P17">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68928532"/>~"<text:alphabetical-index-mark-end text:id="IMark16892853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7">Code</text:p>
          </table:table-cell>
          <table:table-cell table:style-name="Table213.B2" office:value-type="string">
            <text:p text:style-name="P17">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168928532"/>~cr<text:alphabetical-index-mark-end text:id="IMark16892853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7">Code</text:p>
          </table:table-cell>
          <table:table-cell table:style-name="Table214.B2" office:value-type="string">
            <text:p text:style-name="P17">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168928532"/>~emit<text:alphabetical-index-mark-end text:id="IMark16892853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7">Code</text:p>
          </table:table-cell>
          <table:table-cell table:style-name="Table215.B2" office:value-type="string">
            <text:p text:style-name="P17">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68928532"/>~space<text:alphabetical-index-mark-end text:id="IMark16892853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7">Code</text:p>
          </table:table-cell>
          <table:table-cell table:style-name="Table216.B2" office:value-type="string">
            <text:p text:style-name="P17">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68928532"/>~spaces<text:alphabetical-index-mark-end text:id="IMark16892853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7">Code</text:p>
          </table:table-cell>
          <table:table-cell table:style-name="Table217.B2" office:value-type="string">
            <text:p text:style-name="P17">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h text:style-name="Heading_20_1" text:outline-level="1"><text:alphabetical-index-mark-start text:id="IMark168872140"/>Procedure<text:alphabetical-index-mark-end text:id="IMark168872140"/></text:h>
      <text:p text:style-name="Text_20_body"/>
      <text:p text:style-name="Text_20_body">Inheritance: Procedure <text:span text:style-name="T10">←</text:span> Object</text:p>
      <text:p text:style-name="Code"/>
      <text:p text:style-name="Code">Procedure Shared Methods =</text:p>
      <text:p text:style-name="Code"><text:s/>.call <text:s text:c="2"/>.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a_procedure] <text:alphabetical-index-mark-start text:id="IMark168928532"/>.call<text:alphabetical-index-mark-end text:id="IMark16892853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7">Code</text:p>
          </table:table-cell>
          <table:table-cell table:style-name="Table220.B2" office:value-type="string">
            <text:p text:style-name="P17">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168928532"/>.start<text:alphabetical-index-mark-end text:id="IMark168928532"/> [a_thread]</text:h>
            <text:p text:style-name="Text_20_body">Routing: TOS</text:p>
            <text:p text:style-name="P1">Start the procedure object in its own thread. Any additional data on the stack is copied to the stack of the new virtual machine created with the new thread instance.</text:p>
          </table:table-cell>
          <table:covered-table-cell/>
        </table:table-row>
        <table:table-row table:style-name="Table221.1">
          <table:table-cell table:style-name="Table221.A2" office:value-type="string">
            <text:p text:style-name="P17">Code</text:p>
          </table:table-cell>
          <table:table-cell table:style-name="Table221.B2" office:value-type="string">
            <text:p text:style-name="P17">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p text:style-name="Text_20_body"/>
      <text:h text:style-name="Heading_20_1" text:outline-level="1"><text:alphabetical-index-mark-start text:id="IMark168872140"/>Queue<text:alphabetical-index-mark-end text:id="IMark168872140"/></text:h>
      <text:p text:style-name="Text_20_body"/>
      <text:p text:style-name="Text_20_body">Inheritance: Queue <text:span text:style-name="T10">←</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68928532"/>.clear<text:alphabetical-index-mark-end text:id="IMark16892853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7">Code</text:p>
          </table:table-cell>
          <table:table-cell table:style-name="Table222.B2" office:value-type="string">
            <text:p text:style-name="P17">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68928532"/>.empty?<text:alphabetical-index-mark-end text:id="IMark168928532"/>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7">Code</text:p>
          </table:table-cell>
          <table:table-cell table:style-name="Table223.B2" office:value-type="string">
            <text:p text:style-name="P17">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168928532"/>.length<text:alphabetical-index-mark-end text:id="IMark16892853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7">Code</text:p>
          </table:table-cell>
          <table:table-cell table:style-name="Table224.B2" office:value-type="string">
            <text:p text:style-name="P17">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68928532"/>.pend<text:alphabetical-index-mark-end text:id="IMark168928532"/>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7">Code</text:p>
          </table:table-cell>
          <table:table-cell table:style-name="Table225.B2" office:value-type="string">
            <text:p text:style-name="P17">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68928532"/>.pop<text:alphabetical-index-mark-end text:id="IMark168928532"/>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7">Code</text:p>
          </table:table-cell>
          <table:table-cell table:style-name="Table226.B2" office:value-type="string">
            <text:p text:style-name="P17">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68928532"/>.push<text:alphabetical-index-mark-end text:id="IMark16892853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7">Code</text:p>
          </table:table-cell>
          <table:table-cell table:style-name="Table227.B2" office:value-type="string">
            <text:p text:style-name="P17">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68872140"/>Rational<text:alphabetical-index-mark-end text:id="IMark168872140"/></text:h>
      <text:p text:style-name="Text_20_body"/>
      <text:p text:style-name="Text_20_body">Inheritance: Rational <text:span text:style-name="T10">←</text:span> Numeric <text:span text:style-name="T10">←</text:span> Object</text:p>
      <text:p text:style-name="Code"/>
      <text:p text:style-name="Code">Rational Shared Methods =</text:p>
      <text:p text:style-name="Code"><text:s/>.split</text:p>
      <text:p text:style-name="Code"/>
      <text:p text:style-name="P1">Rational numbers<text:note text:id="ftn70" text:note-class="footnote"><text:note-citation>7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6">Literal<text:note text:id="ftn71" text:note-class="footnote"><text:note-citation>71</text:note-citation><text:note-body><text:p text:style-name="Footnote">No spaces are permitted within the literal.</text:p></text:note-body></text:note></text:p>
          </table:table-cell>
          <table:table-cell table:style-name="Table6.B1" office:value-type="string">
            <text:p text:style-name="P16">Value<text:note text:id="ftn72" text:note-class="footnote"><text:note-citation>7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5">1/2</text:p>
          </table:table-cell>
          <table:table-cell table:style-name="Table6.B2" office:value-type="string">
            <text:p text:style-name="P14">1/2</text:p>
          </table:table-cell>
        </table:table-row>
        <table:table-row>
          <table:table-cell table:style-name="Table6.A2" office:value-type="string">
            <text:p text:style-name="P25">1.2/3</text:p>
          </table:table-cell>
          <table:table-cell table:style-name="Table6.B2" office:value-type="string">
            <text:p text:style-name="P14">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68871036"/>.split<text:alphabetical-index-mark-end text:id="IMark16887103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7">Code</text:p>
          </table:table-cell>
          <table:table-cell table:style-name="Table18.B2" office:value-type="string">
            <text:p text:style-name="P17">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
      <text:p text:style-name="Text_20_body"/>
      <text:h text:style-name="Heading_20_1" text:outline-level="1"><text:alphabetical-index-mark-start text:id="IMark168801484"/>Stack<text:alphabetical-index-mark-end text:id="IMark168801484"/></text:h>
      <text:p text:style-name="Text_20_body"/>
      <text:p text:style-name="Text_20_body">Inheritance: Stack <text:span text:style-name="T10">←</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68871036"/>.clear<text:alphabetical-index-mark-end text:id="IMark168871036"/>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7">Code</text:p>
          </table:table-cell>
          <table:table-cell table:style-name="Table229.B2" office:value-type="string">
            <text:p text:style-name="P17">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68871036"/>.empty?<text:alphabetical-index-mark-end text:id="IMark168871036"/> [a_boolean]</text:h>
            <text:p text:style-name="Text_20_body">Routing: TOS</text:p>
            <text:p text:style-name="P1">description</text:p>
          </table:table-cell>
          <table:covered-table-cell/>
        </table:table-row>
        <table:table-row table:style-name="Table228.1">
          <table:table-cell table:style-name="Table228.A2" office:value-type="string">
            <text:p text:style-name="P17">Code</text:p>
          </table:table-cell>
          <table:table-cell table:style-name="Table228.B2" office:value-type="string">
            <text:p text:style-name="P17">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68871036"/>.length<text:alphabetical-index-mark-end text:id="IMark168871036"/>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7">Code</text:p>
          </table:table-cell>
          <table:table-cell table:style-name="Table230.B2" office:value-type="string">
            <text:p text:style-name="P17">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68871036"/>.peek<text:alphabetical-index-mark-end text:id="IMark168871036"/>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7">Code</text:p>
          </table:table-cell>
          <table:table-cell table:style-name="Table231.B2" office:value-type="string">
            <text:p text:style-name="P17">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68871036"/>.pop<text:alphabetical-index-mark-end text:id="IMark168871036"/>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7">Code</text:p>
          </table:table-cell>
          <table:table-cell table:style-name="Table232.B2" office:value-type="string">
            <text:p text:style-name="P17">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68871036"/>.push<text:alphabetical-index-mark-end text:id="IMark168871036"/>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7">Code</text:p>
          </table:table-cell>
          <table:table-cell table:style-name="Table233.B2" office:value-type="string">
            <text:p text:style-name="P17">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68801484"/>String<text:alphabetical-index-mark-end text:id="IMark168801484"/></text:h>
      <text:p text:style-name="Text_20_body"/>
      <text:p text:style-name="Text_20_body">Inheritance: String <text:span text:style-name="T10">←</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Code">Helper Methods = </text:p>
      <text:p text:style-name="Code">.each{ <text:s text:c="4"/>"</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6">Escape Sequence</text:p>
          </table:table-cell>
          <table:table-cell table:style-name="Table277.B1" office:value-type="string">
            <text:p text:style-name="P16">Interpretation</text:p>
          </table:table-cell>
        </table:table-row>
        <table:table-row>
          <table:table-cell table:style-name="Table277.A2" office:value-type="string">
            <text:p text:style-name="P25">\"</text:p>
          </table:table-cell>
          <table:table-cell table:style-name="Table277.B2" office:value-type="string">
            <text:p text:style-name="P14">A single " character</text:p>
          </table:table-cell>
        </table:table-row>
        <table:table-row>
          <table:table-cell table:style-name="Table277.A2" office:value-type="string">
            <text:p text:style-name="P25">\\</text:p>
          </table:table-cell>
          <table:table-cell table:style-name="Table277.B2" office:value-type="string">
            <text:p text:style-name="P14">A single \ character</text:p>
          </table:table-cell>
        </table:table-row>
        <table:table-row>
          <table:table-cell table:style-name="Table277.A4" office:value-type="string">
            <text:p text:style-name="P25">\<text:note text:id="ftn73" text:note-class="footnote"><text:note-citation>73</text:note-citation><text:note-body><text:p text:style-name="Footnote">This is a backslash character followed by the end-of-line character(s).</text:p></text:note-body></text:note></text:p>
          </table:table-cell>
          <table:table-cell table:style-name="Table277.B2" office:value-type="string">
            <text:p text:style-name="P14">The string is continued on next line.</text:p>
          </table:table-cell>
        </table:table-row>
        <table:table-row>
          <table:table-cell table:style-name="Table277.A2" office:value-type="string">
            <text:p text:style-name="P25">\n</text:p>
          </table:table-cell>
          <table:table-cell table:style-name="Table277.B2" office:value-type="string">
            <text:p text:style-name="P14">A newline character.</text:p>
          </table:table-cell>
        </table:table-row>
        <table:table-row>
          <table:table-cell table:style-name="Table277.A2" office:value-type="string">
            <text:p text:style-name="P25">\xFF<text:note text:id="ftn74" text:note-class="footnote"><text:note-citation>74</text:note-citation><text:note-body><text:p text:style-name="Footnote">The FF represents a two digit hexadecimal value.</text:p></text:note-body></text:note></text:p>
          </table:table-cell>
          <table:table-cell table:style-name="Table277.B2" office:value-type="string">
            <text:p text:style-name="P14">An 8 bit character value.</text:p>
          </table:table-cell>
        </table:table-row>
        <table:table-row>
          <table:table-cell table:style-name="Table277.A2" office:value-type="string">
            <text:p text:style-name="P25">\uFFFF<text:note text:id="ftn75" text:note-class="footnote"><text:note-citation>75</text:note-citation><text:note-body><text:p text:style-name="Footnote">The FFFF represents a four digit hexadecimal value.</text:p></text:note-body></text:note></text:p>
          </table:table-cell>
          <table:table-cell table:style-name="Table277.B2" office:value-type="string">
            <text:p text:style-name="P14">A 16 bit character value.</text:p>
          </table:table-cell>
        </table:table-row>
      </table:table>
      <text:p text:style-name="P1"/>
      <text:p text:style-name="P1">It is important to understand that in methods with embedded strings, that string is pushed onto <text:soft-page-break/>the stack <text:span text:style-name="T2">before</text:span> the method is invoked. Thus the top-of-stack will always be that string literal.</text:p>
      <text:h text:style-name="Heading_20_2" text:outline-level="2">Format Strings</text:h>
      <text:p text:style-name="P1">The string formatting facility is a direct transplant of the Ruby mechanisms for the same<text:note text:id="ftn76" text:note-class="footnote"><text:note-citation>76</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7" text:note-class="footnote"><text:note-citation>77</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6">Type</text:p>
            </table:table-cell>
            <table:table-cell table:style-name="Table281.B1" office:value-type="string">
              <text:p text:style-name="P15">Format Description</text:p>
            </table:table-cell>
          </table:table-row>
        </table:table-header-rows>
        <table:table-row table:style-name="Table281.1">
          <table:table-cell table:style-name="Table281.A2" office:value-type="string">
            <text:p text:style-name="P14">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4">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4">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4">i</text:p>
          </table:table-cell>
          <table:table-cell table:style-name="Table281.B2" office:value-type="string">
            <text:p text:style-name="P2">Identical to 'd'.</text:p>
          </table:table-cell>
        </table:table-row>
        <table:table-row table:style-name="Table281.1">
          <table:table-cell table:style-name="Table281.A2" office:value-type="string">
            <text:p text:style-name="P14">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4">u</text:p>
          </table:table-cell>
          <table:table-cell table:style-name="Table281.B2" office:value-type="string">
            <text:p text:style-name="P2">Identical to 'd'.</text:p>
          </table:table-cell>
        </table:table-row>
        <table:table-row table:style-name="Table281.1">
          <table:table-cell table:style-name="Table281.A2" office:value-type="string">
            <text:p text:style-name="P14">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4">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6">Type</text:p>
            </table:table-cell>
            <table:table-cell table:style-name="Table282.B1" office:value-type="string">
              <text:p text:style-name="P15">Format Description</text:p>
            </table:table-cell>
          </table:table-row>
        </table:table-header-rows>
        <table:table-row table:style-name="Table282.1">
          <table:table-cell table:style-name="Table282.A2" office:value-type="string">
            <text:p text:style-name="P14">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4">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4">f</text:p>
          </table:table-cell>
          <table:table-cell table:style-name="Table282.B2" office:value-type="string">
            <text:p text:style-name="Table_20_Contents">Convert floating point argument as [-]ddd.dddddd, where the precision specifies the number of digits after the decimal point.</text:p>
          </table:table-cell>
        </table:table-row>
        <text:soft-page-break/>
        <table:table-row table:style-name="Table282.1">
          <table:table-cell table:style-name="Table282.A2" office:value-type="string">
            <text:p text:style-name="P14">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4">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4">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4">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6">Type</text:p>
            </table:table-cell>
            <table:table-cell table:style-name="Table283.B1" office:value-type="string">
              <text:p text:style-name="P15">Format Description</text:p>
            </table:table-cell>
          </table:table-row>
        </table:table-header-rows>
        <table:table-row table:style-name="Table283.1">
          <table:table-cell table:style-name="Table283.A2" office:value-type="string">
            <text:p text:style-name="P14">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4">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4">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4">%</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6">Flag</text:p>
            </table:table-cell>
            <table:table-cell table:style-name="Table284.A1" office:value-type="string">
              <text:p text:style-name="P16">Applies to:</text:p>
            </table:table-cell>
            <table:table-cell table:style-name="Table284.C1" office:value-type="string">
              <text:p text:style-name="P17">Description</text:p>
            </table:table-cell>
          </table:table-row>
        </table:table-header-rows>
        <table:table-row table:style-name="Table284.1">
          <table:table-cell table:style-name="Table284.A2" office:value-type="string">
            <text:p text:style-name="P14">space</text:p>
          </table:table-cell>
          <table:table-cell table:style-name="Table284.A2" office:value-type="string">
            <text:p text:style-name="P14">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4">(digit)$</text:p>
          </table:table-cell>
          <table:table-cell table:style-name="Table284.A2" office:value-type="string">
            <text:p text:style-name="P14">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4">#</text:p>
          </table:table-cell>
          <table:table-cell table:style-name="Table284.A2" office:value-type="string">
            <text:p text:style-name="P14">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4">+</text:p>
          </table:table-cell>
          <table:table-cell table:style-name="Table284.A2" office:value-type="string">
            <text:p text:style-name="P14">Integer or Float</text:p>
          </table:table-cell>
          <table:table-cell table:style-name="Table284.C2" office:value-type="string">
            <text:p text:style-name="P2">Add a leading plus sign to non-negative numbers. For 'o', 'x', 'X', 'b' and 'B', use a minus sign with absolute value for negative values. </text:p>
          </table:table-cell>
        </table:table-row>
        <text:soft-page-break/>
        <table:table-row table:style-name="Table284.1">
          <table:table-cell table:style-name="Table284.A2" office:value-type="string">
            <text:p text:style-name="P14">-</text:p>
          </table:table-cell>
          <table:table-cell table:style-name="Table284.A2" office:value-type="string">
            <text:p text:style-name="P14">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4">0</text:p>
          </table:table-cell>
          <table:table-cell table:style-name="Table284.A2" office:value-type="string">
            <text:p text:style-name="P14">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4">*</text:p>
          </table:table-cell>
          <table:table-cell table:style-name="Table284.A2" office:value-type="string">
            <text:p text:style-name="P14">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Examples</text:h>
      <text:p text:style-name="Text_20_body">The following illustrates a very few of the possible formatting options:</text:p>
      <table:table table:name="Table285" table:style-name="Table285">
        <table:table-column table:style-name="Table285.A"/>
        <table:table-column table:style-name="Table285.B"/>
        <table:table-header-rows>
          <table:table-row table:style-name="Table285.1">
            <table:table-cell table:style-name="Table285.A1" office:value-type="string">
              <text:p text:style-name="P17">Code</text:p>
            </table:table-cell>
            <table:table-cell table:style-name="Table285.B1" office:value-type="string">
              <text:p text:style-name="P17">Result</text:p>
            </table:table-cell>
          </table:table-row>
        </table:table-header-rows>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 <text:s text:c="5"/>1234<text:span text:style-name="T14">"</text:span></text:p>
          </table:table-cell>
        </table:table-row>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1234 <text:s text:c="5"/><text:span text:style-name="T14">"</text:span></text:p>
          </table:table-cell>
        </table:table-row>
        <table:table-row table:style-name="Table285.1">
          <table:table-cell table:style-name="Table285.A2" office:value-type="string">
            <text:p text:style-name="Snippet">1234 .fmt<text:span text:style-name="T14">"%010d"</text:span></text:p>
          </table:table-cell>
          <table:table-cell table:style-name="Table285.B2" office:value-type="string">
            <text:p text:style-name="Snippet"><text:span text:style-name="T14">"</text:span>0000001234<text:span text:style-name="T14">"</text:span></text:p>
          </table:table-cell>
        </table:table-row>
        <table:table-row table:style-name="Table285.1">
          <table:table-cell table:style-name="Table285.A2" office:value-type="string">
            <text:p text:style-name="P67"/>
          </table:table-cell>
          <table:table-cell table:style-name="Table285.B2" office:value-type="string">
            <text:p text:style-name="P67"/>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P67"/>
          </table:table-cell>
          <table:table-cell table:style-name="Table285.B2" office:value-type="string">
            <text:p text:style-name="P67"/>
          </table:table-cell>
        </table:table-row>
        <table:table-row table:style-name="Table285.1">
          <table:table-cell table:style-name="Table285.A2" office:value-type="string">
            <text:p text:style-name="Snippet">12.34 .fmt<text:span text:style-name="T14">"%f"</text:span></text:p>
          </table:table-cell>
          <table:table-cell table:style-name="Table285.B2" office:value-type="string">
            <text:p text:style-name="Snippet"><text:span text:style-name="T14">"</text:span>12.340000<text:span text:style-name="T14">"</text:span></text:p>
          </table:table-cell>
        </table:table-row>
        <table:table-row table:style-name="Table285.1">
          <table:table-cell table:style-name="Table285.A2" office:value-type="string">
            <text:p text:style-name="Snippet">12.34 .fmt<text:span text:style-name="T14">"%.2f"</text:span></text:p>
          </table:table-cell>
          <table:table-cell table:style-name="Table285.B2" office:value-type="string">
            <text:p text:style-name="Snippet"><text:span text:style-name="T14">"</text:span>12.34<text:span text:style-name="T14">"</text:span></text:p>
          </table:table-cell>
        </table:table-row>
        <table:table-row table:style-name="Table285.1">
          <table:table-cell table:style-name="Table285.A2" office:value-type="string">
            <text:p text:style-name="Snippet">12.34 .fmt<text:span text:style-name="T14">"%6.2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e+07<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00e+07<text:span text:style-name="T14">"</text:span></text:p>
          </table:table-cell>
        </table:table-row>
        <table:table-row table:style-name="Table285.1">
          <table:table-cell table:style-name="Table285.A2" office:value-type="string">
            <text:p text:style-name="P67"/>
          </table:table-cell>
          <table:table-cell table:style-name="Table285.B2" office:value-type="string">
            <text:p text:style-name="P67"/>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4">"</text:span>Hello World<text:span text:style-name="T14">"</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4">"</text:span> <text:s text:c="3"/>Hello World<text:span text:style-name="T14">"</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4">"</text:span> <text:s text:c="9"/>Hello<text:span text:style-name="T14">"</text:span></text:p>
          </table:table-cell>
        </table:table-row>
        <table:table-row table:style-name="Table285.1">
          <table:table-cell table:style-name="Table285.A2" office:value-type="string">
            <text:p text:style-name="P67"/>
          </table:table-cell>
          <table:table-cell table:style-name="Table285.B2" office:value-type="string">
            <text:p text:style-name="P67"/>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4">"%*.*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P67"/>
          </table:table-cell>
          <table:table-cell table:style-name="Table285.B2" office:value-type="string">
            <text:p text:style-name="P67"/>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64">" 100%"</text:p>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64">"-100%"</text:p>
          </table:table-cell>
        </table:table-row>
      </table:table>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68871036"/>*<text:alphabetical-index-mark-end text:id="IMark168871036"/>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7">Code</text:p>
          </table:table-cell>
          <table:table-cell table:style-name="Table234.B2" office:value-type="string">
            <text:p text:style-name="P17">Result</text:p>
          </table:table-cell>
        </table:table-row>
        <table:table-row table:style-name="Table234.1">
          <table:table-cell table:style-name="Table234.A2" office:value-type="string">
            <text:p text:style-name="Snippet">"*" 10 *</text:p>
          </table:table-cell>
          <table:table-cell table:style-name="Table234.B2" office:value-type="string">
            <text:p text:style-name="P66">"**********"</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66">"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68871036"/>+<text:alphabetical-index-mark-end text:id="IMark168871036"/>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7">Code</text:p>
          </table:table-cell>
          <table:table-cell table:style-name="Table235.B2" office:value-type="string">
            <text:p text:style-name="P17">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66">"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66">"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68871036"/>."<text:alphabetical-index-mark-end text:id="IMark168871036"/>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7">Code</text:p>
          </table:table-cell>
          <table:table-cell table:style-name="Table236.B2" office:value-type="string">
            <text:p text:style-name="P17">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68871036"/>.+left<text:alphabetical-index-mark-end text:id="IMark168871036"/>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7">Code</text:p>
          </table:table-cell>
          <table:table-cell table:style-name="Table237.B2" office:value-type="string">
            <text:p text:style-name="P17">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68871036"/>.+mid<text:alphabetical-index-mark-end text:id="IMark168871036"/>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7">Code</text:p>
          </table:table-cell>
          <table:table-cell table:style-name="Table238.B2" office:value-type="string">
            <text:p text:style-name="P17">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68871036"/>.+midlr<text:alphabetical-index-mark-end text:id="IMark168871036"/>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7">Code</text:p>
          </table:table-cell>
          <table:table-cell table:style-name="Table239.B2" office:value-type="string">
            <text:p text:style-name="P17">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68871036"/>.+right<text:alphabetical-index-mark-end text:id="IMark168871036"/>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7">Code</text:p>
          </table:table-cell>
          <table:table-cell table:style-name="Table240.B2" office:value-type="string">
            <text:p text:style-name="P17">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68871036"/>.-left<text:alphabetical-index-mark-end text:id="IMark168871036"/>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7">Code</text:p>
          </table:table-cell>
          <table:table-cell table:style-name="Table241.B2" office:value-type="string">
            <text:p text:style-name="P17">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68871036"/>.-mid<text:alphabetical-index-mark-end text:id="IMark168871036"/>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7">Code</text:p>
          </table:table-cell>
          <table:table-cell table:style-name="Table242.B2" office:value-type="string">
            <text:p text:style-name="P17">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68871036"/>.-midlr<text:alphabetical-index-mark-end text:id="IMark168871036"/>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7">Code</text:p>
          </table:table-cell>
          <table:table-cell table:style-name="Table243.B2" office:value-type="string">
            <text:p text:style-name="P17">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68871036"/>.-right<text:alphabetical-index-mark-end text:id="IMark168871036"/>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7">Code</text:p>
          </table:table-cell>
          <table:table-cell table:style-name="Table244.B2" office:value-type="string">
            <text:p text:style-name="P17">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68871036"/>.call<text:alphabetical-index-mark-end text:id="IMark168871036"/> [unspecified]</text:h>
            <text:p text:style-name="Text_20_body">Routing: TOS</text:p>
            <text:p text:style-name="P1">Execute the string as code.</text:p>
          </table:table-cell>
          <table:covered-table-cell/>
        </table:table-row>
        <table:table-row table:style-name="Table245.1">
          <table:table-cell table:style-name="Table245.A2" office:value-type="string">
            <text:p text:style-name="P17">Code</text:p>
          </table:table-cell>
          <table:table-cell table:style-name="Table245.B2" office:value-type="string">
            <text:p text:style-name="P17">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68871036"/>.cjust<text:alphabetical-index-mark-end text:id="IMark168871036"/>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7">Code</text:p>
          </table:table-cell>
          <table:table-cell table:style-name="Table246.B2" office:value-type="string">
            <text:p text:style-name="P17">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68871036"/>.contains?<text:alphabetical-index-mark-end text:id="IMark168871036"/>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7">Code</text:p>
          </table:table-cell>
          <table:table-cell table:style-name="Table280.B2" office:value-type="string">
            <text:p text:style-name="P17">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ext:p text:style-name="Text_20_body">.each{ … }</text:p>
      <text:p text:style-name="Text_20_body"/>
      <table:table table:name="Table247" table:style-name="Table247">
        <table:table-column table:style-name="Table247.A"/>
        <table:table-column table:style-name="Table247.B"/>
        <text:soft-page-break/>
        <table:table-row table:style-name="Table247.1">
          <table:table-cell table:style-name="Table247.A1" table:number-columns-spanned="2" office:value-type="string">
            <text:h text:style-name="Heading_20_3" text:outline-level="3">[a_string] <text:alphabetical-index-mark-start text:id="IMark168871036"/>.emit<text:alphabetical-index-mark-end text:id="IMark168871036"/>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7">Code</text:p>
          </table:table-cell>
          <table:table-cell table:style-name="Table247.B2" office:value-type="string">
            <text:p text:style-name="P17">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a_string] <text:alphabetical-index-mark-start text:id="IMark168871036"/>.eval<text:alphabetical-index-mark-end text:id="IMark168871036"/> [unspecified]</text:h>
            <text:p text:style-name="Text_20_body">Routing: TOS</text:p>
            <text:p text:style-name="P1">Execute the string as code.</text:p>
          </table:table-cell>
          <table:covered-table-cell/>
        </table:table-row>
        <table:table-row table:style-name="Table248.1">
          <table:table-cell table:style-name="Table248.A2" office:value-type="string">
            <text:p text:style-name="P17">Code</text:p>
          </table:table-cell>
          <table:table-cell table:style-name="Table248.B2" office:value-type="string">
            <text:p text:style-name="P17">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168871036"/>.fmt<text:alphabetical-index-mark-end text:id="IMark168871036"/>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7">Code</text:p>
          </table:table-cell>
          <table:table-cell table:style-name="Table249.B2" office:value-type="string">
            <text:p text:style-name="P17">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168871036"/>.fmt"<text:alphabetical-index-mark-end text:id="IMark168871036"/>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7">Code</text:p>
          </table:table-cell>
          <table:table-cell table:style-name="Table250.B2" office:value-type="string">
            <text:p text:style-name="P17">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168871036"/>.left<text:alphabetical-index-mark-end text:id="IMark168871036"/>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7">Code</text:p>
          </table:table-cell>
          <table:table-cell table:style-name="Table251.B2" office:value-type="string">
            <text:p text:style-name="P17">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168871036"/>.left?<text:alphabetical-index-mark-end text:id="IMark168871036"/>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7">Code</text:p>
          </table:table-cell>
          <table:table-cell table:style-name="Table252.B2" office:value-type="string">
            <text:p text:style-name="P17">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68871036"/>.length<text:alphabetical-index-mark-end text:id="IMark168871036"/>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7">Code</text:p>
          </table:table-cell>
          <table:table-cell table:style-name="Table253.B2" office:value-type="string">
            <text:p text:style-name="P17">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68871036"/>.lines<text:alphabetical-index-mark-end text:id="IMark168871036"/>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7">Code</text:p>
          </table:table-cell>
          <table:table-cell table:style-name="Table254.B2" office:value-type="string">
            <text:p text:style-name="P17">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68871036"/>.ljust<text:alphabetical-index-mark-end text:id="IMark168871036"/>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7">Code</text:p>
          </table:table-cell>
          <table:table-cell table:style-name="Table255.B2" office:value-type="string">
            <text:p text:style-name="P17">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68871036"/>.load<text:alphabetical-index-mark-end text:id="IMark168871036"/>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7">Code</text:p>
          </table:table-cell>
          <table:table-cell table:style-name="Table256.B2" office:value-type="string">
            <text:p text:style-name="P17">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68871036"/>.lstrip<text:alphabetical-index-mark-end text:id="IMark168871036"/>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7">Code</text:p>
          </table:table-cell>
          <table:table-cell table:style-name="Table257.B2" office:value-type="string">
            <text:p text:style-name="P17">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68871036"/>.mid<text:alphabetical-index-mark-end text:id="IMark168871036"/>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7">Code</text:p>
          </table:table-cell>
          <table:table-cell table:style-name="Table258.B2" office:value-type="string">
            <text:p text:style-name="P17">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168871036"/>.mid?<text:alphabetical-index-mark-end text:id="IMark168871036"/>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7">Code</text:p>
          </table:table-cell>
          <table:table-cell table:style-name="Table259.B2" office:value-type="string">
            <text:p text:style-name="P17">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68871036"/>.midlr<text:alphabetical-index-mark-end text:id="IMark168871036"/>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7">Code</text:p>
          </table:table-cell>
          <table:table-cell table:style-name="Table260.B2" office:value-type="string">
            <text:p text:style-name="P17">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168871036"/>.posn<text:alphabetical-index-mark-end text:id="IMark168871036"/>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7">Code</text:p>
          </table:table-cell>
          <table:table-cell table:style-name="Table261.B2" office:value-type="string">
            <text:p text:style-name="P17">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168871036"/>.reverse<text:alphabetical-index-mark-end text:id="IMark168871036"/>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7">Code</text:p>
          </table:table-cell>
          <table:table-cell table:style-name="Table262.B2" office:value-type="string">
            <text:p text:style-name="P17">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168871036"/>.right<text:alphabetical-index-mark-end text:id="IMark168871036"/>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7">Code</text:p>
          </table:table-cell>
          <table:table-cell table:style-name="Table263.B2" office:value-type="string">
            <text:p text:style-name="P17">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68871036"/>.right?<text:alphabetical-index-mark-end text:id="IMark168871036"/>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7">Code</text:p>
          </table:table-cell>
          <table:table-cell table:style-name="Table264.B2" office:value-type="string">
            <text:p text:style-name="P17">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68871036"/>.rjust<text:alphabetical-index-mark-end text:id="IMark168871036"/>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7">Code</text:p>
          </table:table-cell>
          <table:table-cell table:style-name="Table265.B2" office:value-type="string">
            <text:p text:style-name="P17">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168871036"/>.rstrip<text:alphabetical-index-mark-end text:id="IMark168871036"/>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7">Code</text:p>
          </table:table-cell>
          <table:table-cell table:style-name="Table266.B2" office:value-type="string">
            <text:p text:style-name="P17">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168871036"/>.split<text:alphabetical-index-mark-end text:id="IMark168871036"/>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7">Code</text:p>
          </table:table-cell>
          <table:table-cell table:style-name="Table267.B2" office:value-type="string">
            <text:p text:style-name="P17">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168871036"/>.strip<text:alphabetical-index-mark-end text:id="IMark168871036"/>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7">Code</text:p>
          </table:table-cell>
          <table:table-cell table:style-name="Table268.B2" office:value-type="string">
            <text:p text:style-name="P17">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168871036"/>.throw<text:alphabetical-index-mark-end text:id="IMark168871036"/> []</text:h>
            <text:p text:style-name="Text_20_body">Routing: TOS</text:p>
            <text:p text:style-name="P1">Signal an exception.</text:p>
            <text:p text:style-name="P1">Note: This method is similar to the Virtual Machine method throw<text:span text:style-name="T9">"</text:span>.</text:p>
          </table:table-cell>
          <table:covered-table-cell/>
        </table:table-row>
        <table:table-row table:style-name="Table279.1">
          <table:table-cell table:style-name="Table279.A2" office:value-type="string">
            <text:p text:style-name="P17">Code</text:p>
          </table:table-cell>
          <table:table-cell table:style-name="Table279.B2" office:value-type="string">
            <text:p text:style-name="P17">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68871036"/>.to_lower<text:alphabetical-index-mark-end text:id="IMark168871036"/>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7">Code</text:p>
          </table:table-cell>
          <table:table-cell table:style-name="Table269.B2" office:value-type="string">
            <text:p text:style-name="P17">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168871036"/>.to_upper<text:alphabetical-index-mark-end text:id="IMark168871036"/>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7">Code</text:p>
          </table:table-cell>
          <table:table-cell table:style-name="Table270.B2" office:value-type="string">
            <text:p text:style-name="P17">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168871036"/>&lt;<text:alphabetical-index-mark-end text:id="IMark168871036"/>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7">Code</text:p>
          </table:table-cell>
          <table:table-cell table:style-name="Table271.B2" office:value-type="string">
            <text:p text:style-name="P17">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ext:soft-page-break/>
        <table:table-row table:style-name="Table272.1">
          <table:table-cell table:style-name="Table272.A1" table:number-columns-spanned="2" office:value-type="string">
            <text:h text:style-name="Heading_20_3" text:outline-level="3">[a_string <text:s/>an_object] <text:alphabetical-index-mark-start text:id="IMark168871036"/>&lt;&lt;<text:alphabetical-index-mark-end text:id="IMark168871036"/>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7">Code</text:p>
          </table:table-cell>
          <table:table-cell table:style-name="Table272.B2" office:value-type="string">
            <text:p text:style-name="P17">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168871036"/>&lt;=<text:alphabetical-index-mark-end text:id="IMark168871036"/>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7">Code</text:p>
          </table:table-cell>
          <table:table-cell table:style-name="Table273.B2" office:value-type="string">
            <text:p text:style-name="P17">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168871036"/>&lt;=&gt;<text:alphabetical-index-mark-end text:id="IMark168871036"/>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7">Code</text:p>
          </table:table-cell>
          <table:table-cell table:style-name="Table274.B2" office:value-type="string">
            <text:p text:style-name="P17">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ext:soft-page-break/>
        <table:table-row table:style-name="Table275.1">
          <table:table-cell table:style-name="Table275.A1" table:number-columns-spanned="2" office:value-type="string">
            <text:h text:style-name="Heading_20_3" text:outline-level="3">[a_string a_string] <text:alphabetical-index-mark-start text:id="IMark168871036"/>&gt;<text:alphabetical-index-mark-end text:id="IMark168871036"/>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7">Code</text:p>
          </table:table-cell>
          <table:table-cell table:style-name="Table275.B2" office:value-type="string">
            <text:p text:style-name="P17">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168871036"/>&gt;=<text:alphabetical-index-mark-end text:id="IMark168871036"/>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7">Code</text:p>
          </table:table-cell>
          <table:table-cell table:style-name="Table276.B2" office:value-type="string">
            <text:p text:style-name="P17">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h text:style-name="Heading_20_1" text:outline-level="1"><text:alphabetical-index-mark-start text:id="IMark168801484"/>Thread<text:alphabetical-index-mark-end text:id="IMark168801484"/></text:h>
      <text:p text:style-name="Text_20_body"/>
      <text:p text:style-name="Text_20_body">Inheritance: Thread <text:span text:style-name="T10">←</text:span> Object</text:p>
      <text:p text:style-name="Code"/>
      <text:p text:style-name="Code">Thread Class Methods =</text:p>
      <text:p text:style-name="Code"><text:s/>.current <text:s text:c="2"/>.list <text:s text:c="3"/>.main</text:p>
      <text:p text:style-name="Code"/>
      <text:p text:style-name="Code">Thread Shared Methods =</text:p>
      <text:p text:style-name="Code"><text:s/>.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168871036"/>.current<text:alphabetical-index-mark-end text:id="IMark168871036"/>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17">Code</text:p>
          </table:table-cell>
          <table:table-cell table:style-name="Table286.B2" office:value-type="string">
            <text:p text:style-name="P17">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168871036"/>.list<text:alphabetical-index-mark-end text:id="IMark168871036"/>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17">Code</text:p>
          </table:table-cell>
          <table:table-cell table:style-name="Table287.B2" office:value-type="string">
            <text:p text:style-name="P17">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168871036"/>.main<text:alphabetical-index-mark-end text:id="IMark168871036"/>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17">Code</text:p>
          </table:table-cell>
          <table:table-cell table:style-name="Table288.B2" office:value-type="string">
            <text:p text:style-name="P17">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p text:style-name="P2">[before] .new{ … } [after]</text:p>
            <text:p text:style-name="Text_20_body">Routing:</text:p>
            <text:p text:style-name="P1">description</text:p>
          </table:table-cell>
          <table:covered-table-cell/>
        </table:table-row>
        <table:table-row table:style-name="Table426.1">
          <table:table-cell table:style-name="Table426.A2" office:value-type="string">
            <text:p text:style-name="P17">Code</text:p>
          </table:table-cell>
          <table:table-cell table:style-name="Table426.B2" office:value-type="string">
            <text:p text:style-name="P17">Result</text:p>
          </table:table-cell>
        </table:table-row>
        <table:table-row table:style-name="Table426.1">
          <table:table-cell table:style-name="Table426.A2" office:value-type="string">
            <text:p text:style-name="Snippet"/>
          </table:table-cell>
          <table:table-cell table:style-name="Table426.B2" office:value-type="string">
            <text:p text:style-name="P2"/>
          </table:table-cell>
        </table:table-row>
      </table:table>
      <text:p text:style-name="Text_20_body"/>
      <text:h text:style-name="Heading_20_2" text:outline-level="2">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168871036"/>.vm<text:alphabetical-index-mark-end text:id="IMark168871036"/>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17">Code</text:p>
          </table:table-cell>
          <table:table-cell table:style-name="Table289.B2" office:value-type="string">
            <text:p text:style-name="P17">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p text:style-name="P2">[before] .sleep [after]</text:p>
            <text:p text:style-name="Text_20_body">Routing:</text:p>
            <text:p text:style-name="P1">description</text:p>
          </table:table-cell>
          <table:covered-table-cell/>
        </table:table-row>
        <table:table-row table:style-name="Table427.1">
          <table:table-cell table:style-name="Table427.A2" office:value-type="string">
            <text:p text:style-name="P17">Code</text:p>
          </table:table-cell>
          <table:table-cell table:style-name="Table427.B2" office:value-type="string">
            <text:p text:style-name="P17">Result</text:p>
          </table:table-cell>
        </table:table-row>
        <table:table-row table:style-name="Table427.1">
          <table:table-cell table:style-name="Table427.A2" office:value-type="string">
            <text:p text:style-name="Snippet"/>
          </table:table-cell>
          <table:table-cell table:style-name="Table427.B2" office:value-type="string">
            <text:p text:style-name="P2"/>
          </table:table-cell>
        </table:table-row>
      </table:table>
      <text:p text:style-name="Text_20_body"/>
      <table:table table:name="Table428" table:style-name="Table428">
        <table:table-column table:style-name="Table428.A"/>
        <table:table-column table:style-name="Table428.B"/>
        <table:table-row table:style-name="Table428.1">
          <table:table-cell table:style-name="Table428.A1" table:number-columns-spanned="2" office:value-type="string">
            <text:p text:style-name="P2">[before] .start [after]</text:p>
            <text:p text:style-name="Text_20_body">Routing:</text:p>
            <text:p text:style-name="P1">description</text:p>
          </table:table-cell>
          <table:covered-table-cell/>
        </table:table-row>
        <table:table-row table:style-name="Table428.1">
          <table:table-cell table:style-name="Table428.A2" office:value-type="string">
            <text:p text:style-name="P17">Code</text:p>
          </table:table-cell>
          <table:table-cell table:style-name="Table428.B2" office:value-type="string">
            <text:p text:style-name="P17">Result</text:p>
          </table:table-cell>
        </table:table-row>
        <table:table-row table:style-name="Table428.1">
          <table:table-cell table:style-name="Table428.A2" office:value-type="string">
            <text:p text:style-name="Snippet"/>
          </table:table-cell>
          <table:table-cell table:style-name="Table428.B2" office:value-type="string">
            <text:p text:style-name="P2"/>
          </table:table-cell>
        </table:table-row>
      </table:table>
      <text:p text:style-name="Text_20_body"><text:soft-page-break/></text:p>
      <table:table table:name="Table429" table:style-name="Table429">
        <table:table-column table:style-name="Table429.A"/>
        <table:table-column table:style-name="Table429.B"/>
        <table:table-row table:style-name="Table429.1">
          <table:table-cell table:style-name="Table429.A1" table:number-columns-spanned="2" office:value-type="string">
            <text:p text:style-name="P2">[before] pause [after]</text:p>
            <text:p text:style-name="Text_20_body">Routing:</text:p>
            <text:p text:style-name="P1">description</text:p>
          </table:table-cell>
          <table:covered-table-cell/>
        </table:table-row>
        <table:table-row table:style-name="Table429.1">
          <table:table-cell table:style-name="Table429.A2" office:value-type="string">
            <text:p text:style-name="P17">Code</text:p>
          </table:table-cell>
          <table:table-cell table:style-name="Table429.B2" office:value-type="string">
            <text:p text:style-name="P17">Result</text:p>
          </table:table-cell>
        </table:table-row>
        <table:table-row table:style-name="Table429.1">
          <table:table-cell table:style-name="Table429.A2" office:value-type="string">
            <text:p text:style-name="Snippet"/>
          </table:table-cell>
          <table:table-cell table:style-name="Table429.B2" office:value-type="string">
            <text:p text:style-name="P2"/>
          </table:table-cell>
        </table:table-row>
      </table:table>
      <text:p text:style-name="Text_20_body"/>
      <text:h text:style-name="Heading_20_1" text:outline-level="1"><text:alphabetical-index-mark-start text:id="IMark168801484"/><text:alphabetical-index-mark-start text:id="IMark168801388"/><text:alphabetical-index-mark-start text:id="IMark168800476"/>TrueClass<text:alphabetical-index-mark-end text:id="IMark168800476"/><text:alphabetical-index-mark-end text:id="IMark168801388"/><text:alphabetical-index-mark-end text:id="IMark168801484"/></text:h>
      <text:p text:style-name="P1"/>
      <text:p text:style-name="P1">Inheritance: TrueClass <text:span text:style-name="T10">←</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57"/>
      <text:h text:style-name="Heading_20_1" text:outline-level="1"><text:alphabetical-index-mark-start text:id="IMark168801484"/>VirtualMachine<text:alphabetical-index-mark-end text:id="IMark168801484"/></text:h>
      <text:p text:style-name="Text_20_body"/>
      <text:p text:style-name="Text_20_body">Inheritance: VirtualMachine <text:span text:style-name="T10">←</text:span> Object</text:p>
      <text:p text:style-name="Code"/>
      <text:p text:style-name="Code">VirtualMachine Shared Methods =</text:p>
      <text:p text:style-name="Code">!: <text:s text:c="7"/>)noshow <text:s text:c="2"/>.:: <text:s text:c="6"/>.with{ <text:s text:c="3"/>dpr <text:s text:c="6"/>over <text:s text:c="5"/>tuck</text:p>
      <text:p text:style-name="Code">" <text:s text:c="8"/>)quit <text:s text:c="4"/>.append{ <text:s/>: <text:s text:c="8"/>drop <text:s text:c="5"/>pause <text:s text:c="4"/>val#:</text:p>
      <text:p text:style-name="Code">)" <text:s text:c="7"/>)restart <text:s/>.create{ <text:s/>?dup <text:s text:c="5"/>dup <text:s text:c="6"/>pi <text:s text:c="7"/>val$:</text:p>
      <text:p text:style-name="Code">)classes <text:s/>)show <text:s text:c="4"/>.dump <text:s text:c="4"/>[ <text:s text:c="8"/>e <text:s text:c="8"/>pick <text:s text:c="5"/>var#:</text:p>
      <text:p text:style-name="Code">)context <text:s/>)start <text:s text:c="3"/>.each{ <text:s text:c="3"/>accept <text:s text:c="3"/>epsilon <text:s text:c="2"/>rational <text:s/>var$:</text:p>
      <text:p text:style-name="Code">)context! )threads <text:s/>.elapsed <text:s/>accept" <text:s text:c="2"/>false <text:s text:c="4"/>rot <text:s text:c="6"/>vm</text:p>
      <text:p text:style-name="Code">)debug <text:s text:c="3"/>)time <text:s text:c="4"/>.map{ <text:s text:c="4"/>begin <text:s text:c="4"/>if <text:s text:c="7"/>self <text:s text:c="5"/>{</text:p>
      <text:p text:style-name="Code">)elapsed <text:s/>)unmap" <text:s text:c="2"/>.new{ <text:s text:c="4"/>class: <text:s text:c="3"/>infinity <text:s/>space <text:s text:c="4"/>{{</text:p>
      <text:p text:style-name="Code">)entries <text:s/>)version <text:s/>.open{ <text:s text:c="3"/>clear <text:s text:c="4"/>load" <text:s text:c="4"/>spaces</text:p>
      <text:p text:style-name="Code">)globals <text:s/>)vm <text:s text:c="6"/>.restart <text:s/>clone <text:s text:c="4"/>max_float swap</text:p>
      <text:p text:style-name="Code">)irb <text:s text:c="5"/>)vm! <text:s text:c="5"/>.select{ <text:s/>complex <text:s text:c="2"/>min_float switch</text:p>
      <text:p text:style-name="Code">)load" <text:s text:c="3"/>)words <text:s text:c="3"/>.start <text:s text:c="3"/>copy <text:s text:c="5"/>nan <text:s text:c="6"/>throw"</text:p>
      <text:p text:style-name="Code">)map" <text:s text:c="4"/>-infinity .to_s <text:s text:c="4"/>cr <text:s text:c="7"/>nil <text:s text:c="6"/>true</text:p>
      <text:p text:style-name="Code">)nodebug <text:s/>.: <text:s text:c="7"/>.vm_name <text:s/>do <text:s text:c="7"/>nip <text:s text:c="6"/>try</text:p>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h text:style-name="Heading_20_2" text:outline-level="2">Instance Methods</text:h>
      <text:p text:style-name="Text_20_body"/>
      <text:p text:style-name="Text_20_body"/>
      <table:table table:name="Table290" table:style-name="Table290">
        <table:table-column table:style-name="Table290.A"/>
        <table:table-column table:style-name="Table290.B"/>
        <text:soft-page-break/>
        <table:table-row table:style-name="Table290.1">
          <table:table-cell table:style-name="Table290.A1" table:number-columns-spanned="2" office:value-type="string">
            <text:h text:style-name="Heading_20_3" text:outline-level="3">[] <text:alphabetical-index-mark-start text:id="IMark168871036"/>!:<text:alphabetical-index-mark-end text:id="IMark168871036"/>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201229997170487373" text:style-name="L24">
              <text:list-item>
                <text:p text:style-name="P102">There are pretty much no restrictions on the name except that it not contain spaces and any <text:span text:style-name="T9">" signals an embedded string (which is also immediate).</text:span></text:p>
              </text:list-item>
              <text:list-item>
                <text:p text:style-name="P109">This part of the fOOrth language system is still under development.</text:p>
              </text:list-item>
            </text:list>
          </table:table-cell>
          <table:covered-table-cell/>
        </table:table-row>
        <table:table-row table:style-name="Table290.1">
          <table:table-cell table:style-name="Table290.A2" office:value-type="string">
            <text:p text:style-name="P17">Code</text:p>
          </table:table-cell>
          <table:table-cell table:style-name="Table290.B2" office:value-type="string">
            <text:p text:style-name="P17">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168871036"/>super<text:alphabetical-index-mark-end text:id="IMark168871036"/>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168871036"/>val:<text:alphabetical-index-mark-end text:id="IMark168871036"/>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17">Code</text:p>
          </table:table-cell>
          <table:table-cell table:style-name="Table375.B2" office:value-type="string">
            <text:p text:style-name="P17">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4" text:outline-level="4">[value] <text:alphabetical-index-mark-start text:id="IMark168871036"/>var:<text:alphabetical-index-mark-end text:id="IMark168871036"/>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17">Code</text:p>
          </table:table-cell>
          <table:table-cell table:style-name="Table376.B2" office:value-type="string">
            <text:p text:style-name="P17">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h text:style-name="Heading_20_4" text:outline-level="4">[value] <text:alphabetical-index-mark-start text:id="IMark168871036"/>val@:<text:alphabetical-index-mark-end text:id="IMark168871036"/>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17">Code</text:p>
          </table:table-cell>
          <table:table-cell table:style-name="Table377.B2" office:value-type="string">
            <text:p text:style-name="P17">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168871036"/>var@:<text:alphabetical-index-mark-end text:id="IMark168871036"/>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17">Code</text:p>
          </table:table-cell>
          <table:table-cell table:style-name="Table378.B2" office:value-type="string">
            <text:p text:style-name="P17">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168871036"/>;<text:alphabetical-index-mark-end text:id="IMark168871036"/> []</text:h>
            <text:p text:style-name="Text_20_body">Routing:<text:span text:style-name="T13">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168871036"/>"<text:alphabetical-index-mark-end text:id="IMark168871036"/>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 text:outline-level="3">[] -infinity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168871036"/>.:<text:alphabetical-index-mark-end text:id="IMark168871036"/> method_name … ; []</text:h>
            <text:p text:style-name="Text_20_body">Routing: VM</text:p>
            <text:p text:style-name="P1">This method is used to define new methods on the specified class. Please see the Class class for more details.</text:p>
          </table:table-cell>
        </table:table-row>
      </table:table>
      <text:p text:style-name="Text_20_body"><text:soft-page-break/></text:p>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168871036"/>.::<text:alphabetical-index-mark-end text:id="IMark168871036"/>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168871036"/>.append{<text:alphabetical-index-mark-end text:id="IMark168871036"/>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168871036"/>.create{<text:alphabetical-index-mark-end text:id="IMark168871036"/>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p text:style-name="P2">[a_virtual_machine] .dump [after]</text:p>
            <text:p text:style-name="Text_20_body">Routing: TOS</text:p>
            <text:p text:style-name="P1">description</text:p>
          </table:table-cell>
          <table:covered-table-cell/>
        </table:table-row>
        <table:table-row table:style-name="Table418.1">
          <table:table-cell table:style-name="Table418.A2" office:value-type="string">
            <text:p text:style-name="P17">Code</text:p>
          </table:table-cell>
          <table:table-cell table:style-name="Table418.B2" office:value-type="string">
            <text:p text:style-name="P17">Result</text:p>
          </table:table-cell>
        </table:table-row>
        <table:table-row table:style-name="Table418.1">
          <table:table-cell table:style-name="Table418.A2" office:value-type="string">
            <text:p text:style-name="Snippet"/>
          </table:table-cell>
          <table:table-cell table:style-name="Table418.B2" office:value-type="string">
            <text:p text:style-name="P2"/>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168871036"/>.each{<text:alphabetical-index-mark-end text:id="IMark168871036"/>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ext:p text:style-name="Text_20_body"/>
      <table:table table:name="Table421" table:style-name="Table421">
        <table:table-column table:style-name="Table421.A"/>
        <table:table-column table:style-name="Table421.B"/>
        <text:soft-page-break/>
        <table:table-row table:style-name="Table421.1">
          <table:table-cell table:style-name="Table421.A1" table:number-columns-spanned="2" office:value-type="string">
            <text:p text:style-name="P2">[a_virtual_machine] .elapsed [after]</text:p>
            <text:p text:style-name="Text_20_body">Routing: TOS</text:p>
            <text:p text:style-name="P1">description</text:p>
          </table:table-cell>
          <table:covered-table-cell/>
        </table:table-row>
        <table:table-row table:style-name="Table421.1">
          <table:table-cell table:style-name="Table421.A2" office:value-type="string">
            <text:p text:style-name="P17">Code</text:p>
          </table:table-cell>
          <table:table-cell table:style-name="Table421.B2" office:value-type="string">
            <text:p text:style-name="P17">Result</text:p>
          </table:table-cell>
        </table:table-row>
        <table:table-row table:style-name="Table421.1">
          <table:table-cell table:style-name="Table421.A2" office:value-type="string">
            <text:p text:style-name="Snippet"/>
          </table:table-cell>
          <table:table-cell table:style-name="Table421.B2" office:value-type="string">
            <text:p text:style-name="P2"/>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168871036"/>.map{<text:alphabetical-index-mark-end text:id="IMark168871036"/>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able:table-row table:style-name="Table297.1">
          <table:table-cell table:style-name="Table297.A1" office:value-type="string">
            <text:h text:style-name="Heading_20_3" text:outline-level="3">[unspecified] <text:alphabetical-index-mark-start text:id="IMark168871036"/>.new{<text:alphabetical-index-mark-end text:id="IMark168871036"/>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file_name a_class] <text:alphabetical-index-mark-start text:id="IMark168871036"/>.open{<text:alphabetical-index-mark-end text:id="IMark168871036"/>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p text:style-name="P2">[a_virtual_machine] .restart [after]</text:p>
            <text:p text:style-name="Text_20_body">Routing: TOS</text:p>
            <text:p text:style-name="P1">description</text:p>
          </table:table-cell>
          <table:covered-table-cell/>
        </table:table-row>
        <table:table-row table:style-name="Table422.1">
          <table:table-cell table:style-name="Table422.A2" office:value-type="string">
            <text:p text:style-name="P17">Code</text:p>
          </table:table-cell>
          <table:table-cell table:style-name="Table422.B2" office:value-type="string">
            <text:p text:style-name="P17">Result</text:p>
          </table:table-cell>
        </table:table-row>
        <table:table-row table:style-name="Table422.1">
          <table:table-cell table:style-name="Table422.A2" office:value-type="string">
            <text:p text:style-name="Snippet"/>
          </table:table-cell>
          <table:table-cell table:style-name="Table422.B2" office:value-type="string">
            <text:p text:style-name="P2"/>
          </table:table-cell>
        </table:table-row>
      </table:table>
      <text:p text:style-name="Text_20_body"/>
      <table:table table:name="Table299" table:style-name="Table299">
        <table:table-column table:style-name="Table299.A"/>
        <text:soft-page-break/>
        <table:table-row table:style-name="Table299.1">
          <table:table-cell table:style-name="Table299.A1" office:value-type="string">
            <text:h text:style-name="Heading_20_3" text:outline-level="3">[an_array] <text:alphabetical-index-mark-start text:id="IMark168871036"/>.select{<text:alphabetical-index-mark-end text:id="IMark168871036"/>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p text:style-name="P2">[a_virtual_machine] .to_s [after]</text:p>
            <text:p text:style-name="Text_20_body">Routing: TOS</text:p>
            <text:p text:style-name="P1">description</text:p>
          </table:table-cell>
          <table:covered-table-cell/>
        </table:table-row>
        <table:table-row table:style-name="Table423.1">
          <table:table-cell table:style-name="Table423.A2" office:value-type="string">
            <text:p text:style-name="P17">Code</text:p>
          </table:table-cell>
          <table:table-cell table:style-name="Table423.B2" office:value-type="string">
            <text:p text:style-name="P17">Result</text:p>
          </table:table-cell>
        </table:table-row>
        <table:table-row table:style-name="Table423.1">
          <table:table-cell table:style-name="Table423.A2" office:value-type="string">
            <text:p text:style-name="Snippet"/>
          </table:table-cell>
          <table:table-cell table:style-name="Table423.B2" office:value-type="string">
            <text:p text:style-name="P2"/>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p text:style-name="P2">[a_virtual_machine] .start [a_date_time]</text:p>
            <text:p text:style-name="Text_20_body">Routing: TOS</text:p>
            <text:p text:style-name="P1">description</text:p>
          </table:table-cell>
          <table:covered-table-cell/>
        </table:table-row>
        <table:table-row table:style-name="Table424.1">
          <table:table-cell table:style-name="Table424.A2" office:value-type="string">
            <text:p text:style-name="P17">Code</text:p>
          </table:table-cell>
          <table:table-cell table:style-name="Table424.B2" office:value-type="string">
            <text:p text:style-name="P17">Result</text:p>
          </table:table-cell>
        </table:table-row>
        <table:table-row table:style-name="Table424.1">
          <table:table-cell table:style-name="Table424.A2" office:value-type="string">
            <text:p text:style-name="Snippet"/>
          </table:table-cell>
          <table:table-cell table:style-name="Table424.B2" office:value-type="string">
            <text:p text:style-name="P2"/>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168871036"/>.vm_name<text:alphabetical-index-mark-end text:id="IMark168871036"/>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17">Code</text:p>
          </table:table-cell>
          <table:table-cell table:style-name="Table300.B2" office:value-type="string">
            <text:p text:style-name="P17">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table-column table:style-name="Table301.B"/>
        <text:soft-page-break/>
        <table:table-row table:style-name="Table301.1">
          <table:table-cell table:style-name="Table301.A1" table:number-columns-spanned="2" office:value-type="string">
            <text:h text:style-name="Heading_20_3" text:outline-level="3">[an_object] <text:alphabetical-index-mark-start text:id="IMark168871036"/>.with{<text:alphabetical-index-mark-end text:id="IMark168871036"/>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17">Code</text:p>
          </table:table-cell>
          <table:table-cell table:style-name="Table301.B2" office:value-type="string">
            <text:p text:style-name="P17">Result</text:p>
          </table:table-cell>
        </table:table-row>
        <table:table-row table:style-name="Table301.1">
          <table:table-cell table:style-name="Table301.A2" office:value-type="string">
            <text:p text:style-name="Snippet"/>
          </table:table-cell>
          <table:table-cell table:style-name="Table301.B2" office:value-type="string">
            <text:p text:style-name="P2"/>
          </table:table-cell>
        </table:table-row>
        <table:table-row table:style-name="Table301.1">
          <table:table-cell table:style-name="Table301.A2" office:value-type="string">
            <text:p text:style-name="Snippet"/>
          </table:table-cell>
          <table:table-cell table:style-name="Table301.B2" office:value-type="string">
            <text:p text:style-name="P2"/>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168871036"/>:<text:alphabetical-index-mark-end text:id="IMark168871036"/> method_name … ; []</text:h>
            <text:p text:style-name="Text_20_body">Routing: VM</text:p>
            <text:p text:style-name="P1">This method is used to define a method on the virtual machine. These methods execute normally with to the current mode.</text:p>
            <text:p text:style-name="P1">Notes</text:p>
            <text:list xml:id="list30680984" text:continue-numbering="true" text:style-name="L24">
              <text:list-item>
                <text:p text:style-name="P102">There are pretty much no restrictions on the name except that it not contain spaces and any <text:span text:style-name="T9">" signals an embedded string.</text:span></text:p>
              </text:list-item>
              <text:list-item>
                <text:p text:style-name="P109">This type of fOOrth method most closely resembles a classical FORTH word.</text:p>
              </text:list-item>
            </text:list>
          </table:table-cell>
          <table:covered-table-cell/>
        </table:table-row>
        <table:table-row table:style-name="Table302.1">
          <table:table-cell table:style-name="Table302.A2" office:value-type="string">
            <text:p text:style-name="P17">Code</text:p>
          </table:table-cell>
          <table:table-cell table:style-name="Table302.B2" office:value-type="string">
            <text:p text:style-name="P17">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168871900"/>super<text:alphabetical-index-mark-end text:id="IMark168871900"/>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ext:soft-page-break/>
        <table:table-row table:style-name="Table319.1">
          <table:table-cell table:style-name="Table319.A1" table:number-columns-spanned="2" office:value-type="string">
            <text:h text:style-name="Heading_20_4" text:outline-level="4">[value] <text:alphabetical-index-mark-start text:id="IMark168871900"/>val:<text:alphabetical-index-mark-end text:id="IMark168871900"/>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17">Code</text:p>
          </table:table-cell>
          <table:table-cell table:style-name="Table319.B2" office:value-type="string">
            <text:p text:style-name="P17">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168871900"/>var:<text:alphabetical-index-mark-end text:id="IMark168871900"/>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17">Code</text:p>
          </table:table-cell>
          <table:table-cell table:style-name="Table402.B2" office:value-type="string">
            <text:p text:style-name="P17">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168871900"/>val@:<text:alphabetical-index-mark-end text:id="IMark168871900"/>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17">Code</text:p>
          </table:table-cell>
          <table:table-cell table:style-name="Table403.B2" office:value-type="string">
            <text:p text:style-name="P17">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168871900"/>var@:<text:alphabetical-index-mark-end text:id="IMark168871900"/>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17">Code</text:p>
          </table:table-cell>
          <table:table-cell table:style-name="Table404.B2" office:value-type="string">
            <text:p text:style-name="P17">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05" table:style-name="Table405">
        <table:table-column table:style-name="Table405.A"/>
        <table:table-row table:style-name="Table405.1">
          <table:table-cell table:style-name="Table405.A1" office:value-type="string">
            <text:h text:style-name="Heading_20_4" text:outline-level="4">[] ... <text:alphabetical-index-mark-start text:id="IMark168871900"/>;<text:alphabetical-index-mark-end text:id="IMark168871900"/> []</text:h>
            <text:p text:style-name="Text_20_body">Routing:<text:span text:style-name="T13"> Compiler Context.</text:span></text:p>
            <text:p text:style-name="P1">Close off the method definition.</text:p>
          </table:table-cell>
        </table:table-row>
      </table:table>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168871900"/>?dup<text:alphabetical-index-mark-end text:id="IMark168871900"/>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17">Code</text:p>
          </table:table-cell>
          <table:table-cell table:style-name="Table303.B2" office:value-type="string">
            <text:p text:style-name="P17">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168871900"/>[<text:alphabetical-index-mark-end text:id="IMark168871900"/>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168871900"/>accept<text:alphabetical-index-mark-end text:id="IMark168871900"/>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17">Code</text:p>
          </table:table-cell>
          <table:table-cell table:style-name="Table305.B2" office:value-type="string">
            <text:p text:style-name="P17">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168871900"/>accept"<text:alphabetical-index-mark-end text:id="IMark168871900"/>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17">Code</text:p>
          </table:table-cell>
          <table:table-cell table:style-name="Table306.B2" office:value-type="string">
            <text:p text:style-name="P17">Result</text:p>
          </table:table-cell>
        </table:table-row>
        <table:table-row table:style-name="Table306.1">
          <table:table-cell table:style-name="Table306.A2" office:value-type="string">
            <text:p text:style-name="Snippet">accept<text:span text:style-name="T14">"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168871900"/>begin<text:alphabetical-index-mark-end text:id="IMark168871900"/>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168871900"/>while<text:alphabetical-index-mark-end text:id="IMark168871900"/> []</text:h>
            <text:p text:style-name="Text_20_body">Routing:<text:span text:style-name="T13">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begin … [a_boolean] <text:alphabetical-index-mark-start text:id="IMark168871900"/>until<text:alphabetical-index-mark-end text:id="IMark168871900"/> []</text:h>
            <text:p text:style-name="Text_20_body">Routing:<text:span text:style-name="T13">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begin ... <text:alphabetical-index-mark-start text:id="IMark168871900"/>again<text:alphabetical-index-mark-end text:id="IMark168871900"/> []</text:h>
            <text:p text:style-name="Text_20_body">Routing:<text:span text:style-name="T13">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begin … <text:alphabetical-index-mark-start text:id="IMark168871900"/>repeat<text:alphabetical-index-mark-end text:id="IMark168871900"/> []</text:h>
            <text:p text:style-name="Text_20_body">Routing:<text:span text:style-name="T13">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column table:style-name="Table308.B"/>
        <table:table-row table:style-name="Table308.1">
          <table:table-cell table:style-name="Table308.A1" table:number-columns-spanned="2" office:value-type="string">
            <text:h text:style-name="Heading_20_3" text:outline-level="3">[] <text:alphabetical-index-mark-start text:id="IMark168871900"/>class:<text:alphabetical-index-mark-end text:id="IMark168871900"/> class_name []</text:h>
            <text:p text:style-name="Text_20_body">Routing: VM</text:p>
            <text:p text:style-name="P1">This method is used to create new classes. These classes are all sub-classes of the Object class. The class name is restricted to comply with the rule /^[A-Z][A-Za-z0-9]+$/.</text:p>
          </table:table-cell>
          <table:covered-table-cell/>
        </table:table-row>
        <table:table-row table:style-name="Table308.1">
          <table:table-cell table:style-name="Table308.A2" office:value-type="string">
            <text:p text:style-name="P17">Code</text:p>
          </table:table-cell>
          <table:table-cell table:style-name="Table308.B2" office:value-type="string">
            <text:p text:style-name="P17">Result</text:p>
          </table:table-cell>
        </table:table-row>
        <table:table-row table:style-name="Table308.1">
          <table:table-cell table:style-name="Table308.A2" office:value-type="string">
            <text:p text:style-name="Snippet">class: MyClass</text:p>
          </table:table-cell>
          <table:table-cell table:style-name="Table308.B2" office:value-type="string">
            <text:p text:style-name="P2">(Creates the class MyClass)</text:p>
          </table:table-cell>
        </table:table-row>
        <table:table-row table:style-name="Table308.1">
          <table:table-cell table:style-name="Table308.A2" office:value-type="string">
            <text:p text:style-name="Snippet">class: 56787</text:p>
          </table:table-cell>
          <table:table-cell table:style-name="Table308.B2" office:value-type="string">
            <text:p text:style-name="P2">F10: Invalid class name 56787</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168871900"/>clone<text:alphabetical-index-mark-end text:id="IMark168871900"/>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17">Code</text:p>
          </table:table-cell>
          <table:table-cell table:style-name="Table309.B2" office:value-type="string">
            <text:p text:style-name="P17">Result</text:p>
          </table:table-cell>
        </table:table-row>
        <table:table-row table:style-name="Table309.1">
          <table:table-cell table:style-name="Table309.A2" office:value-type="string">
            <text:p text:style-name="P64">"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64">"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column table:style-name="Table310.B"/>
        <table:table-row table:style-name="Table310.1">
          <table:table-cell table:style-name="Table310.A1" table:number-columns-spanned="2" office:value-type="string">
            <text:h text:style-name="Heading_20_3" text:outline-level="3">[real_part imaginary_part] <text:alphabetical-index-mark-start text:id="IMark168871900"/>complex<text:alphabetical-index-mark-end text:id="IMark168871900"/> [a_complex]</text:h>
            <text:p text:style-name="Text_20_body">Routing: VM</text:p>
            <text:p text:style-name="P1">Given two numbers, create a complex number.</text:p>
          </table:table-cell>
          <table:covered-table-cell/>
        </table:table-row>
        <table:table-row table:style-name="Table310.1">
          <table:table-cell table:style-name="Table310.A2" office:value-type="string">
            <text:p text:style-name="P17">Code</text:p>
          </table:table-cell>
          <table:table-cell table:style-name="Table310.B2" office:value-type="string">
            <text:p text:style-name="P17">Result</text:p>
          </table:table-cell>
        </table:table-row>
        <table:table-row table:style-name="Table310.3">
          <table:table-cell table:style-name="Table310.A2" office:value-type="string">
            <text:p text:style-name="Snippet">4 5 complex</text:p>
          </table:table-cell>
          <table:table-cell table:style-name="Table310.B2" office:value-type="string">
            <text:p text:style-name="P2">4+5i</text:p>
          </table:table-cell>
        </table:table-row>
        <table:table-row table:style-name="Table310.3">
          <table:table-cell table:style-name="Table310.A2" office:value-type="string">
            <text:p text:style-name="Snippet">"apple" 5 complex</text:p>
          </table:table-cell>
          <table:table-cell table:style-name="Table310.B2" office:value-type="string">
            <text:p text:style-name="P2">F40: Cannot coerce a String instance, Fixnum instance to a Complex</text:p>
          </table:table-cell>
        </table:table-row>
      </table:table>
      <text:p text:style-name="Text_20_body"/>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 text:outline-level="3">[an_object] <text:alphabetical-index-mark-start text:id="IMark168871900"/>copy<text:alphabetical-index-mark-end text:id="IMark168871900"/>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17">Code</text:p>
          </table:table-cell>
          <table:table-cell table:style-name="Table311.B2" office:value-type="string">
            <text:p text:style-name="P17">Result</text:p>
          </table:table-cell>
        </table:table-row>
        <table:table-row table:style-name="Table311.1">
          <table:table-cell table:style-name="Table311.A2" office:value-type="string">
            <text:p text:style-name="P64">"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64">"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 text:outline-level="3">[] <text:alphabetical-index-mark-start text:id="IMark168871900"/>cr<text:alphabetical-index-mark-end text:id="IMark168871900"/>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17">Code</text:p>
          </table:table-cell>
          <table:table-cell table:style-name="Table312.B2" office:value-type="string">
            <text:p text:style-name="P17">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168871900"/>do<text:alphabetical-index-mark-end text:id="IMark168871900"/>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17">Code</text:p>
          </table:table-cell>
          <table:table-cell table:style-name="Table313.B2" office:value-type="string">
            <text:p text:style-name="P17">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
      <table:table table:name="Table431" table:style-name="Table431">
        <table:table-column table:style-name="Table431.A"/>
        <text:soft-page-break/>
        <table:table-row table:style-name="Table431.1">
          <table:table-cell table:style-name="Table431.A1" office:value-type="string">
            <text:h text:style-name="Heading_20_4" text:outline-level="4">[] <text:alphabetical-index-mark-start text:id="IMark168871900"/>i<text:alphabetical-index-mark-end text:id="IMark168871900"/> [iteration_value]</text:h>
            <text:p text:style-name="Text_20_body">Routing:<text:span text:style-name="T13">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h text:style-name="Heading_20_4" text:outline-level="4">[] <text:alphabetical-index-mark-start text:id="IMark168871900"/>j<text:alphabetical-index-mark-end text:id="IMark168871900"/> [iteration_value]</text:h>
            <text:p text:style-name="Text_20_body">Routing:<text:span text:style-name="T13">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17">Code</text:p>
          </table:table-cell>
          <table:table-cell table:style-name="Table432.B2" office:value-type="string">
            <text:p text:style-name="P17">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168871900"/>-i<text:alphabetical-index-mark-end text:id="IMark168871900"/> [iteration_value]</text:h>
            <text:p text:style-name="Text_20_body">Routing:<text:span text:style-name="T13">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17">Code</text:p>
          </table:table-cell>
          <table:table-cell table:style-name="Table433.B2" office:value-type="string">
            <text:p text:style-name="P17">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168871900"/>-j<text:alphabetical-index-mark-end text:id="IMark168871900"/> [iteration_value]</text:h>
            <text:p text:style-name="Text_20_body">Routing:<text:span text:style-name="T13">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17">Code</text:p>
          </table:table-cell>
          <table:table-cell table:style-name="Table434.B2" office:value-type="string">
            <text:p text:style-name="P17">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do … <text:alphabetical-index-mark-start text:id="IMark168871900"/>loop<text:alphabetical-index-mark-end text:id="IMark168871900"/> []</text:h>
            <text:p text:style-name="Text_20_body">Routing:<text:span text:style-name="T13">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do … <text:alphabetical-index-mark-start text:id="IMark168871900"/>+loop<text:alphabetical-index-mark-end text:id="IMark168871900"/> []</text:h>
            <text:p text:style-name="Text_20_body">Routing:<text:span text:style-name="T13">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17">Code</text:p>
          </table:table-cell>
          <table:table-cell table:style-name="Table436.B2" office:value-type="string">
            <text:p text:style-name="P17">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4">"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column table:style-name="Table314.B"/>
        <table:table-row table:style-name="Table314.1">
          <table:table-cell table:style-name="Table314.A1" table:number-columns-spanned="2" office:value-type="string">
            <text:p text:style-name="P2">[before] dpr [after]</text:p>
            <text:p text:style-name="Text_20_body">Routing:</text:p>
            <text:p text:style-name="P1">description</text:p>
          </table:table-cell>
          <table:covered-table-cell/>
        </table:table-row>
        <table:table-row table:style-name="Table314.1">
          <table:table-cell table:style-name="Table314.A2" office:value-type="string">
            <text:p text:style-name="P17">Code</text:p>
          </table:table-cell>
          <table:table-cell table:style-name="Table314.B2" office:value-type="string">
            <text:p text:style-name="P17">Result</text:p>
          </table:table-cell>
        </table:table-row>
        <table:table-row table:style-name="Table314.1">
          <table:table-cell table:style-name="Table314.A2" office:value-type="string">
            <text:p text:style-name="Snippet"/>
          </table:table-cell>
          <table:table-cell table:style-name="Table314.B2" office:value-type="string">
            <text:p text:style-name="P2"/>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p text:style-name="P2">[before] drop [after]</text:p>
            <text:p text:style-name="Text_20_body">Routing:</text:p>
            <text:p text:style-name="P1">description</text:p>
          </table:table-cell>
          <table:covered-table-cell/>
        </table:table-row>
        <table:table-row table:style-name="Table315.1">
          <table:table-cell table:style-name="Table315.A2" office:value-type="string">
            <text:p text:style-name="P17">Code</text:p>
          </table:table-cell>
          <table:table-cell table:style-name="Table315.B2" office:value-type="string">
            <text:p text:style-name="P17">Result</text:p>
          </table:table-cell>
        </table:table-row>
        <table:table-row table:style-name="Table315.1">
          <table:table-cell table:style-name="Table315.A2" office:value-type="string">
            <text:p text:style-name="Snippet"/>
          </table:table-cell>
          <table:table-cell table:style-name="Table315.B2" office:value-type="string">
            <text:p text:style-name="P2"/>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p text:style-name="P2">[before] dup [after]</text:p>
            <text:p text:style-name="Text_20_body">Routing:</text:p>
            <text:p text:style-name="P1">description</text:p>
          </table:table-cell>
          <table:covered-table-cell/>
        </table:table-row>
        <table:table-row table:style-name="Table316.1">
          <table:table-cell table:style-name="Table316.A2" office:value-type="string">
            <text:p text:style-name="P17">Code</text:p>
          </table:table-cell>
          <table:table-cell table:style-name="Table316.B2" office:value-type="string">
            <text:p text:style-name="P17">Result</text:p>
          </table:table-cell>
        </table:table-row>
        <table:table-row table:style-name="Table316.1">
          <table:table-cell table:style-name="Table316.A2" office:value-type="string">
            <text:p text:style-name="Snippet"/>
          </table:table-cell>
          <table:table-cell table:style-name="Table316.B2" office:value-type="string">
            <text:p text:style-name="P2"/>
          </table:table-cell>
        </table:table-row>
      </table:table>
      <text:p text:style-name="Text_20_body"/>
      <table:table table:name="Table317" table:style-name="Table317">
        <table:table-column table:style-name="Table317.A"/>
        <table:table-column table:style-name="Table317.B"/>
        <table:table-row table:style-name="Table317.1">
          <table:table-cell table:style-name="Table317.A1" table:number-columns-spanned="2" office:value-type="string">
            <text:p text:style-name="P2">[before] e [after]</text:p>
            <text:p text:style-name="Text_20_body">Routing:</text:p>
            <text:p text:style-name="P1">description</text:p>
          </table:table-cell>
          <table:covered-table-cell/>
        </table:table-row>
        <table:table-row table:style-name="Table317.1">
          <table:table-cell table:style-name="Table317.A2" office:value-type="string">
            <text:p text:style-name="P17">Code</text:p>
          </table:table-cell>
          <table:table-cell table:style-name="Table317.B2" office:value-type="string">
            <text:p text:style-name="P17">Result</text:p>
          </table:table-cell>
        </table:table-row>
        <table:table-row table:style-name="Table317.1">
          <table:table-cell table:style-name="Table317.A2" office:value-type="string">
            <text:p text:style-name="Snippet"/>
          </table:table-cell>
          <table:table-cell table:style-name="Table317.B2" office:value-type="string">
            <text:p text:style-name="P2"/>
          </table:table-cell>
        </table:table-row>
      </table:table>
      <text:p text:style-name="Text_20_body"><text:soft-page-break/></text:p>
      <table:table table:name="Table318" table:style-name="Table318">
        <table:table-column table:style-name="Table318.A"/>
        <table:table-column table:style-name="Table318.B"/>
        <table:table-row table:style-name="Table318.1">
          <table:table-cell table:style-name="Table318.A1" table:number-columns-spanned="2" office:value-type="string">
            <text:p text:style-name="P2">[before] epsilon [after]</text:p>
            <text:p text:style-name="Text_20_body">Routing:</text:p>
            <text:p text:style-name="P1">description</text:p>
          </table:table-cell>
          <table:covered-table-cell/>
        </table:table-row>
        <table:table-row table:style-name="Table318.1">
          <table:table-cell table:style-name="Table318.A2" office:value-type="string">
            <text:p text:style-name="P17">Code</text:p>
          </table:table-cell>
          <table:table-cell table:style-name="Table318.B2" office:value-type="string">
            <text:p text:style-name="P17">Result</text:p>
          </table:table-cell>
        </table:table-row>
        <table:table-row table:style-name="Table318.1">
          <table:table-cell table:style-name="Table318.A2" office:value-type="string">
            <text:p text:style-name="Snippet"/>
          </table:table-cell>
          <table:table-cell table:style-name="Table318.B2" office:value-type="string">
            <text:p text:style-name="P2"/>
          </table:table-cell>
        </table:table-row>
      </table:table>
      <text:p text:style-name="Text_20_body"/>
      <table:table table:name="Table320" table:style-name="Table320">
        <table:table-column table:style-name="Table320.A"/>
        <table:table-column table:style-name="Table320.B"/>
        <table:table-row table:style-name="Table320.1">
          <table:table-cell table:style-name="Table320.A1" table:number-columns-spanned="2" office:value-type="string">
            <text:p text:style-name="P2">[before] false [after]</text:p>
            <text:p text:style-name="Text_20_body">Routing:</text:p>
            <text:p text:style-name="P1">description</text:p>
          </table:table-cell>
          <table:covered-table-cell/>
        </table:table-row>
        <table:table-row table:style-name="Table320.1">
          <table:table-cell table:style-name="Table320.A2" office:value-type="string">
            <text:p text:style-name="P17">Code</text:p>
          </table:table-cell>
          <table:table-cell table:style-name="Table320.B2" office:value-type="string">
            <text:p text:style-name="P17">Result</text:p>
          </table:table-cell>
        </table:table-row>
        <table:table-row table:style-name="Table320.1">
          <table:table-cell table:style-name="Table320.A2" office:value-type="string">
            <text:p text:style-name="Snippet"/>
          </table:table-cell>
          <table:table-cell table:style-name="Table320.B2" office:value-type="string">
            <text:p text:style-name="P2"/>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p text:style-name="P2">[before] if … then [after]</text:p>
            <text:p text:style-name="Text_20_body">Routing:</text:p>
            <text:p text:style-name="P1">description</text:p>
          </table:table-cell>
          <table:covered-table-cell/>
        </table:table-row>
        <table:table-row table:style-name="Table321.1">
          <table:table-cell table:style-name="Table321.A2" office:value-type="string">
            <text:p text:style-name="P17">Code</text:p>
          </table:table-cell>
          <table:table-cell table:style-name="Table321.B2" office:value-type="string">
            <text:p text:style-name="P17">Result</text:p>
          </table:table-cell>
        </table:table-row>
        <table:table-row table:style-name="Table321.1">
          <table:table-cell table:style-name="Table321.A2" office:value-type="string">
            <text:p text:style-name="Snippet"/>
          </table:table-cell>
          <table:table-cell table:style-name="Table321.B2" office:value-type="string">
            <text:p text:style-name="P2"/>
          </table:table-cell>
        </table:table-row>
      </table:table>
      <text:p text:style-name="Text_20_body"/>
      <table:table table:name="Table322" table:style-name="Table322">
        <table:table-column table:style-name="Table322.A"/>
        <table:table-column table:style-name="Table322.B"/>
        <table:table-row table:style-name="Table322.1">
          <table:table-cell table:style-name="Table322.A1" table:number-columns-spanned="2" office:value-type="string">
            <text:p text:style-name="P2">[before] infinity [after]</text:p>
            <text:p text:style-name="Text_20_body">Routing:</text:p>
            <text:p text:style-name="P1">description</text:p>
          </table:table-cell>
          <table:covered-table-cell/>
        </table:table-row>
        <table:table-row table:style-name="Table322.1">
          <table:table-cell table:style-name="Table322.A2" office:value-type="string">
            <text:p text:style-name="P17">Code</text:p>
          </table:table-cell>
          <table:table-cell table:style-name="Table322.B2" office:value-type="string">
            <text:p text:style-name="P17">Result</text:p>
          </table:table-cell>
        </table:table-row>
        <table:table-row table:style-name="Table322.1">
          <table:table-cell table:style-name="Table322.A2" office:value-type="string">
            <text:p text:style-name="Snippet"/>
          </table:table-cell>
          <table:table-cell table:style-name="Table322.B2" office:value-type="string">
            <text:p text:style-name="P2"/>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p text:style-name="P2">[before] load" … " [after]</text:p>
            <text:p text:style-name="Text_20_body">Routing:</text:p>
            <text:p text:style-name="P1">description</text:p>
          </table:table-cell>
          <table:covered-table-cell/>
        </table:table-row>
        <table:table-row table:style-name="Table323.1">
          <table:table-cell table:style-name="Table323.A2" office:value-type="string">
            <text:p text:style-name="P17">Code</text:p>
          </table:table-cell>
          <table:table-cell table:style-name="Table323.B2" office:value-type="string">
            <text:p text:style-name="P17">Result</text:p>
          </table:table-cell>
        </table:table-row>
        <table:table-row table:style-name="Table323.1">
          <table:table-cell table:style-name="Table323.A2" office:value-type="string">
            <text:p text:style-name="Snippet"/>
          </table:table-cell>
          <table:table-cell table:style-name="Table323.B2" office:value-type="string">
            <text:p text:style-name="P2"/>
          </table:table-cell>
        </table:table-row>
      </table:table>
      <text:p text:style-name="Text_20_body"/>
      <table:table table:name="Table324" table:style-name="Table324">
        <table:table-column table:style-name="Table324.A"/>
        <table:table-column table:style-name="Table324.B"/>
        <text:soft-page-break/>
        <table:table-row table:style-name="Table324.1">
          <table:table-cell table:style-name="Table324.A1" table:number-columns-spanned="2" office:value-type="string">
            <text:p text:style-name="P2">[before] max_float [after]</text:p>
            <text:p text:style-name="Text_20_body">Routing:</text:p>
            <text:p text:style-name="P1">description</text:p>
          </table:table-cell>
          <table:covered-table-cell/>
        </table:table-row>
        <table:table-row table:style-name="Table324.1">
          <table:table-cell table:style-name="Table324.A2" office:value-type="string">
            <text:p text:style-name="P17">Code</text:p>
          </table:table-cell>
          <table:table-cell table:style-name="Table324.B2" office:value-type="string">
            <text:p text:style-name="P17">Result</text:p>
          </table:table-cell>
        </table:table-row>
        <table:table-row table:style-name="Table324.1">
          <table:table-cell table:style-name="Table324.A2" office:value-type="string">
            <text:p text:style-name="Snippet"/>
          </table:table-cell>
          <table:table-cell table:style-name="Table324.B2" office:value-type="string">
            <text:p text:style-name="P2"/>
          </table:table-cell>
        </table:table-row>
      </table:table>
      <text:p text:style-name="Text_20_body"/>
      <table:table table:name="Table325" table:style-name="Table325">
        <table:table-column table:style-name="Table325.A"/>
        <table:table-column table:style-name="Table325.B"/>
        <table:table-row table:style-name="Table325.1">
          <table:table-cell table:style-name="Table325.A1" table:number-columns-spanned="2" office:value-type="string">
            <text:p text:style-name="P2">[before] min_float [after]</text:p>
            <text:p text:style-name="Text_20_body">Routing:</text:p>
            <text:p text:style-name="P1">description</text:p>
          </table:table-cell>
          <table:covered-table-cell/>
        </table:table-row>
        <table:table-row table:style-name="Table325.1">
          <table:table-cell table:style-name="Table325.A2" office:value-type="string">
            <text:p text:style-name="P17">Code</text:p>
          </table:table-cell>
          <table:table-cell table:style-name="Table325.B2" office:value-type="string">
            <text:p text:style-name="P17">Result</text:p>
          </table:table-cell>
        </table:table-row>
        <table:table-row table:style-name="Table325.1">
          <table:table-cell table:style-name="Table325.A2" office:value-type="string">
            <text:p text:style-name="Snippet"/>
          </table:table-cell>
          <table:table-cell table:style-name="Table325.B2" office:value-type="string">
            <text:p text:style-name="P2"/>
          </table:table-cell>
        </table:table-row>
      </table:table>
      <text:p text:style-name="Text_20_body"/>
      <table:table table:name="Table326" table:style-name="Table326">
        <table:table-column table:style-name="Table326.A"/>
        <table:table-column table:style-name="Table326.B"/>
        <table:table-row table:style-name="Table326.1">
          <table:table-cell table:style-name="Table326.A1" table:number-columns-spanned="2" office:value-type="string">
            <text:p text:style-name="P2">[before] nan [after]</text:p>
            <text:p text:style-name="Text_20_body">Routing:</text:p>
            <text:p text:style-name="P1">description</text:p>
          </table:table-cell>
          <table:covered-table-cell/>
        </table:table-row>
        <table:table-row table:style-name="Table326.1">
          <table:table-cell table:style-name="Table326.A2" office:value-type="string">
            <text:p text:style-name="P17">Code</text:p>
          </table:table-cell>
          <table:table-cell table:style-name="Table326.B2" office:value-type="string">
            <text:p text:style-name="P17">Result</text:p>
          </table:table-cell>
        </table:table-row>
        <table:table-row table:style-name="Table326.1">
          <table:table-cell table:style-name="Table326.A2" office:value-type="string">
            <text:p text:style-name="Snippet"/>
          </table:table-cell>
          <table:table-cell table:style-name="Table326.B2" office:value-type="string">
            <text:p text:style-name="P2"/>
          </table:table-cell>
        </table:table-row>
      </table:table>
      <text:p text:style-name="Text_20_body"/>
      <table:table table:name="Table327" table:style-name="Table327">
        <table:table-column table:style-name="Table327.A"/>
        <table:table-column table:style-name="Table327.B"/>
        <table:table-row table:style-name="Table327.1">
          <table:table-cell table:style-name="Table327.A1" table:number-columns-spanned="2" office:value-type="string">
            <text:p text:style-name="P2">[before] nil [after]</text:p>
            <text:p text:style-name="Text_20_body">Routing:</text:p>
            <text:p text:style-name="P1">description</text:p>
          </table:table-cell>
          <table:covered-table-cell/>
        </table:table-row>
        <table:table-row table:style-name="Table327.1">
          <table:table-cell table:style-name="Table327.A2" office:value-type="string">
            <text:p text:style-name="P17">Code</text:p>
          </table:table-cell>
          <table:table-cell table:style-name="Table327.B2" office:value-type="string">
            <text:p text:style-name="P17">Result</text:p>
          </table:table-cell>
        </table:table-row>
        <table:table-row table:style-name="Table327.1">
          <table:table-cell table:style-name="Table327.A2" office:value-type="string">
            <text:p text:style-name="Snippet"/>
          </table:table-cell>
          <table:table-cell table:style-name="Table327.B2" office:value-type="string">
            <text:p text:style-name="P2"/>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p text:style-name="P2">[before] nip [after]</text:p>
            <text:p text:style-name="Text_20_body">Routing:</text:p>
            <text:p text:style-name="P1">description</text:p>
          </table:table-cell>
          <table:covered-table-cell/>
        </table:table-row>
        <table:table-row table:style-name="Table328.1">
          <table:table-cell table:style-name="Table328.A2" office:value-type="string">
            <text:p text:style-name="P17">Code</text:p>
          </table:table-cell>
          <table:table-cell table:style-name="Table328.B2" office:value-type="string">
            <text:p text:style-name="P17">Result</text:p>
          </table:table-cell>
        </table:table-row>
        <table:table-row table:style-name="Table328.1">
          <table:table-cell table:style-name="Table328.A2" office:value-type="string">
            <text:p text:style-name="Snippet"/>
          </table:table-cell>
          <table:table-cell table:style-name="Table328.B2" office:value-type="string">
            <text:p text:style-name="P2"/>
          </table:table-cell>
        </table:table-row>
      </table:table>
      <text:p text:style-name="Text_20_body"/>
      <table:table table:name="Table329" table:style-name="Table329">
        <table:table-column table:style-name="Table329.A"/>
        <table:table-column table:style-name="Table329.B"/>
        <text:soft-page-break/>
        <table:table-row table:style-name="Table329.1">
          <table:table-cell table:style-name="Table329.A1" table:number-columns-spanned="2" office:value-type="string">
            <text:p text:style-name="P2">[before] over [after]</text:p>
            <text:p text:style-name="Text_20_body">Routing:</text:p>
            <text:p text:style-name="P1">description</text:p>
          </table:table-cell>
          <table:covered-table-cell/>
        </table:table-row>
        <table:table-row table:style-name="Table329.1">
          <table:table-cell table:style-name="Table329.A2" office:value-type="string">
            <text:p text:style-name="P17">Code</text:p>
          </table:table-cell>
          <table:table-cell table:style-name="Table329.B2" office:value-type="string">
            <text:p text:style-name="P17">Result</text:p>
          </table:table-cell>
        </table:table-row>
        <table:table-row table:style-name="Table329.1">
          <table:table-cell table:style-name="Table329.A2" office:value-type="string">
            <text:p text:style-name="Snippet"/>
          </table:table-cell>
          <table:table-cell table:style-name="Table329.B2" office:value-type="string">
            <text:p text:style-name="P2"/>
          </table:table-cell>
        </table:table-row>
      </table:table>
      <text:p text:style-name="Text_20_body"/>
      <table:table table:name="Table330" table:style-name="Table330">
        <table:table-column table:style-name="Table330.A"/>
        <table:table-column table:style-name="Table330.B"/>
        <table:table-row table:style-name="Table330.1">
          <table:table-cell table:style-name="Table330.A1" table:number-columns-spanned="2" office:value-type="string">
            <text:p text:style-name="P2">[before] pause [after]</text:p>
            <text:p text:style-name="Text_20_body">Routing:</text:p>
            <text:p text:style-name="P1">description</text:p>
          </table:table-cell>
          <table:covered-table-cell/>
        </table:table-row>
        <table:table-row table:style-name="Table330.1">
          <table:table-cell table:style-name="Table330.A2" office:value-type="string">
            <text:p text:style-name="P17">Code</text:p>
          </table:table-cell>
          <table:table-cell table:style-name="Table330.B2" office:value-type="string">
            <text:p text:style-name="P17">Result</text:p>
          </table:table-cell>
        </table:table-row>
        <table:table-row table:style-name="Table330.1">
          <table:table-cell table:style-name="Table330.A2" office:value-type="string">
            <text:p text:style-name="Snippet"/>
          </table:table-cell>
          <table:table-cell table:style-name="Table330.B2" office:value-type="string">
            <text:p text:style-name="P2"/>
          </table:table-cell>
        </table:table-row>
      </table:table>
      <text:p text:style-name="Text_20_body"/>
      <table:table table:name="Table331" table:style-name="Table331">
        <table:table-column table:style-name="Table331.A"/>
        <table:table-column table:style-name="Table331.B"/>
        <table:table-row table:style-name="Table331.1">
          <table:table-cell table:style-name="Table331.A1" table:number-columns-spanned="2" office:value-type="string">
            <text:p text:style-name="P2">[before] pi [after]</text:p>
            <text:p text:style-name="Text_20_body">Routing:</text:p>
            <text:p text:style-name="P1">description</text:p>
          </table:table-cell>
          <table:covered-table-cell/>
        </table:table-row>
        <table:table-row table:style-name="Table331.1">
          <table:table-cell table:style-name="Table331.A2" office:value-type="string">
            <text:p text:style-name="P17">Code</text:p>
          </table:table-cell>
          <table:table-cell table:style-name="Table331.B2" office:value-type="string">
            <text:p text:style-name="P17">Result</text:p>
          </table:table-cell>
        </table:table-row>
        <table:table-row table:style-name="Table331.1">
          <table:table-cell table:style-name="Table331.A2" office:value-type="string">
            <text:p text:style-name="Snippet"/>
          </table:table-cell>
          <table:table-cell table:style-name="Table331.B2" office:value-type="string">
            <text:p text:style-name="P2"/>
          </table:table-cell>
        </table:table-row>
      </table:table>
      <text:p text:style-name="Text_20_body"/>
      <table:table table:name="Table332" table:style-name="Table332">
        <table:table-column table:style-name="Table332.A"/>
        <table:table-column table:style-name="Table332.B"/>
        <table:table-row table:style-name="Table332.1">
          <table:table-cell table:style-name="Table332.A1" table:number-columns-spanned="2" office:value-type="string">
            <text:p text:style-name="P2">[before] pick [after]</text:p>
            <text:p text:style-name="Text_20_body">Routing:</text:p>
            <text:p text:style-name="P1">description</text:p>
          </table:table-cell>
          <table:covered-table-cell/>
        </table:table-row>
        <table:table-row table:style-name="Table332.1">
          <table:table-cell table:style-name="Table332.A2" office:value-type="string">
            <text:p text:style-name="P17">Code</text:p>
          </table:table-cell>
          <table:table-cell table:style-name="Table332.B2" office:value-type="string">
            <text:p text:style-name="P17">Result</text:p>
          </table:table-cell>
        </table:table-row>
        <table:table-row table:style-name="Table332.1">
          <table:table-cell table:style-name="Table332.A2" office:value-type="string">
            <text:p text:style-name="Snippet"/>
          </table:table-cell>
          <table:table-cell table:style-name="Table332.B2" office:value-type="string">
            <text:p text:style-name="P2"/>
          </table:table-cell>
        </table:table-row>
      </table:table>
      <text:p text:style-name="Text_20_body"/>
      <table:table table:name="Table333" table:style-name="Table333">
        <table:table-column table:style-name="Table333.A"/>
        <table:table-column table:style-name="Table333.B"/>
        <table:table-row table:style-name="Table333.1">
          <table:table-cell table:style-name="Table333.A1" table:number-columns-spanned="2" office:value-type="string">
            <text:p text:style-name="P2">[before] rational [after]</text:p>
            <text:p text:style-name="Text_20_body">Routing:</text:p>
            <text:p text:style-name="P1">description</text:p>
          </table:table-cell>
          <table:covered-table-cell/>
        </table:table-row>
        <table:table-row table:style-name="Table333.1">
          <table:table-cell table:style-name="Table333.A2" office:value-type="string">
            <text:p text:style-name="P17">Code</text:p>
          </table:table-cell>
          <table:table-cell table:style-name="Table333.B2" office:value-type="string">
            <text:p text:style-name="P17">Result</text:p>
          </table:table-cell>
        </table:table-row>
        <table:table-row table:style-name="Table333.1">
          <table:table-cell table:style-name="Table333.A2" office:value-type="string">
            <text:p text:style-name="Snippet"/>
          </table:table-cell>
          <table:table-cell table:style-name="Table333.B2" office:value-type="string">
            <text:p text:style-name="P2"/>
          </table:table-cell>
        </table:table-row>
      </table:table>
      <text:p text:style-name="Text_20_body"/>
      <table:table table:name="Table334" table:style-name="Table334">
        <table:table-column table:style-name="Table334.A"/>
        <table:table-column table:style-name="Table334.B"/>
        <text:soft-page-break/>
        <table:table-row table:style-name="Table334.1">
          <table:table-cell table:style-name="Table334.A1" table:number-columns-spanned="2" office:value-type="string">
            <text:p text:style-name="P2">[before] rot [after]</text:p>
            <text:p text:style-name="Text_20_body">Routing:</text:p>
            <text:p text:style-name="P1">description</text:p>
          </table:table-cell>
          <table:covered-table-cell/>
        </table:table-row>
        <table:table-row table:style-name="Table334.1">
          <table:table-cell table:style-name="Table334.A2" office:value-type="string">
            <text:p text:style-name="P17">Code</text:p>
          </table:table-cell>
          <table:table-cell table:style-name="Table334.B2" office:value-type="string">
            <text:p text:style-name="P17">Result</text:p>
          </table:table-cell>
        </table:table-row>
        <table:table-row table:style-name="Table334.1">
          <table:table-cell table:style-name="Table334.A2" office:value-type="string">
            <text:p text:style-name="Snippet"/>
          </table:table-cell>
          <table:table-cell table:style-name="Table334.B2" office:value-type="string">
            <text:p text:style-name="P2"/>
          </table:table-cell>
        </table:table-row>
      </table:table>
      <text:p text:style-name="Text_20_body"/>
      <table:table table:name="Table335" table:style-name="Table335">
        <table:table-column table:style-name="Table335.A"/>
        <table:table-column table:style-name="Table335.B"/>
        <table:table-row table:style-name="Table335.1">
          <table:table-cell table:style-name="Table335.A1" table:number-columns-spanned="2" office:value-type="string">
            <text:p text:style-name="P2">[before] self [after]</text:p>
            <text:p text:style-name="Text_20_body">Routing:</text:p>
            <text:p text:style-name="P1">description</text:p>
          </table:table-cell>
          <table:covered-table-cell/>
        </table:table-row>
        <table:table-row table:style-name="Table335.1">
          <table:table-cell table:style-name="Table335.A2" office:value-type="string">
            <text:p text:style-name="P17">Code</text:p>
          </table:table-cell>
          <table:table-cell table:style-name="Table335.B2" office:value-type="string">
            <text:p text:style-name="P17">Result</text:p>
          </table:table-cell>
        </table:table-row>
        <table:table-row table:style-name="Table335.1">
          <table:table-cell table:style-name="Table335.A2" office:value-type="string">
            <text:p text:style-name="Snippet"/>
          </table:table-cell>
          <table:table-cell table:style-name="Table335.B2" office:value-type="string">
            <text:p text:style-name="P2"/>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p text:style-name="P2">[before] space [after]</text:p>
            <text:p text:style-name="Text_20_body">Routing:</text:p>
            <text:p text:style-name="P1">description</text:p>
          </table:table-cell>
          <table:covered-table-cell/>
        </table:table-row>
        <table:table-row table:style-name="Table336.1">
          <table:table-cell table:style-name="Table336.A2" office:value-type="string">
            <text:p text:style-name="P17">Code</text:p>
          </table:table-cell>
          <table:table-cell table:style-name="Table336.B2" office:value-type="string">
            <text:p text:style-name="P17">Result</text:p>
          </table:table-cell>
        </table:table-row>
        <table:table-row table:style-name="Table336.1">
          <table:table-cell table:style-name="Table336.A2" office:value-type="string">
            <text:p text:style-name="Snippet"/>
          </table:table-cell>
          <table:table-cell table:style-name="Table336.B2" office:value-type="string">
            <text:p text:style-name="P2"/>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p text:style-name="P2">[before] spaces [after]</text:p>
            <text:p text:style-name="Text_20_body">Routing:</text:p>
            <text:p text:style-name="P1">description</text:p>
          </table:table-cell>
          <table:covered-table-cell/>
        </table:table-row>
        <table:table-row table:style-name="Table337.1">
          <table:table-cell table:style-name="Table337.A2" office:value-type="string">
            <text:p text:style-name="P17">Code</text:p>
          </table:table-cell>
          <table:table-cell table:style-name="Table337.B2" office:value-type="string">
            <text:p text:style-name="P17">Result</text:p>
          </table:table-cell>
        </table:table-row>
        <table:table-row table:style-name="Table337.1">
          <table:table-cell table:style-name="Table337.A2" office:value-type="string">
            <text:p text:style-name="Snippet"/>
          </table:table-cell>
          <table:table-cell table:style-name="Table337.B2" office:value-type="string">
            <text:p text:style-name="P2"/>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p text:style-name="P2">[before] swap [after]</text:p>
            <text:p text:style-name="Text_20_body">Routing:</text:p>
            <text:p text:style-name="P1">description</text:p>
          </table:table-cell>
          <table:covered-table-cell/>
        </table:table-row>
        <table:table-row table:style-name="Table338.1">
          <table:table-cell table:style-name="Table338.A2" office:value-type="string">
            <text:p text:style-name="P17">Code</text:p>
          </table:table-cell>
          <table:table-cell table:style-name="Table338.B2" office:value-type="string">
            <text:p text:style-name="P17">Result</text:p>
          </table:table-cell>
        </table:table-row>
        <table:table-row table:style-name="Table338.1">
          <table:table-cell table:style-name="Table338.A2" office:value-type="string">
            <text:p text:style-name="Snippet"/>
          </table:table-cell>
          <table:table-cell table:style-name="Table338.B2" office:value-type="string">
            <text:p text:style-name="P2"/>
          </table:table-cell>
        </table:table-row>
      </table:table>
      <text:p text:style-name="Text_20_body"/>
      <table:table table:name="Table339" table:style-name="Table339">
        <table:table-column table:style-name="Table339.A"/>
        <table:table-column table:style-name="Table339.B"/>
        <text:soft-page-break/>
        <table:table-row table:style-name="Table339.1">
          <table:table-cell table:style-name="Table339.A1" table:number-columns-spanned="2" office:value-type="string">
            <text:p text:style-name="P2">[before] switch [after]</text:p>
            <text:p text:style-name="Text_20_body">Routing:</text:p>
            <text:p text:style-name="P1">description</text:p>
          </table:table-cell>
          <table:covered-table-cell/>
        </table:table-row>
        <table:table-row table:style-name="Table339.1">
          <table:table-cell table:style-name="Table339.A2" office:value-type="string">
            <text:p text:style-name="P17">Code</text:p>
          </table:table-cell>
          <table:table-cell table:style-name="Table339.B2" office:value-type="string">
            <text:p text:style-name="P17">Result</text:p>
          </table:table-cell>
        </table:table-row>
        <table:table-row table:style-name="Table339.1">
          <table:table-cell table:style-name="Table339.A2" office:value-type="string">
            <text:p text:style-name="Snippet"/>
          </table:table-cell>
          <table:table-cell table:style-name="Table339.B2" office:value-type="string">
            <text:p text:style-name="P2"/>
          </table:table-cell>
        </table:table-row>
      </table:table>
      <text:p text:style-name="P12"/>
      <table:table table:name="Table425" table:style-name="Table425">
        <table:table-column table:style-name="Table425.A"/>
        <table:table-column table:style-name="Table425.B"/>
        <table:table-row table:style-name="Table425.1">
          <table:table-cell table:style-name="Table425.A1" table:number-columns-spanned="2" office:value-type="string">
            <text:p text:style-name="P2">[] throw<text:span text:style-name="T9">"Error Message"</text:span> []</text:p>
            <text:p text:style-name="Text_20_body">Routing: VM</text:p>
            <text:p text:style-name="P1">description</text:p>
          </table:table-cell>
          <table:covered-table-cell/>
        </table:table-row>
        <table:table-row table:style-name="Table425.1">
          <table:table-cell table:style-name="Table425.A2" office:value-type="string">
            <text:p text:style-name="P17">Code</text:p>
          </table:table-cell>
          <table:table-cell table:style-name="Table425.B2" office:value-type="string">
            <text:p text:style-name="P17">Result</text:p>
          </table:table-cell>
        </table:table-row>
        <table:table-row table:style-name="Table425.1">
          <table:table-cell table:style-name="Table425.A2" office:value-type="string">
            <text:p text:style-name="Snippet"/>
          </table:table-cell>
          <table:table-cell table:style-name="Table425.B2" office:value-type="string">
            <text:p text:style-name="P2"/>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p text:style-name="P2">[] true [true]</text:p>
            <text:p text:style-name="Text_20_body">Routing: VM</text:p>
            <text:p text:style-name="P1">description</text:p>
          </table:table-cell>
          <table:covered-table-cell/>
        </table:table-row>
        <table:table-row table:style-name="Table340.1">
          <table:table-cell table:style-name="Table340.A2" office:value-type="string">
            <text:p text:style-name="P17">Code</text:p>
          </table:table-cell>
          <table:table-cell table:style-name="Table340.B2" office:value-type="string">
            <text:p text:style-name="P17">Result</text:p>
          </table:table-cell>
        </table:table-row>
        <table:table-row table:style-name="Table340.1">
          <table:table-cell table:style-name="Table340.A2" office:value-type="string">
            <text:p text:style-name="Snippet"/>
          </table:table-cell>
          <table:table-cell table:style-name="Table340.B2" office:value-type="string">
            <text:p text:style-name="P2"/>
          </table:table-cell>
        </table:table-row>
      </table:table>
      <text:p text:style-name="Text_20_body"/>
      <table:table table:name="Table392" table:style-name="Table392">
        <table:table-column table:style-name="Table392.A"/>
        <table:table-column table:style-name="Table392.B"/>
        <table:table-row table:style-name="Table392.1">
          <table:table-cell table:style-name="Table392.A1" table:number-columns-spanned="2" office:value-type="string">
            <text:p text:style-name="P2">[before] try … end [after]</text:p>
            <text:p text:style-name="Text_20_body">Routing: VM</text:p>
            <text:p text:style-name="P1">description</text:p>
          </table:table-cell>
          <table:covered-table-cell/>
        </table:table-row>
        <table:table-row table:style-name="Table392.1">
          <table:table-cell table:style-name="Table392.A2" office:value-type="string">
            <text:p text:style-name="P17">Code</text:p>
          </table:table-cell>
          <table:table-cell table:style-name="Table392.B2" office:value-type="string">
            <text:p text:style-name="P17">Result</text:p>
          </table:table-cell>
        </table:table-row>
        <table:table-row table:style-name="Table392.1">
          <table:table-cell table:style-name="Table392.A2" office:value-type="string">
            <text:p text:style-name="Snippet"/>
          </table:table-cell>
          <table:table-cell table:style-name="Table392.B2" office:value-type="string">
            <text:p text:style-name="P2"/>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p text:style-name="P2">[before] tuck [after]</text:p>
            <text:p text:style-name="Text_20_body">Routing:</text:p>
            <text:p text:style-name="P1">description</text:p>
          </table:table-cell>
          <table:covered-table-cell/>
        </table:table-row>
        <table:table-row table:style-name="Table341.1">
          <table:table-cell table:style-name="Table341.A2" office:value-type="string">
            <text:p text:style-name="P17">Code</text:p>
          </table:table-cell>
          <table:table-cell table:style-name="Table341.B2" office:value-type="string">
            <text:p text:style-name="P17">Result</text:p>
          </table:table-cell>
        </table:table-row>
        <table:table-row table:style-name="Table341.1">
          <table:table-cell table:style-name="Table341.A2" office:value-type="string">
            <text:p text:style-name="Snippet"/>
          </table:table-cell>
          <table:table-cell table:style-name="Table341.B2" office:value-type="string">
            <text:p text:style-name="P2"/>
          </table:table-cell>
        </table:table-row>
      </table:table>
      <text:p text:style-name="Text_20_body"/>
      <table:table table:name="Table393" table:style-name="Table393">
        <table:table-column table:style-name="Table393.A"/>
        <table:table-column table:style-name="Table393.B"/>
        <text:soft-page-break/>
        <table:table-row table:style-name="Table393.1">
          <table:table-cell table:style-name="Table393.A1" table:number-columns-spanned="2" office:value-type="string">
            <text:p text:style-name="P2">[before] val#: [after]</text:p>
            <text:p text:style-name="Text_20_body">Routing:</text:p>
            <text:p text:style-name="P1">description</text:p>
          </table:table-cell>
          <table:covered-table-cell/>
        </table:table-row>
        <table:table-row table:style-name="Table393.1">
          <table:table-cell table:style-name="Table393.A2" office:value-type="string">
            <text:p text:style-name="P17">Code</text:p>
          </table:table-cell>
          <table:table-cell table:style-name="Table393.B2" office:value-type="string">
            <text:p text:style-name="P17">Result</text:p>
          </table:table-cell>
        </table:table-row>
        <table:table-row table:style-name="Table393.1">
          <table:table-cell table:style-name="Table393.A2" office:value-type="string">
            <text:p text:style-name="Snippet"/>
          </table:table-cell>
          <table:table-cell table:style-name="Table393.B2" office:value-type="string">
            <text:p text:style-name="P2"/>
          </table:table-cell>
        </table:table-row>
      </table:table>
      <text:p text:style-name="Text_20_body"/>
      <table:table table:name="Table394" table:style-name="Table394">
        <table:table-column table:style-name="Table394.A"/>
        <table:table-column table:style-name="Table394.B"/>
        <table:table-row table:style-name="Table394.1">
          <table:table-cell table:style-name="Table394.A1" table:number-columns-spanned="2" office:value-type="string">
            <text:p text:style-name="P2">[before] val$: [after]</text:p>
            <text:p text:style-name="Text_20_body">Routing:</text:p>
            <text:p text:style-name="P1">description</text:p>
          </table:table-cell>
          <table:covered-table-cell/>
        </table:table-row>
        <table:table-row table:style-name="Table394.1">
          <table:table-cell table:style-name="Table394.A2" office:value-type="string">
            <text:p text:style-name="P17">Code</text:p>
          </table:table-cell>
          <table:table-cell table:style-name="Table394.B2" office:value-type="string">
            <text:p text:style-name="P17">Result</text:p>
          </table:table-cell>
        </table:table-row>
        <table:table-row table:style-name="Table394.1">
          <table:table-cell table:style-name="Table394.A2" office:value-type="string">
            <text:p text:style-name="Snippet"/>
          </table:table-cell>
          <table:table-cell table:style-name="Table394.B2" office:value-type="string">
            <text:p text:style-name="P2"/>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p text:style-name="P2">[before] val#: [after]</text:p>
            <text:p text:style-name="Text_20_body">Routing:</text:p>
            <text:p text:style-name="P1">description</text:p>
          </table:table-cell>
          <table:covered-table-cell/>
        </table:table-row>
        <table:table-row table:style-name="Table395.1">
          <table:table-cell table:style-name="Table395.A2" office:value-type="string">
            <text:p text:style-name="P17">Code</text:p>
          </table:table-cell>
          <table:table-cell table:style-name="Table395.B2" office:value-type="string">
            <text:p text:style-name="P17">Result</text:p>
          </table:table-cell>
        </table:table-row>
        <table:table-row table:style-name="Table395.1">
          <table:table-cell table:style-name="Table395.A2" office:value-type="string">
            <text:p text:style-name="Snippet"/>
          </table:table-cell>
          <table:table-cell table:style-name="Table395.B2" office:value-type="string">
            <text:p text:style-name="P2"/>
          </table:table-cell>
        </table:table-row>
      </table:table>
      <text:p text:style-name="Text_20_body"/>
      <table:table table:name="Table396" table:style-name="Table396">
        <table:table-column table:style-name="Table396.A"/>
        <table:table-column table:style-name="Table396.B"/>
        <table:table-row table:style-name="Table396.1">
          <table:table-cell table:style-name="Table396.A1" table:number-columns-spanned="2" office:value-type="string">
            <text:p text:style-name="P2">[before] var$: [after]</text:p>
            <text:p text:style-name="Text_20_body">Routing:</text:p>
            <text:p text:style-name="P1">description</text:p>
          </table:table-cell>
          <table:covered-table-cell/>
        </table:table-row>
        <table:table-row table:style-name="Table396.1">
          <table:table-cell table:style-name="Table396.A2" office:value-type="string">
            <text:p text:style-name="P17">Code</text:p>
          </table:table-cell>
          <table:table-cell table:style-name="Table396.B2" office:value-type="string">
            <text:p text:style-name="P17">Result</text:p>
          </table:table-cell>
        </table:table-row>
        <table:table-row table:style-name="Table396.1">
          <table:table-cell table:style-name="Table396.A2" office:value-type="string">
            <text:p text:style-name="Snippet"/>
          </table:table-cell>
          <table:table-cell table:style-name="Table396.B2" office:value-type="string">
            <text:p text:style-name="P2"/>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p text:style-name="P2">[] vm [a_virtual_machine]</text:p>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17">Code</text:p>
          </table:table-cell>
          <table:table-cell table:style-name="Table342.B2" office:value-type="string">
            <text:p text:style-name="P17">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column table:style-name="Table343.B"/>
        <text:soft-page-break/>
        <table:table-row table:style-name="Table343.1">
          <table:table-cell table:style-name="Table343.A1" table:number-columns-spanned="2" office:value-type="string">
            <text:p text:style-name="P2">[] { … } [a_hash]</text:p>
            <text:p text:style-name="Text_20_body">Routing: VM</text:p>
            <text:p text:style-name="P1">description</text:p>
          </table:table-cell>
          <table:covered-table-cell/>
        </table:table-row>
        <table:table-row table:style-name="Table343.1">
          <table:table-cell table:style-name="Table343.A2" office:value-type="string">
            <text:p text:style-name="P17">Code</text:p>
          </table:table-cell>
          <table:table-cell table:style-name="Table343.B2" office:value-type="string">
            <text:p text:style-name="P17">Result</text:p>
          </table:table-cell>
        </table:table-row>
        <table:table-row table:style-name="Table343.1">
          <table:table-cell table:style-name="Table343.A2" office:value-type="string">
            <text:p text:style-name="Snippet"/>
          </table:table-cell>
          <table:table-cell table:style-name="Table343.B2" office:value-type="string">
            <text:p text:style-name="P2"/>
          </table:table-cell>
        </table:table-row>
      </table:table>
      <text:p text:style-name="Text_20_body"/>
      <table:table table:name="Table344" table:style-name="Table344">
        <table:table-column table:style-name="Table344.A"/>
        <table:table-column table:style-name="Table344.B"/>
        <table:table-row table:style-name="Table344.1">
          <table:table-cell table:style-name="Table344.A1" table:number-columns-spanned="2" office:value-type="string">
            <text:p text:style-name="P2">[] {{ … }} [a_procedure]</text:p>
            <text:p text:style-name="Text_20_body">Routing: VM</text:p>
            <text:p text:style-name="P1">description</text:p>
          </table:table-cell>
          <table:covered-table-cell/>
        </table:table-row>
        <table:table-row table:style-name="Table344.1">
          <table:table-cell table:style-name="Table344.A2" office:value-type="string">
            <text:p text:style-name="P17">Code</text:p>
          </table:table-cell>
          <table:table-cell table:style-name="Table344.B2" office:value-type="string">
            <text:p text:style-name="P17">Result</text:p>
          </table:table-cell>
        </table:table-row>
        <table:table-row table:style-name="Table344.1">
          <table:table-cell table:style-name="Table344.A2" office:value-type="string">
            <text:p text:style-name="Snippet"/>
          </table:table-cell>
          <table:table-cell table:style-name="Table344.B2" office:value-type="string">
            <text:p text:style-name="P2"/>
          </table:table-cell>
        </table:table-row>
      </table:table>
      <text:p text:style-name="Text_20_body"/>
      <text:h text:style-name="Heading_20_2" text:outline-level="2"><text:alphabetical-index-mark-start text:id="IMark168801484"/>Commands<text:alphabetical-index-mark-end text:id="IMark168801484"/></text:h>
      <text:p text:style-name="Text_20_body"/>
      <table:table table:name="Table345" table:style-name="Table345">
        <table:table-column table:style-name="Table345.A"/>
        <table:table-column table:style-name="Table345.B"/>
        <table:table-row table:style-name="Table345.1">
          <table:table-cell table:style-name="Table345.A1" table:number-columns-spanned="2" office:value-type="string">
            <text:p text:style-name="P2">[before] )" … " [after]</text:p>
            <text:p text:style-name="Text_20_body">Routing:</text:p>
            <text:p text:style-name="P1">description</text:p>
          </table:table-cell>
          <table:covered-table-cell/>
        </table:table-row>
        <table:table-row table:style-name="Table345.1">
          <table:table-cell table:style-name="Table345.A2" office:value-type="string">
            <text:p text:style-name="P17">Code</text:p>
          </table:table-cell>
          <table:table-cell table:style-name="Table345.B2" office:value-type="string">
            <text:p text:style-name="P17">Result</text:p>
          </table:table-cell>
        </table:table-row>
        <table:table-row table:style-name="Table345.1">
          <table:table-cell table:style-name="Table345.A2" office:value-type="string">
            <text:p text:style-name="Snippet"/>
          </table:table-cell>
          <table:table-cell table:style-name="Table345.B2" office:value-type="string">
            <text:p text:style-name="P2"/>
          </table:table-cell>
        </table:table-row>
      </table:table>
      <text:p text:style-name="Text_20_body"/>
      <table:table table:name="Table346" table:style-name="Table346">
        <table:table-column table:style-name="Table346.A"/>
        <table:table-column table:style-name="Table346.B"/>
        <table:table-row table:style-name="Table346.1">
          <table:table-cell table:style-name="Table346.A1" table:number-columns-spanned="2" office:value-type="string">
            <text:p text:style-name="P2">[before] )classes [after]</text:p>
            <text:p text:style-name="Text_20_body">Routing:</text:p>
            <text:p text:style-name="P1">description</text:p>
          </table:table-cell>
          <table:covered-table-cell/>
        </table:table-row>
        <table:table-row table:style-name="Table346.1">
          <table:table-cell table:style-name="Table346.A2" office:value-type="string">
            <text:p text:style-name="P17">Code</text:p>
          </table:table-cell>
          <table:table-cell table:style-name="Table346.B2" office:value-type="string">
            <text:p text:style-name="P17">Result</text:p>
          </table:table-cell>
        </table:table-row>
        <table:table-row table:style-name="Table346.1">
          <table:table-cell table:style-name="Table346.A2" office:value-type="string">
            <text:p text:style-name="Snippet"/>
          </table:table-cell>
          <table:table-cell table:style-name="Table346.B2" office:value-type="string">
            <text:p text:style-name="P2"/>
          </table:table-cell>
        </table:table-row>
      </table:table>
      <text:p text:style-name="Text_20_body"/>
      <table:table table:name="Table347" table:style-name="Table347">
        <table:table-column table:style-name="Table347.A"/>
        <table:table-column table:style-name="Table347.B"/>
        <table:table-row table:style-name="Table347.1">
          <table:table-cell table:style-name="Table347.A1" table:number-columns-spanned="2" office:value-type="string">
            <text:p text:style-name="P2">[before] )context [after]</text:p>
            <text:p text:style-name="Text_20_body">Routing:</text:p>
            <text:p text:style-name="P1">description</text:p>
          </table:table-cell>
          <table:covered-table-cell/>
        </table:table-row>
        <table:table-row table:style-name="Table347.1">
          <table:table-cell table:style-name="Table347.A2" office:value-type="string">
            <text:p text:style-name="P17">Code</text:p>
          </table:table-cell>
          <table:table-cell table:style-name="Table347.B2" office:value-type="string">
            <text:p text:style-name="P17">Result</text:p>
          </table:table-cell>
        </table:table-row>
        <table:table-row table:style-name="Table347.1">
          <table:table-cell table:style-name="Table347.A2" office:value-type="string">
            <text:p text:style-name="Snippet"/>
          </table:table-cell>
          <table:table-cell table:style-name="Table347.B2" office:value-type="string">
            <text:p text:style-name="P2"/>
          </table:table-cell>
        </table:table-row>
      </table:table>
      <text:p text:style-name="Text_20_body"/>
      <table:table table:name="Table348" table:style-name="Table348">
        <table:table-column table:style-name="Table348.A"/>
        <table:table-column table:style-name="Table348.B"/>
        <text:soft-page-break/>
        <table:table-row table:style-name="Table348.1">
          <table:table-cell table:style-name="Table348.A1" table:number-columns-spanned="2" office:value-type="string">
            <text:p text:style-name="P2">[before] )context! [after]</text:p>
            <text:p text:style-name="Text_20_body">Routing:</text:p>
            <text:p text:style-name="P1">description</text:p>
          </table:table-cell>
          <table:covered-table-cell/>
        </table:table-row>
        <table:table-row table:style-name="Table348.1">
          <table:table-cell table:style-name="Table348.A2" office:value-type="string">
            <text:p text:style-name="P17">Code</text:p>
          </table:table-cell>
          <table:table-cell table:style-name="Table348.B2" office:value-type="string">
            <text:p text:style-name="P17">Result</text:p>
          </table:table-cell>
        </table:table-row>
        <table:table-row table:style-name="Table348.1">
          <table:table-cell table:style-name="Table348.A2" office:value-type="string">
            <text:p text:style-name="Snippet"/>
          </table:table-cell>
          <table:table-cell table:style-name="Table348.B2" office:value-type="string">
            <text:p text:style-name="P2"/>
          </table:table-cell>
        </table:table-row>
      </table:table>
      <text:p text:style-name="Text_20_body"/>
      <table:table table:name="Table349" table:style-name="Table349">
        <table:table-column table:style-name="Table349.A"/>
        <table:table-column table:style-name="Table349.B"/>
        <table:table-row table:style-name="Table349.1">
          <table:table-cell table:style-name="Table349.A1" table:number-columns-spanned="2" office:value-type="string">
            <text:p text:style-name="P2">[before] )debug [after]</text:p>
            <text:p text:style-name="Text_20_body">Routing:</text:p>
            <text:p text:style-name="P1">description</text:p>
          </table:table-cell>
          <table:covered-table-cell/>
        </table:table-row>
        <table:table-row table:style-name="Table349.1">
          <table:table-cell table:style-name="Table349.A2" office:value-type="string">
            <text:p text:style-name="P17">Code</text:p>
          </table:table-cell>
          <table:table-cell table:style-name="Table349.B2" office:value-type="string">
            <text:p text:style-name="P17">Result</text:p>
          </table:table-cell>
        </table:table-row>
        <table:table-row table:style-name="Table349.1">
          <table:table-cell table:style-name="Table349.A2" office:value-type="string">
            <text:p text:style-name="Snippet"/>
          </table:table-cell>
          <table:table-cell table:style-name="Table349.B2" office:value-type="string">
            <text:p text:style-name="P2"/>
          </table:table-cell>
        </table:table-row>
      </table:table>
      <text:p text:style-name="Text_20_body"/>
      <table:table table:name="Table350" table:style-name="Table350">
        <table:table-column table:style-name="Table350.A"/>
        <table:table-column table:style-name="Table350.B"/>
        <table:table-row table:style-name="Table350.1">
          <table:table-cell table:style-name="Table350.A1" table:number-columns-spanned="2" office:value-type="string">
            <text:p text:style-name="P2">[before] )elapsed [after]</text:p>
            <text:p text:style-name="Text_20_body">Routing:</text:p>
            <text:p text:style-name="P1">description</text:p>
          </table:table-cell>
          <table:covered-table-cell/>
        </table:table-row>
        <table:table-row table:style-name="Table350.1">
          <table:table-cell table:style-name="Table350.A2" office:value-type="string">
            <text:p text:style-name="P17">Code</text:p>
          </table:table-cell>
          <table:table-cell table:style-name="Table350.B2" office:value-type="string">
            <text:p text:style-name="P17">Result</text:p>
          </table:table-cell>
        </table:table-row>
        <table:table-row table:style-name="Table350.1">
          <table:table-cell table:style-name="Table350.A2" office:value-type="string">
            <text:p text:style-name="Snippet"/>
          </table:table-cell>
          <table:table-cell table:style-name="Table350.B2" office:value-type="string">
            <text:p text:style-name="P2"/>
          </table:table-cell>
        </table:table-row>
      </table:table>
      <text:p text:style-name="Text_20_body"/>
      <table:table table:name="Table351" table:style-name="Table351">
        <table:table-column table:style-name="Table351.A"/>
        <table:table-column table:style-name="Table351.B"/>
        <table:table-row table:style-name="Table351.1">
          <table:table-cell table:style-name="Table351.A1" table:number-columns-spanned="2" office:value-type="string">
            <text:p text:style-name="P2">[before] )entries [after]</text:p>
            <text:p text:style-name="Text_20_body">Routing:</text:p>
            <text:p text:style-name="P1">description</text:p>
          </table:table-cell>
          <table:covered-table-cell/>
        </table:table-row>
        <table:table-row table:style-name="Table351.1">
          <table:table-cell table:style-name="Table351.A2" office:value-type="string">
            <text:p text:style-name="P17">Code</text:p>
          </table:table-cell>
          <table:table-cell table:style-name="Table351.B2" office:value-type="string">
            <text:p text:style-name="P17">Result</text:p>
          </table:table-cell>
        </table:table-row>
        <table:table-row table:style-name="Table351.1">
          <table:table-cell table:style-name="Table351.A2" office:value-type="string">
            <text:p text:style-name="Snippet"/>
          </table:table-cell>
          <table:table-cell table:style-name="Table351.B2" office:value-type="string">
            <text:p text:style-name="P2"/>
          </table:table-cell>
        </table:table-row>
      </table:table>
      <text:p text:style-name="Text_20_body"/>
      <table:table table:name="Table352" table:style-name="Table352">
        <table:table-column table:style-name="Table352.A"/>
        <table:table-column table:style-name="Table352.B"/>
        <table:table-row table:style-name="Table352.1">
          <table:table-cell table:style-name="Table352.A1" table:number-columns-spanned="2" office:value-type="string">
            <text:p text:style-name="P2">[before] )globals [after]</text:p>
            <text:p text:style-name="Text_20_body">Routing:</text:p>
            <text:p text:style-name="P1">description</text:p>
          </table:table-cell>
          <table:covered-table-cell/>
        </table:table-row>
        <table:table-row table:style-name="Table352.1">
          <table:table-cell table:style-name="Table352.A2" office:value-type="string">
            <text:p text:style-name="P17">Code</text:p>
          </table:table-cell>
          <table:table-cell table:style-name="Table352.B2" office:value-type="string">
            <text:p text:style-name="P17">Result</text:p>
          </table:table-cell>
        </table:table-row>
        <table:table-row table:style-name="Table352.1">
          <table:table-cell table:style-name="Table352.A2" office:value-type="string">
            <text:p text:style-name="Snippet"/>
          </table:table-cell>
          <table:table-cell table:style-name="Table352.B2" office:value-type="string">
            <text:p text:style-name="P2"/>
          </table:table-cell>
        </table:table-row>
      </table:table>
      <text:p text:style-name="Text_20_body"/>
      <table:table table:name="Table353" table:style-name="Table353">
        <table:table-column table:style-name="Table353.A"/>
        <table:table-column table:style-name="Table353.B"/>
        <text:soft-page-break/>
        <table:table-row table:style-name="Table353.1">
          <table:table-cell table:style-name="Table353.A1" table:number-columns-spanned="2" office:value-type="string">
            <text:p text:style-name="P2">[before] )irb [after]</text:p>
            <text:p text:style-name="Text_20_body">Routing:</text:p>
            <text:p text:style-name="P1">description</text:p>
          </table:table-cell>
          <table:covered-table-cell/>
        </table:table-row>
        <table:table-row table:style-name="Table353.1">
          <table:table-cell table:style-name="Table353.A2" office:value-type="string">
            <text:p text:style-name="P17">Code</text:p>
          </table:table-cell>
          <table:table-cell table:style-name="Table353.B2" office:value-type="string">
            <text:p text:style-name="P17">Result</text:p>
          </table:table-cell>
        </table:table-row>
        <table:table-row table:style-name="Table353.1">
          <table:table-cell table:style-name="Table353.A2" office:value-type="string">
            <text:p text:style-name="Snippet"/>
          </table:table-cell>
          <table:table-cell table:style-name="Table353.B2" office:value-type="string">
            <text:p text:style-name="P2"/>
          </table:table-cell>
        </table:table-row>
      </table:table>
      <text:p text:style-name="Text_20_body"/>
      <table:table table:name="Table354" table:style-name="Table354">
        <table:table-column table:style-name="Table354.A"/>
        <table:table-column table:style-name="Table354.B"/>
        <table:table-row table:style-name="Table354.1">
          <table:table-cell table:style-name="Table354.A1" table:number-columns-spanned="2" office:value-type="string">
            <text:p text:style-name="P2">[before] )load" … " [after]</text:p>
            <text:p text:style-name="Text_20_body">Routing:</text:p>
            <text:p text:style-name="P1">description</text:p>
          </table:table-cell>
          <table:covered-table-cell/>
        </table:table-row>
        <table:table-row table:style-name="Table354.1">
          <table:table-cell table:style-name="Table354.A2" office:value-type="string">
            <text:p text:style-name="P17">Code</text:p>
          </table:table-cell>
          <table:table-cell table:style-name="Table354.B2" office:value-type="string">
            <text:p text:style-name="P17">Result</text:p>
          </table:table-cell>
        </table:table-row>
        <table:table-row table:style-name="Table354.1">
          <table:table-cell table:style-name="Table354.A2" office:value-type="string">
            <text:p text:style-name="Snippet"/>
          </table:table-cell>
          <table:table-cell table:style-name="Table354.B2" office:value-type="string">
            <text:p text:style-name="P2"/>
          </table:table-cell>
        </table:table-row>
      </table:table>
      <text:p text:style-name="Text_20_body"/>
      <table:table table:name="Table355" table:style-name="Table355">
        <table:table-column table:style-name="Table355.A"/>
        <table:table-column table:style-name="Table355.B"/>
        <table:table-row table:style-name="Table355.1">
          <table:table-cell table:style-name="Table355.A1" table:number-columns-spanned="2" office:value-type="string">
            <text:p text:style-name="P2">[before] )map" … " [after]</text:p>
            <text:p text:style-name="Text_20_body">Routing:</text:p>
            <text:p text:style-name="P1">description</text:p>
          </table:table-cell>
          <table:covered-table-cell/>
        </table:table-row>
        <table:table-row table:style-name="Table355.1">
          <table:table-cell table:style-name="Table355.A2" office:value-type="string">
            <text:p text:style-name="P17">Code</text:p>
          </table:table-cell>
          <table:table-cell table:style-name="Table355.B2" office:value-type="string">
            <text:p text:style-name="P17">Result</text:p>
          </table:table-cell>
        </table:table-row>
        <table:table-row table:style-name="Table355.1">
          <table:table-cell table:style-name="Table355.A2" office:value-type="string">
            <text:p text:style-name="Snippet"/>
          </table:table-cell>
          <table:table-cell table:style-name="Table355.B2" office:value-type="string">
            <text:p text:style-name="P2"/>
          </table:table-cell>
        </table:table-row>
      </table:table>
      <text:p text:style-name="Text_20_body"/>
      <table:table table:name="Table356" table:style-name="Table356">
        <table:table-column table:style-name="Table356.A"/>
        <table:table-column table:style-name="Table356.B"/>
        <table:table-row table:style-name="Table356.1">
          <table:table-cell table:style-name="Table356.A1" table:number-columns-spanned="2" office:value-type="string">
            <text:p text:style-name="P2">[before] )nodebug [after]</text:p>
            <text:p text:style-name="Text_20_body">Routing:</text:p>
            <text:p text:style-name="P1">description</text:p>
          </table:table-cell>
          <table:covered-table-cell/>
        </table:table-row>
        <table:table-row table:style-name="Table356.1">
          <table:table-cell table:style-name="Table356.A2" office:value-type="string">
            <text:p text:style-name="P17">Code</text:p>
          </table:table-cell>
          <table:table-cell table:style-name="Table356.B2" office:value-type="string">
            <text:p text:style-name="P17">Result</text:p>
          </table:table-cell>
        </table:table-row>
        <table:table-row table:style-name="Table356.1">
          <table:table-cell table:style-name="Table356.A2" office:value-type="string">
            <text:p text:style-name="Snippet"/>
          </table:table-cell>
          <table:table-cell table:style-name="Table356.B2" office:value-type="string">
            <text:p text:style-name="P2"/>
          </table:table-cell>
        </table:table-row>
      </table:table>
      <text:p text:style-name="Text_20_body"/>
      <table:table table:name="Table357" table:style-name="Table357">
        <table:table-column table:style-name="Table357.A"/>
        <table:table-column table:style-name="Table357.B"/>
        <table:table-row table:style-name="Table357.1">
          <table:table-cell table:style-name="Table357.A1" table:number-columns-spanned="2" office:value-type="string">
            <text:p text:style-name="P2">[before] )noshow [after]</text:p>
            <text:p text:style-name="Text_20_body">Routing:</text:p>
            <text:p text:style-name="P1">description</text:p>
          </table:table-cell>
          <table:covered-table-cell/>
        </table:table-row>
        <table:table-row table:style-name="Table357.1">
          <table:table-cell table:style-name="Table357.A2" office:value-type="string">
            <text:p text:style-name="P17">Code</text:p>
          </table:table-cell>
          <table:table-cell table:style-name="Table357.B2" office:value-type="string">
            <text:p text:style-name="P17">Result</text:p>
          </table:table-cell>
        </table:table-row>
        <table:table-row table:style-name="Table357.1">
          <table:table-cell table:style-name="Table357.A2" office:value-type="string">
            <text:p text:style-name="Snippet"/>
          </table:table-cell>
          <table:table-cell table:style-name="Table357.B2" office:value-type="string">
            <text:p text:style-name="P2"/>
          </table:table-cell>
        </table:table-row>
      </table:table>
      <text:p text:style-name="Text_20_body"/>
      <table:table table:name="Table358" table:style-name="Table358">
        <table:table-column table:style-name="Table358.A"/>
        <table:table-column table:style-name="Table358.B"/>
        <text:soft-page-break/>
        <table:table-row table:style-name="Table358.1">
          <table:table-cell table:style-name="Table358.A1" table:number-columns-spanned="2" office:value-type="string">
            <text:p text:style-name="P2">[before] )quit [after]</text:p>
            <text:p text:style-name="Text_20_body">Routing:</text:p>
            <text:p text:style-name="P1">description</text:p>
          </table:table-cell>
          <table:covered-table-cell/>
        </table:table-row>
        <table:table-row table:style-name="Table358.1">
          <table:table-cell table:style-name="Table358.A2" office:value-type="string">
            <text:p text:style-name="P17">Code</text:p>
          </table:table-cell>
          <table:table-cell table:style-name="Table358.B2" office:value-type="string">
            <text:p text:style-name="P17">Result</text:p>
          </table:table-cell>
        </table:table-row>
        <table:table-row table:style-name="Table358.1">
          <table:table-cell table:style-name="Table358.A2" office:value-type="string">
            <text:p text:style-name="Snippet"/>
          </table:table-cell>
          <table:table-cell table:style-name="Table358.B2" office:value-type="string">
            <text:p text:style-name="P2"/>
          </table:table-cell>
        </table:table-row>
      </table:table>
      <text:p text:style-name="Text_20_body"/>
      <table:table table:name="Table359" table:style-name="Table359">
        <table:table-column table:style-name="Table359.A"/>
        <table:table-column table:style-name="Table359.B"/>
        <table:table-row table:style-name="Table359.1">
          <table:table-cell table:style-name="Table359.A1" table:number-columns-spanned="2" office:value-type="string">
            <text:p text:style-name="P2">[before] )restart [after]</text:p>
            <text:p text:style-name="Text_20_body">Routing:</text:p>
            <text:p text:style-name="P1">description</text:p>
          </table:table-cell>
          <table:covered-table-cell/>
        </table:table-row>
        <table:table-row table:style-name="Table359.1">
          <table:table-cell table:style-name="Table359.A2" office:value-type="string">
            <text:p text:style-name="P17">Code</text:p>
          </table:table-cell>
          <table:table-cell table:style-name="Table359.B2" office:value-type="string">
            <text:p text:style-name="P17">Result</text:p>
          </table:table-cell>
        </table:table-row>
        <table:table-row table:style-name="Table359.1">
          <table:table-cell table:style-name="Table359.A2" office:value-type="string">
            <text:p text:style-name="Snippet"/>
          </table:table-cell>
          <table:table-cell table:style-name="Table359.B2" office:value-type="string">
            <text:p text:style-name="P2"/>
          </table:table-cell>
        </table:table-row>
      </table:table>
      <text:p text:style-name="Text_20_body"/>
      <table:table table:name="Table360" table:style-name="Table360">
        <table:table-column table:style-name="Table360.A"/>
        <table:table-column table:style-name="Table360.B"/>
        <table:table-row table:style-name="Table360.1">
          <table:table-cell table:style-name="Table360.A1" table:number-columns-spanned="2" office:value-type="string">
            <text:p text:style-name="P2">[before] )show [after]</text:p>
            <text:p text:style-name="Text_20_body">Routing:</text:p>
            <text:p text:style-name="P1">description</text:p>
          </table:table-cell>
          <table:covered-table-cell/>
        </table:table-row>
        <table:table-row table:style-name="Table360.1">
          <table:table-cell table:style-name="Table360.A2" office:value-type="string">
            <text:p text:style-name="P17">Code</text:p>
          </table:table-cell>
          <table:table-cell table:style-name="Table360.B2" office:value-type="string">
            <text:p text:style-name="P17">Result</text:p>
          </table:table-cell>
        </table:table-row>
        <table:table-row table:style-name="Table360.1">
          <table:table-cell table:style-name="Table360.A2" office:value-type="string">
            <text:p text:style-name="Snippet"/>
          </table:table-cell>
          <table:table-cell table:style-name="Table360.B2" office:value-type="string">
            <text:p text:style-name="P2"/>
          </table:table-cell>
        </table:table-row>
      </table:table>
      <text:p text:style-name="Text_20_body"/>
      <table:table table:name="Table361" table:style-name="Table361">
        <table:table-column table:style-name="Table361.A"/>
        <table:table-column table:style-name="Table361.B"/>
        <table:table-row table:style-name="Table361.1">
          <table:table-cell table:style-name="Table361.A1" table:number-columns-spanned="2" office:value-type="string">
            <text:p text:style-name="P2">[before] )start [after]</text:p>
            <text:p text:style-name="Text_20_body">Routing:</text:p>
            <text:p text:style-name="P1">description</text:p>
          </table:table-cell>
          <table:covered-table-cell/>
        </table:table-row>
        <table:table-row table:style-name="Table361.1">
          <table:table-cell table:style-name="Table361.A2" office:value-type="string">
            <text:p text:style-name="P17">Code</text:p>
          </table:table-cell>
          <table:table-cell table:style-name="Table361.B2" office:value-type="string">
            <text:p text:style-name="P17">Result</text:p>
          </table:table-cell>
        </table:table-row>
        <table:table-row table:style-name="Table361.1">
          <table:table-cell table:style-name="Table361.A2" office:value-type="string">
            <text:p text:style-name="Snippet"/>
          </table:table-cell>
          <table:table-cell table:style-name="Table361.B2" office:value-type="string">
            <text:p text:style-name="P2"/>
          </table:table-cell>
        </table:table-row>
      </table:table>
      <text:p text:style-name="Text_20_body"/>
      <table:table table:name="Table362" table:style-name="Table362">
        <table:table-column table:style-name="Table362.A"/>
        <table:table-column table:style-name="Table362.B"/>
        <table:table-row table:style-name="Table362.1">
          <table:table-cell table:style-name="Table362.A1" table:number-columns-spanned="2" office:value-type="string">
            <text:p text:style-name="P2">[before] )threads [after]</text:p>
            <text:p text:style-name="Text_20_body">Routing:</text:p>
            <text:p text:style-name="P1">description</text:p>
          </table:table-cell>
          <table:covered-table-cell/>
        </table:table-row>
        <table:table-row table:style-name="Table362.1">
          <table:table-cell table:style-name="Table362.A2" office:value-type="string">
            <text:p text:style-name="P17">Code</text:p>
          </table:table-cell>
          <table:table-cell table:style-name="Table362.B2" office:value-type="string">
            <text:p text:style-name="P17">Result</text:p>
          </table:table-cell>
        </table:table-row>
        <table:table-row table:style-name="Table362.1">
          <table:table-cell table:style-name="Table362.A2" office:value-type="string">
            <text:p text:style-name="Snippet"/>
          </table:table-cell>
          <table:table-cell table:style-name="Table362.B2" office:value-type="string">
            <text:p text:style-name="P2"/>
          </table:table-cell>
        </table:table-row>
      </table:table>
      <text:p text:style-name="Text_20_body"/>
      <text:p text:style-name="Text_20_body">)time</text:p>
      <text:p text:style-name="Text_20_body"/>
      <table:table table:name="Table363" table:style-name="Table363">
        <table:table-column table:style-name="Table363.A"/>
        <table:table-column table:style-name="Table363.B"/>
        <text:soft-page-break/>
        <table:table-row table:style-name="Table363.1">
          <table:table-cell table:style-name="Table363.A1" table:number-columns-spanned="2" office:value-type="string">
            <text:p text:style-name="P2">[before] )unmap" … " [after]</text:p>
            <text:p text:style-name="Text_20_body">Routing:</text:p>
            <text:p text:style-name="P1">description</text:p>
          </table:table-cell>
          <table:covered-table-cell/>
        </table:table-row>
        <table:table-row table:style-name="Table363.1">
          <table:table-cell table:style-name="Table363.A2" office:value-type="string">
            <text:p text:style-name="P17">Code</text:p>
          </table:table-cell>
          <table:table-cell table:style-name="Table363.B2" office:value-type="string">
            <text:p text:style-name="P17">Result</text:p>
          </table:table-cell>
        </table:table-row>
        <table:table-row table:style-name="Table363.1">
          <table:table-cell table:style-name="Table363.A2" office:value-type="string">
            <text:p text:style-name="Snippet"/>
          </table:table-cell>
          <table:table-cell table:style-name="Table363.B2" office:value-type="string">
            <text:p text:style-name="P2"/>
          </table:table-cell>
        </table:table-row>
      </table:table>
      <text:p text:style-name="Text_20_body"/>
      <table:table table:name="Table364" table:style-name="Table364">
        <table:table-column table:style-name="Table364.A"/>
        <table:table-column table:style-name="Table364.B"/>
        <table:table-row table:style-name="Table364.1">
          <table:table-cell table:style-name="Table364.A1" table:number-columns-spanned="2" office:value-type="string">
            <text:p text:style-name="P2">[before] )version [after]</text:p>
            <text:p text:style-name="Text_20_body">Routing:</text:p>
            <text:p text:style-name="P1">description</text:p>
          </table:table-cell>
          <table:covered-table-cell/>
        </table:table-row>
        <table:table-row table:style-name="Table364.1">
          <table:table-cell table:style-name="Table364.A2" office:value-type="string">
            <text:p text:style-name="P17">Code</text:p>
          </table:table-cell>
          <table:table-cell table:style-name="Table364.B2" office:value-type="string">
            <text:p text:style-name="P17">Result</text:p>
          </table:table-cell>
        </table:table-row>
        <table:table-row table:style-name="Table364.1">
          <table:table-cell table:style-name="Table364.A2" office:value-type="string">
            <text:p text:style-name="Snippet"/>
          </table:table-cell>
          <table:table-cell table:style-name="Table364.B2" office:value-type="string">
            <text:p text:style-name="P2"/>
          </table:table-cell>
        </table:table-row>
      </table:table>
      <text:p text:style-name="Text_20_body"/>
      <table:table table:name="Table365" table:style-name="Table365">
        <table:table-column table:style-name="Table365.A"/>
        <table:table-column table:style-name="Table365.B"/>
        <table:table-row table:style-name="Table365.1">
          <table:table-cell table:style-name="Table365.A1" table:number-columns-spanned="2" office:value-type="string">
            <text:p text:style-name="P2">[before] )vm [after]</text:p>
            <text:p text:style-name="Text_20_body">Routing:</text:p>
            <text:p text:style-name="P1">description</text:p>
          </table:table-cell>
          <table:covered-table-cell/>
        </table:table-row>
        <table:table-row table:style-name="Table365.1">
          <table:table-cell table:style-name="Table365.A2" office:value-type="string">
            <text:p text:style-name="P17">Code</text:p>
          </table:table-cell>
          <table:table-cell table:style-name="Table365.B2" office:value-type="string">
            <text:p text:style-name="P17">Result</text:p>
          </table:table-cell>
        </table:table-row>
        <table:table-row table:style-name="Table365.1">
          <table:table-cell table:style-name="Table365.A2" office:value-type="string">
            <text:p text:style-name="Snippet"/>
          </table:table-cell>
          <table:table-cell table:style-name="Table365.B2" office:value-type="string">
            <text:p text:style-name="P2"/>
          </table:table-cell>
        </table:table-row>
      </table:table>
      <text:p text:style-name="Text_20_body"/>
      <table:table table:name="Table366" table:style-name="Table366">
        <table:table-column table:style-name="Table366.A"/>
        <table:table-column table:style-name="Table366.B"/>
        <table:table-row table:style-name="Table366.1">
          <table:table-cell table:style-name="Table366.A1" table:number-columns-spanned="2" office:value-type="string">
            <text:p text:style-name="P2">[before] )vm! [after]</text:p>
            <text:p text:style-name="Text_20_body">Routing:</text:p>
            <text:p text:style-name="P1">description</text:p>
          </table:table-cell>
          <table:covered-table-cell/>
        </table:table-row>
        <table:table-row table:style-name="Table366.1">
          <table:table-cell table:style-name="Table366.A2" office:value-type="string">
            <text:p text:style-name="P17">Code</text:p>
          </table:table-cell>
          <table:table-cell table:style-name="Table366.B2" office:value-type="string">
            <text:p text:style-name="P17">Result</text:p>
          </table:table-cell>
        </table:table-row>
        <table:table-row table:style-name="Table366.1">
          <table:table-cell table:style-name="Table366.A2" office:value-type="string">
            <text:p text:style-name="Snippet"/>
          </table:table-cell>
          <table:table-cell table:style-name="Table366.B2" office:value-type="string">
            <text:p text:style-name="P2"/>
          </table:table-cell>
        </table:table-row>
      </table:table>
      <text:p text:style-name="Text_20_body"/>
      <table:table table:name="Table367" table:style-name="Table367">
        <table:table-column table:style-name="Table367.A"/>
        <table:table-column table:style-name="Table367.B"/>
        <table:table-row table:style-name="Table367.1">
          <table:table-cell table:style-name="Table367.A1" table:number-columns-spanned="2" office:value-type="string">
            <text:p text:style-name="P2">[before] )words [after]</text:p>
            <text:p text:style-name="Text_20_body">Routing:</text:p>
            <text:p text:style-name="P1">description</text:p>
          </table:table-cell>
          <table:covered-table-cell/>
        </table:table-row>
        <table:table-row table:style-name="Table367.1">
          <table:table-cell table:style-name="Table367.A2" office:value-type="string">
            <text:p text:style-name="P17">Code</text:p>
          </table:table-cell>
          <table:table-cell table:style-name="Table367.B2" office:value-type="string">
            <text:p text:style-name="P17">Result</text:p>
          </table:table-cell>
        </table:table-row>
        <table:table-row table:style-name="Table367.1">
          <table:table-cell table:style-name="Table367.A2" office:value-type="string">
            <text:p text:style-name="Snippet"/>
          </table:table-cell>
          <table:table-cell table:style-name="Table367.B2" office:value-type="string">
            <text:p text:style-name="P2"/>
          </table:table-cell>
        </table:table-row>
      </table:table>
      <text:p text:style-name="Text_20_body"/>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text:p>
      <text:p text:style-name="Code">)elapsed <text:s text:c="6"/>.asin <text:s text:c="9"/>.left <text:s text:c="9"/>.sinh <text:s text:c="9"/>&lt;</text:p>
      <text:p text:style-name="Code"><text:alphabetical-index-mark-start text:id="IMark168801484"/>)entries<text:alphabetical-index-mark-end text:id="IMark168801484"/> <text:s text:c="6"/>.asinh <text:s text:c="8"/>.left? <text:s text:c="8"/>.sleep <text:s text:c="8"/>&lt;&lt;</text:p>
      <text:p text:style-name="Code">)globals <text:s text:c="6"/>.atan <text:s text:c="9"/>.length <text:s text:c="7"/>.sort <text:s text:c="9"/>&lt;=</text:p>
      <text:p text:style-name="Code">)irb <text:s text:c="10"/>.atan2 <text:s text:c="8"/>.lines <text:s text:c="8"/>.space <text:s text:c="8"/>&lt;=&gt;</text:p>
      <text:p text:style-name="Code">)load" <text:s text:c="8"/>.atanh <text:s text:c="8"/>.list <text:s text:c="9"/>.spaces <text:s text:c="7"/>&lt;&gt;</text:p>
      <text:p text:style-name="Code">)map" <text:s text:c="9"/>.c2p <text:s text:c="10"/>.ljust <text:s text:c="8"/>.split <text:s text:c="8"/>=</text:p>
      <text:p text:style-name="Code">)methods <text:s text:c="6"/>.call <text:s text:c="9"/>.ln <text:s text:c="11"/>.sqr <text:s text:c="10"/>&gt;</text:p>
      <text:p text:style-name="Code">)nodebug <text:s text:c="6"/>.cbrt <text:s text:c="9"/>.load <text:s text:c="9"/>.sqrt <text:s text:c="9"/>&gt;=</text:p>
      <text:p text:style-name="Code">)noshow <text:s text:c="7"/>.ceil <text:s text:c="9"/>.log10 <text:s text:c="8"/>.start <text:s text:c="8"/>&gt;&gt;</text:p>
      <text:p text:style-name="Code">)quit <text:s text:c="9"/>.cjust <text:s text:c="8"/>.log2 <text:s text:c="9"/>.status <text:s text:c="7"/>?dup</text:p>
      <text:p text:style-name="Code">)restart <text:s text:c="6"/>.class <text:s text:c="8"/>.lstrip <text:s text:c="7"/>.strip <text:s text:c="8"/>@</text:p>
      <text:p text:style-name="Code">)show <text:s text:c="9"/>.clear <text:s text:c="8"/>.magnitude <text:s text:c="4"/>.strlen <text:s text:c="7"/>Array</text:p>
      <text:p text:style-name="Code">)start <text:s text:c="8"/>.clone <text:s text:c="8"/>.main <text:s text:c="9"/>.strmax <text:s text:c="7"/>Bignum</text:p>
      <text:p text:style-name="Code">)stubs <text:s text:c="8"/>.clone_exclude .map{ <text:s text:c="9"/>.strmax2 <text:s text:c="6"/>Class</text:p>
      <text:p text:style-name="Code">)threads <text:s text:c="6"/>.close <text:s text:c="8"/>.max <text:s text:c="10"/>.subclass: <text:s text:c="4"/>Complex</text:p>
      <text:p text:style-name="Code">)time <text:s text:c="9"/>.conjugate <text:s text:c="4"/>.mid <text:s text:c="10"/>.tan <text:s text:c="10"/>FalseClass</text:p>
      <text:p text:style-name="Code">)unmap" <text:s text:c="7"/>.contains? <text:s text:c="4"/>.mid? <text:s text:c="9"/>.tanh <text:s text:c="9"/>Fixnum</text:p>
      <text:p text:style-name="Code">)version <text:s text:c="6"/>.copy <text:s text:c="9"/>.midlr <text:s text:c="8"/>.throw <text:s text:c="8"/>Float</text:p>
      <text:p text:style-name="Code">)vm <text:s text:c="11"/>.cos <text:s text:c="10"/>.min <text:s text:c="10"/>.to_f <text:s text:c="9"/>Hash</text:p>
      <text:p text:style-name="Code">)vm! <text:s text:c="10"/>.cosh <text:s text:c="9"/>.name <text:s text:c="9"/>.to_f! <text:s text:c="8"/>InStream</text:p>
      <text:p text:style-name="Code">)words <text:s text:c="8"/>.cr <text:s text:c="11"/>.new <text:s text:c="10"/>.to_i <text:s text:c="9"/>Integer</text:p>
      <text:p text:style-name="Code">* <text:s text:c="13"/>.create <text:s text:c="7"/>.new_size <text:s text:c="5"/>.to_i! <text:s text:c="8"/>NilClass</text:p>
      <text:p text:style-name="Code">** <text:s text:c="12"/>.create{ <text:s text:c="6"/>.new_value <text:s text:c="4"/>.to_lower <text:s text:c="5"/>Numeric</text:p>
      <text:p text:style-name="Code">+ <text:s text:c="13"/>.cube <text:s text:c="9"/>.new_values <text:s text:c="3"/>.to_n <text:s text:c="9"/>Object</text:p>
      <text:p text:style-name="Code">- <text:s text:c="13"/>.current <text:s text:c="6"/>.new{ <text:s text:c="9"/>.to_n! <text:s text:c="8"/>OutStream</text:p>
      <text:p text:style-name="Code">-infinity <text:s text:c="5"/>.d2r <text:s text:c="10"/>.numerator <text:s text:c="4"/>.to_r <text:s text:c="9"/>Procedure</text:p>
      <text:p text:style-name="Code">. <text:s text:c="13"/>.denominator <text:s text:c="2"/>.odd? <text:s text:c="9"/>.to_r! <text:s text:c="8"/>Queue</text:p>
      <text:p text:style-name="Code">." <text:s text:c="12"/>.dump <text:s text:c="9"/>.open <text:s text:c="9"/>.to_s <text:s text:c="9"/>Rational</text:p>
      <text:p text:style-name="Code">.+left <text:s text:c="8"/>.e** <text:s text:c="10"/>.open{ <text:s text:c="8"/>.to_upper <text:s text:c="5"/>Stack</text:p>
      <text:p text:style-name="Code">.+mid <text:s text:c="9"/>.each{ <text:s text:c="8"/>.p2c <text:s text:c="10"/>.to_x <text:s text:c="9"/>String</text:p>
      <text:p text:style-name="Code">.+midlr <text:s text:c="7"/>.elapsed <text:s text:c="6"/>.parent_class <text:s/>.to_x! <text:s text:c="8"/>Thread</text:p>
      <text:p text:style-name="Code">.+right <text:s text:c="7"/>.emit <text:s text:c="9"/>.peek <text:s text:c="9"/>.values <text:s text:c="7"/>TrueClass</text:p>
      <text:p text:style-name="Code">.-left <text:s text:c="8"/>.empty? <text:s text:c="7"/>.pend <text:s text:c="9"/>.vm <text:s text:c="11"/>VirtualMachine</text:p>
      <text:p text:style-name="Code">.-mid <text:s text:c="9"/>.eval <text:s text:c="9"/>.polar <text:s text:c="8"/>.vm_name <text:s text:c="6"/>[</text:p>
      <text:p text:style-name="Code">.-midlr <text:s text:c="7"/>.even? <text:s text:c="8"/>.pop <text:s text:c="10"/>.with{ <text:s text:c="8"/>^^</text:p>
      <text:p text:style-name="Code">.-right <text:s text:c="7"/>.exit <text:s text:c="9"/>.posn <text:s text:c="9"/>/ <text:s text:c="13"/>accept</text:p>
      <text:p text:style-name="Code">.1/x <text:s text:c="10"/>.floor <text:s text:c="8"/>.pp <text:s text:c="11"/>0&lt; <text:s text:c="12"/>accept"</text:p>
      <text:p text:style-name="Code">.10** <text:s text:c="9"/>.fmt <text:s text:c="10"/>.push <text:s text:c="9"/>0&lt;= <text:s text:c="11"/>and</text:p>
      <text:p text:style-name="Code">.2** <text:s text:c="10"/>.fmt" <text:s text:c="9"/>.r2d <text:s text:c="10"/>0&lt;=&gt; <text:s text:c="10"/>begin</text:p>
      <text:p text:style-name="Code">.: <text:s text:c="12"/>.gcd <text:s text:c="10"/>.real <text:s text:c="9"/>0&lt;&gt; <text:s text:c="11"/>class:</text:p>
      <text:p text:style-name="Code">.:: <text:s text:c="11"/>.get_all <text:s text:c="6"/>.restart <text:s text:c="6"/>0= <text:s text:c="12"/>clear</text:p>
      <text:p text:style-name="Code"/>
      <text:p text:style-name="Code"/>
      <text:p text:style-name="Code"><text:soft-page-break/></text:p>
      <text:p text:style-name="Code">clone <text:s text:c="9"/>identical? <text:s text:c="4"/>nil= <text:s text:c="10"/>swap <text:s text:c="10"/>{{</text:p>
      <text:p text:style-name="Code">com <text:s text:c="11"/>if <text:s text:c="12"/>nip <text:s text:c="11"/>switch <text:s text:c="8"/>||</text:p>
      <text:p text:style-name="Code">complex <text:s text:c="7"/>infinity <text:s text:c="6"/>not <text:s text:c="11"/>throw" <text:s text:c="8"/>~</text:p>
      <text:p text:style-name="Code">copy <text:s text:c="10"/>load" <text:s text:c="9"/>or <text:s text:c="12"/>true <text:s text:c="10"/>~"</text:p>
      <text:p text:style-name="Code">cr <text:s text:c="12"/>max <text:s text:c="11"/>over <text:s text:c="10"/>try <text:s text:c="11"/>~cr</text:p>
      <text:p text:style-name="Code">distinct? <text:s text:c="5"/>max_float <text:s text:c="5"/>pause <text:s text:c="9"/>tuck <text:s text:c="10"/>~emit</text:p>
      <text:p text:style-name="Code">do <text:s text:c="12"/>min <text:s text:c="11"/>pi <text:s text:c="12"/>val#: <text:s text:c="9"/>~getc</text:p>
      <text:p text:style-name="Code">dpr <text:s text:c="11"/>min_float <text:s text:c="5"/>pick <text:s text:c="10"/>val$: <text:s text:c="9"/>~gets</text:p>
      <text:p text:style-name="Code">drop <text:s text:c="10"/>mod <text:s text:c="11"/>rational <text:s text:c="6"/>var#: <text:s text:c="9"/>~space</text:p>
      <text:p text:style-name="Code">dup <text:s text:c="11"/>nan <text:s text:c="11"/>rot <text:s text:c="11"/>var$: <text:s text:c="9"/>~spaces</text:p>
      <text:p text:style-name="Code">e <text:s text:c="13"/>neg <text:s text:c="11"/>self <text:s text:c="10"/>vm</text:p>
      <text:p text:style-name="Code">epsilon <text:s text:c="7"/>nil <text:s text:c="11"/>space <text:s text:c="9"/>xor</text:p>
      <text:p text:style-name="Code">false <text:s text:c="9"/>nil&lt;&gt; <text:s text:c="9"/>spaces <text:s text:c="8"/>{</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8" text:note-class="footnote"><text:note-citation>78</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6">Expression Character</text:p>
          </table:table-cell>
          <table:table-cell table:style-name="Table4.B1" office:value-type="string">
            <text:p text:style-name="P17">Description</text:p>
          </table:table-cell>
        </table:table-row>
        <table:table-row>
          <table:table-cell table:style-name="Table4.A2" office:value-type="string">
            <text:p text:style-name="P21">.</text:p>
          </table:table-cell>
          <table:table-cell table:style-name="Table4.B2" office:value-type="string">
            <text:p text:style-name="P2">Any character except newline</text:p>
          </table:table-cell>
        </table:table-row>
        <table:table-row>
          <table:table-cell table:style-name="Table4.A2" office:value-type="string">
            <text:p text:style-name="P21">[A-Z]</text:p>
          </table:table-cell>
          <table:table-cell table:style-name="Table4.B2" office:value-type="string">
            <text:p text:style-name="P2">Any uppercase alphabetical character.</text:p>
          </table:table-cell>
        </table:table-row>
        <table:table-row>
          <table:table-cell table:style-name="Table4.A2" office:value-type="string">
            <text:p text:style-name="P21">[A-Za-z0-9_]</text:p>
          </table:table-cell>
          <table:table-cell table:style-name="Table4.B2" office:value-type="string">
            <text:p text:style-name="P2">Any alphanumeric or underscore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d</text:p>
          </table:table-cell>
          <table:table-cell table:style-name="Table4.B2" office:value-type="string">
            <text:p text:style-name="P2">A digit (0..9)</text:p>
          </table:table-cell>
        </table:table-row>
        <table:table-row>
          <table:table-cell table:style-name="Table4.A2" office:value-type="string">
            <text:p text:style-name="P21">X*</text:p>
          </table:table-cell>
          <table:table-cell table:style-name="Table4.B2" office:value-type="string">
            <text:p text:style-name="P2">0 or more repetitions of the X expression.</text:p>
          </table:table-cell>
        </table:table-row>
        <table:table-row>
          <table:table-cell table:style-name="Table4.A2" office:value-type="string">
            <text:p text:style-name="P21">X+</text:p>
          </table:table-cell>
          <table:table-cell table:style-name="Table4.B2" office:value-type="string">
            <text:p text:style-name="P2">1 or more repetitions of the X expression.</text:p>
          </table:table-cell>
        </table:table-row>
        <table:table-row>
          <table:table-cell table:style-name="Table4.A2" office:value-type="string">
            <text:p text:style-name="P21">^</text:p>
          </table:table-cell>
          <table:table-cell table:style-name="Table4.B2" office:value-type="string">
            <text:p text:style-name="P2">The beginning of the line or string.</text:p>
          </table:table-cell>
        </table:table-row>
        <table:table-row>
          <table:table-cell table:style-name="Table4.A2" office:value-type="string">
            <text:p text:style-name="P21">$</text:p>
          </table:table-cell>
          <table:table-cell table:style-name="Table4.B2" office:value-type="string">
            <text:p text:style-name="P2">The end of the line or string</text:p>
          </table:table-cell>
        </table:table-row>
        <table:table-row>
          <table:table-cell table:style-name="Table4.A2" office:value-type="string">
            <text:p text:style-name="P19">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80">0</text:p>
          <text:p text:style-name="P79">0&lt;<text:tab/>115</text:p>
          <text:p text:style-name="P79">0&lt;=<text:tab/>115</text:p>
          <text:p text:style-name="P79">0&lt;=&gt;<text:tab/>116</text:p>
          <text:p text:style-name="P79">0&lt;&gt; <text:tab/>116</text:p>
          <text:p text:style-name="P79">0=<text:tab/>116</text:p>
          <text:p text:style-name="P79">0&gt;<text:tab/>117</text:p>
          <text:p text:style-name="P79">0&gt;=<text:tab/>117</text:p>
          <text:p text:style-name="P80">1</text:p>
          <text:p text:style-name="P79">1-<text:tab/>117</text:p>
          <text:p text:style-name="P79">1+<text:tab/>117</text:p>
          <text:p text:style-name="P80">2</text:p>
          <text:p text:style-name="P79">2-<text:tab/>118</text:p>
          <text:p text:style-name="P79">2*<text:tab/>93, 118</text:p>
          <text:p text:style-name="P79">2/<text:tab/>93, 119</text:p>
          <text:p text:style-name="P79">2+<text:tab/>118</text:p>
          <text:p text:style-name="P80">A</text:p>
          <text:p text:style-name="P79">accept<text:tab/>177</text:p>
          <text:p text:style-name="P79">accept"<text:tab/>177</text:p>
          <text:p text:style-name="P79">again<text:tab/>24, 178</text:p>
          <text:p text:style-name="P79">and<text:tab/>95</text:p>
          <text:p text:style-name="P79">Archive<text:tab/>11</text:p>
          <text:p text:style-name="P79">Array<text:tab/>61</text:p>
          <text:p text:style-name="P80">B</text:p>
          <text:p text:style-name="P79">begin<text:tab/>24, 178</text:p>
          <text:p text:style-name="P79">Boolean<text:tab/>59</text:p>
          <text:p text:style-name="P79">bounce<text:tab/>35, 37</text:p>
          <text:p text:style-name="P80">C</text:p>
          <text:p text:style-name="P79">catch<text:tab/>34, 37</text:p>
          <text:p text:style-name="P79">Class<text:tab/>74</text:p>
          <text:p text:style-name="P79">class:<text:tab/>179</text:p>
          <text:p text:style-name="P79">Classes<text:tab/>45</text:p>
          <text:p text:style-name="P79">clone<text:tab/>29, 179</text:p>
          <text:p text:style-name="P79">com<text:tab/>95</text:p>
          <text:p text:style-name="P79">Commands<text:tab/>77, 189</text:p>
          <text:p text:style-name="P79">complex<text:tab/>179</text:p>
          <text:p text:style-name="P79">Complex<text:tab/>79</text:p>
          <text:p text:style-name="P79">copy<text:tab/>29, 180</text:p>
          <text:p text:style-name="P79">cr<text:tab/>180</text:p>
          <text:p text:style-name="P80">D</text:p>
          <text:p text:style-name="P79">Declarations<text:tab/>25</text:p>
          <text:p text:style-name="P79">Demo.rb<text:tab/>10</text:p>
          <text:p text:style-name="P79">distinct?<text:tab/>132</text:p>
          <text:p text:style-name="P79">do<text:tab/>22, 180</text:p>
          <text:p text:style-name="P79">do_map_name<text:tab/>55</text:p>
          <text:p text:style-name="P79">dpr<text:tab/>98</text:p>
          <text:p text:style-name="P79">drop<text:tab/>18</text:p>
          <text:p text:style-name="P79">Duck Typing<text:tab/>25</text:p>
          <text:p text:style-name="P79">dup<text:tab/>18, 29</text:p>
          <text:p text:style-name="P80">E</text:p>
          <text:p text:style-name="P79">e<text:tab/>99</text:p>
          <text:p text:style-name="P79">else<text:tab/>20</text:p>
          <text:p text:style-name="P79">epsilon<text:tab/>99</text:p>
          <text:p text:style-name="P80">F</text:p>
          <text:p text:style-name="P79">FalseClass<text:tab/>59, 82</text:p>
          <text:p text:style-name="P79">finally<text:tab/>36, 37</text:p>
          <text:p text:style-name="P79">Float<text:tab/>84</text:p>
          <text:p text:style-name="P80">H</text:p>
          <text:p text:style-name="P79">Hash<text:tab/>85</text:p>
          <text:p text:style-name="P80">I</text:p>
          <text:p text:style-name="P79">i<text:tab/>22, 181</text:p>
          <text:p text:style-name="P79">identical?<text:tab/>132</text:p>
          <text:p text:style-name="P79">if<text:tab/>20</text:p>
          <text:p text:style-name="P79">infinity<text:tab/>99</text:p>
          <text:p text:style-name="P79">Inheritance<text:tab/>46</text:p>
          <text:p text:style-name="P79">InStream<text:tab/>88</text:p>
          <text:p text:style-name="P79">Integer<text:tab/>91</text:p>
          <text:p text:style-name="P80">J</text:p>
          <text:p text:style-name="P79">j<text:tab/>22, 181</text:p>
          <text:p text:style-name="P80">K</text:p>
          <text:p text:style-name="P79">Known Issues<text:tab/>11</text:p>
          <text:p text:style-name="P80">L</text:p>
          <text:p text:style-name="P79">Late Binding<text:tab/>46</text:p>
          <text:p text:style-name="P79">loop<text:tab/>22, 181</text:p>
          <text:p text:style-name="P80">M</text:p>
          <text:p text:style-name="P79">max<text:tab/>132</text:p>
          <text:p text:style-name="P79">max_float<text:tab/>99</text:p>
          <text:p text:style-name="P79">Method Mapping<text:tab/>47</text:p>
          <text:p text:style-name="P79">Methods<text:tab/>46</text:p>
          <text:p text:style-name="P79">min<text:tab/>133</text:p>
          <text:p text:style-name="P79">min_float<text:tab/>100</text:p>
          <text:p text:style-name="P79">mod<text:tab/>121</text:p>
          <text:p text:style-name="P79">Mutation<text:tab/>27</text:p>
          <text:p text:style-name="P80">N</text:p>
          <text:p text:style-name="P79">nan<text:tab/>100</text:p>
          <text:p text:style-name="P79">neg<text:tab/>121</text:p>
          <text:p text:style-name="P79">nil&lt;&gt;<text:tab/>133</text:p>
          <text:p text:style-name="P79">nil=<text:tab/>133</text:p>
          <text:p text:style-name="P79">NilClass<text:tab/>59, 96</text:p>
          <text:p text:style-name="P79">nip<text:tab/>18</text:p>
          <text:p text:style-name="P79">not<text:tab/>134</text:p>
          <text:p text:style-name="P79">Numeric<text:tab/>60, 98</text:p>
          <text:p text:style-name="P80">O</text:p>
          <text:p text:style-name="P79">Object<text:tab/>59, 122</text:p>
          <text:p text:style-name="P79">or<text:tab/>95</text:p>
          <text:p text:style-name="P79">OutStream<text:tab/>136</text:p>
          <text:p text:style-name="P79">over<text:tab/>18</text:p>
          <text:p text:style-name="P80">P</text:p>
          <text:p text:style-name="P79">pi<text:tab/>100</text:p>
          <text:p text:style-name="P79">pick<text:tab/>18</text:p>
          <text:p text:style-name="P79">Polymorphism<text:tab/>46</text:p>
          <text:p text:style-name="P79">Procedure<text:tab/>141</text:p>
          <text:p text:style-name="P79">Prototypes<text:tab/>46</text:p>
          <text:p text:style-name="P80">Q</text:p>
          <text:p text:style-name="P79">Queue<text:tab/>143</text:p>
          <text:p text:style-name="P80">R</text:p>
          <text:p text:style-name="P79">Rake<text:tab/>10</text:p>
          <text:p text:style-name="P79">Rational<text:tab/>145</text:p>
          <text:p text:style-name="P79">Referencing<text:tab/>26</text:p>
          <text:p text:style-name="P79">repeat<text:tab/>24, 179</text:p>
          <text:p text:style-name="P79">Routing<text:tab/>52</text:p>
          <text:p text:style-name="P80">S</text:p>
          <text:p text:style-name="P79">Scoping<text:tab/>25</text:p>
          <text:p text:style-name="P79">self<text:tab/>57</text:p>
          <text:p text:style-name="P79">Stack<text:tab/>146</text:p>
          <text:p text:style-name="P79">String<text:tab/>148</text:p>
          <text:p text:style-name="P79">super<text:tab/>75, 124, 170, 175</text:p>
          <text:p text:style-name="P79">swap<text:tab/>19</text:p>
          <text:p text:style-name="P79">switch<text:tab/>20</text:p>
          <text:p text:style-name="P79">SymbolMap<text:tab/>47</text:p>
          <text:p text:style-name="P80">T</text:p>
          <text:p text:style-name="P79">Testing<text:tab/>10</text:p>
          <text:p text:style-name="P79">Thanks<text:tab/>8</text:p>
          <text:p text:style-name="P79">then<text:tab/>20</text:p>
          <text:p text:style-name="P79">Thread<text:tab/>165</text:p>
          <text:p text:style-name="P79">throw"<text:tab/>38</text:p>
          <text:p text:style-name="P79">TrueClass<text:tab/>59, 168</text:p>
          <text:p text:style-name="P79">try<text:tab/>34, 37</text:p>
          <text:p text:style-name="P79">tuck<text:tab/>19</text:p>
          <text:p text:style-name="P79">Typing<text:tab/>25</text:p>
          <text:p text:style-name="P80">U</text:p>
          <text:p text:style-name="P79">until<text:tab/>24, 178</text:p>
          <text:p text:style-name="P80">V</text:p>
          <text:p text:style-name="P79">v<text:tab/>67, 69</text:p>
          <text:p text:style-name="P79">val:<text:tab/>25, 75, 123, 170, 176</text:p>
          <text:p text:style-name="P79">val@:<text:tab/>26, 75, 123, 171, 176</text:p>
          <text:p text:style-name="P79">val#:<text:tab/>26</text:p>
          <text:p text:style-name="P79">val$:<text:tab/>26</text:p>
          <text:p text:style-name="P79">var:<text:tab/>25, 75, 123, 170, 176</text:p>
          <text:p text:style-name="P79">var@:<text:tab/>26, 76, 124, 171, 176</text:p>
          <text:p text:style-name="P79">var#:<text:tab/>26</text:p>
          <text:p text:style-name="P79">var$:<text:tab/>26</text:p>
          <text:p text:style-name="P79">VirtualMachine<text:tab/>169</text:p>
          <text:p text:style-name="P80">W</text:p>
          <text:p text:style-name="P79">while<text:tab/>178</text:p>
          <text:p text:style-name="P80">X</text:p>
          <text:p text:style-name="P79">x<text:tab/>62, 67, 69</text:p>
          <text:p text:style-name="P79">xor<text:tab/>95</text:p>
          <text:p text:style-name="P80">^</text:p>
          <text:p text:style-name="P79">^^<text:tab/>83, 96, 131</text:p>
          <text:p text:style-name="P80">-</text:p>
          <text:p text:style-name="P79">-<text:tab/>102</text:p>
          <text:p text:style-name="P79">-&gt;<text:tab/>85</text:p>
          <text:p text:style-name="P79">-i<text:tab/>22, 181</text:p>
          <text:p text:style-name="P79">-infinity<text:tab/>98</text:p>
          <text:p text:style-name="P79">-j<text:tab/>22, 181</text:p>
          <text:p text:style-name="P80">;</text:p>
          <text:p text:style-name="P79">;<text:tab/>76, 124, 171, 176</text:p>
          <text:p text:style-name="P80">:</text:p>
          <text:p text:style-name="P79"><text:soft-page-break/>:<text:tab/>54, 175</text:p>
          <text:p text:style-name="P80">!</text:p>
          <text:p text:style-name="P79">!<text:tab/>64</text:p>
          <text:p text:style-name="P79">!:<text:tab/>170</text:p>
          <text:p text:style-name="P80">?</text:p>
          <text:p text:style-name="P79">?"<text:tab/>35, 37</text:p>
          <text:p text:style-name="P79">?dup<text:tab/>177</text:p>
          <text:p text:style-name="P80">.</text:p>
          <text:p text:style-name="P79">.<text:tab/>122, 138</text:p>
          <text:p text:style-name="P79">.-left<text:tab/>65, 154</text:p>
          <text:p text:style-name="P79">.-mid<text:tab/>66, 154</text:p>
          <text:p text:style-name="P79">.-midlr<text:tab/>66, 154</text:p>
          <text:p text:style-name="P79">.-right<text:tab/>66, 155</text:p>
          <text:p text:style-name="P79">.:<text:tab/>54, 74, 171</text:p>
          <text:p text:style-name="P79">.::<text:tab/>54, 123, 172</text:p>
          <text:p text:style-name="P79">."<text:tab/>152</text:p>
          <text:p text:style-name="P79">.[]!<text:tab/>66, 86</text:p>
          <text:p text:style-name="P79">.[]@<text:tab/>67, 86</text:p>
          <text:p text:style-name="P79">.+left<text:tab/>64, 153</text:p>
          <text:p text:style-name="P79">.+mid<text:tab/>65, 153</text:p>
          <text:p text:style-name="P79">.+midlr<text:tab/>65, 153</text:p>
          <text:p text:style-name="P79">.+right<text:tab/>65, 154</text:p>
          <text:p text:style-name="P79">.1/x<text:tab/>102</text:p>
          <text:p text:style-name="P79">.10**<text:tab/>102</text:p>
          <text:p text:style-name="P79">.2**<text:tab/>103</text:p>
          <text:p text:style-name="P79">.abs<text:tab/>103</text:p>
          <text:p text:style-name="P79">.acos<text:tab/>103</text:p>
          <text:p text:style-name="P79">.acosh<text:tab/>104</text:p>
          <text:p text:style-name="P79">.angle<text:tab/>104</text:p>
          <text:p text:style-name="P79">.append<text:tab/>136</text:p>
          <text:p text:style-name="P79">.append{<text:tab/>137, 172</text:p>
          <text:p text:style-name="P79">.asin<text:tab/>104</text:p>
          <text:p text:style-name="P79">.asinh<text:tab/>105</text:p>
          <text:p text:style-name="P79">.atan<text:tab/>105</text:p>
          <text:p text:style-name="P79">.atan2<text:tab/>105</text:p>
          <text:p text:style-name="P79">.atanh<text:tab/>106</text:p>
          <text:p text:style-name="P79">.c2p<text:tab/>106</text:p>
          <text:p text:style-name="P79">.call<text:tab/>141, 155</text:p>
          <text:p text:style-name="P79">.cbrt<text:tab/>80, 106</text:p>
          <text:p text:style-name="P79">.ceil<text:tab/>106</text:p>
          <text:p text:style-name="P79">.cjust<text:tab/>155</text:p>
          <text:p text:style-name="P79">.class<text:tab/>124</text:p>
          <text:p text:style-name="P79">.clear<text:tab/>143, 146</text:p>
          <text:p text:style-name="P79">.clone<text:tab/>29, 125</text:p>
          <text:p text:style-name="P79">.clone_exclude<text:tab/>31, 125</text:p>
          <text:p text:style-name="P79">.close<text:tab/>89, 138</text:p>
          <text:p text:style-name="P79">.conjugate<text:tab/>107</text:p>
          <text:p text:style-name="P79">.contains?<text:tab/>155</text:p>
          <text:p text:style-name="P79">.copy<text:tab/>29, 125</text:p>
          <text:p text:style-name="P79">.cos<text:tab/>107</text:p>
          <text:p text:style-name="P79">.cosh<text:tab/>107</text:p>
          <text:p text:style-name="P79">.cr<text:tab/>138</text:p>
          <text:p text:style-name="P79">.create<text:tab/>137</text:p>
          <text:p text:style-name="P79">.create{<text:tab/>137, 172</text:p>
          <text:p text:style-name="P79">.cube<text:tab/>107</text:p>
          <text:p text:style-name="P79">.current<text:tab/>165</text:p>
          <text:p text:style-name="P79">.d2r<text:tab/>108</text:p>
          <text:p text:style-name="P79">.denominator<text:tab/>108</text:p>
          <text:p text:style-name="P79">.e**<text:tab/>80, 108</text:p>
          <text:p text:style-name="P79">.each{<text:tab/>67, 172</text:p>
          <text:p text:style-name="P79">.emit<text:tab/>108, 138, 156</text:p>
          <text:p text:style-name="P79">.empty?<text:tab/>143, 146</text:p>
          <text:p text:style-name="P79">.eval<text:tab/>156</text:p>
          <text:p text:style-name="P79">.even?<text:tab/>92</text:p>
          <text:p text:style-name="P79">.floor<text:tab/>109</text:p>
          <text:p text:style-name="P79">.fmt<text:tab/>156</text:p>
          <text:p text:style-name="P79">.fmt"<text:tab/>156</text:p>
          <text:p text:style-name="P79">.gcd<text:tab/>92</text:p>
          <text:p text:style-name="P79">.get_all<text:tab/>88</text:p>
          <text:p text:style-name="P79">.getc<text:tab/>90</text:p>
          <text:p text:style-name="P79">.gets<text:tab/>90</text:p>
          <text:p text:style-name="P79">.hypot<text:tab/>109</text:p>
          <text:p text:style-name="P79">.imaginary<text:tab/>109</text:p>
          <text:p text:style-name="P79">.init<text:tab/>26, 126</text:p>
          <text:p text:style-name="P79">.is_class?<text:tab/>76, 126</text:p>
          <text:p text:style-name="P79">.keys<text:tab/>86</text:p>
          <text:p text:style-name="P79">.lcm<text:tab/>92</text:p>
          <text:p text:style-name="P79">.left<text:tab/>68, 157</text:p>
          <text:p text:style-name="P79">.left?<text:tab/>157</text:p>
          <text:p text:style-name="P79">.length<text:tab/>68, 143, 146, 157</text:p>
          <text:p text:style-name="P79">.lines<text:tab/>157</text:p>
          <text:p text:style-name="P79">.list<text:tab/>165</text:p>
          <text:p text:style-name="P79">.ljust<text:tab/>158</text:p>
          <text:p text:style-name="P79">.ln<text:tab/>109</text:p>
          <text:p text:style-name="P79">.load<text:tab/>158</text:p>
          <text:p text:style-name="P79">.log10<text:tab/>110</text:p>
          <text:p text:style-name="P79">.log2<text:tab/>110</text:p>
          <text:p text:style-name="P79">.lstrip<text:tab/>158</text:p>
          <text:p text:style-name="P79">.magnitude<text:tab/>110</text:p>
          <text:p text:style-name="P79">.main<text:tab/>166</text:p>
          <text:p text:style-name="P79">.map{<text:tab/>68, 173</text:p>
          <text:p text:style-name="P79">.max<text:tab/>69</text:p>
          <text:p text:style-name="P79">.mid<text:tab/>70, 158</text:p>
          <text:p text:style-name="P79">.mid?<text:tab/>159</text:p>
          <text:p text:style-name="P79">.midlr<text:tab/>70, 159</text:p>
          <text:p text:style-name="P79">.min<text:tab/>70</text:p>
          <text:p text:style-name="P79">.name<text:tab/>126</text:p>
          <text:p text:style-name="P79">.new<text:tab/>62, 76</text:p>
          <text:p text:style-name="P79">.new_size<text:tab/>63</text:p>
          <text:p text:style-name="P79">.new_value<text:tab/>63</text:p>
          <text:p text:style-name="P79">.new_values<text:tab/>63</text:p>
          <text:p text:style-name="P79">.new{<text:tab/>62, 173</text:p>
          <text:p text:style-name="P79">.numerator<text:tab/>111</text:p>
          <text:p text:style-name="P79">.odd?<text:tab/>92</text:p>
          <text:p text:style-name="P79">.open<text:tab/>89</text:p>
          <text:p text:style-name="P79">.open{<text:tab/>89, 173</text:p>
          <text:p text:style-name="P79">.p2c<text:tab/>111</text:p>
          <text:p text:style-name="P79">.parent_class<text:tab/>77</text:p>
          <text:p text:style-name="P79">.peek<text:tab/>147</text:p>
          <text:p text:style-name="P79">.pend<text:tab/>144</text:p>
          <text:p text:style-name="P79">.polar<text:tab/>111</text:p>
          <text:p text:style-name="P79">.pop<text:tab/>144, 147</text:p>
          <text:p text:style-name="P79">.posn<text:tab/>159</text:p>
          <text:p text:style-name="P79">.pp<text:tab/>71, 87</text:p>
          <text:p text:style-name="P79">.push<text:tab/>144, 147</text:p>
          <text:p text:style-name="P79">.r2d<text:tab/>112</text:p>
          <text:p text:style-name="P79">.real<text:tab/>112</text:p>
          <text:p text:style-name="P79">.reverse<text:tab/>71, 160</text:p>
          <text:p text:style-name="P79">.right<text:tab/>71, 160</text:p>
          <text:p text:style-name="P79">.right?<text:tab/>160</text:p>
          <text:p text:style-name="P79">.rjust<text:tab/>160</text:p>
          <text:p text:style-name="P79">.round<text:tab/>112</text:p>
          <text:p text:style-name="P79">.rstrip<text:tab/>161</text:p>
          <text:p text:style-name="P79">.select{<text:tab/>174</text:p>
          <text:p text:style-name="P79">.shuffle<text:tab/>71</text:p>
          <text:p text:style-name="P79">.sin<text:tab/>112</text:p>
          <text:p text:style-name="P79">.sinh<text:tab/>113</text:p>
          <text:p text:style-name="P79">.sleep<text:tab/>113</text:p>
          <text:p text:style-name="P79">.sort<text:tab/>72</text:p>
          <text:p text:style-name="P79">.space<text:tab/>139</text:p>
          <text:p text:style-name="P79">.spaces<text:tab/>139</text:p>
          <text:p text:style-name="P79">.split<text:tab/>80, 145, 161</text:p>
          <text:p text:style-name="P79">.sqr<text:tab/>113</text:p>
          <text:p text:style-name="P79">.sqrt<text:tab/>80, 114</text:p>
          <text:p text:style-name="P79">.start<text:tab/>142</text:p>
          <text:p text:style-name="P79">.strip<text:tab/>161</text:p>
          <text:p text:style-name="P79">.strlen<text:tab/>127</text:p>
          <text:p text:style-name="P79">.strmax<text:tab/>72</text:p>
          <text:p text:style-name="P79">.strmax2<text:tab/>87</text:p>
          <text:p text:style-name="P79">.subclass:<text:tab/>77</text:p>
          <text:p text:style-name="P79">.tan<text:tab/>114</text:p>
          <text:p text:style-name="P79">.tanh<text:tab/>114</text:p>
          <text:p text:style-name="P79">.throw<text:tab/>38, 161</text:p>
          <text:p text:style-name="P79">.to_f<text:tab/>127</text:p>
          <text:p text:style-name="P79">.to_f!<text:tab/>127</text:p>
          <text:p text:style-name="P79">.to_i<text:tab/>127</text:p>
          <text:p text:style-name="P79">.to_i!<text:tab/>128</text:p>
          <text:p text:style-name="P79">.to_lower<text:tab/>162</text:p>
          <text:p text:style-name="P79">.to_n<text:tab/>128</text:p>
          <text:p text:style-name="P79">.to_n!<text:tab/>128</text:p>
          <text:p text:style-name="P79">.to_r<text:tab/>129</text:p>
          <text:p text:style-name="P79">.to_r!<text:tab/>129</text:p>
          <text:p text:style-name="P79">.to_s<text:tab/>77, 129</text:p>
          <text:p text:style-name="P79">.to_upper<text:tab/>162</text:p>
          <text:p text:style-name="P79">.to_x<text:tab/>130</text:p>
          <text:p text:style-name="P79">.to_x!<text:tab/>130</text:p>
          <text:p text:style-name="P79">.values<text:tab/>87</text:p>
          <text:p text:style-name="P79">.vm<text:tab/>166</text:p>
          <text:p text:style-name="P79">.vm_name<text:tab/>174</text:p>
          <text:p text:style-name="P79">.with{<text:tab/>58, 175</text:p>
          <text:p text:style-name="P80">"</text:p>
          <text:p text:style-name="P79">"<text:tab/>171</text:p>
          <text:p text:style-name="P80">)</text:p>
          <text:p text:style-name="P79">)context<text:tab/>49</text:p>
          <text:p text:style-name="P79">)context!<text:tab/>49</text:p>
          <text:p text:style-name="P79">)entries<text:tab/>194</text:p>
          <text:p text:style-name="P79">)methods<text:tab/>78, 134</text:p>
          <text:p text:style-name="P79">)stubs<text:tab/>78</text:p>
          <text:p text:style-name="P79">)vm<text:tab/>51</text:p>
          <text:p text:style-name="P79">)vm!<text:tab/>51</text:p>
          <text:p text:style-name="P80">[</text:p>
          <text:p text:style-name="P79"><text:soft-page-break/>[<text:tab/>177</text:p>
          <text:p text:style-name="P80">{</text:p>
          <text:p text:style-name="P79">{<text:tab/>85</text:p>
          <text:p text:style-name="P80">}</text:p>
          <text:p text:style-name="P79">}<text:tab/>63, 67, 69, 85</text:p>
          <text:p text:style-name="P80">@</text:p>
          <text:p text:style-name="P79">@<text:tab/>73</text:p>
          <text:p text:style-name="P80">*</text:p>
          <text:p text:style-name="P79">*<text:tab/>101, 152</text:p>
          <text:p text:style-name="P79">**<text:tab/>101</text:p>
          <text:p text:style-name="P80">/</text:p>
          <text:p text:style-name="P79">/<text:tab/>115</text:p>
          <text:p text:style-name="P80">&amp;</text:p>
          <text:p text:style-name="P79">&amp;&amp;<text:tab/>82, 96, 122</text:p>
          <text:p text:style-name="P80">+</text:p>
          <text:p text:style-name="P79">+<text:tab/>64, 101, 152</text:p>
          <text:p text:style-name="P79">+loop<text:tab/>22, 182</text:p>
          <text:p text:style-name="P80">&lt;</text:p>
          <text:p text:style-name="P79">&lt;<text:tab/>119, 162</text:p>
          <text:p text:style-name="P79">&lt;&lt;<text:tab/>72, 94, 163</text:p>
          <text:p text:style-name="P79">&lt;=<text:tab/>119, 163</text:p>
          <text:p text:style-name="P79">&lt;=&gt;<text:tab/>120, 163</text:p>
          <text:p text:style-name="P79">&lt;&gt;<text:tab/>131</text:p>
          <text:p text:style-name="P80">=</text:p>
          <text:p text:style-name="P79">=<text:tab/>131</text:p>
          <text:p text:style-name="P80">&gt;</text:p>
          <text:p text:style-name="P79">&gt;<text:tab/>120, 164</text:p>
          <text:p text:style-name="P79">&gt;=<text:tab/>120, 164</text:p>
          <text:p text:style-name="P79">&gt;&gt;<text:tab/>94</text:p>
          <text:p text:style-name="P80">|</text:p>
          <text:p text:style-name="P79">||<text:tab/>83, 97, 134</text:p>
          <text:p text:style-name="P80">~</text:p>
          <text:p text:style-name="P79">~<text:tab/>139</text:p>
          <text:p text:style-name="P79">~"<text:tab/>139</text:p>
          <text:p text:style-name="P79">~cr<text:tab/>140</text:p>
          <text:p text:style-name="P79">~emit<text:tab/>140</text:p>
          <text:p text:style-name="P79">~getc<text:tab/>90</text:p>
          <text:p text:style-name="P79">~gets<text:tab/>90</text:p>
          <text:p text:style-name="P79">~space<text:tab/>140</text:p>
          <text:p text:style-name="P79">~spaces<text:tab/>140</text:p>
        </text:index-body>
      </text:alphabetical-index>
      <text:p text:style-name="P1"/>
      <text:h text:style-name="Heading_20_1" text:outline-level="1">Edit History:</text:h>
      <text:p text:style-name="Text_20_body"/>
      <text:p text:style-name="P1">PCC – December 14, 2014 – Initial draft of User's Guide started. </text:p>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50267120"/></text:p>
            <text:p text:style-name="Text_20_body">Routing:</text:p>
            <text:p text:style-name="P1">description</text:p>
          </table:table-cell>
          <table:covered-table-cell/>
        </table:table-row>
        <table:table-row table:style-name="Table58.1">
          <table:table-cell table:style-name="Table58.A2" office:value-type="string">
            <text:p text:style-name="P17">Code</text:p>
          </table:table-cell>
          <table:table-cell table:style-name="Table58.B2" office:value-type="string">
            <text:p text:style-name="P17">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3"> Compiler Context.</text:span></text:p>
            <text:p text:style-name="P1">description</text:p>
          </table:table-cell>
          <table:covered-table-cell/>
        </table:table-row>
        <table:table-row table:style-name="Table61.1">
          <table:table-cell table:style-name="Table61.A2" office:value-type="string">
            <text:p text:style-name="P17">Code</text:p>
          </table:table-cell>
          <table:table-cell table:style-name="Table61.B2" office:value-type="string">
            <text:p text:style-name="P17">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7">Code</text:p>
          </table:table-cell>
          <table:table-cell table:style-name="Table102.B1" office:value-type="string">
            <text:p text:style-name="P17">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69</text:page-number> of <text:page-count>200</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9DT7H14M19S</meta:editing-duration>
    <meta:editing-cycles>2599</meta:editing-cycles>
    <meta:generator>OpenOffice/4.1.1$Win32 OpenOffice.org_project/411m6$Build-9775</meta:generator>
    <dc:date>2015-05-07T10:52:20.88</dc:date>
    <dc:creator>Peter Camilleri</dc:creator>
    <meta:printed-by>Peter Camilleri</meta:printed-by>
    <meta:print-date>2015-05-03T14:38:38.15</meta:print-date>
    <meta:document-statistic meta:table-count="436" meta:image-count="0" meta:object-count="0" meta:page-count="200" meta:paragraph-count="6524" meta:word-count="35788" meta:character-count="206997"/>
    <meta:template xlink:type="simple" xlink:actuate="onRequest" xlink:title="MyDefault" xlink:href="../../../../OpenOffice.org/3/user/template/MyDefault.ott" meta:date="2014-06-26T22:09:00.24"/>
  </office:meta>
</office:document-meta>
</file>